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B0000024CE284AEBB44760D43.png" manifest:media-type="image/png"/>
  <manifest:file-entry manifest:full-path="Pictures/1000000000000327000002A58ADA27225A27D37B.png" manifest:media-type="image/png"/>
  <manifest:file-entry manifest:full-path="Pictures/1000000000000366000001EEB945BA83C4A71A7D.png" manifest:media-type="image/png"/>
  <manifest:file-entry manifest:full-path="Pictures/1000000000000261000001818478876CE3B514F5.png" manifest:media-type="image/png"/>
  <manifest:file-entry manifest:full-path="Pictures/100000000000026300000183AA9A6399BA325375.png" manifest:media-type="image/png"/>
  <manifest:file-entry manifest:full-path="Pictures/10000000000002890000022DA836242A519D87BD.png" manifest:media-type="image/png"/>
  <manifest:file-entry manifest:full-path="Pictures/1000000000000257000001D1D32E836BBC892C9A.png" manifest:media-type="image/png"/>
  <manifest:file-entry manifest:full-path="Pictures/200002AE00003126000018F200D44BE52CD27B9A.svm" manifest:media-type="image/x-svm"/>
  <manifest:file-entry manifest:full-path="Pictures/1000000000000449000000F27393F0F2F237C817.png" manifest:media-type="image/png"/>
  <manifest:file-entry manifest:full-path="Pictures/1000000000000564000002EF454F6A36CFC071B9.png" manifest:media-type="image/png"/>
  <manifest:file-entry manifest:full-path="Pictures/10000000000002D8000001C38277C4C6E33B7670.png" manifest:media-type="image/png"/>
  <manifest:file-entry manifest:full-path="Pictures/1000000000000322000002A31864A31EB0DCD789.png" manifest:media-type="image/png"/>
  <manifest:file-entry manifest:full-path="Pictures/200000F10000312600000DA91019D25FF994439A.svm" manifest:media-type="image/x-svm"/>
  <manifest:file-entry manifest:full-path="Pictures/1000000000000326000003A15F721F4172208306.png" manifest:media-type="image/png"/>
  <manifest:file-entry manifest:full-path="Pictures/1000000000000322000002A51CF7CD2911560DEB.png" manifest:media-type="image/png"/>
  <manifest:file-entry manifest:full-path="Pictures/10000200000001DC000000F1A0A00BC41E6133B7.png" manifest:media-type="image/png"/>
  <manifest:file-entry manifest:full-path="Pictures/10000000000002CF000000AFDC2293688D61BC12.png" manifest:media-type="image/png"/>
  <manifest:file-entry manifest:full-path="Pictures/10000000000002640000018425FFA9334306675F.png" manifest:media-type="image/png"/>
  <manifest:file-entry manifest:full-path="Pictures/10000000000002CB0000024B69AF4AD7F4A1088B.png" manifest:media-type="image/png"/>
  <manifest:file-entry manifest:full-path="Pictures/100000000000025A000001D32DFEA036206A76A0.png" manifest:media-type="image/png"/>
  <manifest:file-entry manifest:full-path="Pictures/10000000000004040000034B2B1544F49FB170AE.png" manifest:media-type="image/png"/>
  <manifest:file-entry manifest:full-path="Pictures/10000000000002CF00000263DDAB6D271A4CDDDF.png" manifest:media-type="image/png"/>
  <manifest:file-entry manifest:full-path="Pictures/1000000000000322000002A5DD76180EB352CE00.png" manifest:media-type="image/png"/>
  <manifest:file-entry manifest:full-path="Pictures/1000000000000324000002A65F9AE9C2B7997ED0.png" manifest:media-type="image/png"/>
  <manifest:file-entry manifest:full-path="Pictures/1000000000000324000002A39D519CA78AC25D08.png" manifest:media-type="image/png"/>
  <manifest:file-entry manifest:full-path="Pictures/10000200000001DC00000084B1A8F3EFCE712932.png" manifest:media-type="image/png"/>
  <manifest:file-entry manifest:full-path="Pictures/1000000000000324000002A61B80C2CB9108AC22.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15.499cm" table:align="margins"/>
    </style:style>
    <style:style style:name="Tabla2.A" style:family="table-column">
      <style:table-column-properties style:column-width="3.598cm" style:rel-column-width="2040*"/>
    </style:style>
    <style:style style:name="Tabla2.B" style:family="table-column">
      <style:table-column-properties style:column-width="5.106cm" style:rel-column-width="2895*"/>
    </style:style>
    <style:style style:name="Tabla2.C" style:family="table-column">
      <style:table-column-properties style:column-width="6.795cm" style:rel-column-width="3852*"/>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officeooo:paragraph-rsid="00cc40c9"/>
    </style:style>
    <style:style style:name="P6" style:family="paragraph" style:parent-style-name="_36_._20_Tabla_20_Titulo_20_2_20__28_Fuente_29_">
      <style:text-properties fo:language="es" fo:country="PY" officeooo:paragraph-rsid="00cb0f28"/>
    </style:style>
    <style:style style:name="P7"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8" style:family="paragraph" style:parent-style-name="_36_._20_Tabla_20_Titulo_20_1_20__28_Leyenda_29_">
      <style:text-properties fo:language="es" fo:country="PY" officeooo:paragraph-rsid="00cc40c9"/>
    </style:style>
    <style:style style:name="P9" style:family="paragraph" style:parent-style-name="_36_._20_Tabla_20_Titulo_20_1_20__28_Leyenda_29_">
      <style:text-properties fo:language="es" fo:country="PY" officeooo:paragraph-rsid="00cb0f28"/>
    </style:style>
    <style:style style:name="P10" style:family="paragraph" style:parent-style-name="_36_._20_Tabla_20_Contenido_20_3">
      <style:text-properties fo:language="es" fo:country="PY" officeooo:paragraph-rsid="00cb0f28"/>
    </style:style>
    <style:style style:name="P11" style:family="paragraph" style:parent-style-name="_36_._20_Tabla_20_Contenido_20_3">
      <style:paragraph-properties fo:text-align="center" style:justify-single-word="false"/>
      <style:text-properties fo:language="es" fo:country="PY" officeooo:rsid="00cc40c9" officeooo:paragraph-rsid="0213e533"/>
    </style:style>
    <style:style style:name="P12" style:family="paragraph" style:parent-style-name="_36_._20_Tabla_20_Contenido_20_3">
      <style:text-properties fo:language="es" fo:country="PY" officeooo:rsid="01a97f49" officeooo:paragraph-rsid="01a97f49"/>
    </style:style>
    <style:style style:name="P13" style:family="paragraph" style:parent-style-name="_36_._20_Tabla_20_Contenido_20_3">
      <style:paragraph-properties fo:text-align="center" style:justify-single-word="false"/>
      <style:text-properties fo:language="es" fo:country="PY" officeooo:rsid="0213e533" officeooo:paragraph-rsid="0213e533"/>
    </style:style>
    <style:style style:name="P14" style:family="paragraph" style:parent-style-name="_36_._20_Tabla_20_Contenido_20_3">
      <style:text-properties style:font-name="Times New Roman3" fo:font-size="11pt" fo:language="es" fo:country="PY" officeooo:rsid="01a97f49" officeooo:paragraph-rsid="01a97f49"/>
    </style:style>
    <style:style style:name="P15" style:family="paragraph" style:parent-style-name="_36_._20_Tabla_20_Contenido_20_3">
      <style:text-properties style:font-name="Times New Roman3" fo:font-size="11pt" officeooo:rsid="01a97f49" officeooo:paragraph-rsid="01a97f49"/>
    </style:style>
    <style:style style:name="P16" style:family="paragraph" style:parent-style-name="_36_._20_Tabla_20_Contenido_20_3">
      <style:text-properties officeooo:rsid="01a97f49" officeooo:paragraph-rsid="01a97f49"/>
    </style:style>
    <style:style style:name="P17" style:family="paragraph" style:parent-style-name="_36_._20_Tabla_20_Contenido_20_2">
      <style:text-properties fo:language="es" fo:country="PY" officeooo:paragraph-rsid="00cb0f28"/>
    </style:style>
    <style:style style:name="P18" style:family="paragraph" style:parent-style-name="_36_._20_Tabla_20_Contenido_20_2">
      <style:paragraph-properties fo:text-align="start" style:justify-single-word="false"/>
      <style:text-properties fo:language="es" fo:country="PY" officeooo:rsid="00cc40c9" officeooo:paragraph-rsid="0213e533"/>
    </style:style>
    <style:style style:name="P19" style:family="paragraph" style:parent-style-name="_36_._20_Tabla_20_Contenido_20_1_20__28_Encabezado_29_">
      <style:text-properties fo:language="es" fo:country="PY"/>
    </style:style>
    <style:style style:name="P20" style:family="paragraph" style:parent-style-name="_36_._20_Tabla_20_Contenido_20_1_20__28_Encabezado_29_">
      <style:text-properties fo:language="es" fo:country="PY" officeooo:paragraph-rsid="00cb0f28"/>
    </style:style>
    <style:style style:name="P21"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22" style:family="paragraph" style:parent-style-name="_36_._20_Tabla_20_Contenido_20_1_20__28_Encabezado_29_">
      <style:text-properties fo:language="es" fo:country="PY" officeooo:rsid="01a97f49" officeooo:paragraph-rsid="01a97f49"/>
    </style:style>
    <style:style style:name="P23"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24"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5"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26" style:family="paragraph" style:parent-style-name="_34_._20_Contenido_20_">
      <style:text-properties fo:language="es" fo:country="PY"/>
    </style:style>
    <style:style style:name="P27" style:family="paragraph" style:parent-style-name="_34_._20_Contenido_20_">
      <style:text-properties fo:language="es" fo:country="PY" officeooo:paragraph-rsid="00b88346"/>
    </style:style>
    <style:style style:name="P28" style:family="paragraph" style:parent-style-name="_34_._20_Contenido_20_">
      <style:text-properties fo:language="es" fo:country="PY" officeooo:paragraph-rsid="008a0bb7"/>
    </style:style>
    <style:style style:name="P29" style:family="paragraph" style:parent-style-name="_34_._20_Contenido_20_">
      <style:text-properties fo:language="es" fo:country="PY" officeooo:paragraph-rsid="010e95bc"/>
    </style:style>
    <style:style style:name="P30" style:family="paragraph" style:parent-style-name="_34_._20_Contenido_20_">
      <style:text-properties fo:language="es" fo:country="PY" officeooo:rsid="00d42b8b" officeooo:paragraph-rsid="00d42b8b"/>
    </style:style>
    <style:style style:name="P31" style:family="paragraph" style:parent-style-name="_34_._20_Contenido_20_">
      <style:text-properties fo:language="es" fo:country="PY" officeooo:paragraph-rsid="0148c802"/>
    </style:style>
    <style:style style:name="P32" style:family="paragraph" style:parent-style-name="_34_._20_Contenido_20_">
      <style:paragraph-properties fo:line-height="150%"/>
      <style:text-properties fo:language="es" fo:country="PY" officeooo:paragraph-rsid="0148c802"/>
    </style:style>
    <style:style style:name="P33" style:family="paragraph" style:parent-style-name="_34_._20_Contenido_20_">
      <style:paragraph-properties fo:line-height="150%"/>
      <style:text-properties fo:language="es" fo:country="PY" officeooo:paragraph-rsid="0292547b"/>
    </style:style>
    <style:style style:name="P34" style:family="paragraph" style:parent-style-name="_34_._20_Contenido_20_">
      <style:text-properties fo:language="es" fo:country="PY" officeooo:paragraph-rsid="0088f710"/>
    </style:style>
    <style:style style:name="P35" style:family="paragraph" style:parent-style-name="_34_._20_Contenido_20_">
      <style:text-properties fo:language="es" fo:country="PY" officeooo:paragraph-rsid="01150637"/>
    </style:style>
    <style:style style:name="P36" style:family="paragraph" style:parent-style-name="_34_._20_Contenido_20_">
      <style:text-properties fo:language="es" fo:country="PY" officeooo:paragraph-rsid="00ab92e7"/>
    </style:style>
    <style:style style:name="P37" style:family="paragraph" style:parent-style-name="_34_._20_Contenido_20_">
      <style:text-properties fo:language="es" fo:country="PY" officeooo:rsid="01298e77" officeooo:paragraph-rsid="01298e77"/>
    </style:style>
    <style:style style:name="P38" style:family="paragraph" style:parent-style-name="_34_._20_Contenido_20_">
      <style:text-properties fo:language="es" fo:country="PY" officeooo:paragraph-rsid="012b098c"/>
    </style:style>
    <style:style style:name="P39" style:family="paragraph" style:parent-style-name="_34_._20_Contenido_20_">
      <style:text-properties fo:language="es" fo:country="PY" officeooo:paragraph-rsid="0135fa93"/>
    </style:style>
    <style:style style:name="P40" style:family="paragraph" style:parent-style-name="_34_._20_Contenido_20_">
      <style:text-properties fo:language="es" fo:country="PY" officeooo:paragraph-rsid="0137f031"/>
    </style:style>
    <style:style style:name="P41" style:family="paragraph" style:parent-style-name="_34_._20_Contenido_20_">
      <style:text-properties fo:language="es" fo:country="PY" officeooo:paragraph-rsid="013a4ab8"/>
    </style:style>
    <style:style style:name="P42" style:family="paragraph" style:parent-style-name="_34_._20_Contenido_20_">
      <style:text-properties fo:language="es" fo:country="PY" officeooo:paragraph-rsid="01fb0b7a"/>
    </style:style>
    <style:style style:name="P43" style:family="paragraph" style:parent-style-name="_34_._20_Contenido_20_">
      <style:text-properties fo:language="es" fo:country="PY" officeooo:paragraph-rsid="02098a46"/>
    </style:style>
    <style:style style:name="P44" style:family="paragraph" style:parent-style-name="_34_._20_Contenido_20_">
      <style:text-properties fo:language="es" fo:country="PY" officeooo:paragraph-rsid="02619db4"/>
    </style:style>
    <style:style style:name="P45" style:family="paragraph" style:parent-style-name="_34_._20_Contenido_20_">
      <style:text-properties fo:language="es" fo:country="PY" officeooo:paragraph-rsid="026351d3"/>
    </style:style>
    <style:style style:name="P46" style:family="paragraph" style:parent-style-name="_34_._20_Contenido_20_">
      <style:text-properties fo:language="es" fo:country="PY" officeooo:paragraph-rsid="026683bd"/>
    </style:style>
    <style:style style:name="P47" style:family="paragraph" style:parent-style-name="_34_._20_Contenido_20_">
      <style:text-properties fo:language="es" fo:country="PY" officeooo:paragraph-rsid="02690a47"/>
    </style:style>
    <style:style style:name="P48" style:family="paragraph" style:parent-style-name="_34_._20_Contenido_20_">
      <style:text-properties fo:language="es" fo:country="PY" officeooo:paragraph-rsid="027c22b7"/>
    </style:style>
    <style:style style:name="P49" style:family="paragraph" style:parent-style-name="_34_._20_Contenido_20_">
      <style:text-properties fo:language="es" fo:country="PY" officeooo:paragraph-rsid="028cb799"/>
    </style:style>
    <style:style style:name="P50" style:family="paragraph" style:parent-style-name="_34_._20_Contenido_20_">
      <style:text-properties fo:language="es" fo:country="PY" officeooo:paragraph-rsid="028db208"/>
    </style:style>
    <style:style style:name="P51" style:family="paragraph" style:parent-style-name="_34_._20_Contenido_20_">
      <style:paragraph-properties fo:text-align="start" style:justify-single-word="false"/>
      <style:text-properties fo:language="es" fo:country="PY" officeooo:paragraph-rsid="028db208"/>
    </style:style>
    <style:style style:name="P52" style:family="paragraph" style:parent-style-name="_34_._20_Contenido_20_">
      <style:text-properties fo:language="es" fo:country="PY" officeooo:paragraph-rsid="028ebbe7"/>
    </style:style>
    <style:style style:name="P53" style:family="paragraph" style:parent-style-name="_34_._20_Contenido_20_">
      <style:text-properties fo:language="es" fo:country="PY" officeooo:rsid="015e374d" officeooo:paragraph-rsid="029ba923"/>
    </style:style>
    <style:style style:name="P54" style:family="paragraph" style:parent-style-name="_34_._20_Contenido_20_">
      <style:text-properties fo:language="es" fo:country="PY" officeooo:rsid="015e374d" officeooo:paragraph-rsid="029c87c8"/>
    </style:style>
    <style:style style:name="P55" style:family="paragraph" style:parent-style-name="_34_._20_Contenido_20_">
      <style:text-properties officeooo:paragraph-rsid="02b5bf5d"/>
    </style:style>
    <style:style style:name="P56"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57"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58"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59"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60"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61" style:family="paragraph" style:parent-style-name="_34_._20_Contenido_20_">
      <style:text-properties style:text-position="0% 100%" style:font-name="Times New Roman4" fo:font-weight="normal" officeooo:rsid="02e960be" officeooo:paragraph-rsid="02e960be" style:font-weight-asian="normal" style:font-weight-complex="normal"/>
    </style:style>
    <style:style style:name="P62"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63" style:family="paragraph" style:parent-style-name="_34_._20_Contenido_20_">
      <style:text-properties officeooo:paragraph-rsid="02ad7668"/>
    </style:style>
    <style:style style:name="P64" style:family="paragraph" style:parent-style-name="_34_._20_Contenido_20_">
      <style:text-properties fo:color="#00000a" style:font-name="Times New Roman1" fo:font-size="12pt" fo:language="es" fo:country="PY" officeooo:paragraph-rsid="00b88346" fo:background-color="transparent" style:font-name-asian="Times New Roman7" style:font-size-asian="12pt" style:font-name-complex="Times New Roman7" style:font-size-complex="12pt"/>
    </style:style>
    <style:style style:name="P65" style:family="paragraph" style:parent-style-name="_34_._20_Contenido_20_">
      <style:text-properties officeooo:paragraph-rsid="01150637"/>
    </style:style>
    <style:style style:name="P66" style:family="paragraph" style:parent-style-name="_34_._20_Contenido_20_">
      <style:text-properties style:font-name="Times New Roman4" officeooo:rsid="01717c1a" officeooo:paragraph-rsid="01717c1a"/>
    </style:style>
    <style:style style:name="P67" style:family="paragraph" style:parent-style-name="_34_._20_Contenido_20_">
      <style:text-properties style:font-name="Times New Roman4" fo:font-weight="normal" officeooo:rsid="01717c1a" officeooo:paragraph-rsid="0171a6e1" style:font-weight-asian="normal" style:font-weight-complex="normal"/>
    </style:style>
    <style:style style:name="P68" style:family="paragraph" style:parent-style-name="_34_._20_Contenido_20_">
      <style:text-properties style:font-name="Times New Roman4" officeooo:rsid="0157aafb" officeooo:paragraph-rsid="02963a6b"/>
    </style:style>
    <style:style style:name="P69" style:family="paragraph" style:parent-style-name="_34_._20_Contenido_20_">
      <style:text-properties style:font-name="Times New Roman4" officeooo:rsid="015996ec" officeooo:paragraph-rsid="02963a6b"/>
    </style:style>
    <style:style style:name="P70" style:family="paragraph" style:parent-style-name="_34_._20_Contenido_20_">
      <style:text-properties style:font-name="Times New Roman4" fo:font-style="normal" officeooo:rsid="02a37e10" officeooo:paragraph-rsid="02a3a689"/>
    </style:style>
    <style:style style:name="P71" style:family="paragraph" style:parent-style-name="_34_._20_Contenido_20_">
      <style:text-properties style:font-name="Times New Roman4" fo:font-style="normal" officeooo:rsid="02a1b26f" officeooo:paragraph-rsid="02a3a689"/>
    </style:style>
    <style:style style:name="P72" style:family="paragraph" style:parent-style-name="_34_._20_Contenido_20_">
      <style:text-properties style:font-name="Times New Roman4" officeooo:rsid="02a1b26f" officeooo:paragraph-rsid="02a3a689"/>
    </style:style>
    <style:style style:name="P73" style:family="paragraph" style:parent-style-name="_34_._20_Contenido_20_">
      <style:text-properties style:font-name="Times New Roman1" officeooo:rsid="01ba9143" officeooo:paragraph-rsid="01bc60eb"/>
    </style:style>
    <style:style style:name="P74" style:family="paragraph" style:parent-style-name="_34_._20_Contenido_20_">
      <style:text-properties style:font-name="Times New Roman1" officeooo:rsid="01ba9143" officeooo:paragraph-rsid="02f0d9d9"/>
    </style:style>
    <style:style style:name="P75" style:family="paragraph" style:parent-style-name="_34_._20_Contenido_20_">
      <style:text-properties style:font-name="Times New Roman1" officeooo:paragraph-rsid="00e52955"/>
    </style:style>
    <style:style style:name="P76" style:family="paragraph" style:parent-style-name="_34_._20_Contenido_20_">
      <style:text-properties style:font-name="Times New Roman1" officeooo:rsid="0281ab5f" officeooo:paragraph-rsid="029375f3"/>
    </style:style>
    <style:style style:name="P77" style:family="paragraph" style:parent-style-name="_34_._20_Contenido_20_">
      <style:paragraph-properties fo:text-align="start" style:justify-single-word="false"/>
      <style:text-properties style:font-name="Times New Roman1" officeooo:rsid="0288df6e" officeooo:paragraph-rsid="029375f3"/>
    </style:style>
    <style:style style:name="P78" style:family="paragraph" style:parent-style-name="_34_._20_Contenido_20_">
      <style:text-properties style:font-name="Times New Roman1" fo:font-weight="normal" officeooo:rsid="02bfe8fb" officeooo:paragraph-rsid="02e1d64b" style:font-weight-asian="normal" style:font-weight-complex="normal"/>
    </style:style>
    <style:style style:name="P79" style:family="paragraph" style:parent-style-name="_34_._20_Contenido_20_">
      <style:text-properties style:font-name="Times New Roman1" officeooo:rsid="01b7e870" officeooo:paragraph-rsid="02f0d9d9"/>
    </style:style>
    <style:style style:name="P80" style:family="paragraph" style:parent-style-name="_34_._20_Contenido_20_">
      <style:paragraph-properties fo:text-align="center" style:justify-single-word="false"/>
      <style:text-properties style:font-name="Times New Roman1" officeooo:rsid="02ecab59" officeooo:paragraph-rsid="02ecab59"/>
    </style:style>
    <style:style style:name="P81" style:family="paragraph" style:parent-style-name="_34_._20_Contenido_20_">
      <style:text-properties officeooo:rsid="01b084c3" officeooo:paragraph-rsid="01b084c3"/>
    </style:style>
    <style:style style:name="P82" style:family="paragraph" style:parent-style-name="_34_._20_Contenido_20_">
      <style:text-properties officeooo:paragraph-rsid="01b05d4f"/>
    </style:style>
    <style:style style:name="P83" style:family="paragraph" style:parent-style-name="_34_._20_Contenido_20_">
      <style:text-properties officeooo:rsid="01b7e870" officeooo:paragraph-rsid="01ba9143"/>
    </style:style>
    <style:style style:name="P84" style:family="paragraph" style:parent-style-name="_34_._20_Contenido_20_">
      <style:text-properties officeooo:paragraph-rsid="01ba9143"/>
    </style:style>
    <style:style style:name="P85" style:family="paragraph" style:parent-style-name="_34_._20_Contenido_20_">
      <style:text-properties officeooo:paragraph-rsid="01c174d1"/>
    </style:style>
    <style:style style:name="P86" style:family="paragraph" style:parent-style-name="_34_._20_Contenido_20_">
      <style:text-properties officeooo:paragraph-rsid="007d0db5"/>
    </style:style>
    <style:style style:name="P87" style:family="paragraph" style:parent-style-name="_34_._20_Contenido_20_">
      <style:paragraph-properties fo:text-align="start" style:justify-single-word="false"/>
      <style:text-properties officeooo:rsid="02040a96" officeooo:paragraph-rsid="029375f3"/>
    </style:style>
    <style:style style:name="P88" style:family="paragraph" style:parent-style-name="_34_._20_Contenido_20_">
      <style:text-properties officeooo:paragraph-rsid="02314b30"/>
    </style:style>
    <style:style style:name="P89" style:family="paragraph" style:parent-style-name="_34_._20_Contenido_20_">
      <style:text-properties officeooo:paragraph-rsid="023ac227"/>
    </style:style>
    <style:style style:name="P90" style:family="paragraph" style:parent-style-name="_34_._20_Contenido_20_">
      <style:text-properties officeooo:paragraph-rsid="024ee2ea"/>
    </style:style>
    <style:style style:name="P91" style:family="paragraph" style:parent-style-name="_34_._20_Contenido_20_">
      <style:text-properties officeooo:paragraph-rsid="02515170"/>
    </style:style>
    <style:style style:name="P92" style:family="paragraph" style:parent-style-name="_34_._20_Contenido_20_">
      <style:text-properties officeooo:paragraph-rsid="0252f9f1"/>
    </style:style>
    <style:style style:name="P93" style:family="paragraph" style:parent-style-name="_34_._20_Contenido_20_">
      <style:text-properties officeooo:paragraph-rsid="025613d7"/>
    </style:style>
    <style:style style:name="P94" style:family="paragraph" style:parent-style-name="_34_._20_Contenido_20_">
      <style:text-properties officeooo:paragraph-rsid="025a5979"/>
    </style:style>
    <style:style style:name="P95" style:family="paragraph" style:parent-style-name="_34_._20_Contenido_20_">
      <style:text-properties officeooo:paragraph-rsid="026b31a5"/>
    </style:style>
    <style:style style:name="P96" style:family="paragraph" style:parent-style-name="_34_._20_Contenido_20_">
      <style:text-properties officeooo:paragraph-rsid="026cb0ee"/>
    </style:style>
    <style:style style:name="P97" style:family="paragraph" style:parent-style-name="_34_._20_Contenido_20_">
      <style:text-properties officeooo:paragraph-rsid="0148f483"/>
    </style:style>
    <style:style style:name="P98" style:family="paragraph" style:parent-style-name="_34_._20_Contenido_20_">
      <style:text-properties officeooo:paragraph-rsid="0148c802"/>
    </style:style>
    <style:style style:name="P99" style:family="paragraph" style:parent-style-name="_34_._20_Contenido_20_">
      <style:text-properties officeooo:paragraph-rsid="02896d39"/>
    </style:style>
    <style:style style:name="P100" style:family="paragraph" style:parent-style-name="_34_._20_Contenido_20_">
      <style:text-properties officeooo:rsid="02896d39" officeooo:paragraph-rsid="02896d39"/>
    </style:style>
    <style:style style:name="P101" style:family="paragraph" style:parent-style-name="_34_._20_Contenido_20_">
      <style:text-properties fo:font-variant="normal" fo:text-transform="none" fo:color="#1a1a1a" style:font-name="Open Sans" fo:font-size="12pt" fo:letter-spacing="normal" fo:font-style="normal" fo:font-weight="normal" officeooo:paragraph-rsid="028473f1"/>
    </style:style>
    <style:style style:name="P102"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0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fe8fb" officeooo:paragraph-rsid="02e1d64b" style:text-blinking="false" fo:background-color="transparent" style:font-weight-asian="normal" style:font-weight-complex="normal" loext:padding="0cm" loext:border="none"/>
    </style:style>
    <style:style style:name="P10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0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a3b4" officeooo:paragraph-rsid="02e1d64b" style:text-blinking="false" fo:background-color="transparent" style:font-weight-asian="normal" style:font-weight-complex="normal" loext:padding="0cm" loext:border="none"/>
    </style:style>
    <style:style style:name="P106"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07"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08"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3886d" officeooo:paragraph-rsid="02e1d64b" style:text-blinking="false" fo:background-color="transparent" style:font-weight-asian="normal" style:font-weight-complex="normal"/>
    </style:style>
    <style:style style:name="P109"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55b75" officeooo:paragraph-rsid="02e1d64b" style:text-blinking="false" fo:background-color="transparent" style:font-weight-asian="normal" style:font-weight-complex="normal"/>
    </style:style>
    <style:style style:name="P110"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049d" officeooo:paragraph-rsid="02e1d64b" style:text-blinking="false" fo:background-color="transparent" style:font-weight-asian="normal" style:font-weight-complex="normal"/>
    </style:style>
    <style:style style:name="P111"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69ca" officeooo:paragraph-rsid="02e1d64b" style:text-blinking="false" fo:background-color="transparent" style:font-weight-asian="normal" style:font-weight-complex="normal"/>
    </style:style>
    <style:style style:name="P112"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b8a919" officeooo:paragraph-rsid="02e1d64b" style:text-blinking="false" fo:background-color="transparent" style:font-weight-asian="bold" style:font-weight-complex="bold"/>
    </style:style>
    <style:style style:name="P11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29d8f" officeooo:paragraph-rsid="02e1d64b" style:text-blinking="false" fo:background-color="transparent" style:font-weight-asian="bold" style:font-weight-complex="bold"/>
    </style:style>
    <style:style style:name="P11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15" style:family="paragraph" style:parent-style-name="_34_._20_Contenido_20_">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16" style:family="paragraph" style:parent-style-name="_34_._20_Contenido_20_">
      <style:text-properties fo:font-variant="normal" fo:text-transform="none" fo:color="#00000a" style:text-line-through-style="none" style:text-line-through-type="none" style:text-position="0% 100%"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17" style:family="paragraph" style:parent-style-name="_34_._20_Contenido_20_">
      <style:paragraph-properties fo:line-height="150%"/>
    </style:style>
    <style:style style:name="P118" style:family="paragraph" style:parent-style-name="_34_._20_Contenido_20_">
      <style:text-properties officeooo:paragraph-rsid="029375f3"/>
    </style:style>
    <style:style style:name="P119" style:family="paragraph" style:parent-style-name="_34_._20_Contenido_20_">
      <style:text-properties officeooo:paragraph-rsid="0171a6e1"/>
    </style:style>
    <style:style style:name="P120" style:family="paragraph" style:parent-style-name="_34_._20_Contenido_20_">
      <style:text-properties officeooo:paragraph-rsid="017ae977"/>
    </style:style>
    <style:style style:name="P121" style:family="paragraph" style:parent-style-name="_34_._20_Contenido_20_">
      <style:text-properties officeooo:paragraph-rsid="02963a6b"/>
    </style:style>
    <style:style style:name="P122" style:family="paragraph" style:parent-style-name="_34_._20_Contenido_20_">
      <style:text-properties officeooo:rsid="0157aafb" officeooo:paragraph-rsid="02963a6b"/>
    </style:style>
    <style:style style:name="P123" style:family="paragraph" style:parent-style-name="_34_._20_Contenido_20_">
      <style:text-properties officeooo:rsid="015bb909" officeooo:paragraph-rsid="029ba923"/>
    </style:style>
    <style:style style:name="P124" style:family="paragraph" style:parent-style-name="_34_._20_Contenido_20_">
      <style:text-properties officeooo:paragraph-rsid="029ba923"/>
    </style:style>
    <style:style style:name="P125" style:family="paragraph" style:parent-style-name="_34_._20_Contenido_20_">
      <style:text-properties officeooo:rsid="02a37e10" officeooo:paragraph-rsid="02a3a689"/>
    </style:style>
    <style:style style:name="P126" style:family="paragraph" style:parent-style-name="_34_._20_Contenido_20_">
      <style:text-properties officeooo:paragraph-rsid="02aa3e2e"/>
    </style:style>
    <style:style style:name="P127" style:family="paragraph" style:parent-style-name="_34_._20_Contenido_20_">
      <style:text-properties officeooo:paragraph-rsid="02abb1f4"/>
    </style:style>
    <style:style style:name="P128" style:family="paragraph" style:parent-style-name="_34_._20_Contenido_20_">
      <style:text-properties officeooo:rsid="02ad7668" officeooo:paragraph-rsid="02ad7668"/>
    </style:style>
    <style:style style:name="P129" style:family="paragraph" style:parent-style-name="_34_._20_Contenido_20_">
      <style:paragraph-properties fo:text-align="center" style:justify-single-word="false"/>
      <style:text-properties officeooo:paragraph-rsid="02e1d64b"/>
    </style:style>
    <style:style style:name="P130" style:family="paragraph" style:parent-style-name="_34_._20_Contenido_20_">
      <style:text-properties officeooo:paragraph-rsid="02e1d64b"/>
    </style:style>
    <style:style style:name="P131" style:family="paragraph" style:parent-style-name="_34_._20_Contenido_20_">
      <style:text-properties fo:font-weight="bold" officeooo:paragraph-rsid="02e1d64b" style:font-weight-asian="bold" style:font-weight-complex="bold"/>
    </style:style>
    <style:style style:name="P132" style:family="paragraph" style:parent-style-name="_34_._20_Contenido_20_">
      <style:text-properties fo:font-weight="bold" officeooo:rsid="02ca7991" officeooo:paragraph-rsid="02e1d64b" style:font-weight-asian="bold" style:font-weight-complex="bold"/>
    </style:style>
    <style:style style:name="P133" style:family="paragraph" style:parent-style-name="_34_._20_Contenido_20_">
      <style:text-properties fo:font-weight="bold" officeooo:rsid="02bf5463" officeooo:paragraph-rsid="02e1d64b" style:font-weight-asian="bold" style:font-weight-complex="bold"/>
    </style:style>
    <style:style style:name="P134" style:family="paragraph" style:parent-style-name="_34_._20_Contenido_20_">
      <style:text-properties fo:font-weight="bold" officeooo:rsid="02b8a919" officeooo:paragraph-rsid="02e1d64b" style:font-weight-asian="bold" style:font-weight-complex="bold"/>
    </style:style>
    <style:style style:name="P135" style:family="paragraph" style:parent-style-name="_34_._20_Contenido_20_">
      <style:text-properties fo:font-weight="normal" officeooo:rsid="01715769" officeooo:paragraph-rsid="02e1d64b" style:font-weight-asian="normal" style:font-weight-complex="normal"/>
    </style:style>
    <style:style style:name="P136" style:family="paragraph" style:parent-style-name="_34_._20_Contenido_20_">
      <style:text-properties fo:font-weight="normal" officeooo:rsid="02bf5463" officeooo:paragraph-rsid="02e1d64b" style:font-weight-asian="normal" style:font-weight-complex="normal"/>
    </style:style>
    <style:style style:name="P137" style:family="paragraph" style:parent-style-name="_34_._20_Contenido_20_">
      <style:text-properties fo:font-weight="normal" officeooo:rsid="02bfe8fb" officeooo:paragraph-rsid="02e1d64b" style:font-weight-asian="normal" style:font-weight-complex="normal"/>
    </style:style>
    <style:style style:name="P138" style:family="paragraph" style:parent-style-name="_34_._20_Contenido_20_">
      <style:text-properties fo:font-weight="normal" officeooo:rsid="02ca7991" officeooo:paragraph-rsid="02e1d64b" style:font-weight-asian="normal" style:font-weight-complex="normal"/>
    </style:style>
    <style:style style:name="P139" style:family="paragraph" style:parent-style-name="_34_._20_Contenido_20_">
      <style:text-properties officeooo:paragraph-rsid="02e33c1f"/>
    </style:style>
    <style:style style:name="P140" style:family="paragraph" style:parent-style-name="_34_._20_Contenido_20_">
      <style:text-properties officeooo:paragraph-rsid="01b31c62"/>
    </style:style>
    <style:style style:name="P141" style:family="paragraph" style:parent-style-name="_34_._20_Contenido_20_">
      <style:text-properties officeooo:paragraph-rsid="02eebf2a"/>
    </style:style>
    <style:style style:name="P142" style:family="paragraph" style:parent-style-name="_34_._20_Contenido_20_">
      <style:text-properties officeooo:paragraph-rsid="02f651f2"/>
    </style:style>
    <style:style style:name="P143" style:family="paragraph" style:parent-style-name="_34_._20_Contenido_20_">
      <style:text-properties officeooo:paragraph-rsid="02f7d393"/>
    </style:style>
    <style:style style:name="P144" style:family="paragraph" style:parent-style-name="_34_._20_Contenido_20_">
      <style:text-properties officeooo:rsid="02ecab59" officeooo:paragraph-rsid="02ecab59"/>
    </style:style>
    <style:style style:name="P145" style:family="paragraph" style:parent-style-name="_34_._20_Contenido_20_">
      <style:text-properties officeooo:paragraph-rsid="01bc60eb"/>
    </style:style>
    <style:style style:name="P146" style:family="paragraph" style:parent-style-name="_34_._20_Contenido_20_">
      <style:text-properties officeooo:paragraph-rsid="02f47fa8"/>
    </style:style>
    <style:style style:name="P147" style:family="paragraph" style:parent-style-name="_34_._20_Contenido_20_">
      <style:text-properties officeooo:rsid="02f5797f" officeooo:paragraph-rsid="02f5797f"/>
    </style:style>
    <style:style style:name="P148" style:family="paragraph" style:parent-style-name="_34_._20_Contenido_20_">
      <style:text-properties officeooo:rsid="02f5797f" officeooo:paragraph-rsid="02f651f2"/>
    </style:style>
    <style:style style:name="P149" style:family="paragraph" style:parent-style-name="_34_._20_Contenido_20_">
      <style:text-properties officeooo:rsid="02f6e5fd" officeooo:paragraph-rsid="02f6e5fd"/>
    </style:style>
    <style:style style:name="P150" style:family="paragraph" style:parent-style-name="_34_._20_Contenido_20_">
      <style:paragraph-properties fo:text-align="center" style:justify-single-word="false"/>
      <style:text-properties officeooo:rsid="02f6e5fd" officeooo:paragraph-rsid="02f6e5fd"/>
    </style:style>
    <style:style style:name="P151" style:family="paragraph" style:parent-style-name="_34_._20_Contenido_20_">
      <style:text-properties officeooo:paragraph-rsid="02a3a689"/>
    </style:style>
    <style:style style:name="P152" style:family="paragraph" style:parent-style-name="_30_._20_Caratula_20_Titulo_20_7_20__28_Evaluación_29_">
      <style:text-properties fo:language="es" fo:country="PY"/>
    </style:style>
    <style:style style:name="P153" style:family="paragraph" style:parent-style-name="_30_._20_Caratula_20_Titulo_20_7_20__28_Evaluación_29_">
      <style:paragraph-properties fo:line-height="150%"/>
      <style:text-properties fo:language="es" fo:country="PY"/>
    </style:style>
    <style:style style:name="P154" style:family="paragraph" style:parent-style-name="_34_._20_Contenido_20_Cita">
      <style:text-properties fo:language="es" fo:country="PY"/>
    </style:style>
    <style:style style:name="P155" style:family="paragraph" style:parent-style-name="_34_._20_Contenido_20_Cita">
      <style:text-properties fo:language="es" fo:country="PY" officeooo:paragraph-rsid="0135fa93"/>
    </style:style>
    <style:style style:name="P156" style:family="paragraph" style:parent-style-name="_34_._20_Contenido_20_Cita">
      <style:text-properties fo:language="es" fo:country="PY" officeooo:paragraph-rsid="0137f031"/>
    </style:style>
    <style:style style:name="P157" style:family="paragraph" style:parent-style-name="_34_._20_Contenido_20_Cita">
      <style:text-properties fo:language="es" fo:country="PY" officeooo:paragraph-rsid="0148f483"/>
    </style:style>
    <style:style style:name="P158" style:family="paragraph" style:parent-style-name="_34_._20_Contenido_20_Cita">
      <style:text-properties fo:language="es" fo:country="PY" officeooo:paragraph-rsid="0118a133"/>
    </style:style>
    <style:style style:name="P159" style:family="paragraph" style:parent-style-name="_34_._20_Contenido_20_Cita">
      <style:text-properties fo:language="es" fo:country="PY" officeooo:paragraph-rsid="012e96e0"/>
    </style:style>
    <style:style style:name="P160" style:family="paragraph" style:parent-style-name="_34_._20_Contenido_20_Cita">
      <style:text-properties style:text-position="0% 100%" officeooo:paragraph-rsid="02d58ecb"/>
    </style:style>
    <style:style style:name="P161" style:family="paragraph" style:parent-style-name="_34_._20_Contenido_20_Cita">
      <style:text-properties officeooo:paragraph-rsid="02c7fab7"/>
    </style:style>
    <style:style style:name="P162" style:family="paragraph" style:parent-style-name="_34_._20_Contenido_20_Cita">
      <style:text-properties officeooo:paragraph-rsid="02cb51b0"/>
    </style:style>
    <style:style style:name="P163" style:family="paragraph" style:parent-style-name="_34_._20_Contenido_20_Cita">
      <style:text-properties officeooo:paragraph-rsid="02d58ecb"/>
    </style:style>
    <style:style style:name="P164" style:family="paragraph" style:parent-style-name="_34_._20_Contenido_20_Cita">
      <style:text-properties officeooo:paragraph-rsid="02d789ba"/>
    </style:style>
    <style:style style:name="P165" style:family="paragraph" style:parent-style-name="_34_._20_Contenido_20_Cita">
      <style:text-properties officeooo:paragraph-rsid="030ce462"/>
    </style:style>
    <style:style style:name="P166" style:family="paragraph" style:parent-style-name="_34_._20_Contenido">
      <style:text-properties fo:language="es" fo:country="PY"/>
    </style:style>
    <style:style style:name="P167" style:family="paragraph" style:parent-style-name="_34_._20_Contenido">
      <style:text-properties fo:language="es" fo:country="PY" officeooo:paragraph-rsid="01fb0b7a"/>
    </style:style>
    <style:style style:name="P168" style:family="paragraph" style:parent-style-name="_34_._20_Contenido">
      <style:text-properties fo:language="es" fo:country="PY" officeooo:paragraph-rsid="00f9dbbe"/>
    </style:style>
    <style:style style:name="P169" style:family="paragraph" style:parent-style-name="_34_._20_Contenido">
      <style:text-properties fo:language="es" fo:country="PY" officeooo:paragraph-rsid="00f87f90"/>
    </style:style>
    <style:style style:name="P170" style:family="paragraph" style:parent-style-name="_34_._20_Contenido">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71" style:family="paragraph" style:parent-style-name="_34_._20_Contenido">
      <style:paragraph-properties fo:line-height="150%"/>
      <style:text-properties officeooo:paragraph-rsid="02cb51b0"/>
    </style:style>
    <style:style style:name="P172" style:family="paragraph" style:parent-style-name="_34_._20_Contenido">
      <style:paragraph-properties fo:line-height="150%"/>
      <style:text-properties officeooo:paragraph-rsid="02cfad6e"/>
    </style:style>
    <style:style style:name="P173" style:family="paragraph" style:parent-style-name="_34_._20_Contenido">
      <style:text-properties officeooo:paragraph-rsid="0244639c"/>
    </style:style>
    <style:style style:name="P174" style:family="paragraph" style:parent-style-name="_34_._20_Contenido">
      <style:text-properties officeooo:paragraph-rsid="02e1d64b"/>
    </style:style>
    <style:style style:name="P175" style:family="paragraph" style:parent-style-name="_34_._20_Contenido">
      <style:text-properties fo:font-weight="bold" officeooo:paragraph-rsid="02e1d64b" style:font-weight-asian="bold" style:font-weight-complex="bold"/>
    </style:style>
    <style:style style:name="P176" style:family="paragraph" style:parent-style-name="_34_._20_Contenido">
      <style:text-properties officeooo:paragraph-rsid="0301d93e"/>
    </style:style>
    <style:style style:name="P177" style:family="paragraph" style:parent-style-name="_34_._20_Contenido">
      <style:text-properties officeooo:paragraph-rsid="030da752"/>
    </style:style>
    <style:style style:name="P178" style:family="paragraph" style:parent-style-name="_34_._20_Contenido">
      <style:text-properties officeooo:paragraph-rsid="0317c422"/>
    </style:style>
    <style:style style:name="P179" style:family="paragraph" style:parent-style-name="_34_._20_Contenido_20_Cita">
      <style:paragraph-properties fo:margin-left="0cm" fo:margin-right="0cm" fo:text-indent="0cm" style:auto-text-indent="false"/>
      <style:text-properties fo:language="es" fo:country="PY" officeooo:paragraph-rsid="0148f483"/>
    </style:style>
    <style:style style:name="P180" style:family="paragraph" style:parent-style-name="_34_._20_Contenido_20_Cita">
      <style:paragraph-properties fo:margin-left="0cm" fo:margin-right="0cm" fo:text-indent="0cm" style:auto-text-indent="false"/>
      <style:text-properties officeooo:paragraph-rsid="02cb51b0"/>
    </style:style>
    <style:style style:name="P181"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182"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183" style:family="paragraph" style:parent-style-name="Standard">
      <style:text-properties fo:language="es" fo:country="PY"/>
    </style:style>
    <style:style style:name="P184" style:family="paragraph" style:parent-style-name="Standard">
      <style:text-properties fo:language="es" fo:country="PY" officeooo:paragraph-rsid="00f9dbbe"/>
    </style:style>
    <style:style style:name="P185" style:family="paragraph" style:parent-style-name="Standard">
      <style:text-properties fo:language="es" fo:country="PY" officeooo:paragraph-rsid="002eb761"/>
    </style:style>
    <style:style style:name="P186" style:family="paragraph" style:parent-style-name="Standard">
      <style:text-properties fo:language="es" fo:country="PY" officeooo:paragraph-rsid="00335137"/>
    </style:style>
    <style:style style:name="P187" style:family="paragraph" style:parent-style-name="Standard">
      <style:text-properties fo:language="es" fo:country="PY" officeooo:paragraph-rsid="003054db"/>
    </style:style>
    <style:style style:name="P188" style:family="paragraph" style:parent-style-name="Standard">
      <style:text-properties fo:language="es" fo:country="PY" officeooo:rsid="007b996a" officeooo:paragraph-rsid="007b996a"/>
    </style:style>
    <style:style style:name="P189" style:family="paragraph" style:parent-style-name="Standard">
      <style:text-properties style:font-name="Times New Roman1" fo:font-size="12pt"/>
    </style:style>
    <style:style style:name="P190"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191" style:family="paragraph" style:parent-style-name="Standard">
      <style:text-properties style:font-name="Times New Roman1" officeooo:rsid="01ba9143" officeooo:paragraph-rsid="02f0d9d9"/>
    </style:style>
    <style:style style:name="P192"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93" style:family="paragraph" style:parent-style-name="Standard">
      <style:text-properties officeooo:paragraph-rsid="02963a6b"/>
    </style:style>
    <style:style style:name="P194" style:family="paragraph" style:parent-style-name="Standard">
      <style:paragraph-properties fo:text-align="center" style:justify-single-word="false"/>
      <style:text-properties fo:font-weight="bold" officeooo:paragraph-rsid="02e1d64b" style:font-weight-asian="bold" style:font-weight-complex="bold"/>
    </style:style>
    <style:style style:name="P195" style:family="paragraph" style:parent-style-name="Standard">
      <style:text-properties officeooo:paragraph-rsid="02e960be"/>
    </style:style>
    <style:style style:name="P196" style:family="paragraph" style:parent-style-name="Standard">
      <style:text-properties officeooo:paragraph-rsid="02f280ca"/>
    </style:style>
    <style:style style:name="P197" style:family="paragraph" style:parent-style-name="Standard">
      <style:text-properties officeooo:paragraph-rsid="02f651f2"/>
    </style:style>
    <style:style style:name="P198"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99" style:family="paragraph" style:parent-style-name="_30_._20_Caratula_20_Titulo_20_1_20__28_Universidad_29_">
      <style:text-properties fo:language="es" fo:country="PY"/>
    </style:style>
    <style:style style:name="P200" style:family="paragraph" style:parent-style-name="_30_._20_Caratula_20_Titulo_20_2_20__28_Facultad_29_">
      <style:text-properties fo:language="es" fo:country="PY"/>
    </style:style>
    <style:style style:name="P201" style:family="paragraph" style:parent-style-name="_30_._20_Caratula_20_Titulo_20_2_20__28_Facultad_29_">
      <style:text-properties fo:language="es" fo:country="PY" officeooo:paragraph-rsid="0063e6d3"/>
    </style:style>
    <style:style style:name="P202" style:family="paragraph" style:parent-style-name="_30_._20_Caratula_20_Titulo_20_3_20__28_Tema_29_">
      <style:text-properties fo:language="es" fo:country="PY"/>
    </style:style>
    <style:style style:name="P203" style:family="paragraph" style:parent-style-name="_30_._20_Caratula_20_Titulo_20_4_20__28_Lugar_20_-_20_Año_29_">
      <style:text-properties fo:language="es" fo:country="PY"/>
    </style:style>
    <style:style style:name="P204" style:family="paragraph" style:parent-style-name="_30_._20_Caratula_20_Titulo_20_5_20__28_Autores_20_-_20_Tutor_29_">
      <style:text-properties fo:language="es" fo:country="PY"/>
    </style:style>
    <style:style style:name="P205" style:family="paragraph" style:parent-style-name="_30_._20_Caratula_20_Titulo_20_6_20__28_Resolución_29_">
      <style:text-properties fo:language="es" fo:country="PY"/>
    </style:style>
    <style:style style:name="P206" style:family="paragraph" style:parent-style-name="_30_._20_Caratula_20_Titulo_20_7_20__28_Firmas_29_">
      <style:text-properties fo:language="es" fo:country="PY"/>
    </style:style>
    <style:style style:name="P207" style:family="paragraph" style:parent-style-name="_30_._20_Caratula_20_Titulo_20_7_20__28_Firmas_29_">
      <style:paragraph-properties fo:line-height="100%"/>
      <style:text-properties fo:language="es" fo:country="PY"/>
    </style:style>
    <style:style style:name="P208" style:family="paragraph" style:parent-style-name="_30_._20_Caratula_20_Titulo_20_8_20__28_Autores_29_">
      <style:text-properties fo:language="es" fo:country="PY"/>
    </style:style>
    <style:style style:name="P209" style:family="paragraph" style:parent-style-name="_30_._20_Caratula_20_Titulo_20_8_20__28_Dedicatoria_29_">
      <style:text-properties fo:language="es" fo:country="PY"/>
    </style:style>
    <style:style style:name="P210" style:family="paragraph" style:parent-style-name="_31_._20_Caratula_20_Titulo_20_1_20__28_Agr_20_-_20_Indice_20_-_20_Anexo_29_">
      <style:text-properties fo:language="es" fo:country="PY"/>
    </style:style>
    <style:style style:name="P211"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212"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213" style:family="paragraph" style:parent-style-name="_33_._20_Contenido_20_Titulo_20_4">
      <style:text-properties fo:language="es" fo:country="PY"/>
    </style:style>
    <style:style style:name="P214" style:family="paragraph" style:parent-style-name="_33_._20_Contenido_20_Titulo_20_4">
      <style:text-properties fo:language="es" fo:country="PY" officeooo:paragraph-rsid="0071562f"/>
    </style:style>
    <style:style style:name="P215" style:family="paragraph" style:parent-style-name="_33_._20_Contenido_20_Titulo_20_4">
      <style:text-properties officeooo:paragraph-rsid="02ad7668"/>
    </style:style>
    <style:style style:name="P216" style:family="paragraph" style:parent-style-name="_33_._20_Contenido_20_Titulo_20_4">
      <style:text-properties officeooo:paragraph-rsid="02a3a689"/>
    </style:style>
    <style:style style:name="P217" style:family="paragraph" style:parent-style-name="_34_._20_Contenido_20_despues_20_de_20_tabla">
      <style:text-properties fo:language="es" fo:country="PY"/>
    </style:style>
    <style:style style:name="P218" style:family="paragraph" style:parent-style-name="_33_._20_Contenido_20_Titulo_20_2">
      <style:text-properties fo:language="es" fo:country="PY" officeooo:rsid="02c62301" officeooo:paragraph-rsid="02c62301"/>
    </style:style>
    <style:style style:name="P219" style:family="paragraph" style:parent-style-name="_34_._20_Contenido_20_Codigo">
      <style:text-properties style:text-position="0% 100%" style:font-name="Times New Roman4" fo:font-weight="normal" officeooo:rsid="01883fd3" officeooo:paragraph-rsid="02e33c1f" style:font-weight-asian="normal" style:font-weight-complex="normal"/>
    </style:style>
    <style:style style:name="P220" style:family="paragraph" style:parent-style-name="_34_._20_Contenido_20_Codigo">
      <style:text-properties officeooo:paragraph-rsid="02e33c1f"/>
    </style:style>
    <style:style style:name="P221" style:family="paragraph" style:parent-style-name="_34_._20_Contenido_20_Codigo">
      <style:text-properties officeooo:paragraph-rsid="02e33086"/>
    </style:style>
    <style:style style:name="P222" style:family="paragraph" style:parent-style-name="_34_._20_Contenido_20_Codigo">
      <style:text-properties officeooo:paragraph-rsid="02e38d37"/>
    </style:style>
    <style:style style:name="P223"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224" style:family="paragraph" style:parent-style-name="_35_._20_Figura_20_Titulo_20_2_20__28_Fuente_29_">
      <style:text-properties officeooo:rsid="02040a96" officeooo:paragraph-rsid="02040a96"/>
    </style:style>
    <style:style style:name="P225" style:family="paragraph" style:parent-style-name="_35_._20_Figura_20_Titulo_20_2_20__28_Fuente_29_">
      <style:text-properties officeooo:paragraph-rsid="025a5979"/>
    </style:style>
    <style:style style:name="P226" style:family="paragraph" style:parent-style-name="_35_._20_Figura_20_Titulo_20_2_20__28_Fuente_29_">
      <style:text-properties officeooo:rsid="02979699" officeooo:paragraph-rsid="02979699"/>
    </style:style>
    <style:style style:name="P227" style:family="paragraph" style:parent-style-name="Text_20_body">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28" style:family="paragraph" style:parent-style-name="_34_._20_Contenido_20_Cita" style:master-page-name="">
      <loext:graphic-properties draw:fill="none"/>
      <style:paragraph-properties fo:margin-left="1cm" fo:margin-right="0cm" fo:margin-top="0cm" fo:margin-bottom="0.3cm" loext:contextual-spacing="false" fo:line-height="150%" fo:text-align="justify" style:justify-single-word="false" fo:hyphenation-ladder-count="no-limit" fo:text-indent="0.9cm" style:auto-text-indent="false" style:page-number="auto" fo:background-color="transparent"/>
      <style:text-properties fo:hyphenate="true" fo:hyphenation-remain-char-count="2" fo:hyphenation-push-char-count="2"/>
    </style:style>
    <style:style style:name="P229" style:family="paragraph" style:parent-style-name="_34_._20_Contenido_20_Figura">
      <style:text-properties officeooo:paragraph-rsid="029375f3"/>
    </style:style>
    <style:style style:name="P230" style:family="paragraph" style:parent-style-name="_34_._20_Contenido_20_Figura">
      <style:text-properties officeooo:paragraph-rsid="0260cf1f"/>
    </style:style>
    <style:style style:name="P231" style:family="paragraph" style:parent-style-name="_34_._20_Contenido_20_Figura">
      <style:paragraph-properties fo:text-align="start" style:justify-single-word="false"/>
    </style:style>
    <style:style style:name="P232" style:family="paragraph" style:parent-style-name="_34_._20_Contenido_20_Cita">
      <style:paragraph-properties fo:margin-left="1.27cm" fo:margin-right="0cm" fo:text-indent="0cm" style:auto-text-indent="false"/>
      <style:text-properties officeooo:paragraph-rsid="02c7fab7"/>
    </style:style>
    <style:style style:name="P233" style:family="paragraph" style:parent-style-name="_35_._20_Figura_20_Titulo_20_1_20__28_Leyenda_29_">
      <style:text-properties officeooo:paragraph-rsid="010fdf16" text:display="none"/>
    </style:style>
    <style:style style:name="P234" style:family="paragraph" style:parent-style-name="_35_._20_Figura_20_Titulo_20_1_20__28_Leyenda_29_">
      <style:text-properties officeooo:paragraph-rsid="0104a59e"/>
    </style:style>
    <style:style style:name="P235" style:family="paragraph" style:parent-style-name="_35_._20_Figura_20_Titulo_20_1_20__28_Leyenda_29_">
      <style:text-properties officeooo:paragraph-rsid="01095265"/>
    </style:style>
    <style:style style:name="P236" style:family="paragraph" style:parent-style-name="_35_._20_Figura_20_Titulo_20_1_20__28_Leyenda_29_">
      <style:text-properties officeooo:paragraph-rsid="010fdf16"/>
    </style:style>
    <style:style style:name="P237" style:family="paragraph" style:parent-style-name="_35_._20_Figura_20_Titulo_20_1_20__28_Leyenda_29_">
      <style:text-properties officeooo:paragraph-rsid="01341751"/>
    </style:style>
    <style:style style:name="P238" style:family="paragraph" style:parent-style-name="_35_._20_Figura_20_Titulo_20_1_20__28_Leyenda_29_">
      <style:text-properties fo:font-style="italic" officeooo:paragraph-rsid="01ddb9ea" style:font-style-asian="italic" style:font-style-complex="italic"/>
    </style:style>
    <style:style style:name="P239" style:family="paragraph" style:parent-style-name="_35_._20_Figura_20_Titulo_20_1_20__28_Leyenda_29_">
      <style:text-properties fo:font-style="italic" officeooo:paragraph-rsid="01dfa15c" style:font-style-asian="italic" style:font-style-complex="italic"/>
    </style:style>
    <style:style style:name="P240" style:family="paragraph" style:parent-style-name="_35_._20_Figura_20_Titulo_20_1_20__28_Leyenda_29_">
      <style:text-properties officeooo:paragraph-rsid="01ddb9ea"/>
    </style:style>
    <style:style style:name="P241" style:family="paragraph" style:parent-style-name="_35_._20_Figura_20_Titulo_20_1_20__28_Leyenda_29_">
      <style:text-properties officeooo:paragraph-rsid="01dfa15c"/>
    </style:style>
    <style:style style:name="P242"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243"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244"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245"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246"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247"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248" style:family="paragraph" style:parent-style-name="_36_._20_Tabla_20_Indice_20_1">
      <style:paragraph-properties>
        <style:tab-stops>
          <style:tab-stop style:position="16cm" style:type="right" style:leader-style="dotted" style:leader-text="."/>
        </style:tab-stops>
      </style:paragraph-properties>
    </style:style>
    <style:style style:name="P249" style:family="paragraph" style:parent-style-name="_34_._20_Contenido_20_Resumen">
      <style:text-properties officeooo:rsid="0219ab97" officeooo:paragraph-rsid="0219ab97"/>
    </style:style>
    <style:style style:name="P250"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51" style:family="paragraph" style:parent-style-name="_32_._20_Caratula_20_Indice_20_1">
      <style:paragraph-properties>
        <style:tab-stops>
          <style:tab-stop style:position="16cm" style:type="right" style:leader-style="dotted" style:leader-text="."/>
        </style:tab-stops>
      </style:paragraph-properties>
    </style:style>
    <style:style style:name="P252" style:family="paragraph" style:parent-style-name="_32_._20_Caratula_20_Indice_20_2">
      <style:paragraph-properties>
        <style:tab-stops>
          <style:tab-stop style:position="16cm" style:type="right" style:leader-style="dotted" style:leader-text="."/>
        </style:tab-stops>
      </style:paragraph-properties>
    </style:style>
    <style:style style:name="P253" style:family="paragraph" style:parent-style-name="_32_._20_Caratula_20_Indice_20_3">
      <style:paragraph-properties>
        <style:tab-stops>
          <style:tab-stop style:position="16cm" style:type="right" style:leader-style="dotted" style:leader-text="."/>
        </style:tab-stops>
      </style:paragraph-properties>
    </style:style>
    <style:style style:name="P254" style:family="paragraph" style:parent-style-name="_35_._20_Figura_20_Indice_20_1">
      <style:paragraph-properties>
        <style:tab-stops>
          <style:tab-stop style:position="16cm" style:type="right" style:leader-style="dotted" style:leader-text="."/>
        </style:tab-stops>
      </style:paragraph-properties>
    </style:style>
    <style:style style:name="P255" style:family="paragraph" style:parent-style-name="Caption">
      <style:paragraph-properties fo:text-align="center" style:justify-single-word="false"/>
      <style:text-properties style:font-name="Times New Roman1" fo:font-size="11pt" fo:font-style="normal" style:font-size-asian="11pt" style:font-style-asian="normal" style:font-size-complex="11pt" style:font-style-complex="normal"/>
    </style:style>
    <style:style style:name="P256" style:family="paragraph" style:parent-style-name="_33_._20_Contenido_20_Titulo_20_3">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257" style:family="paragraph" style:parent-style-name="Figure">
      <style:text-properties style:font-name="Times New Roman1" fo:font-size="11pt" style:font-size-asian="11pt" style:font-size-complex="11pt"/>
    </style:style>
    <style:style style:name="P258"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259" style:family="paragraph" style:parent-style-name="_33_._20_Contenido_20_Titulo_20_1" style:list-style-name="Numeración">
      <style:paragraph-properties fo:break-before="page"/>
      <style:text-properties fo:language="es" fo:country="PY"/>
    </style:style>
    <style:style style:name="P260" style:family="paragraph" style:parent-style-name="_33_._20_Contenido_20_Titulo_20_1" style:list-style-name="Numeración">
      <style:paragraph-properties fo:break-before="page"/>
      <style:text-properties officeooo:paragraph-rsid="0152e7ab"/>
    </style:style>
    <style:style style:name="P261"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62" style:family="paragraph" style:parent-style-name="_33_._20_Contenido_20_Titulo_20_2" style:list-style-name="Numeración">
      <style:text-properties officeooo:paragraph-rsid="01ad718f"/>
    </style:style>
    <style:style style:name="P263" style:family="paragraph" style:parent-style-name="_33_._20_Contenido_20_Titulo_20_2" style:list-style-name="Numeración">
      <style:text-properties fo:language="es" fo:country="PY"/>
    </style:style>
    <style:style style:name="P264" style:family="paragraph" style:parent-style-name="_33_._20_Contenido_20_Titulo_20_2" style:list-style-name="Numeración">
      <style:text-properties fo:language="es" fo:country="PY" officeooo:rsid="02c62301" officeooo:paragraph-rsid="02c62301"/>
    </style:style>
    <style:style style:name="P265" style:family="paragraph" style:parent-style-name="_33_._20_Contenido_20_Titulo_20_2" style:list-style-name="Numeración">
      <style:text-properties fo:language="es" fo:country="PY" officeooo:rsid="0071562f" officeooo:paragraph-rsid="0071562f"/>
    </style:style>
    <style:style style:name="P266" style:family="paragraph" style:parent-style-name="_33_._20_Contenido_20_Titulo_20_2" style:list-style-name="Numeración">
      <style:text-properties fo:language="es" fo:country="PY" officeooo:rsid="0071562f" officeooo:paragraph-rsid="00724dc6"/>
    </style:style>
    <style:style style:name="P267" style:family="paragraph" style:parent-style-name="_33_._20_Contenido_20_Titulo_20_2" style:list-style-name="Numeración">
      <style:text-properties fo:language="es" fo:country="PY" officeooo:rsid="008ad500" officeooo:paragraph-rsid="0148c802"/>
    </style:style>
    <style:style style:name="P268" style:family="paragraph" style:parent-style-name="_33_._20_Contenido_20_Titulo_20_2" style:list-style-name="Numeración">
      <style:text-properties fo:language="es" fo:country="PY" officeooo:rsid="008d3643" officeooo:paragraph-rsid="008d3643"/>
    </style:style>
    <style:style style:name="P269" style:family="paragraph" style:parent-style-name="_33_._20_Contenido_20_Titulo_20_2" style:list-style-name="Numeración">
      <style:text-properties fo:text-transform="uppercase" style:font-name="Times New Roman2" fo:font-size="16pt" fo:language="es" fo:country="PY" fo:font-style="normal" fo:font-weight="bold" officeooo:rsid="02a37e10" officeooo:paragraph-rsid="02f92ef2"/>
    </style:style>
    <style:style style:name="P270" style:family="paragraph" style:parent-style-name="_33_._20_Contenido_20_Titulo_20_2" style:list-style-name="Numeración">
      <style:text-properties fo:text-transform="uppercase" style:font-name="Times New Roman2" fo:font-size="16pt" fo:language="es" fo:country="PY" fo:font-style="normal" fo:font-weight="bold" officeooo:rsid="02a37e10" officeooo:paragraph-rsid="02a37e10"/>
    </style:style>
    <style:style style:name="P271" style:family="paragraph" style:parent-style-name="_33_._20_Contenido_20_Titulo_20_2" style:list-style-name="Numeración">
      <style:text-properties fo:text-transform="uppercase" style:font-name="Times New Roman2" fo:font-size="16pt" fo:language="es" fo:country="PY" fo:font-style="normal" fo:font-weight="bold" officeooo:rsid="02fa98f8" officeooo:paragraph-rsid="02fa98f8"/>
    </style:style>
    <style:style style:name="P272" style:family="paragraph" style:parent-style-name="_33_._20_Contenido_20_Titulo_20_2" style:list-style-name="Numeración">
      <style:text-properties fo:text-transform="uppercase" style:font-name="Times New Roman2" fo:font-size="16pt" fo:language="es" fo:country="PY" fo:font-style="normal" fo:font-weight="bold" officeooo:rsid="02a3a689" officeooo:paragraph-rsid="02a3a689"/>
    </style:style>
    <style:style style:name="P273"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274" style:family="paragraph" style:parent-style-name="_33_._20_Contenido_20_Titulo_20_2" style:list-style-name="Numeración">
      <style:paragraph-properties fo:text-align="start" style:justify-single-word="false"/>
      <style:text-properties officeooo:paragraph-rsid="029375f3"/>
    </style:style>
    <style:style style:name="P275" style:family="paragraph" style:parent-style-name="_33_._20_Contenido_20_Titulo_20_2" style:list-style-name="Numeración">
      <style:paragraph-properties fo:break-before="page"/>
      <style:text-properties fo:language="es" fo:country="PY"/>
    </style:style>
    <style:style style:name="P276"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277" style:family="paragraph" style:parent-style-name="_34_._20_Contenido_20_" style:list-style-name="Viñeta_20_Cita_20_con_20_margen"/>
    <style:style style:name="P278" style:family="paragraph" style:parent-style-name="_34_._20_Contenido_20_" style:list-style-name="Viñeta_20_Cita_20_con_20_margen">
      <style:paragraph-properties fo:line-height="150%"/>
    </style:style>
    <style:style style:name="P279" style:family="paragraph" style:parent-style-name="_34_._20_Contenido_20_" style:list-style-name="Viñeta_20_Cita_20_con_20_margen">
      <style:paragraph-properties fo:line-height="150%"/>
      <style:text-properties officeooo:paragraph-rsid="02214dac"/>
    </style:style>
    <style:style style:name="P280" style:family="paragraph" style:parent-style-name="_34_._20_Contenido_20_" style:list-style-name="Viñeta"/>
    <style:style style:name="P281" style:family="paragraph" style:parent-style-name="_34_._20_Contenido_20_" style:list-style-name="Viñeta">
      <style:text-properties officeooo:paragraph-rsid="02690a47"/>
    </style:style>
    <style:style style:name="P282" style:family="paragraph" style:parent-style-name="_34_._20_Contenido_20_" style:list-style-name="Viñeta">
      <style:text-properties officeooo:paragraph-rsid="02703773"/>
    </style:style>
    <style:style style:name="P283" style:family="paragraph" style:parent-style-name="_34_._20_Contenido_20_" style:list-style-name="Viñeta">
      <style:text-properties officeooo:paragraph-rsid="0148c802"/>
    </style:style>
    <style:style style:name="P284" style:family="paragraph" style:parent-style-name="_34_._20_Contenido_20_" style:list-style-name="Viñeta">
      <style:text-properties officeooo:paragraph-rsid="02963a6b"/>
    </style:style>
    <style:style style:name="P285" style:family="paragraph" style:parent-style-name="_34_._20_Contenido_20_" style:list-style-name="Viñeta">
      <style:text-properties officeooo:paragraph-rsid="0171a6e1"/>
    </style:style>
    <style:style style:name="P286" style:family="paragraph" style:parent-style-name="_34_._20_Contenido_20_" style:list-style-name="Viñeta">
      <style:text-properties officeooo:paragraph-rsid="024f93f6"/>
    </style:style>
    <style:style style:name="P287" style:family="paragraph" style:parent-style-name="_34_._20_Contenido_20_" style:list-style-name="Viñeta">
      <style:text-properties officeooo:paragraph-rsid="017ae977"/>
    </style:style>
    <style:style style:name="P288" style:family="paragraph" style:parent-style-name="_34_._20_Contenido_20_" style:list-style-name="Viñeta">
      <style:text-properties officeooo:paragraph-rsid="017e9f52"/>
    </style:style>
    <style:style style:name="P289" style:family="paragraph" style:parent-style-name="_34_._20_Contenido_20_" style:list-style-name="Viñeta">
      <style:text-properties officeooo:paragraph-rsid="01806eab"/>
    </style:style>
    <style:style style:name="P290" style:family="paragraph" style:parent-style-name="_34_._20_Contenido_20_" style:list-style-name="Viñeta">
      <style:text-properties officeooo:paragraph-rsid="01883fd3"/>
    </style:style>
    <style:style style:name="P291" style:family="paragraph" style:parent-style-name="_34_._20_Contenido_20_" style:list-style-name="Viñeta">
      <style:text-properties officeooo:paragraph-rsid="01835046"/>
    </style:style>
    <style:style style:name="P292" style:family="paragraph" style:parent-style-name="_34_._20_Contenido_20_" style:list-style-name="Viñeta">
      <style:text-properties officeooo:paragraph-rsid="02f280ca"/>
    </style:style>
    <style:style style:name="P293" style:family="paragraph" style:parent-style-name="_34_._20_Contenido_20_" style:list-style-name="Viñeta">
      <style:text-properties officeooo:paragraph-rsid="02f651f2"/>
    </style:style>
    <style:style style:name="P294" style:family="paragraph" style:parent-style-name="_34_._20_Contenido_20_" style:list-style-name="Viñeta">
      <style:text-properties officeooo:paragraph-rsid="02eebf2a"/>
    </style:style>
    <style:style style:name="P295" style:family="paragraph" style:parent-style-name="_34_._20_Contenido_20_" style:list-style-name="Viñeta">
      <style:text-properties officeooo:paragraph-rsid="02f7d393"/>
    </style:style>
    <style:style style:name="P296" style:family="paragraph" style:parent-style-name="_34_._20_Contenido_20_" style:list-style-name="Viñeta">
      <style:text-properties fo:language="es" fo:country="PY"/>
    </style:style>
    <style:style style:name="P297" style:family="paragraph" style:parent-style-name="_34_._20_Contenido_20_" style:list-style-name="Viñeta">
      <style:text-properties fo:language="es" fo:country="PY" officeooo:paragraph-rsid="01fb0b7a"/>
    </style:style>
    <style:style style:name="P298" style:family="paragraph" style:parent-style-name="_34_._20_Contenido_20_" style:list-style-name="Viñeta">
      <style:text-properties fo:language="es" fo:country="PY" officeooo:paragraph-rsid="02703773"/>
    </style:style>
    <style:style style:name="P299"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300" style:family="paragraph" style:parent-style-name="_34_._20_Contenido_20_" style:list-style-name="Numeración">
      <style:text-properties fo:language="es" fo:country="PY" officeooo:paragraph-rsid="0148c802"/>
    </style:style>
    <style:style style:name="P301" style:family="paragraph" style:parent-style-name="_34_._20_Contenido_20_" style:list-style-name="Numeración">
      <style:text-properties fo:language="es" fo:country="PY" officeooo:rsid="00a130b8" officeooo:paragraph-rsid="00a2746c"/>
    </style:style>
    <style:style style:name="P302" style:family="paragraph" style:parent-style-name="_34_._20_Contenido_20_" style:list-style-name="Viñeta_20_Cita_20_con_20_margen">
      <style:text-properties fo:language="es" fo:country="PY"/>
    </style:style>
    <style:style style:name="P303" style:family="paragraph" style:parent-style-name="_34_._20_Contenido_20_" style:list-style-name="Viñeta_20_Cita_20_con_20_margen">
      <style:text-properties fo:language="es" fo:country="PY" officeooo:paragraph-rsid="0150c2f2"/>
    </style:style>
    <style:style style:name="P304" style:family="paragraph" style:parent-style-name="_34_._20_Contenido_20_" style:list-style-name="L7"/>
    <style:style style:name="P305" style:family="paragraph" style:parent-style-name="_34_._20_Contenido_20_" style:list-style-name="Viñeta">
      <style:text-properties fo:font-weight="bold" officeooo:rsid="02690a47" officeooo:paragraph-rsid="02703773" style:font-weight-asian="bold" style:font-weight-complex="bold"/>
    </style:style>
    <style:style style:name="P306" style:family="paragraph" style:parent-style-name="_34_._20_Contenido_20_" style:list-style-name="Numeración">
      <style:text-properties fo:font-weight="bold" style:font-weight-asian="bold" style:font-weight-complex="bold"/>
    </style:style>
    <style:style style:name="P307" style:family="paragraph" style:parent-style-name="_34_._20_Contenido_20_" style:list-style-name="Numeración">
      <style:text-properties officeooo:paragraph-rsid="029375f3"/>
    </style:style>
    <style:style style:name="P308" style:family="paragraph" style:parent-style-name="_34_._20_Contenido_20_" style:list-style-name="Numeración">
      <style:text-properties style:font-name="Times New Roman4" fo:font-style="normal" officeooo:rsid="02f92ef2" officeooo:paragraph-rsid="02f92ef2"/>
    </style:style>
    <style:style style:name="P309" style:family="paragraph" style:parent-style-name="_34_._20_Contenido_20_" style:list-style-name="Numeración">
      <style:text-properties style:font-name="Times New Roman4" fo:font-style="normal" officeooo:rsid="02a1b26f" officeooo:paragraph-rsid="02a1b26f"/>
    </style:style>
    <style:style style:name="P310" style:family="paragraph" style:parent-style-name="_34_._20_Contenido_20_" style:list-style-name="Numeración">
      <style:text-properties officeooo:rsid="02fa98f8" officeooo:paragraph-rsid="02fa98f8"/>
    </style:style>
    <style:style style:name="P311" style:family="paragraph" style:parent-style-name="_34_._20_Contenido_20_" style:list-style-name="Numeración">
      <style:text-properties fo:font-weight="normal" officeooo:rsid="02f92ef2" officeooo:paragraph-rsid="02f92ef2" style:font-weight-asian="normal" style:font-weight-complex="normal"/>
    </style:style>
    <style:style style:name="P312" style:family="paragraph" style:parent-style-name="_34_._20_Contenido_20_" style:list-style-name="Viñeta">
      <style:text-properties officeooo:rsid="015996ec" officeooo:paragraph-rsid="02963a6b"/>
    </style:style>
    <style:style style:name="P313" style:family="paragraph" style:parent-style-name="_34_._20_Contenido_20_" style:list-style-name="Viñeta">
      <style:text-properties officeooo:rsid="015aad32" officeooo:paragraph-rsid="02963a6b"/>
    </style:style>
    <style:style style:name="P314" style:family="paragraph" style:parent-style-name="_34_._20_Contenido_20_" style:list-style-name="Numeración">
      <style:paragraph-properties fo:text-align="start" style:justify-single-word="false"/>
      <style:text-properties officeooo:rsid="01ad718f" officeooo:paragraph-rsid="029375f3"/>
    </style:style>
    <style:style style:name="P315" style:family="paragraph" style:parent-style-name="_34_._20_Contenido_20_" style:list-style-name="Viñeta_20_Numerada"/>
    <style:style style:name="P316" style:family="paragraph" style:parent-style-name="_34_._20_Contenido_20_" style:list-style-name="Viñeta_20_Numerada">
      <style:text-properties officeooo:paragraph-rsid="029375f3"/>
    </style:style>
    <style:style style:name="P317" style:family="paragraph" style:parent-style-name="_34_._20_Contenido_20_" style:list-style-name="Numeración">
      <style:paragraph-properties fo:text-align="start" style:justify-single-word="false"/>
      <style:text-properties officeooo:rsid="02933e9b" officeooo:paragraph-rsid="029375f3"/>
    </style:style>
    <style:style style:name="P318" style:family="paragraph" style:parent-style-name="_34_._20_Contenido_20_" style:list-style-name="Viñeta_20_Numerada">
      <style:text-properties officeooo:rsid="029902c0" officeooo:paragraph-rsid="029375f3"/>
    </style:style>
    <style:style style:name="P319" style:family="paragraph" style:parent-style-name="_34_._20_Contenido_20_" style:list-style-name="Viñeta_20_Numerada">
      <style:text-properties style:font-name="Times New Roman1" officeooo:rsid="029902c0" officeooo:paragraph-rsid="029375f3"/>
    </style:style>
    <style:style style:name="P320" style:family="paragraph" style:parent-style-name="_34_._20_Contenido_20_" style:list-style-name="Viñeta">
      <style:text-properties style:font-name="Times New Roman1" officeooo:rsid="02ecab59" officeooo:paragraph-rsid="02ecab59"/>
    </style:style>
    <style:style style:name="P321" style:family="paragraph" style:parent-style-name="_34_._20_Contenido_20_" style:list-style-name="Viñeta">
      <style:text-properties style:font-name="Times New Roman1" officeooo:rsid="02f5797f" officeooo:paragraph-rsid="02f5797f"/>
    </style:style>
    <style:style style:name="P322" style:family="paragraph" style:parent-style-name="_34_._20_Contenido_20_" style:list-style-name="Viñeta">
      <style:text-properties style:font-name="Times New Roman1" officeooo:rsid="02f5968b" officeooo:paragraph-rsid="02f5968b"/>
    </style:style>
    <style:style style:name="P323" style:family="paragraph" style:parent-style-name="_34_._20_Contenido_20_" style:list-style-name="Viñeta">
      <style:text-properties style:font-name="Times New Roman1" officeooo:rsid="02f5968b" officeooo:paragraph-rsid="02f651f2"/>
    </style:style>
    <style:style style:name="P324" style:family="paragraph" style:parent-style-name="_34_._20_Contenido_20_" style:list-style-name="Viñeta">
      <style:text-properties style:font-name="Times New Roman1" officeooo:rsid="02f651f2" officeooo:paragraph-rsid="02f651f2"/>
    </style:style>
    <style:style style:name="P325" style:family="paragraph" style:parent-style-name="_34_._20_Contenido_20_" style:list-style-name="Viñeta">
      <style:text-properties style:font-name="Times New Roman1" officeooo:rsid="02f66239" officeooo:paragraph-rsid="02f66239"/>
    </style:style>
    <style:style style:name="P326"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327"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328"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329" style:family="paragraph" style:parent-style-name="_34_._20_Contenido_20_" style:list-style-name="Viñeta">
      <style:text-properties officeooo:rsid="017736aa" officeooo:paragraph-rsid="024f93f6"/>
    </style:style>
    <style:style style:name="P330" style:family="paragraph" style:parent-style-name="_34_._20_Contenido_20_" style:list-style-name="Viñeta">
      <style:text-properties officeooo:rsid="02ecab59" officeooo:paragraph-rsid="02ecab59"/>
    </style:style>
    <style:style style:name="P331" style:family="paragraph" style:parent-style-name="_34_._20_Contenido_20_" style:list-style-name="Viñeta">
      <style:text-properties officeooo:rsid="02f5797f" officeooo:paragraph-rsid="02f5797f"/>
    </style:style>
    <style:style style:name="P332" style:family="paragraph" style:parent-style-name="_34_._20_Contenido_20_" style:list-style-name="Viñeta">
      <style:text-properties officeooo:rsid="02f5797f" officeooo:paragraph-rsid="02f651f2"/>
    </style:style>
    <style:style style:name="P333" style:family="paragraph" style:parent-style-name="_34_._20_Contenido_20_" style:list-style-name="Viñeta">
      <style:text-properties officeooo:rsid="02f651f2" officeooo:paragraph-rsid="02f651f2"/>
    </style:style>
    <style:style style:name="P334" style:family="paragraph" style:parent-style-name="_33_._20_Contenido_20_Titulo_20_3" style:list-style-name="Numeración">
      <style:text-properties officeooo:paragraph-rsid="0148f483"/>
    </style:style>
    <style:style style:name="P335" style:family="paragraph" style:parent-style-name="_33_._20_Contenido_20_Titulo_20_3" style:list-style-name="Numeración">
      <style:text-properties fo:language="es" fo:country="PY"/>
    </style:style>
    <style:style style:name="P336" style:family="paragraph" style:parent-style-name="_33_._20_Contenido_20_Titulo_20_3" style:list-style-name="Numeración">
      <style:text-properties fo:language="es" fo:country="PY" officeooo:paragraph-rsid="008e0d29"/>
    </style:style>
    <style:style style:name="P337" style:family="paragraph" style:parent-style-name="_33_._20_Contenido_20_Titulo_20_3" style:list-style-name="Numeración">
      <style:text-properties fo:language="es" fo:country="PY" officeooo:paragraph-rsid="008ece67"/>
    </style:style>
    <style:style style:name="P338" style:family="paragraph" style:parent-style-name="_33_._20_Contenido_20_Titulo_20_3" style:list-style-name="Numeración">
      <style:text-properties fo:language="es" fo:country="PY" officeooo:paragraph-rsid="0090152f"/>
    </style:style>
    <style:style style:name="P339" style:family="paragraph" style:parent-style-name="_33_._20_Contenido_20_Titulo_20_3" style:list-style-name="Numeración">
      <style:text-properties fo:language="es" fo:country="PY" officeooo:rsid="017a5f4b" officeooo:paragraph-rsid="01cd6840"/>
    </style:style>
    <style:style style:name="P340" style:family="paragraph" style:parent-style-name="_33_._20_Contenido_20_Titulo_20_3" style:list-style-name="Numeración">
      <style:text-properties fo:language="es" fo:country="PY" officeooo:rsid="017a5f4b" officeooo:paragraph-rsid="01ce4396"/>
    </style:style>
    <style:style style:name="P341" style:family="paragraph" style:parent-style-name="_33_._20_Contenido_20_Titulo_20_3" style:list-style-name="Numeración">
      <style:text-properties fo:language="es" fo:country="PY" officeooo:rsid="0071562f" officeooo:paragraph-rsid="0071562f"/>
    </style:style>
    <style:style style:name="P342" style:family="paragraph" style:parent-style-name="_33_._20_Contenido_20_Titulo_20_3" style:list-style-name="Numeración">
      <style:text-properties fo:language="es" fo:country="PY" officeooo:rsid="00724dc6" officeooo:paragraph-rsid="0148c802"/>
    </style:style>
    <style:style style:name="P343" style:family="paragraph" style:parent-style-name="_33_._20_Contenido_20_Titulo_20_3" style:list-style-name="Numeración">
      <style:text-properties fo:language="es" fo:country="PY" officeooo:rsid="00724dc6" officeooo:paragraph-rsid="00724dc6"/>
    </style:style>
    <style:style style:name="P344"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345" style:family="paragraph" style:parent-style-name="_33_._20_Contenido_20_Titulo_20_3" style:list-style-name="Numeración">
      <style:text-properties fo:language="es" fo:country="PY" officeooo:rsid="008d3643" officeooo:paragraph-rsid="008d3643"/>
    </style:style>
    <style:style style:name="P346" style:family="paragraph" style:parent-style-name="_33_._20_Contenido_20_Titulo_20_3" style:list-style-name="Numeración">
      <style:text-properties fo:language="es" fo:country="PY" officeooo:rsid="0091e137" officeooo:paragraph-rsid="0091e137"/>
    </style:style>
    <style:style style:name="P347"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348"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349"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350"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351"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35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92ef2" officeooo:paragraph-rsid="02f92ef2" style:font-name-asian="Times New Roman7" style:font-name-complex="Times New Roman7"/>
    </style:style>
    <style:style style:name="P35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a98f8" officeooo:paragraph-rsid="02fa98f8" style:font-name-asian="Times New Roman7" style:font-name-complex="Times New Roman7"/>
    </style:style>
    <style:style style:name="P35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7e10" officeooo:paragraph-rsid="02a37e10" style:font-name-asian="Times New Roman7" style:font-name-complex="Times New Roman7"/>
    </style:style>
    <style:style style:name="P35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35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9375f3" style:font-name-asian="Times New Roman7" style:font-name-complex="Times New Roman7"/>
    </style:style>
    <style:style style:name="P35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358"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933e9b" officeooo:paragraph-rsid="029375f3" style:font-name-asian="Times New Roman7" style:font-name-complex="Times New Roman7"/>
    </style:style>
    <style:style style:name="P35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ef0a81" style:font-name-asian="Times New Roman7" style:font-name-complex="Times New Roman7"/>
    </style:style>
    <style:style style:name="P36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f651f2" style:font-name-asian="Times New Roman7" style:font-name-complex="Times New Roman7"/>
    </style:style>
    <style:style style:name="P36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abb1f4" style:font-name-asian="Times New Roman7" style:font-name-complex="Times New Roman7"/>
    </style:style>
    <style:style style:name="P362"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363" style:family="paragraph" style:parent-style-name="_33_._20_Contenido_20_Titulo_20_3" style:list-style-name="Numeración">
      <style:paragraph-properties fo:text-align="start" style:justify-single-word="false"/>
      <style:text-properties style:font-name="Times New Roman1" officeooo:rsid="02a3a689" officeooo:paragraph-rsid="02a3a689"/>
    </style:style>
    <style:style style:name="P364"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365" style:family="paragraph" style:parent-style-name="_33_._20_Contenido_20_Titulo_20_3" style:list-style-name="Numeración">
      <style:paragraph-properties fo:text-align="start" style:justify-single-word="false"/>
      <style:text-properties officeooo:paragraph-rsid="015f4b74"/>
    </style:style>
    <style:style style:name="P366" style:family="paragraph" style:parent-style-name="_33_._20_Contenido_20_Titulo_20_3" style:list-style-name="Numeración">
      <style:paragraph-properties fo:text-align="start" style:justify-single-word="false"/>
      <style:text-properties officeooo:paragraph-rsid="01ad718f"/>
    </style:style>
    <style:style style:name="P367"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368" style:family="paragraph" style:parent-style-name="_30_._20_Caratula_20_Titulo_20_1_20__28_Universidad_29_" style:master-page-name="Primera_20_Pagina">
      <style:paragraph-properties style:page-number="auto"/>
      <style:text-properties fo:language="es" fo:country="PY"/>
    </style:style>
    <style:style style:name="P369"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370" style:family="paragraph" style:parent-style-name="_30_._20_Caratula_20_Titulo_20_7_20__28_Evaluación_29_" style:list-style-name="Viñeta">
      <style:text-properties fo:language="es" fo:country="PY"/>
    </style:style>
    <style:style style:name="P371" style:family="paragraph" style:parent-style-name="_30_._20_Caratula_20_Titulo_20_4_20__28_Lugar_20_-_20_Año_29_" style:master-page-name="Primera_20_Pagina">
      <style:paragraph-properties style:page-number="auto"/>
      <style:text-properties fo:language="es" fo:country="PY"/>
    </style:style>
    <style:style style:name="P372" style:family="paragraph" style:parent-style-name="_31_._20_Caratula_20_Titulo_20_1_20__28_Agr_20_-_20_Indice_20_-_20_Anexo_29_" style:master-page-name="Primera_20_Pagina">
      <style:paragraph-properties style:page-number="auto"/>
    </style:style>
    <style:style style:name="P373" style:family="paragraph" style:parent-style-name="_31_._20_Caratula_20_Titulo_20_1_20__28_Agr_20_-_20_Indice_20_-_20_Anexo_29_" style:master-page-name="Primera_20_Pagina">
      <style:paragraph-properties style:page-number="auto"/>
      <style:text-properties fo:language="es" fo:country="PY"/>
    </style:style>
    <style:style style:name="P374"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375"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376" style:family="paragraph" style:parent-style-name="_33_._20_Contenido_20_Titulo_20_4" style:list-style-name="Numeración"/>
    <style:style style:name="P377" style:family="paragraph" style:parent-style-name="Table_20_Contents">
      <style:paragraph-properties fo:text-align="start" style:justify-single-word="false"/>
      <style:text-properties style:font-name="Times New Roman1" fo:font-size="15pt" style:font-name-asian="Times New Roman7" style:font-name-complex="Times New Roman7"/>
    </style:style>
    <style:style style:name="P378" style:family="paragraph" style:parent-style-name="Table_20_Contents">
      <style:paragraph-properties fo:text-align="start" style:justify-single-word="false"/>
      <style:text-properties fo:font-variant="normal" fo:text-transform="none" fo:color="#000000" style:font-name="Times New Roman5" fo:font-size="12pt" fo:letter-spacing="normal" fo:font-style="normal" fo:font-weight="normal" style:font-name-asian="Times New Roman7" style:font-size-asian="12pt" style:font-name-complex="Times New Roman7" style:font-size-complex="12pt"/>
    </style:style>
    <style:style style:name="P379"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officeooo:rsid="031fc61f" officeooo:paragraph-rsid="031fc61f" style:font-name-asian="Times New Roman7" style:font-size-asian="12pt" style:font-name-complex="Times New Roman7" style:font-size-complex="12pt"/>
    </style:style>
    <style:style style:name="P380"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style:font-name-asian="Times New Roman7" style:font-size-asian="12pt" style:font-name-complex="Times New Roman7" style:font-size-complex="12pt"/>
    </style:style>
    <style:style style:name="P381" style:family="paragraph" style:parent-style-name="Table_20_Contents">
      <style:paragraph-properties fo:text-align="start" style:justify-single-word="false"/>
      <style:text-properties style:font-name="Times New Roman1" fo:font-size="12pt" style:text-underline-style="none" officeooo:rsid="031e68fb" officeooo:paragraph-rsid="031e68fb" style:font-name-asian="Times New Roman7" style:font-size-asian="12pt" style:font-name-complex="Times New Roman7" style:font-size-complex="12pt"/>
    </style:style>
    <style:style style:name="P382" style:family="paragraph" style:parent-style-name="Table_20_Contents">
      <style:paragraph-properties fo:text-align="start" style:justify-single-word="false"/>
      <style:text-properties style:font-name="Times New Roman1" fo:font-size="12pt" officeooo:rsid="031e68fb" officeooo:paragraph-rsid="031e68fb" style:font-name-asian="Times New Roman7" style:font-size-asian="12pt" style:font-name-complex="Times New Roman7" style:font-size-complex="12pt"/>
    </style:style>
    <style:style style:name="P383" style:family="paragraph" style:parent-style-name="Table_20_Contents">
      <style:paragraph-properties fo:text-align="start" style:justify-single-word="false"/>
      <style:text-properties style:font-name="Times New Roman1" fo:font-size="12pt" officeooo:rsid="031fc61f" officeooo:paragraph-rsid="031fc61f" style:font-name-asian="Times New Roman7" style:font-size-asian="12pt" style:font-name-complex="Times New Roman7" style:font-size-complex="12pt"/>
    </style:style>
    <style:style style:name="P384" style:family="paragraph" style:parent-style-name="_34_._20_Contenido" style:list-style-name="Numeración">
      <style:text-properties officeooo:paragraph-rsid="02c62301"/>
    </style:style>
    <style:style style:name="P385" style:family="paragraph" style:parent-style-name="_34_._20_Contenido" style:list-style-name="Numeración">
      <style:text-properties officeooo:paragraph-rsid="01ced7c6"/>
    </style:style>
    <style:style style:name="P386" style:family="paragraph" style:parent-style-name="_34_._20_Contenido" style:list-style-name="Numeración">
      <style:text-properties officeooo:paragraph-rsid="01cd6840"/>
    </style:style>
    <style:style style:name="P387" style:family="paragraph" style:parent-style-name="_34_._20_Contenido" style:list-style-name="Numeración">
      <style:text-properties officeooo:paragraph-rsid="02d60036"/>
    </style:style>
    <style:style style:name="P388" style:family="paragraph" style:parent-style-name="_34_._20_Contenido" style:list-style-name="Numeración">
      <style:paragraph-properties fo:line-height="150%"/>
      <style:text-properties officeooo:paragraph-rsid="01ced7c6"/>
    </style:style>
    <style:style style:name="P389" style:family="paragraph" style:parent-style-name="_34_._20_Contenido" style:list-style-name="Numeración">
      <style:paragraph-properties fo:line-height="150%"/>
      <style:text-properties officeooo:paragraph-rsid="01cfbb14"/>
    </style:style>
    <style:style style:name="P390" style:family="paragraph" style:parent-style-name="_34_._20_Contenido" style:list-style-name="L4">
      <style:paragraph-properties fo:line-height="150%"/>
      <style:text-properties officeooo:paragraph-rsid="01cfbb14"/>
    </style:style>
    <style:style style:name="P391" style:family="paragraph" style:parent-style-name="_34_._20_Contenido" style:list-style-name="L4">
      <style:paragraph-properties fo:line-height="150%"/>
      <style:text-properties officeooo:paragraph-rsid="02cfad6e"/>
    </style:style>
    <style:style style:name="P392" style:family="paragraph" style:parent-style-name="_34_._20_Contenido" style:list-style-name="L5">
      <style:paragraph-properties fo:line-height="150%"/>
      <style:text-properties officeooo:paragraph-rsid="02cfad6e"/>
    </style:style>
    <style:style style:name="P393" style:family="paragraph" style:parent-style-name="_34_._20_Contenido" style:list-style-name="L1">
      <style:text-properties officeooo:paragraph-rsid="01ced7c6"/>
    </style:style>
    <style:style style:name="P394" style:family="paragraph" style:parent-style-name="_34_._20_Contenido" style:list-style-name="L1">
      <style:text-properties style:text-position="0% 100%" officeooo:rsid="017e341e" officeooo:paragraph-rsid="01ced7c6"/>
    </style:style>
    <style:style style:name="P395" style:family="paragraph" style:parent-style-name="_34_._20_Contenido" style:list-style-name="Numeración">
      <style:text-properties officeooo:rsid="0182f8e5" officeooo:paragraph-rsid="02d60036"/>
    </style:style>
    <style:style style:name="P396" style:family="paragraph" style:parent-style-name="_34_._20_Contenido" style:list-style-name="L8">
      <style:text-properties officeooo:paragraph-rsid="01ce4396"/>
    </style:style>
    <style:style style:name="P397" style:family="paragraph" style:parent-style-name="_34_._20_Contenido" style:list-style-name="Viñeta_20_Cita_20_con_20_margen">
      <style:text-properties fo:language="es" fo:country="PY" officeooo:paragraph-rsid="0148f483"/>
    </style:style>
    <style:style style:name="P398" style:family="paragraph" style:parent-style-name="_34_._20_Contenido_20_Cita" style:list-style-name="Viñeta_20_Cita_20_con_20_margen"/>
    <style:style style:name="P399" style:family="paragraph" style:parent-style-name="_34_._20_Contenido_20_Cita" style:list-style-name="Viñeta_20_Cita_20_con_20_margen">
      <style:paragraph-properties fo:line-height="150%"/>
      <style:text-properties fo:language="es" fo:country="PY"/>
    </style:style>
    <style:style style:name="P400" style:family="paragraph" style:parent-style-name="_34_._20_Contenido_20_Cita" style:list-style-name="Viñeta_20_Cita_20_con_20_margen">
      <style:text-properties fo:language="es" fo:country="PY"/>
    </style:style>
    <style:style style:name="P401" style:family="paragraph" style:parent-style-name="_34_._20_Contenido_20_Cita" style:list-style-name="Viñeta_20_Cita_20_con_20_margen">
      <style:text-properties fo:language="es" fo:country="PY" officeooo:paragraph-rsid="02723818"/>
    </style:style>
    <style:style style:name="P402" style:family="paragraph" style:parent-style-name="_34_._20_Contenido_20_Cita" style:list-style-name="Viñeta_20_Cita_20_sin_20_margen">
      <style:text-properties fo:language="es" fo:country="PY"/>
    </style:style>
    <style:style style:name="P403" style:family="paragraph" style:parent-style-name="_34_._20_Contenido_20_Cita" style:list-style-name="Numeración">
      <style:text-properties officeooo:paragraph-rsid="02c7fab7"/>
    </style:style>
    <style:style style:name="P404" style:family="paragraph" style:parent-style-name="_34_._20_Contenido_20_Cita" style:list-style-name="L2"/>
    <style:style style:name="P405" style:family="paragraph" style:parent-style-name="_34_._20_Contenido_20_Cita" style:list-style-name="L3"/>
    <style:style style:name="P406" style:family="paragraph" style:parent-style-name="_34_._20_Contenido_20_Cita" style:list-style-name="L6">
      <style:text-properties officeooo:paragraph-rsid="02d0a1ec"/>
    </style:style>
    <style:style style:name="P407" style:family="paragraph" style:parent-style-name="_34_._20_Contenido_20_Cita" style:list-style-name="L6">
      <style:text-properties officeooo:paragraph-rsid="02d17190"/>
    </style:style>
    <style:style style:name="P408"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409"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410" style:family="paragraph" style:parent-style-name="_31_._20_Caratula_20_Titulo_20_2_20__28_Anexo_29_" style:list-style-name="Numeración">
      <style:text-properties officeooo:paragraph-rsid="02e1d64b"/>
    </style:style>
    <style:style style:name="P411" style:family="paragraph" style:parent-style-name="_31_._20_Caratula_20_Titulo_20_2_20__28_Anexo_29_" style:list-style-name="Numeración">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style:style>
    <style:style style:name="P4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13" style:family="paragraph">
      <style:paragraph-properties fo:margin-left="0cm" fo:margin-right="0cm" fo:margin-top="0cm" fo:margin-bottom="0cm" fo:line-height="100%" fo:text-align="center" fo:text-indent="0cm" style:writing-mode="lr-tb"/>
    </style:style>
    <style:style style:name="P41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15" style:family="paragraph">
      <style:paragraph-properties fo:margin-left="0cm" fo:margin-right="0cm" fo:margin-top="0cm" fo:margin-bottom="0.199cm" fo:line-height="100%" fo:text-align="center" fo:text-indent="0cm" style:writing-mode="lr-tb"/>
    </style:style>
    <style:style style:name="P416"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1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1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19"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20"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2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22" style:family="paragraph">
      <style:paragraph-properties fo:margin-left="0cm" fo:margin-right="0cm" fo:margin-top="0cm" fo:margin-bottom="0cm" fo:line-height="100%" fo:text-align="center" fo:text-indent="0cm"/>
    </style:style>
    <style:style style:name="P423" style:family="paragraph">
      <style:paragraph-properties fo:margin-left="0cm" fo:margin-right="0cm" fo:margin-top="0cm" fo:margin-bottom="0cm" fo:line-height="100%" fo:text-align="start" fo:text-indent="0cm"/>
    </style:style>
    <style:style style:name="P424"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25"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26"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27"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28"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29"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3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3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3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33" style:family="paragraph">
      <loext:graphic-properties draw:fill="none"/>
    </style:style>
    <style:style style:name="P434"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3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36"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37" style:family="paragraph">
      <style:paragraph-properties fo:margin-left="0cm" fo:margin-right="0cm" fo:margin-top="0cm" fo:margin-bottom="0cm" fo:line-height="100%" fo:text-align="start" fo:text-indent="0cm" style:writing-mode="lr-tb"/>
    </style:style>
    <style:style style:name="P438"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3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4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41"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42"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43"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44" style:family="paragraph">
      <style:paragraph-properties fo:margin-left="0cm" fo:margin-right="0cm" fo:margin-top="0.199cm" fo:margin-bottom="0cm" fo:line-height="100%" fo:text-align="center" fo:text-indent="0cm" style:writing-mode="lr-tb"/>
    </style:style>
    <style:style style:name="P445"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4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4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officeooo:rsid="0152e7ab"/>
    </style:style>
    <style:style style:name="T26" style:family="text">
      <style:text-properties officeooo:rsid="0022dd75"/>
    </style:style>
    <style:style style:name="T27" style:family="text">
      <style:text-properties officeooo:rsid="002c62f3"/>
    </style:style>
    <style:style style:name="T28" style:family="text">
      <style:text-properties officeooo:rsid="003054db"/>
    </style:style>
    <style:style style:name="T29" style:family="text">
      <style:text-properties officeooo:rsid="0032c4cf"/>
    </style:style>
    <style:style style:name="T30" style:family="text">
      <style:text-properties officeooo:rsid="003b67d8"/>
    </style:style>
    <style:style style:name="T31" style:family="text">
      <style:text-properties officeooo:rsid="003b8a54"/>
    </style:style>
    <style:style style:name="T32" style:family="text">
      <style:text-properties officeooo:rsid="003bf584"/>
    </style:style>
    <style:style style:name="T33" style:family="text">
      <style:text-properties officeooo:rsid="003d83c7"/>
    </style:style>
    <style:style style:name="T34"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35"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36" style:family="text">
      <style:text-properties fo:text-transform="uppercase" style:font-name="Times New Roman1" fo:font-size="16pt" fo:language="es" fo:country="PY" fo:font-style="normal" fo:font-weight="bold" officeooo:rsid="029375f3"/>
    </style:style>
    <style:style style:name="T37" style:family="text">
      <style:text-properties fo:text-transform="uppercase" style:font-name="Times New Roman1" fo:font-size="16pt" fo:language="es" fo:country="PY" fo:font-style="normal" fo:font-weight="bold" officeooo:rsid="0288df6e"/>
    </style:style>
    <style:style style:name="T38" style:family="text">
      <style:text-properties fo:text-transform="uppercase" style:font-name="Times New Roman" fo:font-size="18pt" fo:language="es" fo:country="PY" fo:font-weight="bold" officeooo:rsid="0152e7ab"/>
    </style:style>
    <style:style style:name="T39" style:family="text">
      <style:text-properties fo:text-transform="uppercase" style:font-name="Times New Roman2" fo:font-size="16pt" fo:language="es" fo:country="PY" fo:font-style="normal" fo:font-weight="bold" officeooo:rsid="01ad718f"/>
    </style:style>
    <style:style style:name="T40" style:family="text">
      <style:text-properties fo:text-transform="uppercase" style:font-name="Times New Roman2" fo:font-size="16pt" fo:language="es" fo:country="PY" fo:font-style="normal" fo:font-weight="bold" officeooo:rsid="02f280ca"/>
    </style:style>
    <style:style style:name="T41"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5" fo:font-size="12pt" fo:font-style="normal" style:text-underline-style="none" fo:font-weight="normal" officeooo:rsid="027cde5f"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style:text-line-through-style="none" style:text-line-through-type="none" style:text-position="0% 100%" style:font-name="Times New Roman5" fo:font-size="12pt" fo:font-style="normal" style:text-underline-style="none" fo:font-weight="normal" officeooo:rsid="027cde5f" style:text-blinking="false" fo:background-color="transparent" loext:char-shading-value="0"/>
    </style:style>
    <style:style style:name="T47" style:family="text">
      <style:text-properties fo:font-variant="normal" fo:text-transform="none" fo:color="#000000" style:text-line-through-style="none" style:text-line-through-type="none" style:text-position="0% 100%" style:font-name="Times New Roman5" fo:font-size="12pt" fo:language="es" fo:country="PY" fo:font-style="normal" style:text-underline-style="none" fo:font-weight="normal"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49"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0"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1" style:family="text">
      <style:text-properties fo:font-variant="normal" fo:text-transform="none" fo:color="#000000" style:text-line-through-style="none" style:text-line-through-type="none" fo:font-style="normal" style:text-underline-style="none" fo:font-weight="normal" officeooo:rsid="02ca7991" style:text-blinking="false" style:font-weight-asian="bold" style:font-weight-complex="bold"/>
    </style:style>
    <style:style style:name="T52" style:family="text">
      <style:text-properties fo:font-variant="normal" fo:text-transform="none" fo:color="#000000" style:text-line-through-style="none" style:text-line-through-type="none" fo:font-style="normal" style:text-underline-style="none" fo:font-weight="normal" officeooo:rsid="02cab649" style:text-blinking="false" style:font-weight-asian="bold" style:font-weight-complex="bold"/>
    </style:style>
    <style:style style:name="T53" style:family="text">
      <style:text-properties fo:font-variant="normal" fo:text-transform="none" fo:color="#000000" style:text-line-through-style="none" style:text-line-through-type="none" fo:font-style="normal" style:text-underline-style="none" fo:font-weight="normal" officeooo:rsid="02e38d37" style:text-blinking="false" style:font-weight-asian="bold" style:font-weight-complex="bold"/>
    </style:style>
    <style:style style:name="T54"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55"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56"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57"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58"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59"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60"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61"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62" style:family="text">
      <style:text-properties fo:font-variant="normal" fo:text-transform="none" fo:color="#000000" style:font-name="Times New Roman1" fo:font-size="12pt" fo:letter-spacing="normal" fo:font-style="normal" style:text-underline-style="none" fo:font-weight="normal" fo:background-color="transparent" loext:char-shading-value="0"/>
    </style:style>
    <style:style style:name="T63" style:family="text">
      <style:text-properties fo:font-variant="normal" fo:text-transform="none" fo:color="#000000" style:font-name="Times New Roman5" fo:font-size="12pt" fo:letter-spacing="normal" fo:font-style="normal" fo:font-weight="normal" officeooo:rsid="030037ef" style:font-size-asian="12pt" style:font-size-complex="12pt"/>
    </style:style>
    <style:style style:name="T64" style:family="text">
      <style:text-properties fo:font-variant="normal" fo:text-transform="none" fo:color="#000000" style:font-name="Times New Roman5" fo:font-size="12pt" fo:letter-spacing="normal" fo:font-style="normal" fo:font-weight="normal" officeooo:rsid="03018862" style:font-size-asian="12pt" style:font-size-complex="12pt"/>
    </style:style>
    <style:style style:name="T65" style:family="text">
      <style:text-properties fo:font-variant="normal" fo:text-transform="none" fo:color="#000000" style:font-name="Times New Roman5" fo:font-size="12pt" fo:letter-spacing="normal" fo:font-style="normal" fo:font-weight="normal" officeooo:rsid="0301d93e" style:font-size-asian="12pt" style:font-size-complex="12pt"/>
    </style:style>
    <style:style style:name="T66" style:family="text">
      <style:text-properties fo:font-variant="normal" fo:text-transform="none" fo:color="#000000" style:font-name="Times New Roman5" fo:font-size="12pt" fo:letter-spacing="normal" fo:font-style="normal" style:text-underline-style="none" fo:font-weight="normal" style:font-size-asian="12pt" style:font-size-complex="12pt"/>
    </style:style>
    <style:style style:name="T67" style:family="text">
      <style:text-properties fo:font-variant="normal" fo:text-transform="none" fo:color="#000000" style:font-name="Times New Roman5" fo:font-size="14pt" fo:letter-spacing="normal" fo:font-style="normal" fo:font-weight="normal"/>
    </style:style>
    <style:style style:name="T68" style:family="text">
      <style:text-properties fo:font-variant="normal" fo:text-transform="none" fo:color="#000000" style:font-name="Times New Roman5" fo:font-size="14pt" fo:letter-spacing="normal" fo:font-style="normal" style:text-underline-style="solid" style:text-underline-width="auto" style:text-underline-color="font-color" fo:font-weight="normal"/>
    </style:style>
    <style:style style:name="T69" style:family="text">
      <style:text-properties fo:font-variant="normal" fo:text-transform="none" fo:color="#000000" style:font-name="Times New Roman5" fo:font-size="14pt" fo:letter-spacing="normal" fo:font-style="normal" style:text-underline-style="none" fo:font-weight="normal"/>
    </style:style>
    <style:style style:name="T70" style:family="text">
      <style:text-properties fo:font-variant="normal" fo:text-transform="none" fo:color="#000000" style:font-name="Times New Roman5" fo:font-size="14pt" fo:letter-spacing="normal" fo:font-style="normal" style:text-underline-style="none" fo:font-weight="normal" style:font-name-asian="Times New Roman7" style:font-name-complex="Times New Roman7"/>
    </style:style>
    <style:style style:name="T71" style:family="text">
      <style:text-properties fo:font-variant="normal" fo:text-transform="none" fo:color="#000000" style:font-name="Times New Roman5" fo:letter-spacing="normal" fo:font-style="normal" style:text-underline-style="none" fo:font-weight="normal"/>
    </style:style>
    <style:style style:name="T72" style:family="text">
      <style:text-properties fo:font-variant="normal" fo:text-transform="none" fo:color="#000000" fo:font-size="12pt" fo:letter-spacing="normal" fo:font-style="normal" style:text-underline-style="none" fo:font-weight="normal" style:font-size-asian="12pt" style:font-size-complex="12pt"/>
    </style:style>
    <style:style style:name="T73" style:family="text">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T74" style:family="text">
      <style:text-properties fo:font-variant="normal" fo:text-transform="none" fo:color="#000000" style:font-name="Times New Roman1" fo:letter-spacing="normal" fo:font-style="normal" style:text-underline-style="none" fo:font-weight="normal"/>
    </style:style>
    <style:style style:name="T75"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76"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77"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78"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79"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80"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81"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82"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83"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84"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85" style:family="text">
      <style:text-properties fo:font-variant="normal" fo:text-transform="none" fo:color="#5a8647" style:text-line-through-style="none" style:text-line-through-type="none" fo:font-style="normal" style:text-underline-style="none" fo:font-weight="bold" officeooo:rsid="02ca7991" style:text-blinking="false" style:font-weight-asian="bold" style:font-weight-complex="bold"/>
    </style:style>
    <style:style style:name="T86"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87" style:family="text">
      <style:text-properties fo:font-variant="normal" fo:text-transform="none" fo:color="#6189c6" style:text-line-through-style="none" style:text-line-through-type="none" fo:font-style="normal" style:text-underline-style="none" fo:font-weight="bold" officeooo:rsid="02ca7991" style:text-blinking="false" style:font-weight-asian="bold" style:font-weight-complex="bold"/>
    </style:style>
    <style:style style:name="T88"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89" style:family="text">
      <style:text-properties fo:font-variant="normal" fo:text-transform="none" fo:color="#00000a" style:text-line-through-style="none" style:text-line-through-type="none" style:font-name="Times New Roman5" fo:font-size="12pt" fo:font-style="normal" style:text-underline-style="none" fo:font-weight="normal" officeooo:rsid="028f7885" style:text-blinking="false" fo:background-color="transparent" loext:char-shading-value="0"/>
    </style:style>
    <style:style style:name="T90" style:family="text">
      <style:text-properties fo:font-variant="normal" fo:text-transform="none" fo:color="#00000a" style:text-line-through-style="none" style:text-line-through-type="none" style:font-name="Times New Roman5" fo:font-size="12pt" fo:font-style="normal" style:text-underline-style="none" fo:font-weight="normal" officeooo:rsid="02b7551f" style:text-blinking="false" fo:background-color="transparent" loext:char-shading-value="0"/>
    </style:style>
    <style:style style:name="T91"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style:style>
    <style:style style:name="T92" style:family="text">
      <style:text-properties fo:font-variant="normal" fo:text-transform="none" fo:color="#00000a" style:text-line-through-style="none" style:text-line-through-type="none" style:font-name="Times New Roman5" fo:font-size="12pt" fo:font-style="normal" style:text-underline-style="none" style:text-blinking="false" fo:background-color="transparent" loext:char-shading-value="0"/>
    </style:style>
    <style:style style:name="T93" style:family="text">
      <style:text-properties fo:font-variant="normal" fo:text-transform="none" fo:color="#00000a" style:text-line-through-style="none" style:text-line-through-type="none" style:font-name="Times New Roman5" fo:font-size="12pt" fo:font-style="normal" style:text-underline-style="none" officeooo:rsid="02b9648b" style:text-blinking="false" fo:background-color="transparent" loext:char-shading-value="0"/>
    </style:style>
    <style:style style:name="T94"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95" style:family="text">
      <style:text-properties fo:font-variant="normal" fo:text-transform="none" fo:color="#00000a" style:text-line-through-style="none" style:text-line-through-type="none" style:text-position="0% 100%" style:font-name="Times New Roman5" fo:font-size="12pt" fo:font-style="normal" style:text-underline-style="none" style:text-blinking="false" fo:background-color="transparent" loext:char-shading-value="0"/>
    </style:style>
    <style:style style:name="T96" style:family="text">
      <style:text-properties fo:font-variant="normal" fo:text-transform="none" fo:color="#00000a" style:text-line-through-style="none" style:text-line-through-type="none" style:text-position="0% 100%" style:font-name="Times New Roman5" fo:font-size="12pt" fo:font-style="normal" style:text-underline-style="none" officeooo:rsid="0165a9c6" style:text-blinking="false" fo:background-color="transparent" loext:char-shading-value="0"/>
    </style:style>
    <style:style style:name="T97"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7991" style:text-blinking="false" fo:background-color="transparent" loext:char-shading-value="0"/>
    </style:style>
    <style:style style:name="T98"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b649" style:text-blinking="false" fo:background-color="transparent" loext:char-shading-value="0"/>
    </style:style>
    <style:style style:name="T99" style:family="text">
      <style:text-properties fo:font-variant="normal" fo:text-transform="none" fo:color="#00000a" style:text-line-through-style="none" style:text-line-through-type="none" style:text-position="0% 100%" style:font-name="Times New Roman5" fo:font-size="12pt" fo:font-style="normal" style:text-underline-style="none" officeooo:rsid="02e1d64b" style:text-blinking="false" fo:background-color="transparent" loext:char-shading-value="0"/>
    </style:style>
    <style:style style:name="T100" style:family="text">
      <style:text-properties fo:font-variant="normal" fo:text-transform="none" style:font-name="Times New Roman2" fo:font-size="14pt" fo:font-style="normal" fo:font-weight="bold" officeooo:rsid="02bae282"/>
    </style:style>
    <style:style style:name="T101" style:family="text">
      <style:text-properties fo:font-variant="normal" fo:text-transform="none" style:font-name="Times New Roman2" fo:font-size="14pt" fo:font-style="normal" fo:font-weight="bold" officeooo:rsid="02bc0842"/>
    </style:style>
    <style:style style:name="T102" style:family="text">
      <style:text-properties fo:font-variant="normal" fo:text-transform="none" fo:color="#111111" style:font-name="Times New Roman1" fo:font-size="12pt" fo:letter-spacing="normal" fo:font-style="normal" fo:font-weight="normal"/>
    </style:style>
    <style:style style:name="T103" style:family="text">
      <style:text-properties fo:font-variant="normal" fo:text-transform="none" fo:color="#111111" style:font-name="Times New Roman1" fo:font-size="12pt" fo:letter-spacing="normal" fo:font-style="normal" fo:font-weight="normal" officeooo:rsid="02fb8524"/>
    </style:style>
    <style:style style:name="T104" style:family="text">
      <style:text-properties fo:font-variant="normal" fo:text-transform="none" fo:color="#111111" style:font-name="Times New Roman1" fo:font-size="12pt" fo:letter-spacing="normal" fo:font-style="normal" fo:font-weight="normal" officeooo:rsid="03018862"/>
    </style:style>
    <style:style style:name="T105" style:family="text">
      <style:text-properties fo:font-variant="normal" fo:text-transform="none" fo:color="#111111" style:text-position="0% 100%" style:font-name="Times New Roman1" fo:font-size="12pt" fo:letter-spacing="normal" fo:font-style="normal" fo:font-weight="normal"/>
    </style:style>
    <style:style style:name="T106" style:family="text">
      <style:text-properties fo:font-variant="normal" fo:text-transform="none" style:font-name="Times New Roman5" fo:font-size="14pt" fo:letter-spacing="normal" fo:font-style="normal" fo:font-weight="normal"/>
    </style:style>
    <style:style style:name="T107" style:family="text">
      <style:text-properties fo:font-variant="normal" fo:text-transform="none" style:font-name="Times New Roman5" fo:letter-spacing="normal" fo:font-style="normal" fo:font-weight="normal"/>
    </style:style>
    <style:style style:name="T108" style:family="text">
      <style:text-properties fo:font-variant="normal" fo:text-transform="none" style:font-name="Times New Roman5" fo:font-size="12pt" fo:letter-spacing="normal" fo:font-style="normal" fo:font-weight="normal" style:font-size-asian="12pt" style:font-size-complex="12pt"/>
    </style:style>
    <style:style style:name="T109" style:family="text">
      <style:text-properties fo:font-variant="normal" fo:text-transform="none" fo:font-size="12pt" fo:letter-spacing="normal" fo:font-style="normal" fo:font-weight="normal" style:font-size-asian="12pt" style:font-size-complex="12pt"/>
    </style:style>
    <style:style style:name="T110" style:family="text">
      <style:text-properties fo:font-variant="normal" fo:text-transform="none" style:font-name="Times New Roman1" fo:font-size="12pt" fo:letter-spacing="normal" fo:font-style="normal" fo:font-weight="normal" style:font-size-asian="12pt" style:font-size-complex="12pt"/>
    </style:style>
    <style:style style:name="T111" style:family="text">
      <style:text-properties fo:font-variant="normal" fo:text-transform="none" style:font-name="Times New Roman1" fo:letter-spacing="normal" fo:font-style="normal" fo:font-weight="normal"/>
    </style:style>
    <style:style style:name="T112" style:family="text">
      <style:text-properties officeooo:rsid="003dd1df"/>
    </style:style>
    <style:style style:name="T113" style:family="text">
      <style:text-properties fo:font-weight="bold" style:font-weight-asian="bold" style:font-weight-complex="bold"/>
    </style:style>
    <style:style style:name="T114" style:family="text">
      <style:text-properties fo:font-weight="bold" officeooo:rsid="00aabba0" style:font-weight-asian="bold" style:font-weight-complex="bold"/>
    </style:style>
    <style:style style:name="T115" style:family="text">
      <style:text-properties fo:font-weight="bold" officeooo:rsid="00f542ce" style:font-weight-asian="bold" style:font-weight-complex="bold"/>
    </style:style>
    <style:style style:name="T116" style:family="text">
      <style:text-properties fo:font-weight="bold" officeooo:rsid="0139007f" style:font-weight-asian="bold" style:font-weight-complex="bold"/>
    </style:style>
    <style:style style:name="T117" style:family="text">
      <style:text-properties fo:font-weight="bold" officeooo:rsid="0165a9c6" style:font-weight-asian="bold" style:font-weight-complex="bold"/>
    </style:style>
    <style:style style:name="T118" style:family="text">
      <style:text-properties fo:font-weight="bold" officeooo:rsid="01b084c3" style:font-weight-asian="bold" style:font-weight-complex="bold"/>
    </style:style>
    <style:style style:name="T119" style:family="text">
      <style:text-properties fo:font-weight="bold" officeooo:rsid="02690a47" style:font-weight-asian="bold" style:font-weight-complex="bold"/>
    </style:style>
    <style:style style:name="T120" style:family="text">
      <style:text-properties fo:font-weight="bold" officeooo:rsid="02703773" style:font-weight-asian="bold" style:font-weight-complex="bold"/>
    </style:style>
    <style:style style:name="T121" style:family="text">
      <style:text-properties fo:font-weight="bold" officeooo:rsid="02ca7991" style:font-weight-asian="bold" style:font-weight-complex="bold"/>
    </style:style>
    <style:style style:name="T122" style:family="text">
      <style:text-properties fo:color="#00000a" style:font-name="Times New Roman1" fo:font-size="12pt" style:font-name-asian="Times New Roman7" style:font-size-asian="12pt" style:font-name-complex="Times New Roman7" style:font-size-complex="12pt"/>
    </style:style>
    <style:style style:name="T123" style:family="text">
      <style:text-properties fo:color="#00000a" style:font-name="Times New Roman1" fo:font-size="12pt" officeooo:rsid="00930601" style:font-name-asian="Times New Roman7" style:font-size-asian="12pt" style:font-name-complex="Times New Roman7" style:font-size-complex="12pt"/>
    </style:style>
    <style:style style:name="T124" style:family="text">
      <style:text-properties fo:color="#00000a" style:font-name="Times New Roman1" fo:font-size="12pt" officeooo:rsid="00bcb5fd" style:font-name-asian="Times New Roman7" style:font-size-asian="12pt" style:font-name-complex="Times New Roman7" style:font-size-complex="12pt"/>
    </style:style>
    <style:style style:name="T125" style:family="text">
      <style:text-properties fo:color="#00000a" style:font-name="Times New Roman1" fo:font-size="12pt" officeooo:rsid="0151698e" style:font-name-asian="Times New Roman7" style:font-size-asian="12pt" style:font-name-complex="Times New Roman7" style:font-size-complex="12pt"/>
    </style:style>
    <style:style style:name="T126" style:family="text">
      <style:text-properties fo:color="#00000a" style:font-name="Times New Roman1" fo:font-size="12pt" officeooo:rsid="02072121" style:font-name-asian="Times New Roman7" style:font-size-asian="12pt" style:font-name-complex="Times New Roman7" style:font-size-complex="12pt"/>
    </style:style>
    <style:style style:name="T127" style:family="text">
      <style:text-properties fo:color="#00000a" style:font-name="Times New Roman1" fo:font-size="12pt" officeooo:rsid="0292547b" style:font-name-asian="Times New Roman7" style:font-size-asian="12pt" style:font-name-complex="Times New Roman7" style:font-size-complex="12pt"/>
    </style:style>
    <style:style style:name="T128"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129"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130"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131" style:family="text">
      <style:text-properties fo:color="#00000a" style:font-name="Times New Roman1" fo:font-size="12pt" fo:language="es" fo:country="PY" style:font-name-asian="Times New Roman7" style:font-size-asian="12pt" style:font-name-complex="Times New Roman7" style:font-size-complex="12pt"/>
    </style:style>
    <style:style style:name="T132" style:family="text">
      <style:text-properties fo:color="#00000a" style:font-name="Times New Roman1" style:font-name-asian="Times New Roman7" style:font-name-complex="Times New Roman7"/>
    </style:style>
    <style:style style:name="T133" style:family="text">
      <style:text-properties fo:color="#00000a" style:text-position="0% 100%" style:font-name="Times New Roman1" fo:font-size="12pt" style:font-name-asian="Times New Roman7" style:font-size-asian="12pt" style:font-name-complex="Times New Roman7" style:font-size-complex="12pt"/>
    </style:style>
    <style:style style:name="T134"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135"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136" style:family="text">
      <style:text-properties fo:color="#00000a" fo:language="es" fo:country="PY" officeooo:rsid="00c379e5"/>
    </style:style>
    <style:style style:name="T137" style:family="text">
      <style:text-properties style:text-position="0% 100%"/>
    </style:style>
    <style:style style:name="T138" style:family="text">
      <style:text-properties style:text-position="0% 100%" style:font-name="Times New Roman1" fo:font-size="12pt" style:font-name-asian="Times New Roman7" style:font-size-asian="12pt" style:font-name-complex="Times New Roman7" style:font-size-complex="12pt"/>
    </style:style>
    <style:style style:name="T139"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140" style:family="text">
      <style:text-properties style:text-position="0% 100%" style:font-name="Times New Roman1" fo:font-size="12pt" style:font-size-asian="12pt" style:font-size-complex="12pt"/>
    </style:style>
    <style:style style:name="T141" style:family="text">
      <style:text-properties style:text-position="0% 100%" style:font-name="Times New Roman1" fo:font-size="12pt" officeooo:rsid="0038a3cb" style:font-size-asian="12pt" style:font-size-complex="12pt"/>
    </style:style>
    <style:style style:name="T142" style:family="text">
      <style:text-properties style:text-position="0% 100%" style:font-name="Times New Roman1" fo:font-size="12pt" officeooo:rsid="0039aa40" style:font-size-asian="12pt" style:font-size-complex="12pt"/>
    </style:style>
    <style:style style:name="T143" style:family="text">
      <style:text-properties style:text-position="0% 100%" style:font-name="Times New Roman1" fo:font-size="12pt" fo:language="es" fo:country="PY" officeooo:rsid="00186b71" style:font-name-asian="Times New Roman7" style:font-size-asian="12pt" style:font-name-complex="Times New Roman7" style:font-size-complex="12pt"/>
    </style:style>
    <style:style style:name="T144" style:family="text">
      <style:text-properties style:text-position="0% 100%" style:font-name="Times New Roman1" officeooo:rsid="00ce89cc"/>
    </style:style>
    <style:style style:name="T145" style:family="text">
      <style:text-properties style:text-position="0% 100%" style:font-name="Times New Roman1" officeooo:rsid="012b098c"/>
    </style:style>
    <style:style style:name="T146" style:family="text">
      <style:text-properties style:text-position="0% 100%" style:font-name="Times New Roman1" officeooo:rsid="016a7b48" style:font-name-asian="Times New Roman7"/>
    </style:style>
    <style:style style:name="T147" style:family="text">
      <style:text-properties style:text-position="0% 100%" style:font-name="Times New Roman1" style:font-name-asian="Times New Roman7" style:font-size-asian="12pt" style:font-name-complex="Times New Roman7" style:font-size-complex="12pt"/>
    </style:style>
    <style:style style:name="T148" style:family="text">
      <style:text-properties style:text-position="0% 100%" style:font-name="Times New Roman1" fo:font-weight="normal" officeooo:rsid="01905af1" style:font-weight-asian="normal" style:font-weight-complex="normal"/>
    </style:style>
    <style:style style:name="T149" style:family="text">
      <style:text-properties style:text-position="0% 100%" style:font-name="Times New Roman1" fo:font-weight="normal" officeooo:rsid="01bf0a14" style:font-weight-asian="normal" style:font-weight-complex="normal"/>
    </style:style>
    <style:style style:name="T150" style:family="text">
      <style:text-properties style:text-position="0% 100%" style:font-name="Times New Roman1" fo:font-weight="normal" officeooo:rsid="0200c476" style:font-weight-asian="normal" style:font-weight-complex="normal"/>
    </style:style>
    <style:style style:name="T151" style:family="text">
      <style:text-properties style:text-position="0% 100%" style:font-name="Times New Roman1" fo:font-weight="normal" officeooo:rsid="02abb1f4" style:font-weight-asian="normal" style:font-weight-complex="normal"/>
    </style:style>
    <style:style style:name="T152" style:family="text">
      <style:text-properties style:text-position="0% 100%" style:font-name="Times New Roman1" fo:font-weight="normal" officeooo:rsid="02f280ca" style:font-weight-asian="normal" style:font-weight-complex="normal"/>
    </style:style>
    <style:style style:name="T153" style:family="text">
      <style:text-properties style:text-position="0% 100%" style:font-name="Times New Roman1" fo:font-weight="normal" officeooo:rsid="02aa3e2e" style:font-name-asian="Noto Sans Mono CJK SC" style:font-weight-asian="normal" style:font-name-complex="Liberation Mono1" style:font-weight-complex="normal"/>
    </style:style>
    <style:style style:name="T154" style:family="text">
      <style:text-properties style:text-position="0% 100%" style:font-name="Times New Roman1" fo:font-weight="normal" officeooo:rsid="01bf0a14" style:font-name-asian="Noto Sans Mono CJK SC" style:font-weight-asian="normal" style:font-name-complex="Liberation Mono1" style:font-weight-complex="normal"/>
    </style:style>
    <style:style style:name="T155" style:family="text">
      <style:text-properties style:text-position="0% 100%" style:font-name="Times New Roman1" officeooo:rsid="025493f5"/>
    </style:style>
    <style:style style:name="T156" style:family="text">
      <style:text-properties style:text-position="0% 100%" style:font-name="Times New Roman1" fo:language="es" fo:country="PY" officeooo:rsid="02652282"/>
    </style:style>
    <style:style style:name="T157" style:family="text">
      <style:text-properties style:text-position="0% 100%" style:font-name="Times New Roman1" officeooo:rsid="017736aa"/>
    </style:style>
    <style:style style:name="T158" style:family="text">
      <style:text-properties style:text-position="0% 100%" fo:font-size="12pt" fo:language="es" fo:country="PY" style:font-size-asian="12pt" style:font-size-complex="12pt"/>
    </style:style>
    <style:style style:name="T159" style:family="text">
      <style:text-properties style:text-position="0% 100%" fo:font-size="12pt" fo:language="es" fo:country="PY" officeooo:rsid="00216647" style:font-size-asian="12pt" style:font-size-complex="12pt"/>
    </style:style>
    <style:style style:name="T160" style:family="text">
      <style:text-properties style:text-position="0% 100%" style:text-underline-style="none" officeooo:rsid="00ada0d4"/>
    </style:style>
    <style:style style:name="T161" style:family="text">
      <style:text-properties style:text-position="0% 100%" officeooo:rsid="00d42b8b"/>
    </style:style>
    <style:style style:name="T162" style:family="text">
      <style:text-properties style:text-position="0% 100%" officeooo:rsid="00ddf5b8"/>
    </style:style>
    <style:style style:name="T163" style:family="text">
      <style:text-properties style:text-position="0% 100%" style:font-name="Times New Roman4"/>
    </style:style>
    <style:style style:name="T164" style:family="text">
      <style:text-properties style:text-position="0% 100%" style:font-name="Times New Roman4" officeooo:rsid="015d7711"/>
    </style:style>
    <style:style style:name="T165" style:family="text">
      <style:text-properties style:text-position="0% 100%" style:font-name="Times New Roman4" fo:font-weight="normal" style:font-weight-asian="normal" style:font-weight-complex="normal"/>
    </style:style>
    <style:style style:name="T166" style:family="text">
      <style:text-properties style:text-position="0% 100%" style:font-name="Times New Roman4" fo:font-weight="normal" officeooo:rsid="01717c1a" style:font-weight-asian="normal" style:font-weight-complex="normal"/>
    </style:style>
    <style:style style:name="T167" style:family="text">
      <style:text-properties style:text-position="0% 100%" style:font-name="Times New Roman4" fo:font-weight="normal" officeooo:rsid="0171a6e1" style:font-weight-asian="normal" style:font-weight-complex="normal"/>
    </style:style>
    <style:style style:name="T168" style:family="text">
      <style:text-properties style:text-position="0% 100%" style:font-name="Times New Roman4" fo:font-weight="normal" officeooo:rsid="01736632" style:font-weight-asian="normal" style:font-weight-complex="normal"/>
    </style:style>
    <style:style style:name="T169" style:family="text">
      <style:text-properties style:text-position="0% 100%" style:font-name="Times New Roman4" fo:font-weight="normal" officeooo:rsid="017539eb" style:font-weight-asian="normal" style:font-weight-complex="normal"/>
    </style:style>
    <style:style style:name="T170" style:family="text">
      <style:text-properties style:text-position="0% 100%" style:font-name="Times New Roman4" fo:font-weight="normal" officeooo:rsid="0178fc11" style:font-weight-asian="normal" style:font-weight-complex="normal"/>
    </style:style>
    <style:style style:name="T171" style:family="text">
      <style:text-properties style:text-position="0% 100%" style:font-name="Times New Roman4" fo:font-weight="normal" officeooo:rsid="017ae977" style:font-weight-asian="normal" style:font-weight-complex="normal"/>
    </style:style>
    <style:style style:name="T172" style:family="text">
      <style:text-properties style:text-position="0% 100%" style:font-name="Times New Roman4" fo:font-weight="normal" officeooo:rsid="017e9f52" style:font-weight-asian="normal" style:font-weight-complex="normal"/>
    </style:style>
    <style:style style:name="T173" style:family="text">
      <style:text-properties style:text-position="0% 100%" style:font-name="Times New Roman4" fo:font-weight="normal" officeooo:rsid="01806eab" style:font-weight-asian="normal" style:font-weight-complex="normal"/>
    </style:style>
    <style:style style:name="T174" style:family="text">
      <style:text-properties style:text-position="0% 100%" style:font-name="Times New Roman4" fo:font-weight="normal" officeooo:rsid="01835046" style:font-weight-asian="normal" style:font-weight-complex="normal"/>
    </style:style>
    <style:style style:name="T175" style:family="text">
      <style:text-properties style:text-position="0% 100%" style:font-name="Times New Roman4" fo:font-weight="normal" officeooo:rsid="01855608" style:font-weight-asian="normal" style:font-weight-complex="normal"/>
    </style:style>
    <style:style style:name="T176" style:family="text">
      <style:text-properties style:text-position="0% 100%" style:font-name="Times New Roman4" fo:font-weight="normal" officeooo:rsid="0196f329" style:font-weight-asian="normal" style:font-weight-complex="normal"/>
    </style:style>
    <style:style style:name="T177" style:family="text">
      <style:text-properties style:text-position="0% 100%" style:font-name="Times New Roman4" fo:font-weight="normal" officeooo:rsid="01983b1e" style:font-weight-asian="normal" style:font-weight-complex="normal"/>
    </style:style>
    <style:style style:name="T178" style:family="text">
      <style:text-properties style:text-position="0% 100%" style:font-name="Times New Roman4" fo:font-weight="normal" officeooo:rsid="019c1d61" style:font-weight-asian="normal" style:font-weight-complex="normal"/>
    </style:style>
    <style:style style:name="T179" style:family="text">
      <style:text-properties style:text-position="0% 100%" style:font-name="Times New Roman4" fo:font-weight="normal" officeooo:rsid="019d97fb" style:font-weight-asian="normal" style:font-weight-complex="normal"/>
    </style:style>
    <style:style style:name="T180" style:family="text">
      <style:text-properties style:text-position="0% 100%" style:font-name="Times New Roman4" fo:font-weight="normal" officeooo:rsid="019e61d1" style:font-weight-asian="normal" style:font-weight-complex="normal"/>
    </style:style>
    <style:style style:name="T181" style:family="text">
      <style:text-properties style:text-position="0% 100%" style:font-name="Times New Roman4" fo:font-weight="normal" officeooo:rsid="01a7430c" style:font-weight-asian="normal" style:font-weight-complex="normal"/>
    </style:style>
    <style:style style:name="T182" style:family="text">
      <style:text-properties style:text-position="0% 100%" style:font-name="Times New Roman4" fo:font-weight="normal" officeooo:rsid="01a7989c" style:font-weight-asian="normal" style:font-weight-complex="normal"/>
    </style:style>
    <style:style style:name="T183" style:family="text">
      <style:text-properties style:text-position="0% 100%" style:font-name="Times New Roman4" fo:font-weight="normal" officeooo:rsid="01a824e6" style:font-weight-asian="normal" style:font-weight-complex="normal"/>
    </style:style>
    <style:style style:name="T184" style:family="text">
      <style:text-properties style:text-position="0% 100%" style:font-name="Times New Roman4" fo:font-weight="normal" officeooo:rsid="01a871f4" style:font-weight-asian="normal" style:font-weight-complex="normal"/>
    </style:style>
    <style:style style:name="T185" style:family="text">
      <style:text-properties style:text-position="0% 100%" style:font-name="Times New Roman4" fo:font-weight="normal" officeooo:rsid="01b05d4f" style:font-weight-asian="normal" style:font-weight-complex="normal"/>
    </style:style>
    <style:style style:name="T186" style:family="text">
      <style:text-properties style:text-position="0% 100%" style:font-name="Times New Roman4" fo:font-weight="normal" officeooo:rsid="01b1f3a7" style:font-weight-asian="normal" style:font-weight-complex="normal"/>
    </style:style>
    <style:style style:name="T187" style:family="text">
      <style:text-properties style:text-position="0% 100%" style:font-name="Times New Roman4" fo:font-weight="normal" officeooo:rsid="01b31c62" style:font-weight-asian="normal" style:font-weight-complex="normal"/>
    </style:style>
    <style:style style:name="T188" style:family="text">
      <style:text-properties style:text-position="0% 100%" style:font-name="Times New Roman4" fo:font-weight="normal" officeooo:rsid="0200c476" style:font-weight-asian="normal" style:font-weight-complex="normal"/>
    </style:style>
    <style:style style:name="T189" style:family="text">
      <style:text-properties style:text-position="0% 100%" style:font-name="Times New Roman4" fo:font-weight="normal" officeooo:rsid="017736aa" style:font-weight-asian="normal" style:font-weight-complex="normal"/>
    </style:style>
    <style:style style:name="T190" style:family="text">
      <style:text-properties style:text-position="0% 100%" style:font-name="Times New Roman4" fo:font-weight="normal" officeooo:rsid="02a76f5f" style:font-weight-asian="normal" style:font-weight-complex="normal"/>
    </style:style>
    <style:style style:name="T191" style:family="text">
      <style:text-properties style:text-position="0% 100%" style:font-name="Times New Roman4" fo:font-weight="normal" officeooo:rsid="02a92c5f" style:font-weight-asian="normal" style:font-weight-complex="normal"/>
    </style:style>
    <style:style style:name="T192" style:family="text">
      <style:text-properties style:text-position="0% 100%" style:font-name="Times New Roman4" fo:font-weight="normal" officeooo:rsid="02aa3e2e" style:font-weight-asian="normal" style:font-weight-complex="normal"/>
    </style:style>
    <style:style style:name="T193" style:family="text">
      <style:text-properties style:text-position="0% 100%" style:font-name="Times New Roman4" fo:font-weight="normal" officeooo:rsid="02abb1f4" style:font-weight-asian="normal" style:font-weight-complex="normal"/>
    </style:style>
    <style:style style:name="T194" style:family="text">
      <style:text-properties style:text-position="0% 100%" style:font-name="Times New Roman4" fo:font-weight="normal" officeooo:rsid="02ad7668" style:font-weight-asian="normal" style:font-weight-complex="normal"/>
    </style:style>
    <style:style style:name="T195" style:family="text">
      <style:text-properties style:text-position="0% 100%" style:font-name="Times New Roman4" fo:font-weight="normal" officeooo:rsid="02af31c0" style:font-weight-asian="normal" style:font-weight-complex="normal"/>
    </style:style>
    <style:style style:name="T196" style:family="text">
      <style:text-properties style:text-position="0% 100%" style:font-name="Times New Roman4" fo:font-weight="normal" officeooo:rsid="02e960be" style:font-weight-asian="normal" style:font-weight-complex="normal"/>
    </style:style>
    <style:style style:name="T197" style:family="text">
      <style:text-properties style:text-position="0% 100%" style:font-name="Times New Roman4" fo:font-weight="normal" officeooo:rsid="02f280ca" style:font-weight-asian="normal" style:font-weight-complex="normal"/>
    </style:style>
    <style:style style:name="T198" style:family="text">
      <style:text-properties style:text-position="0% 100%" style:font-name="Times New Roman4" fo:font-weight="normal" officeooo:rsid="02f47fa8" style:font-weight-asian="normal" style:font-weight-complex="normal"/>
    </style:style>
    <style:style style:name="T199" style:family="text">
      <style:text-properties style:text-position="0% 100%" style:font-name="Times New Roman4" fo:font-weight="normal" officeooo:rsid="02f651f2" style:font-weight-asian="normal" style:font-weight-complex="normal"/>
    </style:style>
    <style:style style:name="T200" style:family="text">
      <style:text-properties style:text-position="0% 100%" style:font-name="Times New Roman4" fo:font-weight="normal" officeooo:rsid="02f66239" style:font-weight-asian="normal" style:font-weight-complex="normal"/>
    </style:style>
    <style:style style:name="T201" style:family="text">
      <style:text-properties style:text-position="0% 100%" style:font-name="Times New Roman4" fo:font-weight="bold" officeooo:rsid="01883fd3" style:font-weight-asian="bold" style:font-weight-complex="bold"/>
    </style:style>
    <style:style style:name="T202" style:family="text">
      <style:text-properties style:text-position="0% 100%" style:font-name="Times New Roman4" fo:font-weight="bold" officeooo:rsid="01855608" style:font-weight-asian="bold" style:font-weight-complex="bold"/>
    </style:style>
    <style:style style:name="T203" style:family="text">
      <style:text-properties style:text-position="0% 100%" officeooo:rsid="0125a4a1"/>
    </style:style>
    <style:style style:name="T204" style:family="text">
      <style:text-properties style:text-position="0% 100%" officeooo:rsid="015996ec"/>
    </style:style>
    <style:style style:name="T205" style:family="text">
      <style:text-properties style:text-position="0% 100%" officeooo:rsid="0165a9c6"/>
    </style:style>
    <style:style style:name="T206" style:family="text">
      <style:text-properties style:text-position="0% 100%" officeooo:rsid="0171a6e1"/>
    </style:style>
    <style:style style:name="T207" style:family="text">
      <style:text-properties style:text-position="0% 100%" officeooo:rsid="017599c0"/>
    </style:style>
    <style:style style:name="T208" style:family="text">
      <style:text-properties style:text-position="0% 100%" officeooo:rsid="0178d5d0"/>
    </style:style>
    <style:style style:name="T209" style:family="text">
      <style:text-properties style:text-position="0% 100%" officeooo:rsid="01816e27"/>
    </style:style>
    <style:style style:name="T210" style:family="text">
      <style:text-properties style:text-position="0% 100%" officeooo:rsid="021ce0b7"/>
    </style:style>
    <style:style style:name="T211" style:family="text">
      <style:text-properties style:text-position="0% 100%" officeooo:rsid="02202a2d"/>
    </style:style>
    <style:style style:name="T212" style:family="text">
      <style:text-properties style:text-position="0% 100%" fo:language="es" fo:country="PY"/>
    </style:style>
    <style:style style:name="T213" style:family="text">
      <style:text-properties style:text-position="0% 100%" fo:language="es" fo:country="PY" officeooo:rsid="022d40bc"/>
    </style:style>
    <style:style style:name="T214" style:family="text">
      <style:text-properties style:text-position="0% 100%" fo:language="es" fo:country="PY" fo:font-weight="normal" officeooo:rsid="024647e9" style:font-weight-asian="normal" style:font-weight-complex="normal"/>
    </style:style>
    <style:style style:name="T215" style:family="text">
      <style:text-properties style:text-position="0% 100%" fo:language="es" fo:country="PY" officeooo:rsid="026cb0ee"/>
    </style:style>
    <style:style style:name="T216" style:family="text">
      <style:text-properties style:text-position="0% 100%" officeooo:rsid="02386baf"/>
    </style:style>
    <style:style style:name="T217" style:family="text">
      <style:text-properties style:text-position="0% 100%" officeooo:rsid="0244639c"/>
    </style:style>
    <style:style style:name="T218" style:family="text">
      <style:text-properties style:text-position="0% 100%" officeooo:rsid="024732a2"/>
    </style:style>
    <style:style style:name="T219" style:family="text">
      <style:text-properties style:text-position="0% 100%" officeooo:rsid="024aff72"/>
    </style:style>
    <style:style style:name="T220" style:family="text">
      <style:text-properties style:text-position="0% 100%" officeooo:rsid="025613d7"/>
    </style:style>
    <style:style style:name="T221" style:family="text">
      <style:text-properties style:text-position="0% 100%" officeooo:rsid="025f9e5a"/>
    </style:style>
    <style:style style:name="T222" style:family="text">
      <style:text-properties style:text-position="0% 100%" officeooo:rsid="02617f79"/>
    </style:style>
    <style:style style:name="T223" style:family="text">
      <style:text-properties style:text-position="0% 100%" officeooo:rsid="02619db4"/>
    </style:style>
    <style:style style:name="T224" style:family="text">
      <style:text-properties style:text-position="0% 100%" officeooo:rsid="02619e72"/>
    </style:style>
    <style:style style:name="T225" style:family="text">
      <style:text-properties style:text-position="0% 100%" officeooo:rsid="02690a47"/>
    </style:style>
    <style:style style:name="T226" style:family="text">
      <style:text-properties style:text-position="0% 100%" officeooo:rsid="02765508"/>
    </style:style>
    <style:style style:name="T227" style:family="text">
      <style:text-properties style:text-position="0% 100%" officeooo:rsid="027657da"/>
    </style:style>
    <style:style style:name="T228" style:family="text">
      <style:text-properties style:text-position="0% 100%" officeooo:rsid="027fe3e3"/>
    </style:style>
    <style:style style:name="T229" style:family="text">
      <style:text-properties style:text-position="0% 100%" officeooo:rsid="028cb799"/>
    </style:style>
    <style:style style:name="T230" style:family="text">
      <style:text-properties style:text-position="0% 100%" officeooo:rsid="028bcfd2"/>
    </style:style>
    <style:style style:name="T231" style:family="text">
      <style:text-properties style:text-position="0% 100%" officeooo:rsid="028db208"/>
    </style:style>
    <style:style style:name="T232" style:family="text">
      <style:text-properties style:text-position="0% 100%" officeooo:rsid="028ebbe7"/>
    </style:style>
    <style:style style:name="T233" style:family="text">
      <style:text-properties style:text-position="0% 100%" officeooo:rsid="02ca1e20"/>
    </style:style>
    <style:style style:name="T234" style:family="text">
      <style:text-properties style:text-position="0% 100%" officeooo:rsid="018032da"/>
    </style:style>
    <style:style style:name="T235" style:family="text">
      <style:text-properties style:text-position="0% 100%" officeooo:rsid="02d60036"/>
    </style:style>
    <style:style style:name="T236" style:family="text">
      <style:text-properties style:text-position="0% 100%" officeooo:rsid="02d789ba"/>
    </style:style>
    <style:style style:name="T237" style:family="text">
      <style:text-properties style:text-position="0% 100%" fo:font-weight="normal" officeooo:rsid="01883fd3" style:font-weight-asian="normal" style:font-weight-complex="normal"/>
    </style:style>
    <style:style style:name="T238" style:family="text">
      <style:text-properties style:text-position="0% 100%" fo:font-weight="normal" officeooo:rsid="02e33c1f" style:font-weight-asian="normal" style:font-weight-complex="normal"/>
    </style:style>
    <style:style style:name="T239" style:family="text">
      <style:text-properties style:text-position="0% 100%" style:font-name="Times New Roman6" fo:font-weight="normal" officeooo:rsid="01bc60eb" style:font-weight-asian="normal" style:font-weight-complex="normal"/>
    </style:style>
    <style:style style:name="T240" style:family="text">
      <style:text-properties officeooo:rsid="00411452"/>
    </style:style>
    <style:style style:name="T241"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242" style:family="text">
      <style:text-properties fo:text-transform="capitalize" style:font-name="Times New Roman1" fo:font-size="15pt" fo:font-weight="bold" officeooo:rsid="00f87f90" style:font-name-asian="Times New Roman7" style:font-name-complex="Times New Roman7"/>
    </style:style>
    <style:style style:name="T243" style:family="text">
      <style:text-properties fo:text-transform="capitalize" style:font-name="Times New Roman1" fo:font-size="15pt" fo:language="es" fo:country="PY" fo:font-weight="bold" officeooo:rsid="01560d1c" style:font-name-asian="Times New Roman7" style:font-name-complex="Times New Roman7"/>
    </style:style>
    <style:style style:name="T244" style:family="text">
      <style:text-properties fo:text-transform="capitalize" style:font-name="Times New Roman1" fo:font-size="15pt" fo:language="es" fo:country="PY" fo:font-weight="bold" officeooo:rsid="015f4b74" style:font-name-asian="Times New Roman7" style:font-name-complex="Times New Roman7"/>
    </style:style>
    <style:style style:name="T245" style:family="text">
      <style:text-properties fo:text-transform="capitalize" style:font-name="Times New Roman1" fo:font-size="15pt" fo:language="es" fo:country="PY" fo:font-weight="bold" officeooo:rsid="01ad718f" style:font-name-asian="Times New Roman7" style:font-name-complex="Times New Roman7"/>
    </style:style>
    <style:style style:name="T246" style:family="text">
      <style:text-properties fo:text-transform="capitalize" style:font-name="Times New Roman1" fo:font-size="15pt" fo:language="es" fo:country="PY" fo:font-weight="bold" officeooo:rsid="02abb1f4" style:font-name-asian="Times New Roman7" style:font-name-complex="Times New Roman7"/>
    </style:style>
    <style:style style:name="T247" style:family="text">
      <style:text-properties fo:text-transform="capitalize" style:font-name="Times New Roman1" fo:font-size="15pt" fo:language="es" fo:country="PY" fo:font-weight="bold" officeooo:rsid="02ef0a81" style:font-name-asian="Times New Roman7" style:font-name-complex="Times New Roman7"/>
    </style:style>
    <style:style style:name="T248" style:family="text">
      <style:text-properties fo:text-transform="capitalize" style:font-name="Times New Roman1" fo:font-size="15pt" fo:language="es" fo:country="PY" fo:font-weight="bold" officeooo:rsid="02f280ca" style:font-name-asian="Times New Roman7" style:font-name-complex="Times New Roman7"/>
    </style:style>
    <style:style style:name="T249" style:family="text">
      <style:text-properties fo:text-transform="capitalize" style:font-name="Times New Roman" fo:font-size="15pt" fo:font-weight="bold"/>
    </style:style>
    <style:style style:name="T250" style:family="text">
      <style:text-properties fo:text-transform="capitalize" style:font-name="Times New Roman" fo:font-size="15pt" fo:font-weight="bold" officeooo:rsid="002c4033"/>
    </style:style>
    <style:style style:name="T251" style:family="text">
      <style:text-properties fo:text-transform="capitalize" style:font-name="Times New Roman" fo:font-size="15pt" fo:font-weight="bold" officeooo:rsid="008d3643"/>
    </style:style>
    <style:style style:name="T252" style:family="text">
      <style:text-properties fo:text-transform="capitalize" style:font-name="Times New Roman" fo:font-size="15pt" fo:font-weight="bold" officeooo:rsid="00f250e1"/>
    </style:style>
    <style:style style:name="T253" style:family="text">
      <style:text-properties fo:text-transform="capitalize" style:font-name="Times New Roman" fo:font-size="15pt" fo:language="es" fo:country="PY" fo:font-weight="bold" officeooo:rsid="02723818"/>
    </style:style>
    <style:style style:name="T254" style:family="text">
      <style:text-properties style:font-name="Liberation Serif" fo:font-size="12pt" style:font-size-asian="12pt" style:font-size-complex="12pt"/>
    </style:style>
    <style:style style:name="T255" style:family="text">
      <style:text-properties style:font-name="Liberation Serif" fo:font-size="12pt" officeooo:rsid="00294326" style:font-size-asian="12pt" style:font-size-complex="12pt"/>
    </style:style>
    <style:style style:name="T256" style:family="text">
      <style:text-properties fo:font-style="normal" officeooo:rsid="004ea75c" style:font-style-asian="normal" style:font-style-complex="normal"/>
    </style:style>
    <style:style style:name="T257" style:family="text">
      <style:text-properties fo:font-style="normal" officeooo:rsid="00e2d665" style:font-style-asian="normal" style:font-style-complex="normal"/>
    </style:style>
    <style:style style:name="T258" style:family="text">
      <style:text-properties fo:font-style="normal" officeooo:rsid="013be97a" style:font-style-asian="normal" style:font-style-complex="normal"/>
    </style:style>
    <style:style style:name="T259" style:family="text">
      <style:text-properties fo:font-style="normal" officeooo:rsid="013dd790" style:font-style-asian="normal" style:font-style-complex="normal"/>
    </style:style>
    <style:style style:name="T260" style:family="text">
      <style:text-properties fo:font-style="normal" officeooo:rsid="01f3d3bc" style:font-style-asian="normal" style:font-style-complex="normal"/>
    </style:style>
    <style:style style:name="T261" style:family="text">
      <style:text-properties fo:font-style="normal" fo:font-weight="normal" officeooo:rsid="004ea75c" style:font-style-asian="normal" style:font-weight-asian="normal" style:font-style-complex="normal" style:font-weight-complex="normal"/>
    </style:style>
    <style:style style:name="T262" style:family="text">
      <style:text-properties fo:font-style="normal" fo:font-weight="normal" officeooo:rsid="00e981d0" style:font-style-asian="normal" style:font-weight-asian="normal" style:font-style-complex="normal" style:font-weight-complex="normal"/>
    </style:style>
    <style:style style:name="T263" style:family="text">
      <style:text-properties fo:font-style="normal" fo:font-weight="normal" officeooo:rsid="00e2d665" style:font-style-asian="normal" style:font-weight-asian="normal" style:font-style-complex="normal" style:font-weight-complex="normal"/>
    </style:style>
    <style:style style:name="T264" style:family="text">
      <style:text-properties fo:font-style="normal" fo:font-weight="normal" officeooo:rsid="00ed332e" style:font-style-asian="normal" style:font-weight-asian="normal" style:font-style-complex="normal" style:font-weight-complex="normal"/>
    </style:style>
    <style:style style:name="T265" style:family="text">
      <style:text-properties fo:font-style="normal" fo:font-weight="normal" officeooo:rsid="01e9094c" style:font-style-asian="normal" style:font-weight-asian="normal" style:font-style-complex="normal" style:font-weight-complex="normal"/>
    </style:style>
    <style:style style:name="T266" style:family="text">
      <style:text-properties fo:font-style="normal" officeooo:rsid="02a37e10"/>
    </style:style>
    <style:style style:name="T267" style:family="text">
      <style:text-properties fo:font-style="normal" officeooo:rsid="02a3a689"/>
    </style:style>
    <style:style style:name="T268" style:family="text">
      <style:text-properties fo:font-style="italic" style:font-style-asian="italic"/>
    </style:style>
    <style:style style:name="T269" style:family="text">
      <style:text-properties fo:font-style="italic" officeooo:rsid="004ea75c" style:font-style-asian="italic" style:font-style-complex="italic"/>
    </style:style>
    <style:style style:name="T270" style:family="text">
      <style:text-properties fo:font-style="italic" fo:font-weight="normal" style:font-style-asian="italic" style:font-weight-asian="normal" style:font-style-complex="italic" style:font-weight-complex="normal"/>
    </style:style>
    <style:style style:name="T271" style:family="text">
      <style:text-properties fo:font-style="italic" fo:font-weight="normal" officeooo:rsid="0083fe6a" style:font-style-asian="italic" style:font-weight-asian="normal" style:font-style-complex="italic" style:font-weight-complex="normal"/>
    </style:style>
    <style:style style:name="T272" style:family="text">
      <style:text-properties fo:font-style="italic" fo:font-weight="normal" officeooo:rsid="01e9094c" style:font-style-asian="italic" style:font-weight-asian="normal" style:font-style-complex="italic" style:font-weight-complex="normal"/>
    </style:style>
    <style:style style:name="T273" style:family="text">
      <style:text-properties fo:font-style="italic" fo:font-weight="normal" officeooo:rsid="01d0abed" style:font-style-asian="italic" style:font-weight-asian="normal" style:font-style-complex="italic" style:font-weight-complex="normal"/>
    </style:style>
    <style:style style:name="T274" style:family="text">
      <style:text-properties fo:font-style="italic" fo:font-weight="normal" officeooo:rsid="02040a96" style:font-style-asian="italic" style:font-weight-asian="normal" style:font-style-complex="italic" style:font-weight-complex="normal"/>
    </style:style>
    <style:style style:name="T275" style:family="text">
      <style:text-properties fo:font-style="italic" fo:font-weight="normal" officeooo:rsid="028a8528" style:font-style-asian="italic" style:font-weight-asian="normal" style:font-style-complex="italic" style:font-weight-complex="normal"/>
    </style:style>
    <style:style style:name="T276" style:family="text">
      <style:text-properties fo:font-style="italic" fo:font-weight="normal" officeooo:rsid="02979699" style:font-style-asian="italic" style:font-weight-asian="normal" style:font-style-complex="italic" style:font-weight-complex="normal"/>
    </style:style>
    <style:style style:name="T277" style:family="text">
      <style:text-properties fo:font-style="italic" fo:font-weight="normal" officeooo:rsid="02ee9694" style:font-style-asian="italic" style:font-weight-asian="normal" style:font-style-complex="italic" style:font-weight-complex="normal"/>
    </style:style>
    <style:style style:name="T278" style:family="text">
      <style:text-properties fo:font-style="italic" fo:font-weight="normal" officeooo:rsid="02f0d9d9" style:font-style-asian="italic" style:font-weight-asian="normal" style:font-style-complex="italic" style:font-weight-complex="normal"/>
    </style:style>
    <style:style style:name="T279" style:family="text">
      <style:text-properties fo:font-style="italic" fo:font-weight="normal" officeooo:rsid="02f6e5fd" style:font-style-asian="italic" style:font-weight-asian="normal" style:font-style-complex="italic" style:font-weight-complex="normal"/>
    </style:style>
    <style:style style:name="T280" style:family="text">
      <style:text-properties officeooo:rsid="0063e6d3"/>
    </style:style>
    <style:style style:name="T281" style:family="text">
      <style:text-properties officeooo:rsid="006cba8b"/>
    </style:style>
    <style:style style:name="T282" style:family="text">
      <style:text-properties style:font-name="Times New Roman1"/>
    </style:style>
    <style:style style:name="T283" style:family="text">
      <style:text-properties style:font-name="Times New Roman1" fo:font-size="12pt" style:font-name-asian="Times New Roman7" style:font-size-asian="12pt" style:font-name-complex="Times New Roman7" style:font-size-complex="12pt"/>
    </style:style>
    <style:style style:name="T284"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285"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286"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287"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288"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289" style:family="text">
      <style:text-properties style:font-name="Times New Roman1" fo:font-size="12pt" fo:language="es" fo:country="PY" officeooo:rsid="00186b71" style:font-name-asian="Times New Roman7" style:font-size-asian="12pt" style:font-name-complex="Times New Roman7" style:font-size-complex="12pt"/>
    </style:style>
    <style:style style:name="T290" style:family="text">
      <style:text-properties style:font-name="Times New Roman1" fo:font-size="12pt" fo:language="es" fo:country="PY" officeooo:rsid="0259654b" style:font-name-asian="Times New Roman7" style:font-size-asian="12pt" style:font-name-complex="Times New Roman7" style:font-size-complex="12pt"/>
    </style:style>
    <style:style style:name="T291" style:family="text">
      <style:text-properties style:font-name="Times New Roman1" fo:font-size="12pt" fo:language="es" fo:country="PY" officeooo:rsid="025a5979" style:font-name-asian="Times New Roman7" style:font-size-asian="12pt" style:font-name-complex="Times New Roman7" style:font-size-complex="12pt"/>
    </style:style>
    <style:style style:name="T292" style:family="text">
      <style:text-properties style:font-name="Times New Roman1" fo:font-size="12pt" fo:language="es" fo:country="PY" officeooo:rsid="001a7ab9" style:font-name-asian="Times New Roman7" style:font-size-asian="12pt" style:font-name-complex="Times New Roman7" style:font-size-complex="12pt"/>
    </style:style>
    <style:style style:name="T293" style:family="text">
      <style:text-properties style:font-name="Times New Roman1" fo:font-size="12pt" fo:language="es" fo:country="PY" officeooo:rsid="026acb6d" style:font-name-asian="Times New Roman7" style:font-size-asian="12pt" style:font-name-complex="Times New Roman7" style:font-size-complex="12pt"/>
    </style:style>
    <style:style style:name="T294" style:family="text">
      <style:text-properties style:font-name="Times New Roman1" fo:font-size="12pt" fo:language="es" fo:country="PY" officeooo:rsid="02723818" style:font-name-asian="Times New Roman7" style:font-size-asian="12pt" style:font-name-complex="Times New Roman7" style:font-size-complex="12pt"/>
    </style:style>
    <style:style style:name="T295" style:family="text">
      <style:text-properties style:font-name="Times New Roman1" fo:font-size="12pt" fo:language="es" fo:country="PY" officeooo:rsid="0276ae07" fo:background-color="#ffffff" loext:char-shading-value="0" style:font-name-asian="Times New Roman7" style:font-size-asian="12pt" style:font-name-complex="Times New Roman7" style:font-size-complex="12pt"/>
    </style:style>
    <style:style style:name="T296" style:family="text">
      <style:text-properties style:font-name="Times New Roman1" fo:font-size="12pt" fo:language="es" fo:country="PY" officeooo:rsid="02753e65" fo:background-color="#ffffff" loext:char-shading-value="0" style:font-name-asian="Times New Roman7" style:font-size-asian="12pt" style:font-name-complex="Times New Roman7" style:font-size-complex="12pt"/>
    </style:style>
    <style:style style:name="T297" style:family="text">
      <style:text-properties style:font-name="Times New Roman1" fo:font-size="12pt" fo:font-style="italic" fo:font-weight="normal" officeooo:rsid="02c08ee7" style:font-size-asian="12pt" style:font-style-asian="italic" style:font-weight-asian="normal" style:font-name-complex="Noto Sans Devanagari1" style:font-size-complex="12pt" style:font-style-complex="italic" style:font-weight-complex="normal"/>
    </style:style>
    <style:style style:name="T298" style:family="text">
      <style:text-properties style:font-name="Times New Roman1" style:font-name-asian="Times New Roman7"/>
    </style:style>
    <style:style style:name="T299" style:family="text">
      <style:text-properties style:font-name="Times New Roman1" style:font-name-asian="Times New Roman7" style:font-name-complex="Times New Roman7"/>
    </style:style>
    <style:style style:name="T300" style:family="text">
      <style:text-properties style:font-name="Times New Roman1" officeooo:rsid="008ece67" style:font-name-asian="Times New Roman7" style:font-name-complex="Times New Roman7"/>
    </style:style>
    <style:style style:name="T301" style:family="text">
      <style:text-properties style:font-name="Times New Roman1" officeooo:rsid="0090152f" style:font-name-asian="Times New Roman7" style:font-name-complex="Times New Roman7"/>
    </style:style>
    <style:style style:name="T302" style:family="text">
      <style:text-properties style:font-name="Times New Roman1" officeooo:rsid="00f87f90" style:font-name-asian="Times New Roman7" style:font-name-complex="Times New Roman7"/>
    </style:style>
    <style:style style:name="T303" style:family="text">
      <style:text-properties style:font-name="Times New Roman1" officeooo:rsid="0091e137" style:font-name-asian="Times New Roman7" style:font-name-complex="Times New Roman7"/>
    </style:style>
    <style:style style:name="T304" style:family="text">
      <style:text-properties style:font-name="Times New Roman1" officeooo:rsid="00f87f90" style:font-name-asian="Times New Roman7"/>
    </style:style>
    <style:style style:name="T305" style:family="text">
      <style:text-properties style:font-name="Times New Roman1" officeooo:rsid="0165a9c6" style:font-name-asian="Times New Roman7"/>
    </style:style>
    <style:style style:name="T306" style:family="text">
      <style:text-properties style:font-name="Times New Roman1" officeooo:rsid="016a7b48" style:font-name-asian="Times New Roman7"/>
    </style:style>
    <style:style style:name="T307" style:family="text">
      <style:text-properties style:font-name="Times New Roman1" officeooo:rsid="0217b179" style:font-name-asian="Times New Roman7"/>
    </style:style>
    <style:style style:name="T308" style:family="text">
      <style:text-properties style:font-name="Times New Roman1" officeooo:rsid="0219ab97" style:font-name-asian="Times New Roman7"/>
    </style:style>
    <style:style style:name="T309" style:family="text">
      <style:text-properties style:font-name="Times New Roman1" officeooo:rsid="021b1e7b" style:font-name-asian="Times New Roman7"/>
    </style:style>
    <style:style style:name="T310" style:family="text">
      <style:text-properties style:font-name="Times New Roman1" style:font-name-asian="Times New Roman7" style:font-size-asian="12pt" style:font-name-complex="Times New Roman7" style:font-size-complex="12pt"/>
    </style:style>
    <style:style style:name="T311" style:family="text">
      <style:text-properties style:font-name="Times New Roman1" officeooo:rsid="023221e6" style:font-name-asian="Times New Roman7" style:font-size-asian="12pt" style:font-name-complex="Times New Roman7" style:font-size-complex="12pt"/>
    </style:style>
    <style:style style:name="T312" style:family="text">
      <style:text-properties style:font-name="Times New Roman1" officeooo:rsid="023ea2f6" style:font-name-asian="Times New Roman7" style:font-size-asian="12pt" style:font-name-complex="Times New Roman7" style:font-size-complex="12pt"/>
    </style:style>
    <style:style style:name="T313" style:family="text">
      <style:text-properties style:font-name="Times New Roman1" officeooo:rsid="00a86e7d"/>
    </style:style>
    <style:style style:name="T314" style:family="text">
      <style:text-properties style:font-name="Times New Roman1" officeooo:rsid="00cb0f28"/>
    </style:style>
    <style:style style:name="T315" style:family="text">
      <style:text-properties style:font-name="Times New Roman1" officeooo:rsid="00cd3051"/>
    </style:style>
    <style:style style:name="T316" style:family="text">
      <style:text-properties style:font-name="Times New Roman1" officeooo:rsid="00ce89cc"/>
    </style:style>
    <style:style style:name="T317" style:family="text">
      <style:text-properties style:font-name="Times New Roman1" officeooo:rsid="00d0042a"/>
    </style:style>
    <style:style style:name="T318" style:family="text">
      <style:text-properties style:font-name="Times New Roman1" officeooo:rsid="00d589c3"/>
    </style:style>
    <style:style style:name="T319" style:family="text">
      <style:text-properties style:font-name="Times New Roman1" officeooo:rsid="0135fa93"/>
    </style:style>
    <style:style style:name="T320" style:family="text">
      <style:text-properties style:font-name="Times New Roman1" officeooo:rsid="0139007f"/>
    </style:style>
    <style:style style:name="T321" style:family="text">
      <style:text-properties style:font-name="Times New Roman1" fo:font-weight="bold" officeooo:rsid="0139007f" style:font-weight-asian="bold" style:font-weight-complex="bold"/>
    </style:style>
    <style:style style:name="T322" style:family="text">
      <style:text-properties style:font-name="Times New Roman1" fo:font-weight="bold" officeooo:rsid="016c893d" style:font-weight-asian="bold" style:font-weight-complex="bold"/>
    </style:style>
    <style:style style:name="T323" style:family="text">
      <style:text-properties style:font-name="Times New Roman1" fo:font-weight="bold" officeooo:rsid="016dbffa" style:font-weight-asian="bold" style:font-weight-complex="bold"/>
    </style:style>
    <style:style style:name="T324" style:family="text">
      <style:text-properties style:font-name="Times New Roman1" fo:font-weight="bold" officeooo:rsid="018f46ad" style:font-weight-asian="bold" style:font-weight-complex="bold"/>
    </style:style>
    <style:style style:name="T325" style:family="text">
      <style:text-properties style:font-name="Times New Roman1" fo:font-weight="bold" officeooo:rsid="018ffde3" style:font-weight-asian="bold" style:font-weight-complex="bold"/>
    </style:style>
    <style:style style:name="T326" style:family="text">
      <style:text-properties style:font-name="Times New Roman1" fo:font-weight="bold" officeooo:rsid="01b31c62" style:font-weight-asian="bold" style:font-weight-complex="bold"/>
    </style:style>
    <style:style style:name="T327" style:family="text">
      <style:text-properties style:font-name="Times New Roman1" fo:font-weight="bold" officeooo:rsid="0256592f" style:font-weight-asian="bold" style:font-weight-complex="bold"/>
    </style:style>
    <style:style style:name="T328" style:family="text">
      <style:text-properties style:font-name="Times New Roman1" fo:font-weight="bold" officeooo:rsid="02ca7991" style:font-weight-asian="bold" style:font-weight-complex="bold"/>
    </style:style>
    <style:style style:name="T329" style:family="text">
      <style:text-properties style:font-name="Times New Roman1" fo:font-weight="bold" officeooo:rsid="01715769" style:font-weight-asian="bold" style:font-weight-complex="bold"/>
    </style:style>
    <style:style style:name="T330" style:family="text">
      <style:text-properties style:font-name="Times New Roman1" fo:font-weight="bold" officeooo:rsid="02e33c1f" style:font-weight-asian="bold" style:font-weight-complex="bold"/>
    </style:style>
    <style:style style:name="T331" style:family="text">
      <style:text-properties style:font-name="Times New Roman1" officeooo:rsid="017736aa"/>
    </style:style>
    <style:style style:name="T332" style:family="text">
      <style:text-properties style:font-name="Times New Roman1" officeooo:rsid="017b0b82"/>
    </style:style>
    <style:style style:name="T333" style:family="text">
      <style:text-properties style:font-name="Times New Roman1" fo:font-weight="normal" officeooo:rsid="018f46ad" style:font-weight-asian="normal" style:font-weight-complex="normal"/>
    </style:style>
    <style:style style:name="T334" style:family="text">
      <style:text-properties style:font-name="Times New Roman1" fo:font-weight="normal" officeooo:rsid="018ffde3" style:font-weight-asian="normal" style:font-weight-complex="normal"/>
    </style:style>
    <style:style style:name="T335" style:family="text">
      <style:text-properties style:font-name="Times New Roman1" fo:font-weight="normal" officeooo:rsid="01905af1" style:font-weight-asian="normal" style:font-weight-complex="normal"/>
    </style:style>
    <style:style style:name="T336" style:family="text">
      <style:text-properties style:font-name="Times New Roman1" fo:font-weight="normal" officeooo:rsid="01b5edf4" style:font-weight-asian="normal" style:font-weight-complex="normal"/>
    </style:style>
    <style:style style:name="T337" style:family="text">
      <style:text-properties style:font-name="Times New Roman1" fo:font-weight="normal" officeooo:rsid="01b7e870" style:font-weight-asian="normal" style:font-weight-complex="normal"/>
    </style:style>
    <style:style style:name="T338" style:family="text">
      <style:text-properties style:font-name="Times New Roman1" fo:font-weight="normal" officeooo:rsid="01c174d1" style:font-weight-asian="normal" style:font-weight-complex="normal"/>
    </style:style>
    <style:style style:name="T339" style:family="text">
      <style:text-properties style:font-name="Times New Roman1" fo:font-weight="normal" officeooo:rsid="01b084c3" style:font-weight-asian="normal" style:font-weight-complex="normal"/>
    </style:style>
    <style:style style:name="T340" style:family="text">
      <style:text-properties style:font-name="Times New Roman1" fo:font-weight="normal" officeooo:rsid="02aa3e2e" style:font-weight-asian="normal" style:font-weight-complex="normal"/>
    </style:style>
    <style:style style:name="T341" style:family="text">
      <style:text-properties style:font-name="Times New Roman1" fo:font-weight="normal" officeooo:rsid="02ad7668" style:font-weight-asian="normal" style:font-weight-complex="normal"/>
    </style:style>
    <style:style style:name="T342" style:family="text">
      <style:text-properties style:font-name="Times New Roman1" fo:font-weight="normal" officeooo:rsid="02b5bf5d" style:font-weight-asian="normal" style:font-weight-complex="normal"/>
    </style:style>
    <style:style style:name="T343" style:family="text">
      <style:text-properties style:font-name="Times New Roman1" fo:font-weight="normal" officeooo:rsid="02bae282" style:font-weight-asian="normal" style:font-weight-complex="normal"/>
    </style:style>
    <style:style style:name="T344" style:family="text">
      <style:text-properties style:font-name="Times New Roman1" fo:font-weight="normal" officeooo:rsid="02e2711f" style:font-weight-asian="normal" style:font-weight-complex="normal"/>
    </style:style>
    <style:style style:name="T345" style:family="text">
      <style:text-properties style:font-name="Times New Roman1" fo:font-weight="normal" officeooo:rsid="02f0d9d9" style:font-weight-asian="normal" style:font-weight-complex="normal"/>
    </style:style>
    <style:style style:name="T346" style:family="text">
      <style:text-properties style:font-name="Times New Roman1" fo:font-weight="normal" officeooo:rsid="02f1652e" style:font-weight-asian="normal" style:font-weight-complex="normal"/>
    </style:style>
    <style:style style:name="T347" style:family="text">
      <style:text-properties style:font-name="Times New Roman1" fo:font-weight="normal" officeooo:rsid="02f280ca" style:font-weight-asian="normal" style:font-weight-complex="normal"/>
    </style:style>
    <style:style style:name="T348" style:family="text">
      <style:text-properties style:font-name="Times New Roman1" fo:font-weight="normal" style:font-name-asian="Noto Sans Mono CJK SC" style:font-weight-asian="normal" style:font-name-complex="Liberation Mono1" style:font-weight-complex="normal"/>
    </style:style>
    <style:style style:name="T349" style:family="text">
      <style:text-properties style:font-name="Times New Roman1" fo:font-weight="normal" officeooo:rsid="02abb1f4" style:font-name-asian="Noto Sans Mono CJK SC" style:font-weight-asian="normal" style:font-name-complex="Liberation Mono1" style:font-weight-complex="normal"/>
    </style:style>
    <style:style style:name="T350" style:family="text">
      <style:text-properties style:font-name="Times New Roman1" fo:font-weight="normal" officeooo:rsid="02aeda6d" style:font-name-asian="Noto Sans Mono CJK SC" style:font-weight-asian="normal" style:font-name-complex="Liberation Mono1" style:font-weight-complex="normal"/>
    </style:style>
    <style:style style:name="T351" style:family="text">
      <style:text-properties style:font-name="Times New Roman1" fo:font-weight="normal" officeooo:rsid="02b5bf5d" style:font-name-asian="Noto Sans Mono CJK SC" style:font-weight-asian="normal" style:font-name-complex="Liberation Mono1" style:font-weight-complex="normal"/>
    </style:style>
    <style:style style:name="T352" style:family="text">
      <style:text-properties style:font-name="Times New Roman1" fo:font-weight="normal" officeooo:rsid="02e552c0" style:font-name-asian="Noto Sans Mono CJK SC" style:font-weight-asian="normal" style:font-name-complex="Liberation Mono1" style:font-weight-complex="normal"/>
    </style:style>
    <style:style style:name="T353" style:family="text">
      <style:text-properties style:font-name="Times New Roman1" fo:font-weight="normal" officeooo:rsid="01ba9143" style:font-name-asian="Noto Sans Mono CJK SC" style:font-weight-asian="normal" style:font-name-complex="Liberation Mono1" style:font-weight-complex="normal"/>
    </style:style>
    <style:style style:name="T354" style:family="text">
      <style:text-properties style:font-name="Times New Roman1" fo:font-weight="normal" officeooo:rsid="01b90cde" style:font-name-asian="Noto Sans Mono CJK SC" style:font-weight-asian="normal" style:font-name-complex="Liberation Mono1" style:font-weight-complex="normal"/>
    </style:style>
    <style:style style:name="T355" style:family="text">
      <style:text-properties style:font-name="Times New Roman1" fo:font-weight="normal" officeooo:rsid="01b7e870" style:font-name-asian="Noto Sans Mono CJK SC" style:font-weight-asian="normal" style:font-name-complex="Liberation Mono1" style:font-weight-complex="normal"/>
    </style:style>
    <style:style style:name="T356" style:family="text">
      <style:text-properties style:font-name="Times New Roman1" fo:font-weight="normal" officeooo:rsid="02f0d9d9" style:font-name-asian="Noto Sans Mono CJK SC" style:font-weight-asian="normal" style:font-name-complex="Liberation Mono1" style:font-weight-complex="normal"/>
    </style:style>
    <style:style style:name="T357" style:family="text">
      <style:text-properties style:font-name="Times New Roman1" fo:font-weight="normal" officeooo:rsid="02f1652e" style:font-name-asian="Noto Sans Mono CJK SC" style:font-weight-asian="normal" style:font-name-complex="Liberation Mono1" style:font-weight-complex="normal"/>
    </style:style>
    <style:style style:name="T358" style:family="text">
      <style:text-properties style:font-name="Times New Roman1" fo:font-weight="normal" officeooo:rsid="02f3b4af" style:font-name-asian="Noto Sans Mono CJK SC" style:font-weight-asian="normal" style:font-name-complex="Liberation Mono1" style:font-weight-complex="normal"/>
    </style:style>
    <style:style style:name="T359" style:family="text">
      <style:text-properties style:font-name="Times New Roman1" fo:font-weight="normal" officeooo:rsid="02f280ca" style:font-name-asian="Noto Sans Mono CJK SC" style:font-weight-asian="normal" style:font-name-complex="Liberation Mono1" style:font-weight-complex="normal"/>
    </style:style>
    <style:style style:name="T360" style:family="text">
      <style:text-properties style:font-name="Times New Roman1" fo:font-weight="normal" officeooo:rsid="02aa3e2e" style:font-name-asian="Noto Sans Mono CJK SC" style:font-weight-asian="normal" style:font-name-complex="Liberation Mono1" style:font-weight-complex="normal"/>
    </style:style>
    <style:style style:name="T361" style:family="text">
      <style:text-properties style:font-name="Times New Roman1" fo:font-weight="normal" officeooo:rsid="02f47fa8" style:font-name-asian="Noto Sans Mono CJK SC" style:font-weight-asian="normal" style:font-name-complex="Liberation Mono1" style:font-weight-complex="normal"/>
    </style:style>
    <style:style style:name="T362" style:family="text">
      <style:text-properties style:font-name="Times New Roman1" fo:font-style="italic" fo:font-weight="normal" officeooo:rsid="018f46ad" style:font-style-asian="italic" style:font-weight-asian="normal" style:font-style-complex="italic" style:font-weight-complex="normal"/>
    </style:style>
    <style:style style:name="T363" style:family="text">
      <style:text-properties style:font-name="Times New Roman1" fo:font-style="italic" fo:font-weight="normal" officeooo:rsid="02c08ee7" style:font-style-asian="italic" style:font-weight-asian="normal" style:font-style-complex="italic" style:font-weight-complex="normal"/>
    </style:style>
    <style:style style:name="T364" style:family="text">
      <style:text-properties style:font-name="Times New Roman1" officeooo:rsid="01c174d1"/>
    </style:style>
    <style:style style:name="T365" style:family="text">
      <style:text-properties style:font-name="Times New Roman1" officeooo:rsid="01bf0a14"/>
    </style:style>
    <style:style style:name="T366" style:family="text">
      <style:text-properties style:font-name="Times New Roman1" officeooo:rsid="01bf0a14" style:font-name-asian="Noto Sans Mono CJK SC" style:font-name-complex="Liberation Mono1"/>
    </style:style>
    <style:style style:name="T367" style:family="text">
      <style:text-properties style:font-name="Times New Roman1" officeooo:rsid="01c0dcc0" style:font-name-asian="Noto Sans Mono CJK SC" style:font-name-complex="Liberation Mono1"/>
    </style:style>
    <style:style style:name="T368" style:family="text">
      <style:text-properties style:font-name="Times New Roman1" officeooo:rsid="01c174d1" style:font-name-asian="Noto Sans Mono CJK SC" style:font-name-complex="Liberation Mono1"/>
    </style:style>
    <style:style style:name="T369" style:family="text">
      <style:text-properties style:font-name="Times New Roman1" officeooo:rsid="02aa3e2e" style:font-name-asian="Noto Sans Mono CJK SC" style:font-name-complex="Liberation Mono1"/>
    </style:style>
    <style:style style:name="T370" style:family="text">
      <style:text-properties style:font-name="Times New Roman1" officeooo:rsid="02f651f2" style:font-name-asian="Noto Sans Mono CJK SC" style:font-name-complex="Liberation Mono1"/>
    </style:style>
    <style:style style:name="T371" style:family="text">
      <style:text-properties style:font-name="Times New Roman1" officeooo:rsid="01c0dcc0"/>
    </style:style>
    <style:style style:name="T372" style:family="text">
      <style:text-properties style:font-name="Times New Roman1" officeooo:rsid="0200c476"/>
    </style:style>
    <style:style style:name="T373" style:family="text">
      <style:text-properties style:font-name="Times New Roman1" officeooo:rsid="02098a46"/>
    </style:style>
    <style:style style:name="T374" style:family="text">
      <style:text-properties style:font-name="Times New Roman1" officeooo:rsid="0219ab97"/>
    </style:style>
    <style:style style:name="T375" style:family="text">
      <style:text-properties style:font-name="Times New Roman1" fo:language="es" fo:country="PY" officeooo:rsid="0250d708"/>
    </style:style>
    <style:style style:name="T376" style:family="text">
      <style:text-properties style:font-name="Times New Roman1" officeooo:rsid="025493f5"/>
    </style:style>
    <style:style style:name="T377" style:family="text">
      <style:text-properties style:font-name="Times New Roman1" officeooo:rsid="025613d7"/>
    </style:style>
    <style:style style:name="T378" style:family="text">
      <style:text-properties style:font-name="Times New Roman1" officeooo:rsid="0256592f"/>
    </style:style>
    <style:style style:name="T379" style:family="text">
      <style:text-properties style:font-name="Times New Roman1" officeooo:rsid="025a5979"/>
    </style:style>
    <style:style style:name="T380" style:family="text">
      <style:text-properties style:font-name="Times New Roman1" officeooo:rsid="025f9e5a"/>
    </style:style>
    <style:style style:name="T381" style:family="text">
      <style:text-properties style:font-name="Times New Roman1" officeooo:rsid="027eb7e9"/>
    </style:style>
    <style:style style:name="T382" style:family="text">
      <style:text-properties style:font-name="Times New Roman1" officeooo:rsid="028a8528"/>
    </style:style>
    <style:style style:name="T383" style:family="text">
      <style:text-properties style:font-name="Times New Roman1" officeooo:rsid="027f0937"/>
    </style:style>
    <style:style style:name="T384" style:family="text">
      <style:text-properties style:font-name="Times New Roman1" officeooo:rsid="027fd7cb"/>
    </style:style>
    <style:style style:name="T385" style:family="text">
      <style:text-properties style:font-name="Times New Roman1" officeooo:rsid="02835d52"/>
    </style:style>
    <style:style style:name="T386" style:family="text">
      <style:text-properties style:font-name="Times New Roman1" officeooo:rsid="0284ddbc"/>
    </style:style>
    <style:style style:name="T387" style:family="text">
      <style:text-properties style:font-name="Times New Roman1" officeooo:rsid="0281ab5f"/>
    </style:style>
    <style:style style:name="T388" style:family="text">
      <style:text-properties style:font-name="Times New Roman1" officeooo:rsid="0285ab48"/>
    </style:style>
    <style:style style:name="T389" style:family="text">
      <style:text-properties style:font-name="Times New Roman1" officeooo:rsid="0288495e"/>
    </style:style>
    <style:style style:name="T390" style:family="text">
      <style:text-properties style:font-name="Times New Roman1" officeooo:rsid="02865ad3"/>
    </style:style>
    <style:style style:name="T391" style:family="text">
      <style:text-properties style:font-name="Times New Roman1" officeooo:rsid="01d0abed"/>
    </style:style>
    <style:style style:name="T392" style:family="text">
      <style:text-properties style:font-name="Times New Roman1" officeooo:rsid="0288df6e"/>
    </style:style>
    <style:style style:name="T393" style:family="text">
      <style:text-properties style:font-name="Times New Roman1" officeooo:rsid="028ba820"/>
    </style:style>
    <style:style style:name="T394" style:family="text">
      <style:text-properties style:font-name="Times New Roman1" officeooo:rsid="028c57bb"/>
    </style:style>
    <style:style style:name="T395" style:family="text">
      <style:text-properties style:font-name="Times New Roman1" officeooo:rsid="0292e091"/>
    </style:style>
    <style:style style:name="T396" style:family="text">
      <style:text-properties style:font-name="Times New Roman1" officeooo:rsid="02933e9b"/>
    </style:style>
    <style:style style:name="T397" style:family="text">
      <style:text-properties style:font-name="Times New Roman1" officeooo:rsid="029902c0"/>
    </style:style>
    <style:style style:name="T398" style:family="text">
      <style:text-properties style:font-name="Times New Roman1" officeooo:rsid="0298c8f9"/>
    </style:style>
    <style:style style:name="T399" style:family="text">
      <style:text-properties style:font-name="Times New Roman1" officeooo:rsid="0294607b"/>
    </style:style>
    <style:style style:name="T400" style:family="text">
      <style:text-properties style:font-name="Times New Roman1" officeooo:rsid="029955e7"/>
    </style:style>
    <style:style style:name="T401" style:family="text">
      <style:text-properties style:font-name="Times New Roman1" officeooo:rsid="029b314e"/>
    </style:style>
    <style:style style:name="T402" style:family="text">
      <style:text-properties style:font-name="Times New Roman1" officeooo:rsid="02b8a919"/>
    </style:style>
    <style:style style:name="T403" style:family="text">
      <style:text-properties style:font-name="Times New Roman1" officeooo:rsid="02bebb88"/>
    </style:style>
    <style:style style:name="T404" style:family="text">
      <style:text-properties style:font-name="Times New Roman1" officeooo:rsid="02bfe8fb"/>
    </style:style>
    <style:style style:name="T405" style:family="text">
      <style:text-properties style:font-name="Times New Roman1" officeooo:rsid="02bf5463"/>
    </style:style>
    <style:style style:name="T406" style:family="text">
      <style:text-properties style:font-name="Times New Roman1" officeooo:rsid="02c08ee7"/>
    </style:style>
    <style:style style:name="T407" style:family="text">
      <style:text-properties style:font-name="Times New Roman1" officeooo:rsid="02c0a3b4"/>
    </style:style>
    <style:style style:name="T408" style:family="text">
      <style:text-properties style:font-name="Times New Roman1" officeooo:rsid="02ca010c"/>
    </style:style>
    <style:style style:name="T409" style:family="text">
      <style:text-properties style:font-name="Times New Roman1" officeooo:rsid="02ee9694"/>
    </style:style>
    <style:style style:name="T410" style:family="text">
      <style:text-properties style:font-name="Times New Roman1" officeooo:rsid="02f280ca"/>
    </style:style>
    <style:style style:name="T411" style:family="text">
      <style:text-properties style:font-name="Times New Roman1" officeooo:rsid="02f5797f"/>
    </style:style>
    <style:style style:name="T412" style:family="text">
      <style:text-properties style:font-name="Times New Roman1" officeooo:rsid="02f5968b"/>
    </style:style>
    <style:style style:name="T413" style:family="text">
      <style:text-properties style:font-name="Times New Roman1" officeooo:rsid="02f651f2"/>
    </style:style>
    <style:style style:name="T414" style:family="text">
      <style:text-properties style:font-name="Times New Roman1" officeooo:rsid="02f66239"/>
    </style:style>
    <style:style style:name="T415" style:family="text">
      <style:text-properties officeooo:rsid="0071562f"/>
    </style:style>
    <style:style style:name="T416" style:family="text">
      <style:text-properties fo:font-size="12pt" fo:font-weight="normal" officeooo:rsid="00aabba0" style:font-size-asian="12pt" style:font-weight-asian="normal" style:font-size-complex="12pt" style:font-weight-complex="normal"/>
    </style:style>
    <style:style style:name="T417" style:family="text">
      <style:text-properties fo:font-size="12pt" fo:language="es" fo:country="PY" style:font-size-asian="12pt" style:font-size-complex="12pt"/>
    </style:style>
    <style:style style:name="T418" style:family="text">
      <style:text-properties fo:font-size="12pt" fo:language="es" fo:country="PY" officeooo:rsid="00e1578d" style:font-size-asian="12pt" style:font-size-complex="12pt"/>
    </style:style>
    <style:style style:name="T419" style:family="text">
      <style:text-properties fo:font-size="12pt" fo:language="es" fo:country="PY" officeooo:rsid="025a5979" style:font-size-asian="12pt" style:font-size-complex="12pt"/>
    </style:style>
    <style:style style:name="T420" style:family="text">
      <style:text-properties fo:font-size="12pt" fo:language="es" fo:country="PY" officeooo:rsid="00216647" style:font-size-asian="12pt" style:font-size-complex="12pt"/>
    </style:style>
    <style:style style:name="T421" style:family="text">
      <style:text-properties fo:font-size="12pt" fo:language="es" fo:country="PY" style:font-name-asian="Times New Roman7" style:font-size-asian="12pt" style:font-name-complex="Times New Roman7" style:font-size-complex="12pt"/>
    </style:style>
    <style:style style:name="T422" style:family="text">
      <style:text-properties officeooo:rsid="00724dc6"/>
    </style:style>
    <style:style style:name="T423" style:family="text">
      <style:text-properties officeooo:rsid="007537e0"/>
    </style:style>
    <style:style style:name="T424" style:family="text">
      <style:text-properties text:display="none"/>
    </style:style>
    <style:style style:name="T425"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426"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427"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428"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429" style:family="text">
      <style:text-properties officeooo:rsid="008ece67"/>
    </style:style>
    <style:style style:name="T430" style:family="text">
      <style:text-properties officeooo:rsid="0090152f"/>
    </style:style>
    <style:style style:name="T431" style:family="text">
      <style:text-properties officeooo:rsid="0091e137"/>
    </style:style>
    <style:style style:name="T432" style:family="text">
      <style:text-properties officeooo:rsid="00646cc3" style:font-name-asian="Times New Roman7" style:font-name-complex="Times New Roman7"/>
    </style:style>
    <style:style style:name="T433" style:family="text">
      <style:text-properties officeooo:rsid="00962f6d"/>
    </style:style>
    <style:style style:name="T434"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435"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436"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437"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438"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439"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440"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441"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442" style:family="text">
      <style:text-properties style:font-name="Times New Roman"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443" style:family="text">
      <style:text-properties style:font-name="Times New Roman"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444" style:family="text">
      <style:text-properties style:font-name="Times New Roman" fo:font-size="11pt" fo:font-style="italic" fo:font-weight="normal" officeooo:rsid="02ee9694" style:font-size-asian="12pt" style:font-style-asian="italic" style:font-weight-asian="normal" style:font-name-complex="Noto Sans Devanagari1" style:font-size-complex="12pt" style:font-style-complex="italic" style:font-weight-complex="normal"/>
    </style:style>
    <style:style style:name="T445" style:family="text">
      <style:text-properties style:font-name="Times New Roman" fo:font-size="11pt" fo:font-style="italic" fo:font-weight="normal" officeooo:rsid="02f6e5fd" style:font-size-asian="12pt" style:font-style-asian="italic" style:font-weight-asian="normal" style:font-name-complex="Noto Sans Devanagari1" style:font-size-complex="12pt" style:font-style-complex="italic" style:font-weight-complex="normal"/>
    </style:style>
    <style:style style:name="T446"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447" style:family="text">
      <style:text-properties style:font-name="Times New Roman" fo:font-size="11pt" fo:font-weight="bold"/>
    </style:style>
    <style:style style:name="T448" style:family="text">
      <style:text-properties style:font-name="Times New Roman" fo:font-size="13pt" fo:font-weight="bold" officeooo:rsid="00e1578d"/>
    </style:style>
    <style:style style:name="T449" style:family="text">
      <style:text-properties officeooo:rsid="009920d5"/>
    </style:style>
    <style:style style:name="T450" style:family="text">
      <style:text-properties officeooo:rsid="00a86e7d"/>
    </style:style>
    <style:style style:name="T451" style:family="text">
      <style:text-properties style:text-underline-style="none"/>
    </style:style>
    <style:style style:name="T452" style:family="text">
      <style:text-properties style:text-underline-style="none" officeooo:rsid="00ada0d4"/>
    </style:style>
    <style:style style:name="T453"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454"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455" style:family="text">
      <style:text-properties officeooo:rsid="00aabba0"/>
    </style:style>
    <style:style style:name="T456" style:family="text">
      <style:text-properties style:text-position="super 58%"/>
    </style:style>
    <style:style style:name="T457" style:family="text">
      <style:text-properties officeooo:rsid="00cb0f28"/>
    </style:style>
    <style:style style:name="T458" style:family="text">
      <style:text-properties style:font-name="Times New Roman3" fo:font-size="11pt"/>
    </style:style>
    <style:style style:name="T459"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460"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461"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462"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463"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464"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465"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466"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467"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468"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469"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470"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471"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472"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473"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474"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475"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476"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477" style:family="text">
      <style:text-properties style:font-name="Times New Roman3" fo:font-size="11pt" fo:font-style="normal" fo:font-weight="normal" officeooo:rsid="025a5979" style:font-size-asian="12pt" style:font-style-asian="italic" style:font-name-complex="Noto Sans Devanagari1" style:font-size-complex="12pt" style:font-style-complex="italic"/>
    </style:style>
    <style:style style:name="T478" style:family="text">
      <style:text-properties style:font-name="Times New Roman3" fo:font-size="11pt" fo:font-weight="normal" officeooo:rsid="00e1578d" style:font-size-asian="12pt" style:font-name-complex="Noto Sans Devanagari1" style:font-size-complex="12pt"/>
    </style:style>
    <style:style style:name="T479" style:family="text">
      <style:text-properties style:font-name="Times New Roman3" fo:font-size="11pt" fo:font-weight="normal" officeooo:rsid="00e2d665" style:font-size-asian="12pt" style:font-name-complex="Noto Sans Devanagari1" style:font-size-complex="12pt"/>
    </style:style>
    <style:style style:name="T480" style:family="text">
      <style:text-properties style:font-name="Times New Roman3" fo:font-size="11pt" fo:font-weight="normal" officeooo:rsid="025a5979" style:font-size-asian="12pt" style:font-name-complex="Noto Sans Devanagari1" style:font-size-complex="12pt"/>
    </style:style>
    <style:style style:name="T481" style:family="text">
      <style:text-properties officeooo:rsid="00d2aa19"/>
    </style:style>
    <style:style style:name="T482" style:family="text">
      <style:text-properties officeooo:rsid="00d42b8b"/>
    </style:style>
    <style:style style:name="T483" style:family="text">
      <style:text-properties officeooo:rsid="00d589c3"/>
    </style:style>
    <style:style style:name="T484" style:family="text">
      <style:text-properties officeooo:rsid="00ddf5b8"/>
    </style:style>
    <style:style style:name="T485" style:family="text">
      <style:text-properties officeooo:rsid="004ea75c"/>
    </style:style>
    <style:style style:name="T486" style:family="text">
      <style:text-properties officeooo:rsid="00e69421"/>
    </style:style>
    <style:style style:name="T487" style:family="text">
      <style:text-properties style:use-window-font-color="true" style:font-name="Times New Roman1" style:text-underline-style="none" officeooo:rsid="017b0b82"/>
    </style:style>
    <style:style style:name="T488" style:family="text">
      <style:text-properties fo:font-weight="normal" style:font-weight-asian="normal" style:font-weight-complex="normal"/>
    </style:style>
    <style:style style:name="T489" style:family="text">
      <style:text-properties fo:font-weight="normal" officeooo:rsid="01b31c62" style:font-weight-asian="normal" style:font-weight-complex="normal"/>
    </style:style>
    <style:style style:name="T490" style:family="text">
      <style:text-properties fo:font-weight="normal" officeooo:rsid="004ea75c" style:font-weight-asian="normal" style:font-weight-complex="normal"/>
    </style:style>
    <style:style style:name="T491" style:family="text">
      <style:text-properties fo:font-weight="normal" officeooo:rsid="026ffea3" style:font-weight-asian="normal" style:font-weight-complex="normal"/>
    </style:style>
    <style:style style:name="T492" style:family="text">
      <style:text-properties fo:font-weight="normal" officeooo:rsid="02aa3e2e" style:font-weight-asian="normal" style:font-weight-complex="normal"/>
    </style:style>
    <style:style style:name="T493" style:family="text">
      <style:text-properties fo:font-weight="normal" officeooo:rsid="02ad7668" style:font-weight-asian="normal" style:font-weight-complex="normal"/>
    </style:style>
    <style:style style:name="T494" style:family="text">
      <style:text-properties fo:font-weight="normal" officeooo:rsid="02aeda6d" style:font-weight-asian="normal" style:font-weight-complex="normal"/>
    </style:style>
    <style:style style:name="T495" style:family="text">
      <style:text-properties fo:font-weight="normal" officeooo:rsid="02bae282" style:font-weight-asian="normal" style:font-weight-complex="normal"/>
    </style:style>
    <style:style style:name="T496" style:family="text">
      <style:text-properties fo:font-weight="normal" officeooo:rsid="02b5bf5d" style:font-weight-asian="normal" style:font-weight-complex="normal"/>
    </style:style>
    <style:style style:name="T497" style:family="text">
      <style:text-properties fo:font-weight="normal" officeooo:rsid="02e2711f" style:font-weight-asian="normal" style:font-weight-complex="normal"/>
    </style:style>
    <style:style style:name="T498" style:family="text">
      <style:text-properties fo:font-weight="normal" officeooo:rsid="02e552c0" style:font-weight-asian="normal" style:font-weight-complex="normal"/>
    </style:style>
    <style:style style:name="T499" style:family="text">
      <style:text-properties fo:font-weight="normal" officeooo:rsid="02ef0a81" style:font-weight-asian="normal" style:font-weight-complex="normal"/>
    </style:style>
    <style:style style:name="T500" style:family="text">
      <style:text-properties fo:font-weight="normal" officeooo:rsid="02f0d9d9" style:font-weight-asian="normal" style:font-weight-complex="normal"/>
    </style:style>
    <style:style style:name="T501" style:family="text">
      <style:text-properties fo:font-weight="normal" officeooo:rsid="02f1652e" style:font-weight-asian="normal" style:font-weight-complex="normal"/>
    </style:style>
    <style:style style:name="T502" style:family="text">
      <style:text-properties fo:font-weight="normal" officeooo:rsid="01ba9143" style:font-weight-asian="normal" style:font-weight-complex="normal"/>
    </style:style>
    <style:style style:name="T503" style:family="text">
      <style:text-properties style:font-name="Times New Roman4"/>
    </style:style>
    <style:style style:name="T504" style:family="text">
      <style:text-properties style:font-name="Times New Roman4" officeooo:rsid="00f36193"/>
    </style:style>
    <style:style style:name="T505" style:family="text">
      <style:text-properties style:font-name="Times New Roman4" officeooo:rsid="014fdaf4"/>
    </style:style>
    <style:style style:name="T506" style:family="text">
      <style:text-properties style:font-name="Times New Roman4" fo:language="es" fo:country="PY" officeooo:rsid="0154b6af"/>
    </style:style>
    <style:style style:name="T507" style:family="text">
      <style:text-properties style:font-name="Times New Roman4" fo:language="es" fo:country="PY" fo:font-weight="normal" style:font-weight-asian="normal" style:font-weight-complex="normal"/>
    </style:style>
    <style:style style:name="T508" style:family="text">
      <style:text-properties style:font-name="Times New Roman4" officeooo:rsid="01560d1c"/>
    </style:style>
    <style:style style:name="T509" style:family="text">
      <style:text-properties style:font-name="Times New Roman4" officeooo:rsid="015996ec"/>
    </style:style>
    <style:style style:name="T510" style:family="text">
      <style:text-properties style:font-name="Times New Roman4" fo:font-weight="bold" style:font-weight-asian="bold" style:font-weight-complex="bold"/>
    </style:style>
    <style:style style:name="T511" style:family="text">
      <style:text-properties style:font-name="Times New Roman4" fo:font-weight="bold" officeooo:rsid="015996ec" style:font-weight-asian="bold" style:font-weight-complex="bold"/>
    </style:style>
    <style:style style:name="T512" style:family="text">
      <style:text-properties style:font-name="Times New Roman4" fo:font-weight="bold" officeooo:rsid="015f4b74" style:font-weight-asian="bold" style:font-weight-complex="bold"/>
    </style:style>
    <style:style style:name="T513" style:family="text">
      <style:text-properties style:font-name="Times New Roman4" fo:font-weight="normal" style:font-weight-asian="normal" style:font-weight-complex="normal"/>
    </style:style>
    <style:style style:name="T514" style:family="text">
      <style:text-properties style:font-name="Times New Roman4" fo:font-weight="normal" officeooo:rsid="015996ec" style:font-weight-asian="normal" style:font-weight-complex="normal"/>
    </style:style>
    <style:style style:name="T515" style:family="text">
      <style:text-properties style:font-name="Times New Roman4" fo:font-weight="normal" officeooo:rsid="015aad32" style:font-weight-asian="normal" style:font-weight-complex="normal"/>
    </style:style>
    <style:style style:name="T516" style:family="text">
      <style:text-properties style:font-name="Times New Roman4" fo:font-weight="normal" officeooo:rsid="01560d1c" style:font-weight-asian="normal" style:font-weight-complex="normal"/>
    </style:style>
    <style:style style:name="T517" style:family="text">
      <style:text-properties style:font-name="Times New Roman4" fo:font-weight="normal" officeooo:rsid="015f4b74" style:font-weight-asian="normal" style:font-weight-complex="normal"/>
    </style:style>
    <style:style style:name="T518" style:family="text">
      <style:text-properties style:font-name="Times New Roman4" fo:font-weight="normal" officeooo:rsid="0161c25b" style:font-weight-asian="normal" style:font-weight-complex="normal"/>
    </style:style>
    <style:style style:name="T519" style:family="text">
      <style:text-properties style:font-name="Times New Roman4" officeooo:rsid="015d7711"/>
    </style:style>
    <style:style style:name="T520" style:family="text">
      <style:text-properties style:font-name="Times New Roman4" officeooo:rsid="015e374d"/>
    </style:style>
    <style:style style:name="T521" style:family="text">
      <style:text-properties style:font-name="Times New Roman4" officeooo:rsid="015f4b74"/>
    </style:style>
    <style:style style:name="T522" style:family="text">
      <style:text-properties style:font-name="Times New Roman4" officeooo:rsid="016036fc"/>
    </style:style>
    <style:style style:name="T523" style:family="text">
      <style:text-properties style:font-name="Times New Roman4" officeooo:rsid="01d4ab29"/>
    </style:style>
    <style:style style:name="T524" style:family="text">
      <style:text-properties style:font-name="Times New Roman4" officeooo:rsid="01d54b75"/>
    </style:style>
    <style:style style:name="T525" style:family="text">
      <style:text-properties style:font-name="Times New Roman4" officeooo:rsid="01d73564"/>
    </style:style>
    <style:style style:name="T526" style:family="text">
      <style:text-properties style:font-name="Times New Roman4" officeooo:rsid="01d68048"/>
    </style:style>
    <style:style style:name="T527" style:family="text">
      <style:text-properties style:font-name="Times New Roman4" officeooo:rsid="0205d03a"/>
    </style:style>
    <style:style style:name="T528" style:family="text">
      <style:text-properties style:font-name="Times New Roman4" officeooo:rsid="029ba923"/>
    </style:style>
    <style:style style:name="T529" style:family="text">
      <style:text-properties style:font-name="Times New Roman4" officeooo:rsid="029c87c8"/>
    </style:style>
    <style:style style:name="T530" style:family="text">
      <style:text-properties style:font-name="Times New Roman4" fo:font-style="normal" officeooo:rsid="02a37e10"/>
    </style:style>
    <style:style style:name="T531" style:family="text">
      <style:text-properties style:font-name="Times New Roman4" fo:font-style="normal" officeooo:rsid="02a3a689"/>
    </style:style>
    <style:style style:name="T532" style:family="text">
      <style:text-properties style:font-name="Times New Roman4" officeooo:rsid="02f66239"/>
    </style:style>
    <style:style style:name="T533" style:family="text">
      <style:text-properties officeooo:rsid="0118a133"/>
    </style:style>
    <style:style style:name="T534" style:family="text">
      <style:text-properties officeooo:rsid="0125a4a1"/>
    </style:style>
    <style:style style:name="T535" style:family="text">
      <style:text-properties officeooo:rsid="01298e77"/>
    </style:style>
    <style:style style:name="T536" style:family="text">
      <style:text-properties officeooo:rsid="012e96e0"/>
    </style:style>
    <style:style style:name="T537" style:family="text">
      <style:text-properties officeooo:rsid="01341751"/>
    </style:style>
    <style:style style:name="T538" style:family="text">
      <style:text-properties officeooo:rsid="0135fa93"/>
    </style:style>
    <style:style style:name="T539" style:family="text">
      <style:text-properties officeooo:rsid="0137f031"/>
    </style:style>
    <style:style style:name="T540" style:family="text">
      <style:text-properties officeooo:rsid="0139007f"/>
    </style:style>
    <style:style style:name="T541" style:family="text">
      <style:text-properties officeooo:rsid="014fdaf4"/>
    </style:style>
    <style:style style:name="T542" style:family="text">
      <style:text-properties officeooo:rsid="01513ee8"/>
    </style:style>
    <style:style style:name="T543" style:family="text">
      <style:text-properties officeooo:rsid="01560d1c"/>
    </style:style>
    <style:style style:name="T544" style:family="text">
      <style:text-properties style:font-name="Times New Roman6"/>
    </style:style>
    <style:style style:name="T545" style:family="text">
      <style:text-properties style:font-name="Times New Roman6" officeooo:rsid="01bc60eb"/>
    </style:style>
    <style:style style:name="T546" style:family="text">
      <style:text-properties style:font-name="Times New Roman6" officeooo:rsid="01bc60eb" style:font-name-asian="Noto Sans Mono CJK SC" style:font-name-complex="Liberation Mono1"/>
    </style:style>
    <style:style style:name="T547" style:family="text">
      <style:text-properties style:font-name="Times New Roman6" officeooo:rsid="02e960be" style:font-name-asian="Noto Sans Mono CJK SC" style:font-name-complex="Liberation Mono1"/>
    </style:style>
    <style:style style:name="T548" style:family="text">
      <style:text-properties style:font-name="Times New Roman6" officeooo:rsid="02eaf3e4" style:font-name-asian="Noto Sans Mono CJK SC" style:font-name-complex="Liberation Mono1"/>
    </style:style>
    <style:style style:name="T549" style:family="text">
      <style:text-properties style:font-name="Times New Roman6" officeooo:rsid="02ecab59" style:font-name-asian="Noto Sans Mono CJK SC" style:font-name-complex="Liberation Mono1"/>
    </style:style>
    <style:style style:name="T550" style:family="text">
      <style:text-properties style:font-name="Times New Roman6" officeooo:rsid="02eebf2a" style:font-name-asian="Noto Sans Mono CJK SC" style:font-name-complex="Liberation Mono1"/>
    </style:style>
    <style:style style:name="T551" style:family="text">
      <style:text-properties style:font-name="Times New Roman6" officeooo:rsid="02ef0a81" style:font-name-asian="Noto Sans Mono CJK SC" style:font-name-complex="Liberation Mono1"/>
    </style:style>
    <style:style style:name="T552" style:family="text">
      <style:text-properties style:font-name="Times New Roman6" officeooo:rsid="02f651f2" style:font-name-asian="Noto Sans Mono CJK SC" style:font-name-complex="Liberation Mono1"/>
    </style:style>
    <style:style style:name="T553" style:family="text">
      <style:text-properties style:font-name="Times New Roman6" officeooo:rsid="02f7d393" style:font-name-asian="Noto Sans Mono CJK SC" style:font-name-complex="Liberation Mono1"/>
    </style:style>
    <style:style style:name="T554" style:family="text">
      <style:text-properties style:font-name="Times New Roman6" officeooo:rsid="02e960be"/>
    </style:style>
    <style:style style:name="T555" style:family="text">
      <style:text-properties style:font-name="Times New Roman6" officeooo:rsid="02eaf3e4"/>
    </style:style>
    <style:style style:name="T556" style:family="text">
      <style:text-properties style:font-name="Times New Roman6" fo:font-weight="bold" officeooo:rsid="02e960be" style:font-weight-asian="bold" style:font-weight-complex="bold"/>
    </style:style>
    <style:style style:name="T557" style:family="text">
      <style:text-properties style:font-name="Times New Roman6" fo:font-weight="bold" officeooo:rsid="02eaf3e4" style:font-weight-asian="bold" style:font-weight-complex="bold"/>
    </style:style>
    <style:style style:name="T558" style:family="text">
      <style:text-properties style:font-name="Times New Roman6" fo:font-weight="bold" officeooo:rsid="02ecab59" style:font-weight-asian="bold" style:font-weight-complex="bold"/>
    </style:style>
    <style:style style:name="T559" style:family="text">
      <style:text-properties style:font-name="Times New Roman6" fo:font-weight="bold" officeooo:rsid="02eebf2a" style:font-weight-asian="bold" style:font-weight-complex="bold"/>
    </style:style>
    <style:style style:name="T560" style:family="text">
      <style:text-properties style:font-name="Times New Roman6" officeooo:rsid="02ecab59"/>
    </style:style>
    <style:style style:name="T561" style:family="text">
      <style:text-properties style:font-name="Times New Roman6" fo:font-weight="normal" officeooo:rsid="02ecab59" style:font-weight-asian="normal" style:font-weight-complex="normal"/>
    </style:style>
    <style:style style:name="T562" style:family="text">
      <style:text-properties style:font-name="Times New Roman6" fo:font-weight="normal" officeooo:rsid="02eebf2a" style:font-weight-asian="normal" style:font-weight-complex="normal"/>
    </style:style>
    <style:style style:name="T563" style:family="text">
      <style:text-properties style:font-name="Times New Roman6" fo:font-weight="normal" officeooo:rsid="02ecab59" style:font-name-asian="Noto Sans Mono CJK SC" style:font-weight-asian="normal" style:font-name-complex="Liberation Mono1" style:font-weight-complex="normal"/>
    </style:style>
    <style:style style:name="T564" style:family="text">
      <style:text-properties style:font-name="Times New Roman6" fo:font-weight="normal" officeooo:rsid="02eebf2a" style:font-name-asian="Noto Sans Mono CJK SC" style:font-weight-asian="normal" style:font-name-complex="Liberation Mono1" style:font-weight-complex="normal"/>
    </style:style>
    <style:style style:name="T565" style:family="text">
      <style:text-properties style:font-name="Times New Roman6" officeooo:rsid="02eebf2a"/>
    </style:style>
    <style:style style:name="T566" style:family="text">
      <style:text-properties style:font-name="Times New Roman6" officeooo:rsid="02ef0a81"/>
    </style:style>
    <style:style style:name="T567" style:family="text">
      <style:text-properties style:font-name="Times New Roman6" officeooo:rsid="02f651f2"/>
    </style:style>
    <style:style style:name="T568" style:family="text">
      <style:text-properties style:font-name="Times New Roman6" officeooo:rsid="02f5797f"/>
    </style:style>
    <style:style style:name="T569" style:family="text">
      <style:text-properties style:font-name="Times New Roman6" officeooo:rsid="02f66239"/>
    </style:style>
    <style:style style:name="T570" style:family="text">
      <style:text-properties style:font-name="Times New Roman6" officeooo:rsid="02f7d393"/>
    </style:style>
    <style:style style:name="T571" style:family="text">
      <style:text-properties officeooo:rsid="015996ec"/>
    </style:style>
    <style:style style:name="T572" style:family="text">
      <style:text-properties officeooo:rsid="0162fa39"/>
    </style:style>
    <style:style style:name="T573" style:family="text">
      <style:text-properties officeooo:rsid="0165a9c6"/>
    </style:style>
    <style:style style:name="T574" style:family="text">
      <style:text-properties fo:color="#5a8647" fo:font-weight="bold" style:font-weight-asian="bold" style:font-weight-complex="bold"/>
    </style:style>
    <style:style style:name="T575" style:family="text">
      <style:text-properties fo:color="#5a8647" style:text-position="0% 100%" fo:font-weight="bold" officeooo:rsid="01883fd3" style:font-weight-asian="bold" style:font-weight-complex="bold"/>
    </style:style>
    <style:style style:name="T576" style:family="text">
      <style:text-properties fo:color="#6189c6" fo:font-weight="bold" style:font-weight-asian="bold" style:font-weight-complex="bold"/>
    </style:style>
    <style:style style:name="T577" style:family="text">
      <style:text-properties fo:color="#6189c6" fo:font-weight="bold" officeooo:rsid="02e33c1f" style:font-weight-asian="bold" style:font-weight-complex="bold"/>
    </style:style>
    <style:style style:name="T578" style:family="text">
      <style:text-properties fo:color="#6189c6" style:text-position="0% 100%" fo:font-weight="bold" officeooo:rsid="01883fd3" style:font-weight-asian="bold" style:font-weight-complex="bold"/>
    </style:style>
    <style:style style:name="T579" style:family="text">
      <style:text-properties fo:color="#6189c6" style:text-position="0% 100%" fo:font-weight="bold" officeooo:rsid="02e33c1f" style:font-weight-asian="bold" style:font-weight-complex="bold"/>
    </style:style>
    <style:style style:name="T580" style:family="text">
      <style:text-properties officeooo:rsid="017736aa"/>
    </style:style>
    <style:style style:name="T581" style:family="text">
      <style:text-properties officeooo:rsid="0178fc11"/>
    </style:style>
    <style:style style:name="T582" style:family="text">
      <style:text-properties officeooo:rsid="017ae977"/>
    </style:style>
    <style:style style:name="T583" style:family="text">
      <style:text-properties officeooo:rsid="01883fd3"/>
    </style:style>
    <style:style style:name="T584" style:family="text">
      <style:text-properties officeooo:rsid="018bcfa0"/>
    </style:style>
    <style:style style:name="T585" style:family="text">
      <style:text-properties officeooo:rsid="01905af1"/>
    </style:style>
    <style:style style:name="T586" style:family="text">
      <style:text-properties officeooo:rsid="01a824e6"/>
    </style:style>
    <style:style style:name="T587" style:family="text">
      <style:text-properties officeooo:rsid="0148f483"/>
    </style:style>
    <style:style style:name="T588" style:family="text">
      <style:text-properties officeooo:rsid="01b7e870"/>
    </style:style>
    <style:style style:name="T589" style:family="text">
      <style:text-properties officeooo:rsid="01b90cde"/>
    </style:style>
    <style:style style:name="T590" style:family="text">
      <style:text-properties officeooo:rsid="01ba9143"/>
    </style:style>
    <style:style style:name="T591" style:family="text">
      <style:text-properties officeooo:rsid="017599c0"/>
    </style:style>
    <style:style style:name="T592" style:family="text">
      <style:text-properties officeooo:rsid="0178d5d0"/>
    </style:style>
    <style:style style:name="T593" style:family="text">
      <style:text-properties officeooo:rsid="017a5f4b"/>
    </style:style>
    <style:style style:name="T594" style:family="text">
      <style:text-properties officeooo:rsid="017e341e"/>
    </style:style>
    <style:style style:name="T595" style:family="text">
      <style:text-properties officeooo:rsid="017f0327"/>
    </style:style>
    <style:style style:name="T596" style:family="text">
      <style:text-properties officeooo:rsid="017fd76e"/>
    </style:style>
    <style:style style:name="T597" style:family="text">
      <style:text-properties officeooo:rsid="018032da"/>
    </style:style>
    <style:style style:name="T598" style:family="text">
      <style:text-properties officeooo:rsid="01803ac0"/>
    </style:style>
    <style:style style:name="T599" style:family="text">
      <style:text-properties officeooo:rsid="01840ea1"/>
    </style:style>
    <style:style style:name="T600" style:family="text">
      <style:text-properties officeooo:rsid="01f92a5b"/>
    </style:style>
    <style:style style:name="T601" style:family="text">
      <style:text-properties officeooo:rsid="01fb0b7a"/>
    </style:style>
    <style:style style:name="T602" style:family="text">
      <style:text-properties officeooo:rsid="01d1cdc8"/>
    </style:style>
    <style:style style:name="T603" style:family="text">
      <style:text-properties officeooo:rsid="0200c476"/>
    </style:style>
    <style:style style:name="T604" style:family="text">
      <style:text-properties officeooo:rsid="02022b09"/>
    </style:style>
    <style:style style:name="T605" style:family="text">
      <style:text-properties officeooo:rsid="0205d03a"/>
    </style:style>
    <style:style style:name="T606" style:family="text">
      <style:text-properties officeooo:rsid="0208fb63"/>
    </style:style>
    <style:style style:name="T607" style:family="text">
      <style:text-properties officeooo:rsid="02098a46"/>
    </style:style>
    <style:style style:name="T608" style:family="text">
      <style:text-properties officeooo:rsid="020b5027"/>
    </style:style>
    <style:style style:name="T609" style:family="text">
      <style:text-properties officeooo:rsid="0213e533"/>
    </style:style>
    <style:style style:name="T610" style:family="text">
      <style:text-properties officeooo:rsid="021409f6"/>
    </style:style>
    <style:style style:name="T611" style:family="text">
      <style:text-properties officeooo:rsid="0219ab97"/>
    </style:style>
    <style:style style:name="T612" style:family="text">
      <style:text-properties officeooo:rsid="021c87c6"/>
    </style:style>
    <style:style style:name="T613" style:family="text">
      <style:text-properties officeooo:rsid="021ce0b7"/>
    </style:style>
    <style:style style:name="T614" style:family="text">
      <style:text-properties officeooo:rsid="021e3b5c"/>
    </style:style>
    <style:style style:name="T615" style:family="text">
      <style:text-properties officeooo:rsid="02202a2d"/>
    </style:style>
    <style:style style:name="T616" style:family="text">
      <style:text-properties officeooo:rsid="02214dac"/>
    </style:style>
    <style:style style:name="T617" style:family="text">
      <style:text-properties officeooo:rsid="023a6ff3"/>
    </style:style>
    <style:style style:name="T618" style:family="text">
      <style:text-properties officeooo:rsid="02423c35"/>
    </style:style>
    <style:style style:name="T619" style:family="text">
      <style:text-properties officeooo:rsid="0244639c"/>
    </style:style>
    <style:style style:name="T620" style:family="text">
      <style:text-properties officeooo:rsid="024732a2"/>
    </style:style>
    <style:style style:name="T621" style:family="text">
      <style:text-properties officeooo:rsid="02484c8c"/>
    </style:style>
    <style:style style:name="T622" style:family="text">
      <style:text-properties officeooo:rsid="0249868b"/>
    </style:style>
    <style:style style:name="T623" style:family="text">
      <style:text-properties officeooo:rsid="024993a5"/>
    </style:style>
    <style:style style:name="T624" style:family="text">
      <style:text-properties officeooo:rsid="024aff72"/>
    </style:style>
    <style:style style:name="T625" style:family="text">
      <style:text-properties officeooo:rsid="024c0830"/>
    </style:style>
    <style:style style:name="T626" style:family="text">
      <style:text-properties officeooo:rsid="0252f9f1"/>
    </style:style>
    <style:style style:name="T627" style:family="text">
      <style:text-properties officeooo:rsid="025613d7"/>
    </style:style>
    <style:style style:name="T628" style:family="text">
      <style:text-properties officeooo:rsid="0256592f"/>
    </style:style>
    <style:style style:name="T629" style:family="text">
      <style:text-properties officeooo:rsid="025cb49c"/>
    </style:style>
    <style:style style:name="T630" style:family="text">
      <style:text-properties officeooo:rsid="025f9e5a"/>
    </style:style>
    <style:style style:name="T631" style:family="text">
      <style:text-properties officeooo:rsid="02617f79"/>
    </style:style>
    <style:style style:name="T632" style:family="text">
      <style:text-properties officeooo:rsid="026351d3"/>
    </style:style>
    <style:style style:name="T633" style:family="text">
      <style:text-properties officeooo:rsid="02690a47"/>
    </style:style>
    <style:style style:name="T634" style:family="text">
      <style:text-properties officeooo:rsid="02703773"/>
    </style:style>
    <style:style style:name="T635" style:family="text">
      <style:text-properties officeooo:rsid="02723818"/>
    </style:style>
    <style:style style:name="T636" style:family="text">
      <style:text-properties officeooo:rsid="0274c279"/>
    </style:style>
    <style:style style:name="T637" style:family="text">
      <style:text-properties officeooo:rsid="02765508"/>
    </style:style>
    <style:style style:name="T638" style:family="text">
      <style:text-properties officeooo:rsid="027657da"/>
    </style:style>
    <style:style style:name="T639" style:family="text">
      <style:text-properties officeooo:rsid="027fe3e3"/>
    </style:style>
    <style:style style:name="T640" style:family="text">
      <style:text-properties officeooo:rsid="028b8f39"/>
    </style:style>
    <style:style style:name="T641" style:family="text">
      <style:text-properties officeooo:rsid="028bcfd2"/>
    </style:style>
    <style:style style:name="T642" style:family="text">
      <style:text-properties officeooo:rsid="028cb799"/>
    </style:style>
    <style:style style:name="T643" style:family="text">
      <style:text-properties officeooo:rsid="028db208"/>
    </style:style>
    <style:style style:name="T644" style:family="text">
      <style:text-properties officeooo:rsid="028ebbe7"/>
    </style:style>
    <style:style style:name="T645" style:family="text">
      <style:text-properties officeooo:rsid="028f7885"/>
    </style:style>
    <style:style style:name="T646" style:family="text">
      <style:text-properties officeooo:rsid="027eb7e9"/>
    </style:style>
    <style:style style:name="T647" style:family="text">
      <style:text-properties officeooo:rsid="0288df6e"/>
    </style:style>
    <style:style style:name="T648" style:family="text">
      <style:text-properties officeooo:rsid="027fd7cb"/>
    </style:style>
    <style:style style:name="T649" style:family="text">
      <style:text-properties officeooo:rsid="028a8528"/>
    </style:style>
    <style:style style:name="T650" style:family="text">
      <style:text-properties officeooo:rsid="028ba820"/>
    </style:style>
    <style:style style:name="T651" style:family="text">
      <style:text-properties officeooo:rsid="0294607b"/>
    </style:style>
    <style:style style:name="T652" style:family="text">
      <style:text-properties officeooo:rsid="02a37e10"/>
    </style:style>
    <style:style style:name="T653" style:family="text">
      <style:text-properties style:font-name="Liberation Serif1" fo:font-size="12pt" fo:font-style="italic" fo:font-weight="normal" style:font-size-asian="12pt" style:font-style-asian="italic" style:font-name-complex="Noto Sans Devanagari1" style:font-size-complex="12pt" style:font-style-complex="italic"/>
    </style:style>
    <style:style style:name="T654" style:family="text">
      <style:text-properties style:font-name="Liberation Serif1" fo:font-size="12pt" fo:font-style="italic" fo:font-weight="normal" officeooo:rsid="02a76f5f" style:font-size-asian="12pt" style:font-style-asian="italic" style:font-name-complex="Noto Sans Devanagari1" style:font-size-complex="12pt" style:font-style-complex="italic"/>
    </style:style>
    <style:style style:name="T655" style:family="text">
      <style:text-properties officeooo:rsid="02b5bf5d"/>
    </style:style>
    <style:style style:name="T656" style:family="text">
      <style:text-properties officeooo:rsid="02b8a919"/>
    </style:style>
    <style:style style:name="T657" style:family="text">
      <style:text-properties officeooo:rsid="02bae282"/>
    </style:style>
    <style:style style:name="T658" style:family="text">
      <style:text-properties officeooo:rsid="02bc25a5"/>
    </style:style>
    <style:style style:name="T659" style:family="text">
      <style:text-properties officeooo:rsid="02bd0e18"/>
    </style:style>
    <style:style style:name="T660" style:family="text">
      <style:text-properties officeooo:rsid="02bebb88"/>
    </style:style>
    <style:style style:name="T661" style:family="text">
      <style:text-properties officeooo:rsid="02bfee7b"/>
    </style:style>
    <style:style style:name="T662" style:family="text">
      <style:text-properties officeooo:rsid="02c2c316"/>
    </style:style>
    <style:style style:name="T663" style:family="text">
      <style:text-properties officeooo:rsid="02ca1e20"/>
    </style:style>
    <style:style style:name="T664" style:family="text">
      <style:text-properties officeooo:rsid="02cc7bec"/>
    </style:style>
    <style:style style:name="T665" style:family="text">
      <style:text-properties officeooo:rsid="02d17190"/>
    </style:style>
    <style:style style:name="T666" style:family="text">
      <style:text-properties officeooo:rsid="02d3a792"/>
    </style:style>
    <style:style style:name="T667" style:family="text">
      <style:text-properties officeooo:rsid="02d60036"/>
    </style:style>
    <style:style style:name="T668" style:family="text">
      <style:text-properties officeooo:rsid="02d789ba"/>
    </style:style>
    <style:style style:name="T669" style:family="text">
      <style:text-properties officeooo:rsid="02d8d102"/>
    </style:style>
    <style:style style:name="T670" style:family="text">
      <style:text-properties officeooo:rsid="02dc9055"/>
    </style:style>
    <style:style style:name="T671" style:family="text">
      <style:text-properties style:font-name="Times New Roman2" fo:font-size="14pt" fo:font-weight="bold"/>
    </style:style>
    <style:style style:name="T672" style:family="text">
      <style:text-properties style:font-name="Times New Roman2" fo:font-size="14pt" fo:font-weight="bold" officeooo:rsid="02c97e29"/>
    </style:style>
    <style:style style:name="T673" style:family="text">
      <style:text-properties style:font-name="Times New Roman2" fo:font-size="14pt" fo:font-weight="bold" officeooo:rsid="02ca7991"/>
    </style:style>
    <style:style style:name="T674" style:family="text">
      <style:text-properties style:font-name="Times New Roman2" fo:font-size="14pt" fo:font-weight="bold" officeooo:rsid="02bc0842"/>
    </style:style>
    <style:style style:name="T675" style:family="text">
      <style:text-properties officeooo:rsid="02c3886d"/>
    </style:style>
    <style:style style:name="T676" style:family="text">
      <style:text-properties officeooo:rsid="02c55b75"/>
    </style:style>
    <style:style style:name="T677" style:family="text">
      <style:text-properties officeooo:rsid="02c8049d"/>
    </style:style>
    <style:style style:name="T678" style:family="text">
      <style:text-properties officeooo:rsid="02c869ca"/>
    </style:style>
    <style:style style:name="T679" style:family="text">
      <style:text-properties officeooo:rsid="02c97e29"/>
    </style:style>
    <style:style style:name="T680" style:family="text">
      <style:text-properties officeooo:rsid="02ca010c"/>
    </style:style>
    <style:style style:name="T681" style:family="text">
      <style:text-properties officeooo:rsid="02e1d64b"/>
    </style:style>
    <style:style style:name="T682" style:family="text">
      <style:text-properties officeooo:rsid="02e33086"/>
    </style:style>
    <style:style style:name="T683" style:family="text">
      <style:text-properties officeooo:rsid="02e33c1f"/>
    </style:style>
    <style:style style:name="T684" style:family="text">
      <style:text-properties officeooo:rsid="02e38d37"/>
    </style:style>
    <style:style style:name="T685" style:family="text">
      <style:text-properties officeooo:rsid="02e552c0"/>
    </style:style>
    <style:style style:name="T686" style:family="text">
      <style:text-properties officeooo:rsid="02ef0a81"/>
    </style:style>
    <style:style style:name="T687" style:family="text">
      <style:text-properties officeooo:rsid="02f280ca"/>
    </style:style>
    <style:style style:name="T688" style:family="text">
      <style:text-properties officeooo:rsid="02f5797f"/>
    </style:style>
    <style:style style:name="T689" style:family="text">
      <style:text-properties officeooo:rsid="02f651f2"/>
    </style:style>
    <style:style style:name="T690" style:family="text">
      <style:text-properties officeooo:rsid="02f92ef2"/>
    </style:style>
    <style:style style:name="T691" style:family="text">
      <style:text-properties officeooo:rsid="030037ef"/>
    </style:style>
    <style:style style:name="T692" style:family="text">
      <style:text-properties officeooo:rsid="030da752"/>
    </style:style>
    <style:style style:name="T693" style:family="text">
      <style:text-properties officeooo:rsid="03156c94"/>
    </style:style>
    <style:style style:name="T694" style:family="text">
      <style:text-properties officeooo:rsid="0316a426"/>
    </style:style>
    <style:style style:name="T695" style:family="text">
      <style:text-properties officeooo:rsid="0317c422"/>
    </style:style>
    <style:style style:name="T696" style:family="text">
      <style:text-properties officeooo:rsid="0319347a"/>
    </style:style>
    <style:style style:name="T697" style:family="text">
      <style:text-properties officeooo:rsid="03237757"/>
    </style:style>
    <style:style style:name="T698"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9"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2"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3"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4"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705"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706"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70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708"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Times New Roman1"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41cm" draw:visible-area-height="5.141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9cm"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111cm"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9cm"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8cm"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48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8"><draw:frame draw:style-name="fr13"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412"><text:span text:style-name="T698">Para imprimir doble cara se debe configurar Disposición de Página como Espejado</text:span></text:p></office:annotation>UNIVERSIDAD NACIONAL DE ITAP<draw:frame draw:style-name="fr13"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99">FACULTAD DE INGENIERÍA</text:p>
      <text:p text:style-name="P200">Ingeniería en Informática</text:p>
      <text:p text:style-name="P185"/>
      <text:p text:style-name="P185"/>
      <text:p text:style-name="P185"/>
      <text:p text:style-name="P200"><office:annotation office:name="__Annotation__4941_36408990431"><dc:creator>Rodrigo Fernández</dc:creator><dc:date>2022-03-13T00:45:20.815250592</dc:date><loext:sender-initials>R</loext:sender-initials><text:p text:style-name="P412"><text:span text:style-name="T698">En la guía no se tiene este título</text:span></text:p></office:annotation>Trabajo Final de Grado<office:annotation-end office:name="__Annotation__4941_36408990431"/></text:p>
      <text:p text:style-name="P185"/>
      <text:p text:style-name="P185"/>
      <text:p text:style-name="P185"/>
      <text:p text:style-name="P202">Desarrollo de un Sistema para la ejecución distribuida de pruebas unitarias de aplicaciones Ruby on Rails utilizando la librería Rspec</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204">Rodrigo Jacinto Fernández Ojeda - Leslie Fabiana López Figueredo</text:p>
      <text:p text:style-name="P185"/>
      <text:p text:style-name="P185"/>
      <text:p text:style-name="P198"/>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203">Encarnación - Paraguay </text:p>
      <text:p text:style-name="P203">202<text:span text:style-name="T27">2</text:span></text:p>
      <text:p text:style-name="P369"><draw:frame draw:style-name="fr13"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3"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99">FACULTAD DE INGENIERÍA</text:p>
      <text:p text:style-name="P200">Ingeniería Informática</text:p>
      <text:p text:style-name="P186"/>
      <text:p text:style-name="P187"/>
      <text:p text:style-name="P187"/>
      <text:p text:style-name="P187"/>
      <text:p text:style-name="P187"/>
      <text:p text:style-name="P187"/>
      <text:p text:style-name="P187"/>
      <text:p text:style-name="P187"/>
      <text:p text:style-name="P202">Desarrollo de un Sistema para la ejecución distribuida de pruebas unitarias de aplicaciones Ruby on Rails utilizando la librería Rspec</text:p>
      <text:p text:style-name="P187"/>
      <text:p text:style-name="P187"/>
      <text:p text:style-name="P187"/>
      <text:p text:style-name="P187"/>
      <text:p text:style-name="P187"/>
      <text:p text:style-name="P187"/>
      <text:p text:style-name="P187"/>
      <text:p text:style-name="P204">Rodrigo Jacinto Fernández Ojeda - Leslie Fabiana López Figueredo</text:p>
      <text:p text:style-name="P187"/>
      <text:p text:style-name="P187"/>
      <text:p text:style-name="P187"/>
      <text:p text:style-name="P205">Trabajo Final de Grado presentado a la Facultad de Ingeniería de la Universidad Nacional de Itapúa, cuyo tema fue aprobado por Res. Dec. 049/2019.</text:p>
      <text:p text:style-name="P187"/>
      <text:p text:style-name="P187"/>
      <text:p text:style-name="P187"/>
      <text:p text:style-name="P204">Tutor: Ing: Aldo <text:span text:style-name="T28">Miguel Medina Venialgo</text:span></text:p>
      <text:p text:style-name="P187"/>
      <text:p text:style-name="P188"/>
      <text:p text:style-name="P188"/>
      <text:p text:style-name="P188"/>
      <text:p text:style-name="P188"/>
      <text:p text:style-name="P187"/>
      <text:p text:style-name="P203">Encarnación - Paraguay </text:p>
      <text:p text:style-name="P203">202<text:span text:style-name="T27">2</text:span></text:p>
      <text:p text:style-name="P368"><draw:frame draw:style-name="fr13"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3"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99">FACULTAD DE INGENIERÍA</text:p>
      <text:p text:style-name="P200">Ingeniería Informática</text:p>
      <text:p text:style-name="P153"/>
      <text:p text:style-name="P153"/>
      <text:p text:style-name="P153"/>
      <text:p text:style-name="P153"/>
      <text:p text:style-name="P153">HOJA DE EVALUACIÓN DE TFG</text:p>
      <text:p text:style-name="P153">INTEGRANTES <text:span text:style-name="T29">DE LA MESA</text:span> EXAMINADORA</text:p>
      <text:list xml:id="list3733306059" text:style-name="Viñeta">
        <text:list-item>
          <text:p text:style-name="P370">________________________________________________________</text:p>
        </text:list-item>
        <text:list-item>
          <text:p text:style-name="P370">________________________________________________________</text:p>
        </text:list-item>
        <text:list-item>
          <text:p text:style-name="P370">________________________________________________________</text:p>
        </text:list-item>
        <text:list-item>
          <text:p text:style-name="P370">________________________________________________________</text:p>
        </text:list-item>
        <text:list-item>
          <text:p text:style-name="P370">________________________________________________________</text:p>
        </text:list-item>
      </text:list>
      <text:p text:style-name="P153"/>
      <text:p text:style-name="P153"/>
      <text:p text:style-name="P153">CALIFICACIÓN FINAL: ___ (_______)</text:p>
      <text:p text:style-name="P153">ACTA Nº:__________________________</text:p>
      <text:p text:style-name="P153">FECHA: ___________________________</text:p>
      <text:p text:style-name="P152"/>
      <text:p text:style-name="P152"/>
      <text:p text:style-name="P152"/>
      <text:p text:style-name="P152"/>
      <text:p text:style-name="P152"/>
      <text:p text:style-name="P152"/>
      <text:p text:style-name="P152"/>
      <text:p text:style-name="P152"/>
      <text:p text:style-name="P206">______________________________ <text:s text:c="29"/>______________________________</text:p>
      <text:p text:style-name="P207"><text:s text:c="14"/>Secretaria General <text:s text:c="66"/>Decano</text:p>
      <text:p text:style-name="P207"/>
      <text:p text:style-name="P207"/>
      <text:p text:style-name="P207"/>
      <text:p text:style-name="P207"/>
      <text:p text:style-name="P203">Encarnación - Paraguay </text:p>
      <text:p text:style-name="P203">202<text:span text:style-name="T27">2</text:span></text:p>
      <text:p text:style-name="P371"/>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9">Dedico este trabajo a mi familia y a mi esposo por estar siempre a mi lado, por la confianza y el apoyo incondicional que me brindaron, sin ellos no hubiera sido posible cumplir esta meta.</text:p>
      <text:p text:style-name="P208">Leslie López</text:p>
      <text:p text:style-name="P223"/>
      <text:p text:style-name="P209">Dedico este trabajo a mi<text:span text:style-name="T30">s</text:span> <text:span text:style-name="T30">padres Silvino y Juana por haberme apoyado durante toda la carrera</text:span>, <text:span text:style-name="T31">y vaya que me tomé mi tiempo,</text:span> <text:span text:style-name="T30">y a mi esposa Maga por estar más emocionada que yo por la culminación de este trabajo.</text:span></text:p>
      <text:p text:style-name="P208">Rodrigo Fernández</text:p>
      <text:p text:style-name="P373">AGRADECIMIENTO<text:span text:style-name="T3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72">Índice</text:p>
          </text:index-title>
          <text:p text:style-name="P251"><text:a xlink:type="simple" xlink:href="#__RefHeading___Toc378_132173762" text:style-name="Index_20_Link" text:visited-style-name="Index_20_Link">1 <text:s/>INTRODUCCIÓN<text:tab/>14</text:a></text:p>
          <text:p text:style-name="P252"><text:a xlink:type="simple" xlink:href="#__RefHeading___Toc380_132173762" text:style-name="Index_20_Link" text:visited-style-name="Index_20_Link">1.1 <text:s/>PROBLEMÁTICA<text:tab/>14</text:a></text:p>
          <text:p text:style-name="P252"><text:a xlink:type="simple" xlink:href="#__RefHeading___Toc382_132173762" text:style-name="Index_20_Link" text:visited-style-name="Index_20_Link">1.2 <text:s/>OBJETIVOS<text:tab/>20</text:a></text:p>
          <text:p text:style-name="P253"><text:a xlink:type="simple" xlink:href="#__RefHeading___Toc384_132173762" text:style-name="Index_20_Link" text:visited-style-name="Index_20_Link">1.2.1 <text:s/>General<text:tab/>20</text:a></text:p>
          <text:p text:style-name="P253"><text:a xlink:type="simple" xlink:href="#__RefHeading___Toc384_1321737621" text:style-name="Index_20_Link" text:visited-style-name="Index_20_Link">1.2.2 <text:s/>Específicos<text:tab/>20</text:a></text:p>
          <text:p text:style-name="P252"><text:a xlink:type="simple" xlink:href="#__RefHeading___Toc380_1321737623" text:style-name="Index_20_Link" text:visited-style-name="Index_20_Link">1.3 <text:s/>Alcance del Proyecto<text:tab/>21</text:a></text:p>
          <text:p text:style-name="P252"><text:a xlink:type="simple" xlink:href="#__RefHeading___Toc380_13217376231" text:style-name="Index_20_Link" text:visited-style-name="Index_20_Link">1.4 <text:s/>Justificación<text:tab/>23</text:a></text:p>
          <text:p text:style-name="P251"><text:a xlink:type="simple" xlink:href="#__RefHeading___Toc386_132173762" text:style-name="Index_20_Link" text:visited-style-name="Index_20_Link">2 <text:s/>MARCO TEÓRICO<text:tab/>25</text:a></text:p>
          <text:p text:style-name="P252"><text:a xlink:type="simple" xlink:href="#__RefHeading___Toc388_132173762" text:style-name="Index_20_Link" text:visited-style-name="Index_20_Link">2.1 <text:s/>CICLO DE VIDA DEL DESARROLLO DEL SOFTWARE<text:tab/>25</text:a></text:p>
          <text:p text:style-name="P253"><text:a xlink:type="simple" xlink:href="#__RefHeading___Toc390_132173762" text:style-name="Index_20_Link" text:visited-style-name="Index_20_Link">2.1.1 <text:s/>Modelos de proceso de software prescriptivo o tradicionales<text:tab/>27</text:a></text:p>
          <text:p text:style-name="P252"><text:a xlink:type="simple" xlink:href="#__RefHeading___Toc12390_2286369349" text:style-name="Index_20_Link" text:visited-style-name="Index_20_Link">2.2 <text:s/>SCRUM<text:tab/>30</text:a></text:p>
          <text:p text:style-name="P253"><text:a xlink:type="simple" xlink:href="#__RefHeading___Toc12392_2286369349" text:style-name="Index_20_Link" text:visited-style-name="Index_20_Link">2.2.1 <text:s/>Scrum team<text:tab/>31</text:a></text:p>
          <text:p text:style-name="P253"><text:a xlink:type="simple" xlink:href="#__RefHeading___Toc12394_2286369349" text:style-name="Index_20_Link" text:visited-style-name="Index_20_Link">2.2.2 <text:s/>Eventos de Scrum<text:tab/>33</text:a></text:p>
          <text:p text:style-name="P253"><text:a xlink:type="simple" xlink:href="#__RefHeading___Toc12396_2286369349" text:style-name="Index_20_Link" text:visited-style-name="Index_20_Link">2.2.3 <text:s/>Artefactos de scrum<text:tab/>35</text:a></text:p>
          <text:p text:style-name="P252"><text:a xlink:type="simple" xlink:href="#__RefHeading___Toc388_1321737621" text:style-name="Index_20_Link" text:visited-style-name="Index_20_Link">2.3 <text:s/>Pruebas<text:tab/>36</text:a></text:p>
          <text:p text:style-name="P253"><text:a xlink:type="simple" xlink:href="#__RefHeading___Toc390_1321737621" text:style-name="Index_20_Link" text:visited-style-name="Index_20_Link">2.3.1 <text:s/>Pruebas de Software<text:tab/>37</text:a></text:p>
          <text:p text:style-name="P253"><text:a xlink:type="simple" xlink:href="#__RefHeading___Toc29729_1259762573" text:style-name="Index_20_Link" text:visited-style-name="Index_20_Link">2.3.2 <text:s/>Métodos de Testeo<text:tab/>39</text:a></text:p>
          <text:p text:style-name="P253"><text:a xlink:type="simple" xlink:href="#__RefHeading___Toc8197_2758175839" text:style-name="Index_20_Link" text:visited-style-name="Index_20_Link">2.3.3 <text:s/>Tipos de Pruebas<text:tab/>40</text:a></text:p>
          <text:p text:style-name="P252"><text:a xlink:type="simple" xlink:href="#__RefHeading___Toc3366_3631554615" text:style-name="Index_20_Link" text:visited-style-name="Index_20_Link">2.4 <text:s/>Desarrollo dirigido<text:tab/>41</text:a></text:p>
          <text:p text:style-name="P253"><text:a xlink:type="simple" xlink:href="#__RefHeading___Toc3212_21706708331" text:style-name="Index_20_Link" text:visited-style-name="Index_20_Link">2.4.1 <text:s/>Desarrollo dirigido por pruebas de aceptación (ATDD)<text:tab/>41</text:a></text:p>
          <text:p text:style-name="P253"><text:a xlink:type="simple" xlink:href="#__RefHeading___Toc3214_21706708331" text:style-name="Index_20_Link" text:visited-style-name="Index_20_Link">2.4.2 <text:s/>Desarrollo dirigido por comportamiento (BDD)<text:tab/>41</text:a></text:p>
          <text:p text:style-name="P253"><text:a xlink:type="simple" xlink:href="#__RefHeading___Toc3216_21706708331" text:style-name="Index_20_Link" text:visited-style-name="Index_20_Link">2.4.3 <text:s/>Desarrollo dirigido por pruebas (TDD)<text:tab/>43</text:a></text:p>
          <text:p text:style-name="P252"><text:a xlink:type="simple" xlink:href="#__RefHeading___Toc388_13217376211" text:style-name="Index_20_Link" text:visited-style-name="Index_20_Link">2.5 <text:s/>Pruebas Unitarias<text:tab/>44</text:a></text:p>
          <text:p text:style-name="P253"><text:a xlink:type="simple" xlink:href="#__RefHeading___Toc390_132173762111" text:style-name="Index_20_Link" text:visited-style-name="Index_20_Link">2.5.1 <text:s/>Librerías para Testeo Unitario en Diferentes Lenguajes<text:tab/>45</text:a></text:p>
          <text:p text:style-name="P253"><text:a xlink:type="simple" xlink:href="#__RefHeading___Toc3981_2392111844" text:style-name="Index_20_Link" text:visited-style-name="Index_20_Link">2.5.2 <text:s/>Frameworks de pruebas unitarias en ruby<text:tab/>45</text:a></text:p>
          <text:p text:style-name="P253"><text:a xlink:type="simple" xlink:href="#__RefHeading___Toc25151_872665549" text:style-name="Index_20_Link" text:visited-style-name="Index_20_Link">2.5.3 <text:s/>Comparativa entre Rspec y Minitest<text:tab/>45</text:a></text:p>
          <text:p text:style-name="P252"><text:a xlink:type="simple" xlink:href="#__RefHeading___Toc3220_2170670833" text:style-name="Index_20_Link" text:visited-style-name="Index_20_Link">2.6 <text:s/>Protocolos<text:tab/>46</text:a></text:p>
          <text:p text:style-name="P253"><text:a xlink:type="simple" xlink:href="#__RefHeading___Toc3222_2170670833" text:style-name="Index_20_Link" text:visited-style-name="Index_20_Link">2.6.1 <text:s/>Función de la capa de transporte<text:tab/>46</text:a></text:p>
          <text:p text:style-name="P253"><text:a xlink:type="simple" xlink:href="#__RefHeading___Toc3224_2170670833" text:style-name="Index_20_Link" text:visited-style-name="Index_20_Link">2.6.2 <text:s/>Protocolo de control de transmisión (TCP)<text:tab/>47</text:a></text:p>
          <text:p text:style-name="P253"><text:a xlink:type="simple" xlink:href="#__RefHeading___Toc3226_2170670833" text:style-name="Index_20_Link" text:visited-style-name="Index_20_Link">2.6.3 <text:s/>Protocolo de datagramas de usuario (UDP)<text:tab/>49</text:a></text:p>
          <text:p text:style-name="P253"><text:a xlink:type="simple" xlink:href="#__RefHeading___Toc3228_2170670833" text:style-name="Index_20_Link" text:visited-style-name="Index_20_Link">2.6.4 <text:s/>Protocolo de copia segura (SCP)<text:tab/>50</text:a></text:p>
          <text:p text:style-name="P252"><text:a xlink:type="simple" xlink:href="#__RefHeading___Toc3230_2170670833" text:style-name="Index_20_Link" text:visited-style-name="Index_20_Link">2.7 <text:s/>SOCkets<text:tab/>50</text:a></text:p>
          <text:p text:style-name="P253"><text:a xlink:type="simple" xlink:href="#__RefHeading___Toc3232_2170670833" text:style-name="Index_20_Link" text:visited-style-name="Index_20_Link">2.7.1 <text:s/>Sockets según su orientación<text:tab/>51</text:a></text:p>
          <text:p text:style-name="P253"><text:a xlink:type="simple" xlink:href="#__RefHeading___Toc3234_2170670833" text:style-name="Index_20_Link" text:visited-style-name="Index_20_Link">2.7.2 <text:s/>Arquitectura cliente – servidor<text:tab/>52</text:a></text:p>
          <text:p text:style-name="P252"><text:a xlink:type="simple" xlink:href="#__RefHeading___Toc3236_2170670833" text:style-name="Index_20_Link" text:visited-style-name="Index_20_Link">2.8 <text:s/>DIFUSIÓN DE DATOS<text:tab/>53</text:a></text:p>
          <text:p text:style-name="P253"><text:a xlink:type="simple" xlink:href="#__RefHeading___Toc3238_2170670833" text:style-name="Index_20_Link" text:visited-style-name="Index_20_Link">2.8.1 <text:s/>Unidifusión (Unicast)<text:tab/>53</text:a></text:p>
          <text:p text:style-name="P253"><text:a xlink:type="simple" xlink:href="#__RefHeading___Toc3240_2170670833" text:style-name="Index_20_Link" text:visited-style-name="Index_20_Link">2.8.2 <text:s/>Multidifusión (Multicast)<text:tab/>53</text:a></text:p>
          <text:p text:style-name="P253"><text:a xlink:type="simple" xlink:href="#__RefHeading___Toc2849_1483933243" text:style-name="Index_20_Link" text:visited-style-name="Index_20_Link">2.8.3 <text:s/>Difusión (Broadcast)<text:tab/>54</text:a></text:p>
          <text:p text:style-name="P252"><text:a xlink:type="simple" xlink:href="#__RefHeading___Toc13800_1636130191" text:style-name="Index_20_Link" text:visited-style-name="Index_20_Link">2.9 <text:s/>Sistemas Operativos<text:tab/>55</text:a></text:p>
          <text:p text:style-name="P253"><text:a xlink:type="simple" xlink:href="#__RefHeading___Toc13802_1636130191" text:style-name="Index_20_Link" text:visited-style-name="Index_20_Link">2.9.1 <text:s/>Linux<text:tab/>55</text:a></text:p>
          <text:p text:style-name="P253"><text:a xlink:type="simple" xlink:href="#__RefHeading___Toc13802_1636130192" text:style-name="Index_20_Link" text:visited-style-name="Index_20_Link">2.9.2 <text:s/>Distribuciones Linux<text:tab/>55</text:a></text:p>
          <text:p text:style-name="P253"><text:a xlink:type="simple" xlink:href="#__RefHeading___Toc163001_1588552113" text:style-name="Index_20_Link" text:visited-style-name="Index_20_Link">2.9.3 <text:s/>Ejecutar programas como servicios<text:tab/>55</text:a></text:p>
          <text:p text:style-name="P253"><text:a xlink:type="simple" xlink:href="#__RefHeading___Toc163003_1588552113" text:style-name="Index_20_Link" text:visited-style-name="Index_20_Link">2.9.4 <text:s/>Programación Bash<text:tab/>55</text:a></text:p>
          <text:p text:style-name="P253"><text:a xlink:type="simple" xlink:href="#__RefHeading___Toc163005_1588552113" text:style-name="Index_20_Link" text:visited-style-name="Index_20_Link">2.9.5 <text:s/>Instaladores en Linux zip, rar, Tar<text:tab/>55</text:a></text:p>
          <text:p text:style-name="P252"><text:a xlink:type="simple" xlink:href="#__RefHeading___Toc13800_1636130193" text:style-name="Index_20_Link" text:visited-style-name="Index_20_Link">2.10 <text:s/>Gestión de Versiones<text:tab/>55</text:a></text:p>
          <text:p text:style-name="P253"><text:a xlink:type="simple" xlink:href="#__RefHeading___Toc163007_1588552113" text:style-name="Index_20_Link" text:visited-style-name="Index_20_Link">2.10.1 <text:s/>Git<text:tab/>55</text:a></text:p>
          <text:p text:style-name="P253"><text:a xlink:type="simple" xlink:href="#__RefHeading___Toc163009_1588552113" text:style-name="Index_20_Link" text:visited-style-name="Index_20_Link">2.10.2 <text:s/>Github<text:tab/>55</text:a></text:p>
          <text:p text:style-name="P252"><text:a xlink:type="simple" xlink:href="#__RefHeading___Toc13800_163613019" text:style-name="Index_20_Link" text:visited-style-name="Index_20_Link">2.11 <text:s/>Sistemas de Software<text:tab/>55</text:a></text:p>
          <text:p text:style-name="P253"><text:soft-page-break/><text:a xlink:type="simple" xlink:href="#__RefHeading___Toc13802_163613019" text:style-name="Index_20_Link" text:visited-style-name="Index_20_Link">2.11.1 <text:s/>Lenguajes de Programación<text:tab/>56</text:a></text:p>
          <text:p text:style-name="P253"><text:a xlink:type="simple" xlink:href="#__RefHeading___Toc13804_163613019" text:style-name="Index_20_Link" text:visited-style-name="Index_20_Link">2.11.2 <text:s/>Hilos<text:tab/>56</text:a></text:p>
          <text:p text:style-name="P252"><text:a xlink:type="simple" xlink:href="#__RefHeading___Toc13806_163613019" text:style-name="Index_20_Link" text:visited-style-name="Index_20_Link">2.12 <text:s/>Ruby<text:tab/>56</text:a></text:p>
          <text:p text:style-name="P253"><text:a xlink:type="simple" xlink:href="#__RefHeading___Toc13808_163613019" text:style-name="Index_20_Link" text:visited-style-name="Index_20_Link">2.12.1 <text:s/>Gema<text:tab/>56</text:a></text:p>
          <text:p text:style-name="P253"><text:a xlink:type="simple" xlink:href="#__RefHeading___Toc13810_163613019" text:style-name="Index_20_Link" text:visited-style-name="Index_20_Link">2.12.2 <text:s/>Estructura de una Gema<text:tab/>57</text:a></text:p>
          <text:p text:style-name="P253"><text:a xlink:type="simple" xlink:href="#__RefHeading___Toc8205_27581758391" text:style-name="Index_20_Link" text:visited-style-name="Index_20_Link">2.12.3 <text:s/>Creación de una Gema<text:tab/>58</text:a></text:p>
          <text:p text:style-name="P251"><text:a xlink:type="simple" xlink:href="#__RefHeading___Toc8199_2758175839" text:style-name="Index_20_Link" text:visited-style-name="Index_20_Link">3 <text:s/>MARCO Metodológico<text:tab/>60</text:a></text:p>
          <text:p text:style-name="P252"><text:a xlink:type="simple" xlink:href="#__RefHeading___Toc388_13217376221" text:style-name="Index_20_Link" text:visited-style-name="Index_20_Link">3.1 <text:s/>Arquitectura del Sistema<text:tab/>60</text:a></text:p>
          <text:p text:style-name="P253"><text:a xlink:type="simple" xlink:href="#__RefHeading___Toc76130_2898270441" text:style-name="Index_20_Link" text:visited-style-name="Index_20_Link">3.1.1 <text:s/>Aplicación Coordinadora<text:tab/>60</text:a></text:p>
          <text:p text:style-name="P253"><text:a xlink:type="simple" xlink:href="#__RefHeading___Toc76130_28982704411" text:style-name="Index_20_Link" text:visited-style-name="Index_20_Link">3.1.2 <text:s/>Aplicación Agente<text:tab/>62</text:a></text:p>
          <text:p text:style-name="P253"><text:a xlink:type="simple" xlink:href="#__RefHeading___Toc76130_289827044111" text:style-name="Index_20_Link" text:visited-style-name="Index_20_Link">3.1.3 <text:s/>Conexión Aplicación Coordinadora – Aplicación Agente<text:tab/>64</text:a></text:p>
          <text:p text:style-name="P252"><text:a xlink:type="simple" xlink:href="#__RefHeading___Toc13812_163613019" text:style-name="Index_20_Link" text:visited-style-name="Index_20_Link">3.2 <text:s/></text:a><text:a xlink:type="simple" xlink:href="#__RefHeading___Toc13812_163613019" text:style-name="Index_20_Link" text:visited-style-name="Index_20_Link">Implementación</text:a><text:a xlink:type="simple" xlink:href="#__RefHeading___Toc13812_163613019" text:style-name="Index_20_Link" text:visited-style-name="Index_20_Link"> del Sistema</text:a><text:a xlink:type="simple" xlink:href="#__RefHeading___Toc13812_163613019" text:style-name="Index_20_Link" text:visited-style-name="Index_20_Link"><text:tab/>65</text:a></text:p>
          <text:p text:style-name="P253"><text:a xlink:type="simple" xlink:href="#__RefHeading___Toc8207_2758175839" text:style-name="Index_20_Link" text:visited-style-name="Index_20_Link">3.2.1 <text:s/>Creación de la Gema Liri usando Bundler<text:tab/>65</text:a></text:p>
          <text:p text:style-name="P253"><text:a xlink:type="simple" xlink:href="#__RefHeading___Toc13814_1636130191" text:style-name="Index_20_Link" text:visited-style-name="Index_20_Link">3.2.2 <text:s/>Funcionamiento de la Aplicación Coordinadora<text:tab/>71</text:a></text:p>
          <text:p text:style-name="P253"><text:a xlink:type="simple" xlink:href="#__RefHeading___Toc13814_1636130192" text:style-name="Index_20_Link" text:visited-style-name="Index_20_Link">3.2.3 <text:s/>Funcionamiento de la Aplicación Agente<text:tab/>73</text:a></text:p>
          <text:p text:style-name="P253"><text:a xlink:type="simple" xlink:href="#__RefHeading___Toc13814_163613019" text:style-name="Index_20_Link" text:visited-style-name="Index_20_Link">3.2.4 <text:s/>Instalador de la Aplicación Agente<text:tab/>74</text:a></text:p>
          <text:p text:style-name="P252"><text:a xlink:type="simple" xlink:href="#__RefHeading___Toc76128_289827044" text:style-name="Index_20_Link" text:visited-style-name="Index_20_Link">3.3 <text:s/></text:a><text:a xlink:type="simple" xlink:href="#__RefHeading___Toc76128_289827044" text:style-name="Index_20_Link" text:visited-style-name="Index_20_Link">Uso</text:a><text:a xlink:type="simple" xlink:href="#__RefHeading___Toc76128_289827044" text:style-name="Index_20_Link" text:visited-style-name="Index_20_Link"> del Sistema</text:a><text:a xlink:type="simple" xlink:href="#__RefHeading___Toc76128_289827044" text:style-name="Index_20_Link" text:visited-style-name="Index_20_Link"><text:tab/>77</text:a></text:p>
          <text:p text:style-name="P253"><text:a xlink:type="simple" xlink:href="#__RefHeading___Toc76130_289827044" text:style-name="Index_20_Link" text:visited-style-name="Index_20_Link">3.3.1 <text:s/>Uso de la Aplicación Coordinadora<text:tab/>77</text:a></text:p>
          <text:p text:style-name="P253"><text:a xlink:type="simple" xlink:href="#__RefHeading___Toc76132_289827044" text:style-name="Index_20_Link" text:visited-style-name="Index_20_Link">3.3.2 <text:s/>Uso de la Aplicación Agente<text:tab/>78</text:a></text:p>
          <text:p text:style-name="P251"><text:a xlink:type="simple" xlink:href="#__RefHeading___Toc386_1321737621" text:style-name="Index_20_Link" text:visited-style-name="Index_20_Link">4 <text:s/>Conclusión<text:tab/>81</text:a></text:p>
        </text:index-body>
      </text:table-of-content>
      <text:p text:style-name="P201"/>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372">Tabla de Figuras</text:p>
          </text:index-title>
          <text:p text:style-name="P254"><text:a xlink:type="simple" xlink:href="#Figura!0%7Csequence" text:style-name="Index_20_Link" text:visited-style-name="Index_20_Link">Figura 1: </text:a><text:a xlink:type="simple" xlink:href="#Figura!0%7Csequence" text:style-name="Index_20_Link" text:visited-style-name="Index_20_Link">Prototipo de la </text:a><text:a xlink:type="simple" xlink:href="#Figura!0%7Csequence" text:style-name="Index_20_Link" text:visited-style-name="Index_20_Link">A</text:a><text:a xlink:type="simple" xlink:href="#Figura!0%7Csequence" text:style-name="Index_20_Link" text:visited-style-name="Index_20_Link">rquitectura del </text:a><text:a xlink:type="simple" xlink:href="#Figura!0%7Csequence" text:style-name="Index_20_Link" text:visited-style-name="Index_20_Link">S</text:a><text:a xlink:type="simple" xlink:href="#Figura!0%7Csequence" text:style-name="Index_20_Link" text:visited-style-name="Index_20_Link">istema </text:a><text:a xlink:type="simple" xlink:href="#Figura!0%7Csequence" text:style-name="Index_20_Link" text:visited-style-name="Index_20_Link">I</text:a><text:a xlink:type="simple" xlink:href="#Figura!0%7Csequence" text:style-name="Index_20_Link" text:visited-style-name="Index_20_Link">mplementado.</text:a><text:a xlink:type="simple" xlink:href="#Figura!0%7Csequence" text:style-name="Index_20_Link" text:visited-style-name="Index_20_Link"><text:tab/>22</text:a></text:p>
          <text:p text:style-name="P254"><text:a xlink:type="simple" xlink:href="#Figura!1%7Csequence" text:style-name="Index_20_Link" text:visited-style-name="Index_20_Link">Figura 2: </text:a><text:a xlink:type="simple" xlink:href="#Figura!1%7Csequence" text:style-name="Index_20_Link" text:visited-style-name="Index_20_Link">Modelo en </text:a><text:a xlink:type="simple" xlink:href="#Figura!1%7Csequence" text:style-name="Index_20_Link" text:visited-style-name="Index_20_Link">C</text:a><text:a xlink:type="simple" xlink:href="#Figura!1%7Csequence" text:style-name="Index_20_Link" text:visited-style-name="Index_20_Link">ascada</text:a><text:a xlink:type="simple" xlink:href="#Figura!1%7Csequence" text:style-name="Index_20_Link" text:visited-style-name="Index_20_Link">.</text:a><text:a xlink:type="simple" xlink:href="#Figura!1%7Csequence" text:style-name="Index_20_Link" text:visited-style-name="Index_20_Link"><text:tab/>28</text:a></text:p>
          <text:p text:style-name="P254"><text:a xlink:type="simple" xlink:href="#Figura!2%7Csequence" text:style-name="Index_20_Link" text:visited-style-name="Index_20_Link">Figura 3: </text:a><text:a xlink:type="simple" xlink:href="#Figura!2%7Csequence" text:style-name="Index_20_Link" text:visited-style-name="Index_20_Link">Modelo </text:a><text:a xlink:type="simple" xlink:href="#Figura!2%7Csequence" text:style-name="Index_20_Link" text:visited-style-name="Index_20_Link">I</text:a><text:a xlink:type="simple" xlink:href="#Figura!2%7Csequence" text:style-name="Index_20_Link" text:visited-style-name="Index_20_Link">ncremental</text:a><text:a xlink:type="simple" xlink:href="#Figura!2%7Csequence" text:style-name="Index_20_Link" text:visited-style-name="Index_20_Link">.</text:a><text:a xlink:type="simple" xlink:href="#Figura!2%7Csequence" text:style-name="Index_20_Link" text:visited-style-name="Index_20_Link"><text:tab/>29</text:a></text:p>
          <text:p text:style-name="P254"><text:a xlink:type="simple" xlink:href="#Figura!3%7Csequence" text:style-name="Index_20_Link" text:visited-style-name="Index_20_Link">Figura 4: </text:a><text:a xlink:type="simple" xlink:href="#Figura!3%7Csequence" text:style-name="Index_20_Link" text:visited-style-name="Index_20_Link">Modelo </text:a><text:a xlink:type="simple" xlink:href="#Figura!3%7Csequence" text:style-name="Index_20_Link" text:visited-style-name="Index_20_Link">V</text:a><text:a xlink:type="simple" xlink:href="#Figura!3%7Csequence" text:style-name="Index_20_Link" text:visited-style-name="Index_20_Link">.</text:a><text:a xlink:type="simple" xlink:href="#Figura!3%7Csequence" text:style-name="Index_20_Link" text:visited-style-name="Index_20_Link"><text:tab/>30</text:a></text:p>
          <text:p text:style-name="P254"><text:a xlink:type="simple" xlink:href="#Figura!4%7Csequence" text:style-name="Index_20_Link" text:visited-style-name="Index_20_Link">Figura 5: </text:a><text:a xlink:type="simple" xlink:href="#Figura!4%7Csequence" text:style-name="Index_20_Link" text:visited-style-name="Index_20_Link">Desarrollo Guiado por Comportamiento</text:a><text:a xlink:type="simple" xlink:href="#Figura!4%7Csequence" text:style-name="Index_20_Link" text:visited-style-name="Index_20_Link">.</text:a><text:a xlink:type="simple" xlink:href="#Figura!4%7Csequence" text:style-name="Index_20_Link" text:visited-style-name="Index_20_Link"><text:tab/>43</text:a></text:p>
          <text:p text:style-name="P254"><text:a xlink:type="simple" xlink:href="#Figura!5%7Csequence" text:style-name="Index_20_Link" text:visited-style-name="Index_20_Link">Figura 6: </text:a><text:a xlink:type="simple" xlink:href="#Figura!5%7Csequence" text:style-name="Index_20_Link" text:visited-style-name="Index_20_Link">Ranking de frameworks de pruebas unitarias en Ruby.</text:a><text:a xlink:type="simple" xlink:href="#Figura!5%7Csequence" text:style-name="Index_20_Link" text:visited-style-name="Index_20_Link"><text:tab/>45</text:a></text:p>
          <text:p text:style-name="P254"><text:a xlink:type="simple" xlink:href="#Figura!6%7Csequence" text:style-name="Index_20_Link" text:visited-style-name="Index_20_Link">Figura 7: </text:a><text:a xlink:type="simple" xlink:href="#Figura!6%7Csequence" text:style-name="Index_20_Link" text:visited-style-name="Index_20_Link">Cabecera de un segmento TCP</text:a><text:a xlink:type="simple" xlink:href="#Figura!6%7Csequence" text:style-name="Index_20_Link" text:visited-style-name="Index_20_Link">.</text:a><text:a xlink:type="simple" xlink:href="#Figura!6%7Csequence" text:style-name="Index_20_Link" text:visited-style-name="Index_20_Link"><text:tab/>49</text:a></text:p>
          <text:p text:style-name="P254"><text:a xlink:type="simple" xlink:href="#Figura!7%7Csequence" text:style-name="Index_20_Link" text:visited-style-name="Index_20_Link">Figura 8: </text:a><text:a xlink:type="simple" xlink:href="#Figura!7%7Csequence" text:style-name="Index_20_Link" text:visited-style-name="Index_20_Link">Cabecera de </text:a><text:a xlink:type="simple" xlink:href="#Figura!7%7Csequence" text:style-name="Index_20_Link" text:visited-style-name="Index_20_Link">un datagrama UDP</text:a><text:a xlink:type="simple" xlink:href="#Figura!7%7Csequence" text:style-name="Index_20_Link" text:visited-style-name="Index_20_Link">.</text:a><text:a xlink:type="simple" xlink:href="#Figura!7%7Csequence" text:style-name="Index_20_Link" text:visited-style-name="Index_20_Link"><text:tab/>50</text:a></text:p>
          <text:p text:style-name="P254"><text:a xlink:type="simple" xlink:href="#Figura!8%7Csequence" text:style-name="Index_20_Link" text:visited-style-name="Index_20_Link">Figura 9: </text:a><text:a xlink:type="simple" xlink:href="#Figura!8%7Csequence" text:style-name="Index_20_Link" text:visited-style-name="Index_20_Link">Comunicación entre sockets</text:a><text:a xlink:type="simple" xlink:href="#Figura!8%7Csequence" text:style-name="Index_20_Link" text:visited-style-name="Index_20_Link">.</text:a><text:a xlink:type="simple" xlink:href="#Figura!8%7Csequence" text:style-name="Index_20_Link" text:visited-style-name="Index_20_Link"><text:tab/>51</text:a></text:p>
          <text:p text:style-name="P254"><text:a xlink:type="simple" xlink:href="#Figura!9%7Csequence" text:style-name="Index_20_Link" text:visited-style-name="Index_20_Link">Figura 10: </text:a><text:a xlink:type="simple" xlink:href="#Figura!9%7Csequence" text:style-name="Index_20_Link" text:visited-style-name="Index_20_Link">Ejemplo básico de Cliente-Servidor</text:a><text:a xlink:type="simple" xlink:href="#Figura!9%7Csequence" text:style-name="Index_20_Link" text:visited-style-name="Index_20_Link">.</text:a><text:a xlink:type="simple" xlink:href="#Figura!9%7Csequence" text:style-name="Index_20_Link" text:visited-style-name="Index_20_Link"><text:tab/>52</text:a></text:p>
          <text:p text:style-name="P254"><text:a xlink:type="simple" xlink:href="#Figura!10%7Csequence" text:style-name="Index_20_Link" text:visited-style-name="Index_20_Link">Figura 11: </text:a><text:a xlink:type="simple" xlink:href="#Figura!10%7Csequence" text:style-name="Index_20_Link" text:visited-style-name="Index_20_Link">Envío de paquete, utilizando la técnica Unicast</text:a><text:a xlink:type="simple" xlink:href="#Figura!10%7Csequence" text:style-name="Index_20_Link" text:visited-style-name="Index_20_Link">.</text:a><text:a xlink:type="simple" xlink:href="#Figura!10%7Csequence" text:style-name="Index_20_Link" text:visited-style-name="Index_20_Link"><text:tab/>53</text:a></text:p>
          <text:p text:style-name="P254"><text:a xlink:type="simple" xlink:href="#Figura!11%7Csequence" text:style-name="Index_20_Link" text:visited-style-name="Index_20_Link">Figura 12: </text:a><text:a xlink:type="simple" xlink:href="#Figura!11%7Csequence" text:style-name="Index_20_Link" text:visited-style-name="Index_20_Link">Envío de paquete </text:a><text:a xlink:type="simple" xlink:href="#Figura!11%7Csequence" text:style-name="Index_20_Link" text:visited-style-name="Index_20_Link">utilizando Broadcast</text:a><text:a xlink:type="simple" xlink:href="#Figura!11%7Csequence" text:style-name="Index_20_Link" text:visited-style-name="Index_20_Link">.</text:a><text:a xlink:type="simple" xlink:href="#Figura!11%7Csequence" text:style-name="Index_20_Link" text:visited-style-name="Index_20_Link"><text:tab/>55</text:a></text:p>
          <text:p text:style-name="P254"><text:a xlink:type="simple" xlink:href="#Figura!12%7Csequence" text:style-name="Index_20_Link" text:visited-style-name="Index_20_Link">Figura 13: </text:a><text:a xlink:type="simple" xlink:href="#Figura!12%7Csequence" text:style-name="Index_20_Link" text:visited-style-name="Index_20_Link">Esquema de </text:a><text:a xlink:type="simple" xlink:href="#Figura!12%7Csequence" text:style-name="Index_20_Link" text:visited-style-name="Index_20_Link">componentes del sistema Liri</text:a><text:a xlink:type="simple" xlink:href="#Figura!12%7Csequence" text:style-name="Index_20_Link" text:visited-style-name="Index_20_Link">.</text:a><text:a xlink:type="simple" xlink:href="#Figura!12%7Csequence" text:style-name="Index_20_Link" text:visited-style-name="Index_20_Link"><text:tab/>60</text:a></text:p>
          <text:p text:style-name="P254"><text:a xlink:type="simple" xlink:href="#Figura!13%7Csequence" text:style-name="Index_20_Link" text:visited-style-name="Index_20_Link">Figura 14: </text:a><text:a xlink:type="simple" xlink:href="#Figura!13%7Csequence" text:style-name="Index_20_Link" text:visited-style-name="Index_20_Link">Esquema de proceso de la Aplicación Coordinadora</text:a><text:a xlink:type="simple" xlink:href="#Figura!13%7Csequence" text:style-name="Index_20_Link" text:visited-style-name="Index_20_Link">.</text:a><text:a xlink:type="simple" xlink:href="#Figura!13%7Csequence" text:style-name="Index_20_Link" text:visited-style-name="Index_20_Link"><text:tab/>62</text:a></text:p>
          <text:p text:style-name="P254"><text:a xlink:type="simple" xlink:href="#Figura!14%7Csequence" text:style-name="Index_20_Link" text:visited-style-name="Index_20_Link">Figura 15: </text:a><text:a xlink:type="simple" xlink:href="#Figura!14%7Csequence" text:style-name="Index_20_Link" text:visited-style-name="Index_20_Link">Esquema de proceso de la Aplicación </text:a><text:a xlink:type="simple" xlink:href="#Figura!14%7Csequence" text:style-name="Index_20_Link" text:visited-style-name="Index_20_Link">Agente</text:a><text:a xlink:type="simple" xlink:href="#Figura!14%7Csequence" text:style-name="Index_20_Link" text:visited-style-name="Index_20_Link">.</text:a><text:a xlink:type="simple" xlink:href="#Figura!14%7Csequence" text:style-name="Index_20_Link" text:visited-style-name="Index_20_Link"><text:tab/>63</text:a></text:p>
          <text:p text:style-name="P254"><text:a xlink:type="simple" xlink:href="#Figura!15%7Csequence" text:style-name="Index_20_Link" text:visited-style-name="Index_20_Link">Figura 16: </text:a><text:a xlink:type="simple" xlink:href="#Figura!15%7Csequence" text:style-name="Index_20_Link" text:visited-style-name="Index_20_Link">Esquema de </text:a><text:a xlink:type="simple" xlink:href="#Figura!15%7Csequence" text:style-name="Index_20_Link" text:visited-style-name="Index_20_Link">conexi</text:a><text:a xlink:type="simple" xlink:href="#Figura!15%7Csequence" text:style-name="Index_20_Link" text:visited-style-name="Index_20_Link">ón entre Apl</text:a><text:a xlink:type="simple" xlink:href="#Figura!15%7Csequence" text:style-name="Index_20_Link" text:visited-style-name="Index_20_Link">i</text:a><text:a xlink:type="simple" xlink:href="#Figura!15%7Csequence" text:style-name="Index_20_Link" text:visited-style-name="Index_20_Link">cación Coordinadora y Aplicación Agente</text:a><text:a xlink:type="simple" xlink:href="#Figura!15%7Csequence" text:style-name="Index_20_Link" text:visited-style-name="Index_20_Link">.</text:a><text:a xlink:type="simple" xlink:href="#Figura!15%7Csequence" text:style-name="Index_20_Link" text:visited-style-name="Index_20_Link"><text:tab/>65</text:a></text:p>
          <text:p text:style-name="P254"><text:a xlink:type="simple" xlink:href="#Figura!16%7Csequence" text:style-name="Index_20_Link" text:visited-style-name="Index_20_Link">Figura 17: </text:a><text:a xlink:type="simple" xlink:href="#Figura!16%7Csequence" text:style-name="Index_20_Link" text:visited-style-name="Index_20_Link">Ejecución del comando bundle gem liri</text:a><text:a xlink:type="simple" xlink:href="#Figura!16%7Csequence" text:style-name="Index_20_Link" text:visited-style-name="Index_20_Link"><text:tab/>66</text:a></text:p>
          <text:p text:style-name="P254"><text:a xlink:type="simple" xlink:href="#Figura!36%7Csequence" text:style-name="Index_20_Link" text:visited-style-name="Index_20_Link">Figura 18:</text:a><text:a xlink:type="simple" xlink:href="#Figura!36%7Csequence" text:style-name="Index_20_Link" text:visited-style-name="Index_20_Link"> </text:a><text:a xlink:type="simple" xlink:href="#Figura!36%7Csequence" text:style-name="Index_20_Link" text:visited-style-name="Index_20_Link">Ejecuci</text:a><text:a xlink:type="simple" xlink:href="#Figura!36%7Csequence" text:style-name="Index_20_Link" text:visited-style-name="Index_20_Link">ón del comando liri help</text:a><text:a xlink:type="simple" xlink:href="#Figura!36%7Csequence" text:style-name="Index_20_Link" text:visited-style-name="Index_20_Link">.</text:a><text:a xlink:type="simple" xlink:href="#Figura!36%7Csequence" text:style-name="Index_20_Link" text:visited-style-name="Index_20_Link"><text:tab/>71</text:a></text:p>
          <text:p text:style-name="P254"><text:a xlink:type="simple" xlink:href="#Figura!17%7Csequence" text:style-name="Index_20_Link" text:visited-style-name="Index_20_Link">Figura 19: </text:a><text:a xlink:type="simple" xlink:href="#Figura!17%7Csequence" text:style-name="Index_20_Link" text:visited-style-name="Index_20_Link">Ejecución de la Aplicación Coordinadora.</text:a><text:a xlink:type="simple" xlink:href="#Figura!17%7Csequence" text:style-name="Index_20_Link" text:visited-style-name="Index_20_Link"><text:tab/>78</text:a></text:p>
          <text:p text:style-name="P254"><text:a xlink:type="simple" xlink:href="#Figura!37%7Csequence" text:style-name="Index_20_Link" text:visited-style-name="Index_20_Link">Figura 20: </text:a><text:a xlink:type="simple" xlink:href="#Figura!37%7Csequence" text:style-name="Index_20_Link" text:visited-style-name="Index_20_Link">Ejecución de la Aplicación </text:a><text:a xlink:type="simple" xlink:href="#Figura!37%7Csequence" text:style-name="Index_20_Link" text:visited-style-name="Index_20_Link">Agente</text:a><text:a xlink:type="simple" xlink:href="#Figura!37%7Csequence" text:style-name="Index_20_Link" text:visited-style-name="Index_20_Link">.</text:a><text:a xlink:type="simple" xlink:href="#Figura!37%7Csequence" text:style-name="Index_20_Link" text:visited-style-name="Index_20_Link"><text:tab/>79</text:a></text:p>
          <text:p text:style-name="P254"><text:a xlink:type="simple" xlink:href="#Figura!18%7Csequence" text:style-name="Index_20_Link" text:visited-style-name="Index_20_Link">Figura 21: </text:a><text:a xlink:type="simple" xlink:href="#Figura!18%7Csequence" text:style-name="Index_20_Link" text:visited-style-name="Index_20_Link">Creación de Máquina Virtual</text:a><text:a xlink:type="simple" xlink:href="#Figura!18%7Csequence" text:style-name="Index_20_Link" text:visited-style-name="Index_20_Link"><text:tab/>90</text:a></text:p>
          <text:p text:style-name="P254"><text:a xlink:type="simple" xlink:href="#Figura!19%7Csequence" text:style-name="Index_20_Link" text:visited-style-name="Index_20_Link">Figura 22: </text:a><text:a xlink:type="simple" xlink:href="#Figura!19%7Csequence" text:style-name="Index_20_Link" text:visited-style-name="Index_20_Link">Especificación de memoria en la máquina virtual</text:a><text:a xlink:type="simple" xlink:href="#Figura!19%7Csequence" text:style-name="Index_20_Link" text:visited-style-name="Index_20_Link"><text:tab/>90</text:a></text:p>
          <text:p text:style-name="P254"><text:a xlink:type="simple" xlink:href="#Figura!20%7Csequence" text:style-name="Index_20_Link" text:visited-style-name="Index_20_Link">Figura 23: </text:a><text:a xlink:type="simple" xlink:href="#Figura!20%7Csequence" text:style-name="Index_20_Link" text:visited-style-name="Index_20_Link">Creación de disco virtual</text:a><text:a xlink:type="simple" xlink:href="#Figura!20%7Csequence" text:style-name="Index_20_Link" text:visited-style-name="Index_20_Link"><text:tab/>91</text:a></text:p>
          <text:p text:style-name="P254"><text:a xlink:type="simple" xlink:href="#Figura!21%7Csequence" text:style-name="Index_20_Link" text:visited-style-name="Index_20_Link">Figura 24: </text:a><text:a xlink:type="simple" xlink:href="#Figura!21%7Csequence" text:style-name="Index_20_Link" text:visited-style-name="Index_20_Link">Configurar tipo de disco virtual</text:a><text:a xlink:type="simple" xlink:href="#Figura!21%7Csequence" text:style-name="Index_20_Link" text:visited-style-name="Index_20_Link"><text:tab/>92</text:a></text:p>
          <text:p text:style-name="P254"><text:a xlink:type="simple" xlink:href="#Figura!22%7Csequence" text:style-name="Index_20_Link" text:visited-style-name="Index_20_Link">Figura 25: </text:a><text:a xlink:type="simple" xlink:href="#Figura!22%7Csequence" text:style-name="Index_20_Link" text:visited-style-name="Index_20_Link">Configurar tamaño de disco virtual</text:a><text:a xlink:type="simple" xlink:href="#Figura!22%7Csequence" text:style-name="Index_20_Link" text:visited-style-name="Index_20_Link"><text:tab/>92</text:a></text:p>
          <text:p text:style-name="P254"><text:a xlink:type="simple" xlink:href="#Figura!23%7Csequence" text:style-name="Index_20_Link" text:visited-style-name="Index_20_Link">Figura 26: </text:a><text:a xlink:type="simple" xlink:href="#Figura!23%7Csequence" text:style-name="Index_20_Link" text:visited-style-name="Index_20_Link">Configurar n</text:a><text:a xlink:type="simple" xlink:href="#Figura!23%7Csequence" text:style-name="Index_20_Link" text:visited-style-name="Index_20_Link">úmero de CPUs de la máquina virtual.</text:a><text:a xlink:type="simple" xlink:href="#Figura!23%7Csequence" text:style-name="Index_20_Link" text:visited-style-name="Index_20_Link"><text:tab/>93</text:a></text:p>
          <text:p text:style-name="P254"><text:a xlink:type="simple" xlink:href="#Figura!24%7Csequence" text:style-name="Index_20_Link" text:visited-style-name="Index_20_Link">Figura 27: </text:a><text:a xlink:type="simple" xlink:href="#Figura!24%7Csequence" text:style-name="Index_20_Link" text:visited-style-name="Index_20_Link">Configurar adaptador de red de la máquina virtual.</text:a><text:a xlink:type="simple" xlink:href="#Figura!24%7Csequence" text:style-name="Index_20_Link" text:visited-style-name="Index_20_Link"><text:tab/>93</text:a></text:p>
          <text:p text:style-name="P254"><text:a xlink:type="simple" xlink:href="#Figura!25%7Csequence" text:style-name="Index_20_Link" text:visited-style-name="Index_20_Link">Figura 28: </text:a><text:a xlink:type="simple" xlink:href="#Figura!25%7Csequence" text:style-name="Index_20_Link" text:visited-style-name="Index_20_Link">Iniciar instalación de la máquina virtual.</text:a><text:a xlink:type="simple" xlink:href="#Figura!25%7Csequence" text:style-name="Index_20_Link" text:visited-style-name="Index_20_Link"><text:tab/>95</text:a></text:p>
          <text:p text:style-name="P254"><text:a xlink:type="simple" xlink:href="#Figura!26%7Csequence" text:style-name="Index_20_Link" text:visited-style-name="Index_20_Link">Figura 29: </text:a><text:a xlink:type="simple" xlink:href="#Figura!26%7Csequence" text:style-name="Index_20_Link" text:visited-style-name="Index_20_Link">Iniciar Manjaro.</text:a><text:a xlink:type="simple" xlink:href="#Figura!26%7Csequence" text:style-name="Index_20_Link" text:visited-style-name="Index_20_Link"><text:tab/>95</text:a></text:p>
          <text:p text:style-name="P254"><text:a xlink:type="simple" xlink:href="#Figura!27%7Csequence" text:style-name="Index_20_Link" text:visited-style-name="Index_20_Link">Figura 30: </text:a><text:a xlink:type="simple" xlink:href="#Figura!27%7Csequence" text:style-name="Index_20_Link" text:visited-style-name="Index_20_Link">Iniciar instalador de Manjaro.</text:a><text:a xlink:type="simple" xlink:href="#Figura!27%7Csequence" text:style-name="Index_20_Link" text:visited-style-name="Index_20_Link"><text:tab/>96</text:a></text:p>
          <text:p text:style-name="P254"><text:a xlink:type="simple" xlink:href="#Figura!28%7Csequence" text:style-name="Index_20_Link" text:visited-style-name="Index_20_Link">Figura 31: </text:a><text:a xlink:type="simple" xlink:href="#Figura!28%7Csequence" text:style-name="Index_20_Link" text:visited-style-name="Index_20_Link">Seleccionar idioma de la instalación de Manjaro.</text:a><text:a xlink:type="simple" xlink:href="#Figura!28%7Csequence" text:style-name="Index_20_Link" text:visited-style-name="Index_20_Link"><text:tab/>96</text:a></text:p>
          <text:p text:style-name="P254"><text:a xlink:type="simple" xlink:href="#Figura!29%7Csequence" text:style-name="Index_20_Link" text:visited-style-name="Index_20_Link">Figura 32: </text:a><text:a xlink:type="simple" xlink:href="#Figura!29%7Csequence" text:style-name="Index_20_Link" text:visited-style-name="Index_20_Link">Seleccionar región de la instalación de Manjaro.</text:a><text:a xlink:type="simple" xlink:href="#Figura!29%7Csequence" text:style-name="Index_20_Link" text:visited-style-name="Index_20_Link"><text:tab/>97</text:a></text:p>
          <text:p text:style-name="P254"><text:a xlink:type="simple" xlink:href="#Figura!30%7Csequence" text:style-name="Index_20_Link" text:visited-style-name="Index_20_Link">Figura 33: </text:a><text:a xlink:type="simple" xlink:href="#Figura!30%7Csequence" text:style-name="Index_20_Link" text:visited-style-name="Index_20_Link">Seleccionar idioma de teclado de la instalación de Manjaro.</text:a><text:a xlink:type="simple" xlink:href="#Figura!30%7Csequence" text:style-name="Index_20_Link" text:visited-style-name="Index_20_Link"><text:tab/>97</text:a></text:p>
          <text:p text:style-name="P254"><text:a xlink:type="simple" xlink:href="#Figura!31%7Csequence" text:style-name="Index_20_Link" text:visited-style-name="Index_20_Link">Figura 34: </text:a><text:a xlink:type="simple" xlink:href="#Figura!31%7Csequence" text:style-name="Index_20_Link" text:visited-style-name="Index_20_Link">Configurar particiones de la instalación de Manjaro.</text:a><text:a xlink:type="simple" xlink:href="#Figura!31%7Csequence" text:style-name="Index_20_Link" text:visited-style-name="Index_20_Link"><text:tab/>98</text:a></text:p>
          <text:p text:style-name="P254"><text:a xlink:type="simple" xlink:href="#Figura!32%7Csequence" text:style-name="Index_20_Link" text:visited-style-name="Index_20_Link">Figura 35: </text:a><text:a xlink:type="simple" xlink:href="#Figura!32%7Csequence" text:style-name="Index_20_Link" text:visited-style-name="Index_20_Link">Configurar usuarios de la instalación de Manjaro.</text:a><text:a xlink:type="simple" xlink:href="#Figura!32%7Csequence" text:style-name="Index_20_Link" text:visited-style-name="Index_20_Link"><text:tab/>98</text:a></text:p>
          <text:p text:style-name="P254"><text:a xlink:type="simple" xlink:href="#Figura!33%7Csequence" text:style-name="Index_20_Link" text:visited-style-name="Index_20_Link">Figura 36: </text:a><text:a xlink:type="simple" xlink:href="#Figura!33%7Csequence" text:style-name="Index_20_Link" text:visited-style-name="Index_20_Link">Instalar Manjaro.</text:a><text:a xlink:type="simple" xlink:href="#Figura!33%7Csequence" text:style-name="Index_20_Link" text:visited-style-name="Index_20_Link"><text:tab/>99</text:a></text:p>
          <text:p text:style-name="P254"><text:a xlink:type="simple" xlink:href="#Figura!34%7Csequence" text:style-name="Index_20_Link" text:visited-style-name="Index_20_Link">Figura 37: </text:a><text:a xlink:type="simple" xlink:href="#Figura!34%7Csequence" text:style-name="Index_20_Link" text:visited-style-name="Index_20_Link">Remover instalador de Manjaro.</text:a><text:a xlink:type="simple" xlink:href="#Figura!34%7Csequence" text:style-name="Index_20_Link" text:visited-style-name="Index_20_Link"><text:tab/>99</text:a></text:p>
          <text:p text:style-name="P254"><text:a xlink:type="simple" xlink:href="#Figura!38%7Csequence" text:style-name="Index_20_Link" text:visited-style-name="Index_20_Link">Figura 38:</text:a><text:a xlink:type="simple" xlink:href="#Figura!38%7Csequence" text:style-name="Index_20_Link" text:visited-style-name="Index_20_Link"> </text:a><text:a xlink:type="simple" xlink:href="#Figura!38%7Csequence" text:style-name="Index_20_Link" text:visited-style-name="Index_20_Link">Instalaci</text:a><text:a xlink:type="simple" xlink:href="#Figura!38%7Csequence" text:style-name="Index_20_Link" text:visited-style-name="Index_20_Link">ón</text:a><text:a xlink:type="simple" xlink:href="#Figura!38%7Csequence" text:style-name="Index_20_Link" text:visited-style-name="Index_20_Link"> de la Aplicación Agente.</text:a><text:a xlink:type="simple" xlink:href="#Figura!38%7Csequence" text:style-name="Index_20_Link" text:visited-style-name="Index_20_Link"><text:tab/>101</text:a></text:p>
          <text:p text:style-name="P254"><text:a xlink:type="simple" xlink:href="#Figura!35%7Csequence" text:style-name="Index_20_Link" text:visited-style-name="Index_20_Link">Figura 39:</text:a><text:a xlink:type="simple" xlink:href="#Figura!35%7Csequence" text:style-name="Index_20_Link" text:visited-style-name="Index_20_Link"> Estado de la Aplicación Agente.</text:a><text:a xlink:type="simple" xlink:href="#Figura!35%7Csequence" text:style-name="Index_20_Link" text:visited-style-name="Index_20_Link"><text:tab/>102</text:a></text:p>
        </text:index-body>
      </text:illustration-index>
      <text:p text:style-name="P181"/>
      <text:p text:style-name="P182"/>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372">Lista de Tablas</text:p>
          </text:index-title>
          <text:p text:style-name="P248">Tabla 1: Librerías de testeo unitario existentes para ciertos lenguajes.<text:tab/>17</text:p>
          <text:p text:style-name="P248">Tabla 2: Comparativa de herramientas que soportan la ejecución distribuida de pruebas unitarias.<text:tab/>18</text:p>
          <text:p text:style-name="P248">Tabla 3: Niveles de prueba y sus métodos de testeo.<text:tab/>41</text:p>
        </text:index-body>
      </text:table-index>
      <text:p text:style-name="P201"/>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372">Índice de Anexos</text:p>
          </text:index-title>
          <text:p text:style-name="P250">Anexo A - Instalación de RVM, Ruby y Bundler<text:tab/>88</text:p>
          <text:p text:style-name="P250">Anexo B - Instalación de la distribución Manjaro en VirtualBox<text:tab/>89</text:p>
          <text:p text:style-name="P250">Anexo C - Instalación del Agente Liri dentro de la distribución Manjaro<text:tab/>100</text:p>
          <text:p text:style-name="P250">Anexo D - Configuración del entorno para la gema Discourse<text:tab/>102</text:p>
          <text:p text:style-name="P250">Anexo E - Configuración del entorno para la gema Consul<text:tab/>102</text:p>
        </text:index-body>
      </text:user-index>
      <text:p text:style-name="P210"/>
      <text:p text:style-name="P373">Lista de <text:span text:style-name="T33">Abreviaturas</text:span></text:p>
      <text:p text:style-name="P26">ATDD<text:tab/><text:span text:style-name="T112">Desarrollo Orientado a Pruebas de Aceptación (Acceptance Test Driven Development)</text:span></text:p>
      <text:p text:style-name="P26">BDD<text:tab/><text:span text:style-name="T112">Desarrollo Guiado por el Comportamiento (Behavior Driven Development)</text:span></text:p>
      <text:p text:style-name="P26"><text:span text:style-name="T691">OO<text:tab/>Orientado a Objetos (</text:span>Object <text:span text:style-name="T691">O</text:span>riented<text:span text:style-name="T691">)</text:span></text:p>
      <text:p text:style-name="P26">PU<text:tab/>Pruebas <text:span text:style-name="T600">U</text:span>nitarias</text:p>
      <text:p text:style-name="P26">PC<text:tab/>Computadora <text:span text:style-name="T600">P</text:span>ersonal (Personal <text:span text:style-name="T600">C</text:span>omputer)</text:p>
      <text:p text:style-name="P26">TCP<text:tab/>Protocolo de Control de Transmisión (Transmission Control Protocol)</text:p>
      <text:p text:style-name="P26">TDD<text:tab/><text:span text:style-name="T112">Desarrollo Guiado por Pruebas (Test Driven Development)</text:span></text:p>
      <text:p text:style-name="_34_._20_Contenido_20_">UDP<text:tab/>Protocolo de <text:span text:style-name="T600">D</text:span>atagramas de <text:span text:style-name="T600">U</text:span>suario (User Datagram Protocol)</text:p>
      <text:p text:style-name="_34_._20_Contenido_20_">SCP<text:tab/>Protocolo de <text:span text:style-name="T600">C</text:span>opia <text:span text:style-name="T600">S</text:span>egura (Secure Copy Protocol)</text:p>
      <text:p text:style-name="_34_._20_Contenido_20_"><text:bookmark text:name="docs-internal-guid-dfcba826-7fff-bc78-118f-f1444e12c2e6"/>SLTC<text:tab/>Modelo de Ciclo de Vida de <text:span text:style-name="T619">D</text:span>esarrollo de <text:span text:style-name="T619">S</text:span>oftware (Software Development Life Cycle Model)</text:p>
      <text:p text:style-name="_34_._20_Contenido_20_">TFG<text:tab/>Trabajo Final de Grado</text:p>
      <text:p text:style-name="P373">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451">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412"><text:span text:style-name="T699">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412"><text:span text:style-name="T699">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412"><text:span text:style-name="T699">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98">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98">Durante su ejecución, la Aplicación Agente inicia un servidor UDP que se mantiene en espera, mientras que, la Aplicación Coordinadora inicia un cliente UDP y un servidor TCP. El cliente UDP de la Aplicación Coordinador</text:span><text:span text:style-name="T307">a</text:span><text:span text:style-name="T298"> emite peticiones de difusión (Broadcast) </text:span><text:span text:style-name="T307">a la red, estas peticiones son procesadas por </text:span><text:span text:style-name="T309">el servidor UDP de </text:span><text:span text:style-name="T307">las Aplicaciones Agente que se encuentren en ejecución. Cuando una Aplicación Agente recibe la petición UDP, procede a realizar dos operaciones </text:span><text:span text:style-name="T309">principales</text:span><text:span text:style-name="T307">: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308">a</text:span><text:span text:style-name="T307"> conexión se procede a coordinar la ejecución del conjunto de pruebas unitarias. </text:span></text:p>
      <text:p text:style-name="P249"><text:span text:style-name="T307">A </text:span><text:span text:style-name="T298">partir de las pruebas llevadas a cabo </text:span><text:span text:style-name="T309">sobre el</text:span><text:span text:style-name="T298">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113">Palabras claves:</text:span> Pruebas <text:span text:style-name="T611">U</text:span>nitarias, R<text:span text:style-name="T542">S</text:span>pec, <text:span text:style-name="T611">A</text:span>rquitectura <text:span text:style-name="T611">D</text:span>istribuida, <text:span text:style-name="T611">Aplicaci</text:span><text:span text:style-name="T374">ón Coordinadora, Aplicación Agente.</text:span></text:p>
      <text:p text:style-name="P373">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113">Keywords: </text:span>Unit tests, Rspec, distributed architecture, agents, master.</text:p>
      <text:list xml:id="list3283698950" text:style-name="Numeración">
        <text:list-item>
          <text:h text:style-name="P259" text:outline-level="1"><text:bookmark-start text:name="__RefHeading___Toc378_132173762"/>INTRODUCCIÓN<text:bookmark-end text:name="__RefHeading___Toc378_132173762"/></text:h>
          <text:list>
            <text:list-item>
              <text:h text:style-name="P263"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dc:creator>Rodrigo Fernández</dc:creator><dc:date>2022-04-14T22:57:24.694711740</dc:date><loext:sender-initials>RF</loext:sender-initials><text:p text:style-name="P412"><text:span text:style-name="T699">El software se ha convertido en un elemento ubicuo en el actual mundo digital. Esto quiere decir que está presente en todos los aspectos de la vida humana.</text:span></text:p><text:p text:style-name="P412"><text:span text:style-name="T699">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37">. </text:span><text:span text:style-name="T216">(...).</text:span><text:span text:style-name="T137"> </text:span>Desde el punto de vista de la sociedad, el software provee flexibilidad, inteligencia y seguridad a todos los sistemas complejos y equipos que soportan y controlan las diferentes infraestructuras claves de nuestra sociedad <text:span text:style-name="T612">como son los:</text:span> transporte<text:span text:style-name="T612">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u2JFLpgdhu"/><text:span text:style-name="T137">(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u2JFLpgdhu"/>⁠</text:p>
      <text:p text:style-name="_34_._20_Contenido_20_"><office:annotation office:name="__Annotation__8435_2458562048"><dc:creator>Rodrigo Fernández</dc:creator><dc:date>2022-04-14T23:04:47.344091084</dc:date><loext:sender-initials>RF</loext:sender-initials><text:p text:style-name="P412"><text:span text:style-name="T700">To develop the software, development process in the software industry must be more dynamic and adaptive to deal with the complexities [1][2][3].</text:span></text:p></office:annotation>Para desarrollar <text:span text:style-name="T614">un</text:span> software, el proceso de desarrollo en la industria del software debe ser más dinámico y adaptable para hacer frente a las complejidades <text:span text:style-name="T614">de la actualidad</text:span><office:annotation-end office:name="__Annotation__8435_2458562048"/><text:span text:style-name="T614">. </text:span><office:annotation office:name="__Annotation__8891_2458562048"><dc:creator>Rodrigo Fernández</dc:creator><dc:date>2022-04-14T23:10:12.778838258</dc:date><loext:sender-initials>RF</loext:sender-initials><text:p text:style-name="P412"><text:span text:style-name="T700">From the 60’s several SDLC models have been proposed and applied to achieve the better development situation and economic success. SDLC represents the entire process life based on specification, design, validation, evolution [7]</text:span></text:p></office:annotation><text:span text:style-name="T614">Es por eso que d</text:span>esde los años 60 se han propuesto y aplicado varios modelos <text:span text:style-name="T4">Ciclo de Vida de Desarrollo de Software </text:span><text:bookmark text:name="docs-internal-guid-e4c019dd-7fff-213f-19f5-04c124dc2f24"/><text:span text:style-name="T44">(SDLC, del inglés Software Development Life Cycle) </text:span>para lograr una mejor situación de desarrollo y éxito económico <text:span text:style-name="T614">de las mismas</text:span>. <text:span text:style-name="T617">El </text:span>SDLC representa toda la vida del proceso en función de la especificación, el diseño, la validación y la evolución <text:span text:style-name="T613">del software</text:span><office:annotation-end office:name="__Annotation__8891_2458562048"/><text:span text:style-name="T613">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eA4tO0l4FV"/><text:span text:style-name="T210">(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eA4tO0l4FV"/><text:span text:style-name="T131">⁠</text:span></text:p>
      <text:p text:style-name="_34_._20_Contenido_20_"><text:span text:style-name="T615">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yI2ZR4GYvL"/><text:span text:style-name="T211">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yI2ZR4GYvL"/><text:span text:style-name="T615">⁠, existen varios modelos de</text:span> SDLC <text:span text:style-name="T614">y</text:span> <text:span text:style-name="T616">un </text:span><office:annotation office:name="__Annotation__28997_1782177057"><dc:creator>Rodrigo Fernández</dc:creator><dc:date>2022-03-20T00:45:05.950537259</dc:date><loext:sender-initials>RF</loext:sender-initials><text:p text:style-name="P412"><text:span text:style-name="T699">“</text:span><text:span text:style-name="T699">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31">modelo t</text:span><text:span text:style-name="T1">ípico de proceso de desarrollo de software tiene generalmente varias etapas </text:span><text:span text:style-name="T6">como lo son </text:span><text:span text:style-name="T1">: </text:span></text:p>
      <text:list xml:id="list2770053498" text:style-name="Viñeta_20_Cita_20_con_20_margen">
        <text:list-item>
          <text:p text:style-name="P277"><text:span text:style-name="T6">P</text:span><text:span text:style-name="T1">lanificación y recopilación de información; </text:span></text:p>
        </text:list-item>
        <text:list-item>
          <text:p text:style-name="P279"><text:span text:style-name="T6">A</text:span><text:span text:style-name="T1">nálisis y definición de requisitos;</text:span></text:p>
        </text:list-item>
        <text:list-item>
          <text:p text:style-name="P279"><text:span text:style-name="T6">D</text:span><text:span text:style-name="T1">iseño y definición de la arquitectura;</text:span></text:p>
        </text:list-item>
        <text:list-item>
          <text:p text:style-name="P279"><text:span text:style-name="T6">D</text:span><text:span text:style-name="T1">esarrollo</text:span><text:span text:style-name="T6">;</text:span></text:p>
        </text:list-item>
        <text:list-item>
          <text:p text:style-name="P279"><text:span text:style-name="T6">P</text:span><text:span text:style-name="T1">ruebas según los requisitos y la perspectiva técn</text:span><text:span text:style-name="T5">ic</text:span><text:span text:style-name="T1">a;</text:span></text:p>
        </text:list-item>
        <text:list-item>
          <text:p text:style-name="P279"><text:span text:style-name="T6">D</text:span><text:span text:style-name="T1">espliegue y mantenimiento</text:span><office:annotation-end office:name="__Annotation__28997_1782177057"/><text:span text:style-name="T1"> </text:span></text:p>
        </text:list-item>
      </text:list>
      <text:p text:style-name="P64"><text:soft-page-break/></text:p>
      <text:p text:style-name="P89"><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CwrPc4xKHl"/><text:span text:style-name="T21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CwrPc4xKHl"/><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dc:creator>Rodrigo Fernández</dc:creator><dc:date>2022-04-14T23:22:27.972516014</dc:date><loext:sender-initials>RF</loext:sender-initials><text:p text:style-name="P412"><text:span text:style-name="T699">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12"><text:span text:style-name="T699">-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88"><office:annotation office:name="__Annotation__30480_2458562048"><dc:creator>Rodrigo Fernández</dc:creator><dc:date>2022-04-14T23:25:42.093648526</dc:date><loext:sender-initials>RF</loext:sender-initials><text:p text:style-name="P412"><text:span text:style-name="T699">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12"><text:span text:style-name="T699">-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TCz4nMQnpo"/><text:span text:style-name="T21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TCz4nMQnpo"/><text:span text:style-name="T7">⁠.</text:span></text:p>
      <text:p text:style-name="P27"><text:span text:style-name="T130">Es importante resaltar que d</text:span><text:span text:style-name="T128">urante el proceso de desarrollo de software, continuamente se realizan pruebas con el objetivo de verificar el correcto funcionamiento de</text:span><text:span text:style-name="T129">l software</text:span><text:span text:style-name="T128">.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E6UXLUGEyZ"/><text:span text:style-name="T135">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E6UXLUGEyZ"/><text:span text:style-name="T128">⁠ </text:span><office:annotation office:name="__Annotation__28998_1782177057"><dc:creator>Rodrigo Fernández</dc:creator><dc:date>2022-03-20T00:47:48.025410735</dc:date><loext:sender-initials>RF</loext:sender-initials><text:p text:style-name="P412"><text:span text:style-name="T699">“</text:span><text:span text:style-name="T699">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28">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28">.</text:span></text:p>
      <text:p text:style-name="P33"><office:annotation office:name="__Annotation__29127_1782177057"><dc:creator>Rodrigo Fernández</dc:creator><dc:date>2022-03-20T00:57:56.405829859</dc:date><loext:sender-initials>RF</loext:sender-initials><text:p text:style-name="P412"><text:span text:style-name="T699">“</text:span><text:span text:style-name="T699">Los principales tipos de pruebas que se pueden realizar</text:span></text:p><text:p text:style-name="P412"><text:span text:style-name="T699">a cualquier tipo de software son:...”</text:span></text:p></office:annotation><text:span text:style-name="T122">Los principales tipos de pruebas que se pueden efectuar </text:span><text:span text:style-name="T125">en</text:span><text:span text:style-name="T122"> cualquier tipo de software son: prueba de integración, pruebas de regresión, pruebas de humo, pruebas de</text:span><text:span text:style-name="T124">l</text:span><text:span text:style-name="T122"> sistem</text:span><text:span text:style-name="T123">a </text:span><text:span text:style-name="T127">y pruebas unitarias, </text:span><office:annotation-end office:name="__Annotation__29127_1782177057"/><text:span text:style-name="T123"><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xpkcvs46ne"/><text:span text:style-name="T134">(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xpkcvs46ne"/><text:span text:style-name="T123">⁠.</text:span></text:p>
      <text:p text:style-name="_34_._20_Contenido"><text:span text:style-name="T311">E</text:span><text:span text:style-name="T310">n la etapa de las pruebas de integración </text:span><office:annotation office:name="__Annotation__7056_659975482"><dc:creator>Rodrigo Fernández</dc:creator><dc:date>2022-04-15T00:01:12.269015662</dc:date><loext:sender-initials>RF</loext:sender-initials><text:p text:style-name="P412"><text:span text:style-name="T700">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310">se combinan las diferentes unidades o componentes probados para formar un subsistema </text:span><text:span text:style-name="T312">que funcione</text:span><text:span text:style-name="T310">.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312">interconexión</text:span><text:span text:style-name="T310"> entre las unidades en un sistema de softwar</text:span><text:span text:style-name="T312">e, tal y</text:span><text:span text:style-name="T310"> como se define en las especificaciones de diseño detalladas</text:span><office:annotation-end office:name="__Annotation__7056_659975482"/><text:span text:style-name="T310">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M7MBTMEnwO"/>(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M7MBTMEnwO"/><text:span text:style-name="T147">.</text:span><text:span text:style-name="T310">⁠</text:span></text:p>
      <text:p text:style-name="_34_._20_Contenido"><text:soft-page-break/><office:annotation office:name="__Annotation__7593_659975482"><dc:creator>Rodrigo Fernández</dc:creator><dc:date>2022-04-15T00:07:29.828930647</dc:date><loext:sender-initials>RF</loext:sender-initials><text:p text:style-name="P412"><text:span text:style-name="T700">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rdCOegayis"/>(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rdCOegayis"/><text:span text:style-name="T137">.</text:span>⁠</text:p>
      <text:p text:style-name="_34_._20_Contenido"><office:annotation office:name="__Annotation__8066_659975482"><dc:creator>Rodrigo Fernández</dc:creator><dc:date>2022-04-15T00:19:56.233153954</dc:date><loext:sender-initials>RF</loext:sender-initials><text:p text:style-name="P412"><text:span text:style-name="T700">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dc:creator>Leslie López</dc:creator><dc:date>2022-04-17T23:42:23.803436174</dc:date><loext:sender-initials>LL</loext:sender-initials><text:p text:style-name="P412"><text:span text:style-name="T700">Pedido de Aldo</text:span></text:p></office:annotation><office:annotation-end office:name="__Annotation__8066_659975482"/>. É<text:span text:style-name="T645">ste tipo de prueba </text:span><office:annotation-end office:name="__Annotation__6621_3948905152"/><office:annotation office:name="__Annotation__8533_659975482"><dc:creator>Rodrigo Fernández</dc:creator><dc:date>2022-04-15T00:22:32.988638730</dc:date><loext:sender-initials>RF</loext:sender-initials><text:p text:style-name="P412"><text:span text:style-name="T700">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618">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MK3IYQnFJ9"/><text:span text:style-name="T137">(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MK3IYQnFJ9"/>⁠.</text:p>
      <text:p text:style-name="_34_._20_Contenido"><office:annotation office:name="__Annotation__7594_659975482"><dc:creator>Rodrigo Fernández</dc:creator><dc:date>2022-04-15T00:10:06.172435480</dc:date><loext:sender-initials>RF</loext:sender-initials><text:p text:style-name="P412"><text:span text:style-name="T700">System testing begins after completion of integration testing. System testing is done to prove that the system implementation does not meet the system requirements specification.</text:span></text:p></office:annotation><text:span text:style-name="T88">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88">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XsPctPJoji"/><text:span text:style-name="T94">(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XsPctPJoji"/><text:span text:style-name="T88">⁠. </text:span><office:annotation office:name="__Annotation__6622_3948905152"><dc:creator>Leslie López</dc:creator><dc:date>2022-04-17T23:43:56.156997944</dc:date><loext:sender-initials>LL</loext:sender-initials><text:p/></office:annotation><text:span text:style-name="T88">É</text:span><text:span text:style-name="T89">stos tipos de pruebas</text:span><office:annotation-end office:name="__Annotation__6622_3948905152"/><text:span text:style-name="T89"> </text:span><text:span text:style-name="T88">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v0wcOQcKZU"/><text:span text:style-name="T94">(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v0wcOQcKZU"/><text:span text:style-name="T88">⁠.</text:span></text:p>
      <text:p text:style-name="_34_._20_Contenido"><office:annotation office:name="__Annotation__36015_1782177057"><dc:creator>Rodrigo Fernández</dc:creator><dc:date>2022-03-20T01:07:15.363657924</dc:date><loext:sender-initials>RF</loext:sender-initials><text:p text:style-name="P412"><text:span text:style-name="T699"/></text:p><text:p text:style-name="P412"><text:span text:style-name="T699">“</text:span><text:span text:style-name="T699">La prueba de unidad enfoca los esfuerzos de verificación en la unidad más pequeña del diseño</text:span></text:p><text:p text:style-name="P412"><text:span text:style-name="T699">de software: el componente o módulo de software.”</text:span></text:p></office:annotation><text:span text:style-name="T122">La prueba unitaria enfoca los esfuerzos de verificación en la unidad más pequeña del diseño de software: el componente o módulo de software</text:span><office:annotation-end office:name="__Annotation__36015_1782177057"/><text:span text:style-name="T12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eQnfNCo9lz"/><text:span text:style-name="T13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eQnfNCo9lz"/><text:span text:style-name="T122">⁠. </text:span></text:p>
      <text:p text:style-name="_34_._20_Contenido"><office:annotation office:name="__Annotation__40510_1782177057"><dc:creator>Rodrigo Fernández</dc:creator><dc:date>2022-03-20T01:26:02.357706550</dc:date><loext:sender-initials>RF</loext:sender-initials><text:p text:style-name="P412"><text:span text:style-name="T699">“</text:span><text:span text:style-name="T699">Unit testing is often the first level of testing of a software system.”</text:span></text:p></office:annotation><text:span text:style-name="T122">Las pruebas unitarias normalmente son el primer nivel de prueba de un sistema de software</text:span><office:annotation-end office:name="__Annotation__40510_1782177057"/><text:span text:style-name="T122"> y </text:span><office:annotation office:name="__Annotation__40511_1782177057"><dc:creator>Rodrigo Fernández</dc:creator><dc:date>2022-03-20T01:28:01.879684740</dc:date><loext:sender-initials>RF</loext:sender-initials><text:p text:style-name="P412"><text:span text:style-name="T699">“</text:span><text:span text:style-name="T699">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22">están motivadas por el hecho de que el costo de encontrar y corregir errores en el momento de la prueba de la unidad, es menor que encontrar y corregir errores que se encuentran durante l</text:span><text:span text:style-name="T126">os otros tipos de pruebas mencionados anteriormente</text:span><text:span text:style-name="T122"> o después del despliegue</text:span><office:annotation-end office:name="__Annotation__40511_1782177057"/><text:span text:style-name="T122">, </text:span><office:annotation office:name="__Annotation__40670_1782177057"><dc:creator>Rodrigo Fernández</dc:creator><dc:date>2022-03-20T01:29:22.619687138</dc:date><loext:sender-initials>RF</loext:sender-initials><text:p text:style-name="P412"><text:span text:style-name="T699">“</text:span><text:span text:style-name="T699">In addition, unit tests facilitate regression testing whenever software changes because unit tests allow developers to check that they did not break existing functionality.”</text:span></text:p></office:annotation><text:span text:style-name="T122">las pruebas unitarias facilitan las pruebas de regresión cuando el software cambia porque permiten a los desarrolladores verificar que no hayan dañado la funcionalidad existente</text:span><office:annotation-end office:name="__Annotation__40670_1782177057"/><text:span text:style-name="T122">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kE6azY0DfO"/><text:span text:style-name="T133">(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kE6azY0DfO"/><text:span text:style-name="T122">⁠. </text:span></text:p>
      <text:p text:style-name="_34_._20_Contenido"><office:annotation office:name="__Annotation__15570_872665549"><dc:creator>Rodrigo Fernández</dc:creator><dc:date>2022-03-21T23:11:35.248297234</dc:date><loext:sender-initials>RF</loext:sender-initials><text:p text:style-name="P412"><text:span text:style-name="T699">“</text:span><text:span text:style-name="T699">In the form of unit testing, its popular-ity has been increasing as more programming languages</text:span></text:p><text:p text:style-name="P412"><text:span text:style-name="T699">are supported by unit testing frameworks (e.g., JUnit,</text:span></text:p><text:p text:style-name="P412"><text:span text:style-name="T699">NUnit, etc.).”</text:span></text:p></office:annotation><text:span text:style-name="T122">La popularidad de las pruebas unitarias ha ido aumentando a medida que fueron surgiendo más librerías de testeo, para los distintos lenguajes de programación existentes</text:span><office:annotation-end office:name="__Annotation__15570_872665549"/><text:span text:style-name="T122">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WV1rhl4Y63"/><text:span text:style-name="T133">(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WV1rhl4Y63"/><text:span text:style-name="T122">⁠.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20"/>
          </table:table-cell>
          <table:table-cell table:style-name="Table2.A1" office:value-type="string">
            <text:p text:style-name="P20">Librerías de Testeo</text:p>
          </table:table-cell>
        </table:table-row>
        <table:table-row>
          <table:table-cell table:style-name="Table2.A2" office:value-type="string">
            <text:p text:style-name="P17">Java</text:p>
          </table:table-cell>
          <table:table-cell table:style-name="Table2.A2" office:value-type="string">
            <text:p text:style-name="P10">Junit5, TestNG </text:p>
          </table:table-cell>
        </table:table-row>
        <table:table-row>
          <table:table-cell table:style-name="Table2.A2" office:value-type="string">
            <text:p text:style-name="P17">.<text:span text:style-name="T423">Net</text:span></text:p>
          </table:table-cell>
          <table:table-cell table:style-name="Table2.A2" office:value-type="string">
            <text:p text:style-name="P10">NUnit</text:p>
          </table:table-cell>
        </table:table-row>
        <table:table-row>
          <table:table-cell table:style-name="Table2.A2" office:value-type="string">
            <text:p text:style-name="P17">Ruby</text:p>
          </table:table-cell>
          <table:table-cell table:style-name="Table2.A2" office:value-type="string">
            <text:p text:style-name="P10">UnitTest, Rspec, RubyUnit, MiniTest</text:p>
          </table:table-cell>
        </table:table-row>
        <table:table-row>
          <table:table-cell table:style-name="Table2.A2" office:value-type="string">
            <text:p text:style-name="P17">Phyton</text:p>
          </table:table-cell>
          <table:table-cell table:style-name="Table2.A2" office:value-type="string">
            <text:p text:style-name="P10">Unitest, PyUnit, doctest</text:p>
          </table:table-cell>
        </table:table-row>
        <table:table-row>
          <table:table-cell table:style-name="Table2.A2" office:value-type="string">
            <text:p text:style-name="P17">PHP</text:p>
          </table:table-cell>
          <table:table-cell table:style-name="Table2.A2" office:value-type="string">
            <text:p text:style-name="P10">SimpleTest, PHPUnit</text:p>
          </table:table-cell>
        </table:table-row>
        <table:table-row>
          <table:table-cell table:style-name="Table2.A7" office:value-type="string">
            <text:p text:style-name="P17">Javascript</text:p>
          </table:table-cell>
          <table:table-cell table:style-name="Table2.A7" office:value-type="string">
            <text:p text:style-name="P10">Qunit, Mocha, Jasmine, Chai</text:p>
          </table:table-cell>
        </table:table-row>
      </table:table>
      <text:p text:style-name="P9">Tabla <text:sequence text:ref-name="refTable0" text:name="Table" text:formula="ooow:Table+1" style:num-format="1">1</text:sequence>: <text:span text:style-name="T270">Librerías de testeo unitario existentes para ciertos lenguajes.</text:span></text:p>
      <text:p text:style-name="P6">Elaboración propia.</text:p>
      <text:p text:style-name="P7"/>
      <text:p text:style-name="_34_._20_Contenido_20_"><text:span text:style-name="T11"><office:annotation><dc:creator>Rodrigo Fernández</dc:creator><dc:date>2022-03-21T23:12:00.988457658</dc:date><loext:sender-initials>RF</loext:sender-initials><text:p text:style-name="P412"><text:span text:style-name="T698">En el anteproyecto se hace referencia a programas de integración continua y como estos programas no ejecutan código del desarrollador</text:span></text:p></office:annotation></text:span><text:span text:style-name="T136">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dc:creator>Leslie López</dc:creator><dc:date>2022-04-13T15:32:24.060647274</dc:date><loext:sender-initials>LL</loext:sender-initials><text:p text:style-name="P412"><text:span text:style-name="T699">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412"><text:span text:style-name="T699">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36">n.</text:span><office:annotation-end office:name="__Annotation__6076_2780218146"/></text:p>
      <text:p text:style-name="_34_._20_Contenido_20_"><text:span text:style-name="T41">En la Tabla 2 se presenta una comparativa de algunas herramientas de integración continua que mejoran la velocidad de ejecución de pruebas unitarias. </text:span><office:annotation office:name="__Annotation__6072_2780218146"><dc:creator>Leslie López</dc:creator><dc:date>2022-04-13T15:31:04.290151770</dc:date><loext:sender-initials>LL</loext:sender-initials><text:p text:style-name="P412"><text:span text:style-name="T699">Continuous Integration (CI) is a widely established</text:span></text:p><text:p text:style-name="P412"><text:span text:style-name="T699">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1">Dichas herramientas consisten en la fusión del trabajo de los desarrolladores, permitiendo mejorar la calidad del software</text:span><office:annotation-end office:name="__Annotation__6072_2780218146"/><text:span text:style-name="T41"> <text:s text:c="2"/></text:span><text:span text:style-name="T42">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RA8zr5dUO0"/><text:span text:style-name="T46">(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RA8zr5dUO0"/><text:span text:style-name="T42">⁠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fioUkwHJum"/><text:span text:style-name="T46">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fioUkwHJum"/><text:span text:style-name="T42">⁠ </text:span><text:span text:style-name="T41">. </text:span><office:annotation office:name="__Annotation__6074_2780218146"><dc:creator>Leslie López</dc:creator><dc:date>2022-04-13T15:31:41.682282753</dc:date><loext:sender-initials>LL</loext:sender-initials><text:p text:style-name="P412"><text:span text:style-name="T698">This practice includes automated software building and testing [5].</text:span></text:p></office:annotation><text:span text:style-name="T43">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MM0jXDZJFr"/><text:span text:style-name="T47">(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MM0jXDZJFr"/><text:span text:style-name="T43">⁠, </text:span><text:span text:style-name="T45">citado por</text:span><text:span text:style-name="T43">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pST9YM1Dqa"/><text:span text:style-name="T47">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pST9YM1Dqa"/><text:span text:style-name="T41">⁠. </text:span><office:annotation-end office:name="__Annotation__6074_2780218146"/></text:p>
      <text:p text:style-name="_34_._20_Contenido_20_"><office:annotation office:name="__Annotation__7304_4198832464"><dc:creator>Leslie López</dc:creator><dc:date>2022-04-19T21:29:55.870598725</dc:date><loext:sender-initials>LL</loext:sender-initials><text:p><text:span text:style-name="T700">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658">ayuda </text:span>mejora<text:span text:style-name="T659">r</text:span> la velocidad de la ejecución de las pruebas unitarias, y <text:span text:style-name="T660">muchas veces</text:span> é<text:span text:style-name="T659">sto se </text:span>logr<text:span text:style-name="T659">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19"/>
          </table:table-cell>
          <table:table-cell table:style-name="Tabla1.B1" office:value-type="string">
            <text:p text:style-name="P23">Interfaz</text:p>
          </table:table-cell>
          <table:table-cell table:style-name="Tabla1.B1" office:value-type="string">
            <text:p text:style-name="P24">Lenguajes </text:p>
            <text:p text:style-name="P24">Soportados</text:p>
          </table:table-cell>
          <table:table-cell table:style-name="Tabla1.B1" office:value-type="string">
            <text:p text:style-name="P23">Instalaci<text:span text:style-name="T447">ón</text:span></text:p>
          </table:table-cell>
          <table:table-cell table:style-name="Tabla1.B1" office:value-type="string">
            <text:p text:style-name="P23">Licencia</text:p>
          </table:table-cell>
        </table:table-row>
        <table:table-row>
          <table:table-cell table:style-name="Tabla1.A6" office:value-type="string">
            <text:p text:style-name="P21">Jenkins</text:p>
          </table:table-cell>
          <table:table-cell table:style-name="Tabla1.B6" office:value-type="string">
            <text:p text:style-name="P11">Web</text:p>
          </table:table-cell>
          <table:table-cell table:style-name="Tabla1.C6" office:value-type="string">
            <text:p text:style-name="P11">Varios</text:p>
          </table:table-cell>
          <table:table-cell table:style-name="Tabla1.D2" office:value-type="string">
            <text:p text:style-name="P11"><text:span text:style-name="T458">Linux</text:span>, Windows, OS X</text:p>
          </table:table-cell>
          <table:table-cell table:style-name="Tabla1.E2" office:value-type="string">
            <text:p text:style-name="P11">MIT, Código <text:span text:style-name="T610">A</text:span>bierto</text:p>
          </table:table-cell>
        </table:table-row>
        <table:table-row>
          <table:table-cell table:style-name="Tabla1.A6" office:value-type="string">
            <text:p text:style-name="P18">TeamCity</text:p>
          </table:table-cell>
          <table:table-cell table:style-name="Tabla1.B6" office:value-type="string">
            <text:p text:style-name="P11">Web</text:p>
          </table:table-cell>
          <table:table-cell table:style-name="Tabla1.C6" office:value-type="string">
            <text:p text:style-name="P11">Varios</text:p>
          </table:table-cell>
          <table:table-cell table:style-name="Tabla1.D3" office:value-type="string">
            <text:p text:style-name="P11"><text:span text:style-name="T458">Linux</text:span>, Windows, OS X</text:p>
          </table:table-cell>
          <table:table-cell table:style-name="Tabla1.E3" office:value-type="string">
            <text:p text:style-name="P11">Comercial, <text:span text:style-name="T610">g</text:span>ratis bajo ciertas condiciones</text:p>
          </table:table-cell>
        </table:table-row>
        <table:table-row>
          <table:table-cell table:style-name="Tabla1.A6" office:value-type="string">
            <text:p text:style-name="P21">Travis CI</text:p>
          </table:table-cell>
          <table:table-cell table:style-name="Tabla1.B6" office:value-type="string">
            <text:p text:style-name="P11">Web</text:p>
          </table:table-cell>
          <table:table-cell table:style-name="Tabla1.C6" office:value-type="string">
            <text:p text:style-name="P11">Varios</text:p>
          </table:table-cell>
          <table:table-cell table:style-name="Tabla1.D4" office:value-type="string">
            <text:p text:style-name="P13">Servicio en la nube</text:p>
          </table:table-cell>
          <table:table-cell table:style-name="Tabla1.E4" office:value-type="string">
            <text:p text:style-name="P11">Comercial, <text:span text:style-name="T610">g</text:span>ratis bajo ciertas condiciones</text:p>
          </table:table-cell>
        </table:table-row>
        <table:table-row>
          <table:table-cell table:style-name="Tabla1.A6" office:value-type="string">
            <text:p text:style-name="P21">Circle CI</text:p>
          </table:table-cell>
          <table:table-cell table:style-name="Tabla1.B6" office:value-type="string">
            <text:p text:style-name="P11">Web</text:p>
          </table:table-cell>
          <table:table-cell table:style-name="Tabla1.C6" office:value-type="string">
            <text:p text:style-name="P11">Varios</text:p>
          </table:table-cell>
          <table:table-cell table:style-name="Tabla1.D5" office:value-type="string">
            <text:p text:style-name="P11">Servicio en la nube y servidor privado en <text:span text:style-name="T458">Linux</text:span> <text:span text:style-name="T609">u</text:span> OS X</text:p>
          </table:table-cell>
          <table:table-cell table:style-name="Tabla1.E5" office:value-type="string">
            <text:p text:style-name="P11">Comercial</text:p>
          </table:table-cell>
        </table:table-row>
        <table:table-row>
          <table:table-cell table:style-name="Tabla1.A6" office:value-type="string">
            <text:p text:style-name="P21">Codeship</text:p>
          </table:table-cell>
          <table:table-cell table:style-name="Tabla1.B6" office:value-type="string">
            <text:p text:style-name="P11">Web</text:p>
          </table:table-cell>
          <table:table-cell table:style-name="Tabla1.C6" office:value-type="string">
            <text:p text:style-name="P11">Varios</text:p>
          </table:table-cell>
          <table:table-cell table:style-name="Tabla1.D6" office:value-type="string">
            <text:p text:style-name="P11">Servicio en la nube</text:p>
          </table:table-cell>
          <table:table-cell table:style-name="Tabla1.E6" office:value-type="string">
            <text:p text:style-name="P11">Comercial</text:p>
          </table:table-cell>
        </table:table-row>
        <table:table-row table:style-name="Tabla1.7">
          <table:table-cell table:style-name="Tabla1.A7" office:value-type="string">
            <text:p text:style-name="P21">Dist Test</text:p>
          </table:table-cell>
          <table:table-cell table:style-name="Tabla1.B7" office:value-type="string">
            <text:p text:style-name="P11">Web</text:p>
          </table:table-cell>
          <table:table-cell table:style-name="Tabla1.C7" office:value-type="string">
            <text:p text:style-name="P13">Java</text:p>
          </table:table-cell>
          <table:table-cell table:style-name="Tabla1.D7" office:value-type="string">
            <text:p text:style-name="P13">Linux</text:p>
          </table:table-cell>
          <table:table-cell table:style-name="Tabla1.E7" office:value-type="string">
            <text:p text:style-name="P11">Apache License 2.0</text:p>
          </table:table-cell>
        </table:table-row>
      </table:table>
      <text:p text:style-name="P8">Tabla <text:sequence text:ref-name="refTable1" text:name="Table" text:formula="ooow:Table+1" style:num-format="1">2</text:sequence>: <text:span text:style-name="T434">Comparativa de herramientas que soportan la ejecución distribuida de pruebas unitarias</text:span><text:span text:style-name="T270">.</text:span></text:p>
      <text:p text:style-name="P5">Elaboración propia.</text:p>
      <text:p text:style-name="P5"/>
      <text:p text:style-name="P117">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65BKzJmNCX"/><text:span text:style-name="T13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65BKzJmNCX"/>⁠, cuando la ejecución de las pruebas unitarias toma <text:span text:style-name="T601">mucho</text:span> tiempo se generan los siguientes problemas:</text:p>
      <text:list xml:id="list90218132075557" text:continue-numbering="true" text:style-name="Viñeta_20_Cita_20_con_20_margen">
        <text:list-item>
          <text:p text:style-name="P278">La productividad del desarrollador se ve afectada porque tiene que esperar la ejecución de todas las pruebas antes de continuar su trabajo.</text:p>
        </text:list-item>
        <text:list-item>
          <text:p text:style-name="P278">El desarrollador se vuelve reacio a agregar más pruebas porque incrementa el tiempo de espera para la ejecución de todas las pruebas.</text:p>
        </text:list-item>
        <text:list-item>
          <text:p text:style-name="P278">La calidad del software baja porque se dejan de escribir pruebas.</text:p>
        </text:list-item>
        <text:list-item>
          <text:p text:style-name="P278">El desarrollador pierde tiempo actualizando las pruebas tratando de disminuir su tiempo de ejecución.</text:p>
        </text:list-item>
        <text:list-item>
          <text:p text:style-name="P278">El desarrollador termina considerando a las pruebas más como una carga que una ventaja adicional para mejorar la calidad.</text:p>
        </text:list-item>
      </text:list>
      <text:p text:style-name="P117">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gdDzEKLA9h"/><text:span text:style-name="T13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gdDzEKLA9h"/>⁠. </text:p>
      <text:p text:style-name="P117"><text:soft-page-break/><text:span text:style-name="T606">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90219458402811" text:continue-list="list3283698950" text:style-name="Numeración">
        <text:list-item>
          <text:list>
            <text:list-item>
              <text:h text:style-name="P275" text:outline-level="2"><text:bookmark-start text:name="__RefHeading___Toc382_132173762"/>OBJETIVOS<text:bookmark-end text:name="__RefHeading___Toc382_132173762"/></text:h>
              <text:list>
                <text:list-item>
                  <text:h text:style-name="P335" text:outline-level="3"><text:bookmark-start text:name="__RefHeading___Toc384_132173762"/>General<text:bookmark-end text:name="__RefHeading___Toc384_132173762"/></text:h>
                </text:list-item>
              </text:list>
            </text:list-item>
          </text:list>
        </text:list-item>
      </text:list>
      <text:p text:style-name="P26">Desarrollar un Sistema que permita reducir el tiempo de ejecución de pruebas unitarias de aplicaciones Ruby on Rails utilizando la librería RSpec.</text:p>
      <text:list xml:id="list90219506199430" text:continue-numbering="true" text:style-name="Numeración">
        <text:list-item>
          <text:list>
            <text:list-item>
              <text:list>
                <text:list-item>
                  <text:h text:style-name="P335" text:outline-level="3"><text:bookmark-start text:name="__RefHeading___Toc384_1321737621"/><text:span text:style-name="T240">Espec</text:span><text:span text:style-name="T241">íficos</text:span><text:bookmark-end text:name="__RefHeading___Toc384_1321737621"/></text:h>
                </text:list-item>
              </text:list>
            </text:list-item>
          </text:list>
        </text:list-item>
      </text:list>
      <text:list xml:id="list90218465695493" text:continue-list="list3733306059" text:style-name="Viñeta">
        <text:list-item>
          <text:p text:style-name="P296">Analizar y definir los requerimientos del Sistema.</text:p>
        </text:list-item>
        <text:list-item>
          <text:p text:style-name="P296">Implementar el algoritmo de distribución de pruebas unitarias.</text:p>
        </text:list-item>
        <text:list-item>
          <text:p text:style-name="P296">Implementar el algoritmo de distribución de código fuente.</text:p>
        </text:list-item>
        <text:list-item>
          <text:p text:style-name="P296">Configurar el entorno de prueba para el Sistema.</text:p>
        </text:list-item>
        <text:list-item>
          <text:p text:style-name="P296">Implementar las pruebas unitarias que se usarán para evaluar el Sistema.</text:p>
        </text:list-item>
        <text:list-item>
          <text:p text:style-name="P296">Evaluar los resultados obtenidos de la ejecución del Sistema.</text:p>
        </text:list-item>
      </text:list>
      <text:list xml:id="list90218648327759" text:continue-list="list90219506199430" text:style-name="Numeración">
        <text:list-item>
          <text:list>
            <text:list-item>
              <text:h text:style-name="P275" text:outline-level="2"><text:bookmark-start text:name="__RefHeading___Toc380_1321737623"/>Alcance del Proyecto<text:bookmark-end text:name="__RefHeading___Toc380_1321737623"/></text:h>
            </text:list-item>
          </text:list>
        </text:list-item>
      </text:list>
      <text:p text:style-name="P28">Se <text:span text:style-name="T403">implementó</text:span> un <text:span text:style-name="T606">s</text:span>istema, que permit<text:span text:style-name="T608">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29">El <text:span text:style-name="T606">s</text:span>istema <text:span text:style-name="T606">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26">El <text:span text:style-name="T606">s</text:span>istema <text:span text:style-name="T606">puede</text:span> obtener el código fuente sobre el cual se ejecutarán las pruebas unitarias desde dos ubicaciones posibles, una de ellas es la computadora del desarrollador y la otra será desde un repositorio Git.</text:p>
      <text:p text:style-name="P26">El sistema <text:span text:style-name="T606">soporta</text:span> la ejecución de pruebas unitarias que requieren conexión a base de datos. Al iniciar un proceso de ejecución de pruebas se crea una base de datos de prueba y al finalizar el proceso <text:span text:style-name="T670">se elimina la base de datos</text:span>, cada proceso trabaja sobre una base de datos diferente.</text:p>
      <text:p text:style-name="P43">El <text:span text:style-name="T607">s</text:span>istema <text:span text:style-name="T607">est</text:span><text:span text:style-name="T373">á</text:span> compuesto por dos aplicaciones, la primera aplicación a la que <text:span text:style-name="T607">denominamos </text:span>Aplicación Coordinadora, se encarga de coordinar el proceso de ejecución de las pruebas, y mostrar los resultados, la segunda aplicación a la que <text:span text:style-name="T607">denominamos</text:span> Aplicación A<text:span text:style-name="T607">gente</text:span>, <text:span text:style-name="T607">es</text:span> un servicio en segundo plano que se encarga de la ejecución de las pruebas bajo las órdenes de la Aplicación Coordinadora. Para que un desarrollador pueda iniciar la ejecución de sus pruebas, <text:span text:style-name="T607">debe</text:span> tener instalado la Aplicación Coordinadora. </text:p>
      <text:p text:style-name="P43">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607">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235"/><text:p text:style-name="P235"><draw:g text:anchor-type="as-char" draw:z-index="14" draw:name="Objeto de grupo 4" draw:style-name="gr1"><draw:line draw:style-name="gr18" draw:text-style-name="P418" svg:x1="0cm" svg:y1="3.201cm" svg:x2="3.611cm" svg:y2="3.175cm"><text:p/></draw:line><draw:custom-shape draw:style-name="gr19" draw:text-style-name="P419"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420" xml:id="id25" draw:id="id25" svg:x1="5.516cm" svg:y1="3.175cm" svg:x2="5.834cm" svg:y2="3.175cm"><text:p/></draw:line><draw:line draw:style-name="gr21" draw:text-style-name="P420" xml:id="id29" draw:id="id29" svg:x1="5.517cm" svg:y1="3.493cm" svg:x2="5.835cm" svg:y2="3.493cm"><text:p/></draw:line><draw:line draw:style-name="gr20" draw:text-style-name="P420" xml:id="id27" draw:id="id27" svg:x1="5.517cm" svg:y1="3.81cm" svg:x2="5.835cm" svg:y2="3.81cm"><text:p/></draw:line><draw:connector draw:style-name="gr22" draw:text-style-name="P421" draw:line-skew="2.191cm" svg:x1="5.833cm" svg:y1="3.176cm" svg:x2="11.656cm" svg:y2="1.589cm" draw:start-shape="id25" draw:start-glue-point="1" draw:end-shape="id26" draw:end-glue-point="3" svg:d="M5833-794h5103v-1587h720" svg:viewBox="0 0 5824 1589"><text:p/></draw:connector><draw:connector draw:style-name="gr22" draw:text-style-name="P421" draw:line-skew="2.207cm" svg:x1="5.835cm" svg:y1="3.811cm" svg:x2="11.656cm" svg:y2="5.398cm" draw:start-shape="id27" draw:start-glue-point="1" draw:end-shape="id28" draw:end-glue-point="3" svg:d="M5835-159h5119v1588h702" svg:viewBox="0 0 5823 1589"><text:p/></draw:connector><draw:line draw:style-name="gr23" draw:text-style-name="P421" svg:x1="11.655cm" svg:y1="3.175cm" svg:x2="11.973cm" svg:y2="3.175cm"><text:p/></draw:line><draw:line draw:style-name="gr23" draw:text-style-name="P421" xml:id="id30" draw:id="id30" svg:x1="11.656cm" svg:y1="3.493cm" svg:x2="11.974cm" svg:y2="3.493cm"><text:p/></draw:line><draw:line draw:style-name="gr23" draw:text-style-name="P421" svg:x1="11.656cm" svg:y1="3.81cm" svg:x2="11.974cm" svg:y2="3.81cm"><text:p/></draw:line><draw:line draw:style-name="gr18" draw:text-style-name="P418" svg:x1="3.611cm" svg:y1="3.809cm" svg:x2="0cm" svg:y2="3.805cm"><text:p/></draw:line><draw:line draw:style-name="gr18" draw:text-style-name="P418" svg:x1="3.611cm" svg:y1="0.318cm" svg:x2="10.596cm" svg:y2="0.318cm"><text:p/></draw:line><draw:line draw:style-name="gr18" draw:text-style-name="P418" svg:x1="10.596cm" svg:y1="2.223cm" svg:x2="3.611cm" svg:y2="2.223cm"><text:p/></draw:line><draw:line draw:style-name="gr24" draw:text-style-name="P418" svg:x1="1.388cm" svg:y1="2.858cm" svg:x2="1.705cm" svg:y2="2.858cm"><text:p text:style-name="P422"><text:span text:style-name="T706">1. Se inicia ejecución <text:s text:c="2"/></text:span></text:p><text:p text:style-name="P423"><text:span text:style-name="T706">de pruebas</text:span></text:p></draw:line><draw:line draw:style-name="gr24" draw:text-style-name="P418" svg:x1="1.706cm" svg:y1="3.493cm" svg:x2="2.023cm" svg:y2="3.493cm"><text:p text:style-name="P422"><text:span text:style-name="T706">2. Se Obtiene código fuente</text:span></text:p></draw:line><draw:line draw:style-name="gr24" draw:text-style-name="P418" svg:x1="7.104cm" svg:y1="1.905cm" svg:x2="7.421cm" svg:y2="1.905cm"><text:p text:style-name="P422"><text:span text:style-name="T706">6. Se confirma la recepción del código fuente <text:s text:c="15"/></text:span></text:p></draw:line><draw:line draw:style-name="gr24" draw:text-style-name="P418" svg:x1="7.104cm" svg:y1="1.27cm" svg:x2="7.421cm" svg:y2="1.27cm"><text:p text:style-name="P422"><text:span text:style-name="T706">5. Se envía el código fuente <text:s text:c="43"/></text:span></text:p></draw:line><draw:line draw:style-name="gr18" draw:text-style-name="P418" svg:x1="10.596cm" svg:y1="0.953cm" svg:x2="3.611cm" svg:y2="0.953cm"><text:p/></draw:line><draw:line draw:style-name="gr24" draw:text-style-name="P418" svg:x1="7.104cm" svg:y1="0.635cm" svg:x2="7.421cm" svg:y2="0.635cm"><text:p text:style-name="P422"><text:span text:style-name="T706">4. Las computadoras disponibles responden <text:s text:c="18"/></text:span></text:p></draw:line><draw:line draw:style-name="gr24" draw:text-style-name="P418" svg:x1="7.104cm" svg:y1="0cm" svg:x2="7.421cm" svg:y2="0cm"><text:p text:style-name="P422"><text:span text:style-name="T706">3. Se consulta disponibilidad de computadoras en la red</text:span></text:p></draw:line><draw:line draw:style-name="gr18" draw:text-style-name="P418" svg:x1="3.611cm" svg:y1="1.588cm" svg:x2="10.596cm" svg:y2="1.588cm"><text:p/></draw:line><draw:line draw:style-name="gr20" draw:text-style-name="P420" svg:x1="3.927cm" svg:y1="7.62cm" svg:x2="4.245cm" svg:y2="7.62cm"><text:p/></draw:line><draw:line draw:style-name="gr18" draw:text-style-name="P418" svg:x1="3.611cm" svg:y1="5.715cm" svg:x2="10.596cm" svg:y2="5.715cm"><text:p/></draw:line><draw:line draw:style-name="gr24" draw:text-style-name="P418" svg:x1="7.104cm" svg:y1="6.667cm" svg:x2="7.421cm" svg:y2="6.667cm"><text:p text:style-name="P422"><text:span text:style-name="T706">9. Se guarda resultado de la ejecución <text:s text:c="27"/></text:span></text:p></draw:line><draw:line draw:style-name="gr18" draw:text-style-name="P418" svg:x1="10.596cm" svg:y1="6.35cm" svg:x2="3.611cm" svg:y2="6.35cm"><text:p/></draw:line><draw:line draw:style-name="gr24" draw:text-style-name="P418" svg:x1="7.104cm" svg:y1="6.032cm" svg:x2="7.421cm" svg:y2="6.032cm"><text:p text:style-name="P422"><text:span text:style-name="T706">8. Se responde con el resultado de la ejecución <text:s text:c="13"/></text:span></text:p></draw:line><draw:line draw:style-name="gr25" draw:text-style-name="P418" svg:x1="7.104cm" svg:y1="5.397cm" svg:x2="7.421cm" svg:y2="5.397cm"><text:p text:style-name="P422"><text:span text:style-name="T706">7. Se ordena la ejecución de una prueba pendiente <text:s text:c="8"/></text:span></text:p></draw:line><draw:line draw:style-name="gr26" draw:text-style-name="P418" svg:x1="3.611cm" svg:y1="6.985cm" svg:x2="10.596cm" svg:y2="6.985cm"><text:p/></draw:line><draw:line draw:style-name="gr18" draw:text-style-name="P418" svg:x1="3.611cm" svg:y1="7.938cm" svg:x2="10.596cm" svg:y2="7.938cm"><text:p/></draw:line><draw:line draw:style-name="gr24" draw:text-style-name="P418" svg:x1="7.421cm" svg:y1="7.62cm" svg:x2="7.738cm" svg:y2="7.62cm"><text:p text:style-name="P422"><text:span text:style-name="T706">10. Se informa de la finalización del proceso de ejecución <text:s text:c="4"/></text:span></text:p><text:p text:style-name="P423"><text:span text:style-name="T706">de pruebas <text:s text:c="10"/></text:span></text:p></draw:line><draw:g draw:name="2-circle-arrow 2" draw:style-name="gr27"><draw:custom-shape draw:name="Pfeil: gebogen 19_ 1" draw:style-name="gr28" draw:text-style-name="P424"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28" draw:text-style-name="P424"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22" draw:text-style-name="P421" svg:x1="5.835cm" svg:y1="3.494cm" svg:x2="11.656cm" svg:y2="3.494cm" draw:start-shape="id29" draw:start-glue-point="1" draw:end-shape="id30" draw:end-glue-point="3" svg:d="M5835-476h5821" svg:viewBox="0 0 5823 2"><text:p/></draw:connector><draw:line draw:style-name="gr23" draw:text-style-name="P421" svg:x1="11.655cm" svg:y1="5.08cm" svg:x2="11.973cm" svg:y2="5.08cm"><text:p/></draw:line><draw:line draw:style-name="gr23" draw:text-style-name="P421" xml:id="id28" draw:id="id28" svg:x1="11.656cm" svg:y1="5.398cm" svg:x2="11.974cm" svg:y2="5.398cm"><text:p/></draw:line><draw:line draw:style-name="gr23" draw:text-style-name="P421" svg:x1="11.656cm" svg:y1="5.715cm" svg:x2="11.974cm" svg:y2="5.715cm"><text:p/></draw:line><draw:g draw:style-name="gr27"><draw:g draw:style-name="gr27"><draw:custom-shape draw:style-name="gr29" draw:text-style-name="P414" svg:width="1.273cm" svg:height="0.32cm" svg:x="11.548cm" svg:y="0.938cm"><text:p text:style-name="P413"><text:span text:style-name="T704">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25" svg:width="0.576cm" svg:height="1.168cm" svg:x="12.986cm" svg:y="1.374cm"><text:p/></draw:rect><draw:line draw:style-name="gr30" draw:text-style-name="P425" svg:x1="13.043cm" svg:y1="1.957cm" svg:x2="13.503cm" svg:y2="1.957cm"><text:p/></draw:line><draw:line draw:style-name="gr30" draw:text-style-name="P425" svg:x1="13.1cm" svg:y1="2.364cm" svg:x2="13.445cm" svg:y2="2.364cm"><text:p/></draw:line><draw:line draw:style-name="gr30" draw:text-style-name="P425" svg:x1="13.1cm" svg:y1="2.307cm" svg:x2="13.445cm" svg:y2="2.307cm"><text:p/></draw:line><draw:line draw:style-name="gr30" draw:text-style-name="P425" svg:x1="13.043cm" svg:y1="1.489cm" svg:x2="13.043cm" svg:y2="1.431cm"><text:p/></draw:line><draw:line draw:style-name="gr30" draw:text-style-name="P425" svg:x1="13.043cm" svg:y1="1.607cm" svg:x2="13.043cm" svg:y2="1.549cm"><text:p/></draw:line><draw:line draw:style-name="gr30" draw:text-style-name="P425" svg:x1="13.1cm" svg:y1="1.489cm" svg:x2="13.1cm" svg:y2="1.431cm"><text:p/></draw:line><draw:line draw:style-name="gr30" draw:text-style-name="P425" svg:x1="13.1cm" svg:y1="1.607cm" svg:x2="13.1cm" svg:y2="1.549cm"><text:p/></draw:line><draw:line draw:style-name="gr30" draw:text-style-name="P425" svg:x1="13.215cm" svg:y1="1.489cm" svg:x2="13.215cm" svg:y2="1.431cm"><text:p/></draw:line><draw:line draw:style-name="gr30" draw:text-style-name="P425" svg:x1="13.215cm" svg:y1="1.607cm" svg:x2="13.215cm" svg:y2="1.549cm"><text:p/></draw:line><draw:line draw:style-name="gr30" draw:text-style-name="P425" svg:x1="13.273cm" svg:y1="1.489cm" svg:x2="13.273cm" svg:y2="1.431cm"><text:p/></draw:line><draw:line draw:style-name="gr30" draw:text-style-name="P425" svg:x1="13.273cm" svg:y1="1.607cm" svg:x2="13.273cm" svg:y2="1.549cm"><text:p/></draw:line><draw:line draw:style-name="gr30" draw:text-style-name="P425" svg:x1="13.388cm" svg:y1="1.489cm" svg:x2="13.388cm" svg:y2="1.431cm"><text:p/></draw:line><draw:line draw:style-name="gr30" draw:text-style-name="P425" svg:x1="13.388cm" svg:y1="1.607cm" svg:x2="13.388cm" svg:y2="1.549cm"><text:p/></draw:line><draw:line draw:style-name="gr30" draw:text-style-name="P425" svg:x1="13.445cm" svg:y1="1.489cm" svg:x2="13.445cm" svg:y2="1.431cm"><text:p/></draw:line><draw:line draw:style-name="gr30" draw:text-style-name="P425" svg:x1="13.445cm" svg:y1="1.607cm" svg:x2="13.445cm" svg:y2="1.549cm"><text:p/></draw:line></draw:g><draw:g draw:style-name="gr27"><draw:custom-shape draw:style-name="gr31" draw:text-style-name="P426"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427" svg:width="0.922cm" svg:height="0.585cm" svg:x="11.777cm" svg:y="1.374cm"><text:p/></draw:rect><draw:custom-shape draw:style-name="gr33" draw:text-style-name="P428"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428" svg:width="1.38cm" svg:height="0.352cm" svg:x="11.548cm" svg:y="2.03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29" svg:width="0.23cm" svg:height="0.063cm" svg:x="12.123cm" svg:y="2.26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28"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21" svg:x1="11.655cm" svg:y1="1.27cm" svg:x2="11.973cm" svg:y2="1.27cm"><text:p/></draw:line><draw:line draw:style-name="gr23" draw:text-style-name="P421" xml:id="id26" draw:id="id26" svg:x1="11.656cm" svg:y1="1.588cm" svg:x2="11.974cm" svg:y2="1.588cm"><text:p/></draw:line><draw:line draw:style-name="gr23" draw:text-style-name="P421" svg:x1="11.656cm" svg:y1="1.905cm" svg:x2="11.974cm" svg:y2="1.905cm"><text:p/></draw:line></draw:g><draw:g draw:style-name="gr27"><draw:g draw:style-name="gr27"><draw:custom-shape draw:style-name="gr37" draw:text-style-name="P414" svg:width="1.273cm" svg:height="0.318cm" svg:x="11.548cm" svg:y="2.843cm"><text:p text:style-name="P413"><text:span text:style-name="T704">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25" svg:width="0.576cm" svg:height="1.168cm" svg:x="12.986cm" svg:y="3.277cm"><text:p/></draw:rect><draw:line draw:style-name="gr30" draw:text-style-name="P425" svg:x1="13.043cm" svg:y1="3.861cm" svg:x2="13.503cm" svg:y2="3.861cm"><text:p/></draw:line><draw:line draw:style-name="gr30" draw:text-style-name="P425" svg:x1="13.1cm" svg:y1="4.269cm" svg:x2="13.445cm" svg:y2="4.269cm"><text:p/></draw:line><draw:line draw:style-name="gr30" draw:text-style-name="P425" svg:x1="13.1cm" svg:y1="4.209cm" svg:x2="13.445cm" svg:y2="4.209cm"><text:p/></draw:line><draw:line draw:style-name="gr30" draw:text-style-name="P425" svg:x1="13.043cm" svg:y1="3.394cm" svg:x2="13.043cm" svg:y2="3.336cm"><text:p/></draw:line><draw:line draw:style-name="gr30" draw:text-style-name="P425" svg:x1="13.043cm" svg:y1="3.511cm" svg:x2="13.043cm" svg:y2="3.453cm"><text:p/></draw:line><draw:line draw:style-name="gr30" draw:text-style-name="P425" svg:x1="13.1cm" svg:y1="3.394cm" svg:x2="13.1cm" svg:y2="3.336cm"><text:p/></draw:line><draw:line draw:style-name="gr30" draw:text-style-name="P425" svg:x1="13.1cm" svg:y1="3.511cm" svg:x2="13.1cm" svg:y2="3.453cm"><text:p/></draw:line><draw:line draw:style-name="gr30" draw:text-style-name="P425" svg:x1="13.215cm" svg:y1="3.394cm" svg:x2="13.215cm" svg:y2="3.336cm"><text:p/></draw:line><draw:line draw:style-name="gr30" draw:text-style-name="P425" svg:x1="13.215cm" svg:y1="3.511cm" svg:x2="13.215cm" svg:y2="3.453cm"><text:p/></draw:line><draw:line draw:style-name="gr30" draw:text-style-name="P425" svg:x1="13.273cm" svg:y1="3.394cm" svg:x2="13.273cm" svg:y2="3.336cm"><text:p/></draw:line><draw:line draw:style-name="gr30" draw:text-style-name="P425" svg:x1="13.273cm" svg:y1="3.511cm" svg:x2="13.273cm" svg:y2="3.453cm"><text:p/></draw:line><draw:line draw:style-name="gr30" draw:text-style-name="P425" svg:x1="13.388cm" svg:y1="3.394cm" svg:x2="13.388cm" svg:y2="3.336cm"><text:p/></draw:line><draw:line draw:style-name="gr30" draw:text-style-name="P425" svg:x1="13.388cm" svg:y1="3.511cm" svg:x2="13.388cm" svg:y2="3.453cm"><text:p/></draw:line><draw:line draw:style-name="gr30" draw:text-style-name="P425" svg:x1="13.445cm" svg:y1="3.394cm" svg:x2="13.445cm" svg:y2="3.336cm"><text:p/></draw:line><draw:line draw:style-name="gr30" draw:text-style-name="P425" svg:x1="13.445cm" svg:y1="3.511cm" svg:x2="13.445cm" svg:y2="3.453cm"><text:p/></draw:line></draw:g><draw:g draw:style-name="gr27"><draw:custom-shape draw:style-name="gr31" draw:text-style-name="P426"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427" svg:width="0.922cm" svg:height="0.585cm" svg:x="11.777cm" svg:y="3.277cm"><text:p/></draw:rect><draw:custom-shape draw:style-name="gr33" draw:text-style-name="P428"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428"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29"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28" svg:width="1.151cm" svg:height="0.179cm" svg:x="11.663cm" svg:y="3.988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21" svg:x1="11.655cm" svg:y1="3.174cm" svg:x2="11.973cm" svg:y2="3.174cm"><text:p/></draw:line><draw:line draw:style-name="gr23" draw:text-style-name="P421" svg:x1="11.656cm" svg:y1="3.492cm" svg:x2="11.974cm" svg:y2="3.492cm"><text:p/></draw:line><draw:line draw:style-name="gr23" draw:text-style-name="P421" svg:x1="11.656cm" svg:y1="3.809cm" svg:x2="11.974cm" svg:y2="3.809cm"><text:p/></draw:line></draw:g><draw:g draw:style-name="gr27"><draw:g draw:style-name="gr27"><draw:custom-shape draw:style-name="gr37" draw:text-style-name="P414" svg:width="1.273cm" svg:height="0.318cm" svg:x="11.548cm" svg:y="4.748cm"><text:p text:style-name="P413"><text:span text:style-name="T704">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25" svg:width="0.576cm" svg:height="1.168cm" svg:x="12.986cm" svg:y="5.182cm"><text:p/></draw:rect><draw:line draw:style-name="gr30" draw:text-style-name="P425" svg:x1="13.043cm" svg:y1="5.766cm" svg:x2="13.503cm" svg:y2="5.766cm"><text:p/></draw:line><draw:line draw:style-name="gr30" draw:text-style-name="P425" svg:x1="13.1cm" svg:y1="6.174cm" svg:x2="13.445cm" svg:y2="6.174cm"><text:p/></draw:line><draw:line draw:style-name="gr30" draw:text-style-name="P425" svg:x1="13.1cm" svg:y1="6.114cm" svg:x2="13.445cm" svg:y2="6.114cm"><text:p/></draw:line><draw:line draw:style-name="gr30" draw:text-style-name="P425" svg:x1="13.043cm" svg:y1="5.299cm" svg:x2="13.043cm" svg:y2="5.241cm"><text:p/></draw:line><draw:line draw:style-name="gr30" draw:text-style-name="P425" svg:x1="13.043cm" svg:y1="5.416cm" svg:x2="13.043cm" svg:y2="5.358cm"><text:p/></draw:line><draw:line draw:style-name="gr30" draw:text-style-name="P425" svg:x1="13.1cm" svg:y1="5.299cm" svg:x2="13.1cm" svg:y2="5.241cm"><text:p/></draw:line><draw:line draw:style-name="gr30" draw:text-style-name="P425" svg:x1="13.1cm" svg:y1="5.416cm" svg:x2="13.1cm" svg:y2="5.358cm"><text:p/></draw:line><draw:line draw:style-name="gr30" draw:text-style-name="P425" svg:x1="13.215cm" svg:y1="5.299cm" svg:x2="13.215cm" svg:y2="5.241cm"><text:p/></draw:line><draw:line draw:style-name="gr30" draw:text-style-name="P425" svg:x1="13.215cm" svg:y1="5.416cm" svg:x2="13.215cm" svg:y2="5.358cm"><text:p/></draw:line><draw:line draw:style-name="gr30" draw:text-style-name="P425" svg:x1="13.273cm" svg:y1="5.299cm" svg:x2="13.273cm" svg:y2="5.241cm"><text:p/></draw:line><draw:line draw:style-name="gr30" draw:text-style-name="P425" svg:x1="13.273cm" svg:y1="5.416cm" svg:x2="13.273cm" svg:y2="5.358cm"><text:p/></draw:line><draw:line draw:style-name="gr30" draw:text-style-name="P425" svg:x1="13.388cm" svg:y1="5.299cm" svg:x2="13.388cm" svg:y2="5.241cm"><text:p/></draw:line><draw:line draw:style-name="gr30" draw:text-style-name="P425" svg:x1="13.388cm" svg:y1="5.416cm" svg:x2="13.388cm" svg:y2="5.358cm"><text:p/></draw:line><draw:line draw:style-name="gr30" draw:text-style-name="P425" svg:x1="13.445cm" svg:y1="5.299cm" svg:x2="13.445cm" svg:y2="5.241cm"><text:p/></draw:line><draw:line draw:style-name="gr30" draw:text-style-name="P425" svg:x1="13.445cm" svg:y1="5.416cm" svg:x2="13.445cm" svg:y2="5.358cm"><text:p/></draw:line></draw:g><draw:g draw:style-name="gr27"><draw:custom-shape draw:style-name="gr31" draw:text-style-name="P426"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427" svg:width="0.922cm" svg:height="0.585cm" svg:x="11.777cm" svg:y="5.182cm"><text:p/></draw:rect><draw:custom-shape draw:style-name="gr33" draw:text-style-name="P428"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428"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29"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28" svg:width="1.151cm" svg:height="0.179cm" svg:x="11.663cm" svg:y="5.89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21" svg:x1="11.655cm" svg:y1="5.079cm" svg:x2="11.973cm" svg:y2="5.079cm"><text:p/></draw:line><draw:line draw:style-name="gr23" draw:text-style-name="P421" svg:x1="11.656cm" svg:y1="5.397cm" svg:x2="11.974cm" svg:y2="5.397cm"><text:p/></draw:line><draw:line draw:style-name="gr23" draw:text-style-name="P421" svg:x1="11.656cm" svg:y1="5.714cm" svg:x2="11.974cm" svg:y2="5.714cm"><text:p/></draw:line></draw:g><draw:g draw:style-name="gr27"><draw:g draw:style-name="gr27"><draw:custom-shape draw:style-name="gr38" draw:text-style-name="P414" svg:width="1.271cm" svg:height="0.318cm" svg:x="4.036cm" svg:y="2.526cm"><text:p text:style-name="P413"><text:span text:style-name="T704">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25" svg:width="0.576cm" svg:height="1.167cm" svg:x="5.472cm" svg:y="2.962cm"><text:p/></draw:rect><draw:line draw:style-name="gr30" draw:text-style-name="P425" svg:x1="5.53cm" svg:y1="3.544cm" svg:x2="5.99cm" svg:y2="3.544cm"><text:p/></draw:line><draw:line draw:style-name="gr30" draw:text-style-name="P425" svg:x1="5.587cm" svg:y1="3.953cm" svg:x2="5.932cm" svg:y2="3.953cm"><text:p/></draw:line><draw:line draw:style-name="gr30" draw:text-style-name="P425" svg:x1="5.587cm" svg:y1="3.894cm" svg:x2="5.932cm" svg:y2="3.894cm"><text:p/></draw:line><draw:line draw:style-name="gr30" draw:text-style-name="P425" svg:x1="5.53cm" svg:y1="3.077cm" svg:x2="5.53cm" svg:y2="3.019cm"><text:p/></draw:line><draw:line draw:style-name="gr30" draw:text-style-name="P425" svg:x1="5.53cm" svg:y1="3.194cm" svg:x2="5.53cm" svg:y2="3.136cm"><text:p/></draw:line><draw:line draw:style-name="gr30" draw:text-style-name="P425" svg:x1="5.587cm" svg:y1="3.077cm" svg:x2="5.587cm" svg:y2="3.019cm"><text:p/></draw:line><draw:line draw:style-name="gr30" draw:text-style-name="P425" svg:x1="5.587cm" svg:y1="3.194cm" svg:x2="5.587cm" svg:y2="3.136cm"><text:p/></draw:line><draw:line draw:style-name="gr30" draw:text-style-name="P425" svg:x1="5.702cm" svg:y1="3.077cm" svg:x2="5.702cm" svg:y2="3.019cm"><text:p/></draw:line><draw:line draw:style-name="gr30" draw:text-style-name="P425" svg:x1="5.702cm" svg:y1="3.194cm" svg:x2="5.702cm" svg:y2="3.136cm"><text:p/></draw:line><draw:line draw:style-name="gr30" draw:text-style-name="P425" svg:x1="5.76cm" svg:y1="3.077cm" svg:x2="5.76cm" svg:y2="3.019cm"><text:p/></draw:line><draw:line draw:style-name="gr30" draw:text-style-name="P425" svg:x1="5.76cm" svg:y1="3.194cm" svg:x2="5.76cm" svg:y2="3.136cm"><text:p/></draw:line><draw:line draw:style-name="gr30" draw:text-style-name="P425" svg:x1="5.875cm" svg:y1="3.077cm" svg:x2="5.875cm" svg:y2="3.019cm"><text:p/></draw:line><draw:line draw:style-name="gr30" draw:text-style-name="P425" svg:x1="5.875cm" svg:y1="3.194cm" svg:x2="5.875cm" svg:y2="3.136cm"><text:p/></draw:line><draw:line draw:style-name="gr30" draw:text-style-name="P425" svg:x1="5.932cm" svg:y1="3.077cm" svg:x2="5.932cm" svg:y2="3.019cm"><text:p/></draw:line><draw:line draw:style-name="gr30" draw:text-style-name="P425" svg:x1="5.932cm" svg:y1="3.194cm" svg:x2="5.932cm" svg:y2="3.136cm"><text:p/></draw:line></draw:g><draw:g draw:style-name="gr27"><draw:custom-shape draw:style-name="gr39" draw:text-style-name="P426"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427" svg:width="0.922cm" svg:height="0.583cm" svg:x="4.265cm" svg:y="2.962cm"><text:p/></draw:rect><draw:custom-shape draw:style-name="gr33" draw:text-style-name="P428"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428"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29"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28"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21" svg:x1="4.142cm" svg:y1="2.857cm" svg:x2="4.46cm" svg:y2="2.857cm"><text:p/></draw:line><draw:line draw:style-name="gr23" draw:text-style-name="P421" svg:x1="4.143cm" svg:y1="3.175cm" svg:x2="4.461cm" svg:y2="3.175cm"><text:p/></draw:line><draw:line draw:style-name="gr23" draw:text-style-name="P421" svg:x1="4.143cm" svg:y1="3.492cm" svg:x2="4.461cm" svg:y2="3.492cm"><text:p/></draw:line></draw:g></draw:g></text:p><text:p text:style-name="P235"/><text:p text:style-name="P235">Figura <text:sequence text:ref-name="refFigure0" text:name="Figure" text:formula="ooow:Figure+1" style:num-format="1">1</text:sequence>: <text:span text:style-name="T270">Prototipo de la </text:span><text:span text:style-name="T272">A</text:span><text:span text:style-name="T270">rquitectura del </text:span><text:span text:style-name="T272">S</text:span><text:span text:style-name="T270">istema </text:span><text:span text:style-name="T272">I</text:span><text:span text:style-name="T270">mplementado.</text:span></text:p><text:p text:style-name="_35_._20_Figura_20_Titulo_20_2_20__28_Fuente_29_">Elaboración propia.</text:p></draw:text-box></draw:frame><text:s/></text:p>
      <text:p text:style-name="P86"/>
      <text:list xml:id="list90218759361074" text:continue-numbering="true" text:style-name="Numeración">
        <text:list-item>
          <text:list>
            <text:list-item>
              <text:h text:style-name="P275" text:outline-level="2"><text:bookmark-start text:name="__RefHeading___Toc380_13217376231"/>Justificaci<text:span text:style-name="T35">ón</text:span><text:bookmark-end text:name="__RefHeading___Toc380_13217376231"/></text:h>
            </text:list-item>
          </text:list>
        </text:list-item>
      </text:list>
      <text:p text:style-name="P26"><office:annotation office:name="__Annotation__17635_872665549"><dc:creator>Rodrigo Fernández</dc:creator><dc:date>2022-03-21T23:43:06.806668270</dc:date><loext:sender-initials>RF</loext:sender-initials><text:p text:style-name="P412"><text:span text:style-name="T699">“</text:span><text:span text:style-name="T699">In large industrial projects, executing all tests after each</text:span></text:p><text:p text:style-name="P412"><text:span text:style-name="T699">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GvpXbD8YYm"/><text:span text:style-name="T13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GvpXbD8YYm"/>⁠. </text:p>
      <text:p text:style-name="P26"><text:span text:style-name="T315">S</text:span><text:span text:style-name="T316">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uUuzU4Saqf"/><text:span text:style-name="T144">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uUuzU4Saqf"/><text:span text:style-name="T316">⁠, </text:span><office:annotation office:name="__Annotation__22341_872665549"><dc:creator>Rodrigo Fernández</dc:creator><dc:date>2022-03-21T23:53:46.762036874</dc:date><loext:sender-initials>RF</loext:sender-initials><text:p text:style-name="P412"><text:span text:style-name="T699">“</text:span><text:span text:style-name="T699">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316">en</text:span><text:span text:style-name="T282"> una importante empresa de TI, </text:span><text:span text:style-name="T316">se encontraron </text:span><text:span text:style-name="T282">proyectos con un entorno tan complejo y con tantas pruebas que se necesita</text:span><text:span text:style-name="T316">ban</text:span><text:span text:style-name="T282"> horas para ejecutarl</text:span><text:span text:style-name="T317">a</text:span><text:span text:style-name="T282">s tod</text:span><text:span text:style-name="T317">a</text:span><text:span text:style-name="T282">s, </text:span><text:span text:style-name="T316">por este motivo </text:span><text:span text:style-name="T317">lo</text:span><text:span text:style-name="T282">s desarrolladores </text:span><text:span text:style-name="T317">no se animaban a realizar</text:span><text:span text:style-name="T282"> pruebas periódicas de cada modificación si esto </text:span><text:span text:style-name="T317">implicaba</text:span><text:span text:style-name="T282"> obtener la respuesta horas después.</text:span><office:annotation-end office:name="__Annotation__22341_872665549"/></text:p>
      <text:p text:style-name="P26"><office:annotation office:name="__Annotation__24797_872665549"><dc:creator>Rodrigo Fernández</dc:creator><dc:date>2022-03-22T00:04:42.323857410</dc:date><loext:sender-initials>RF</loext:sender-initials><text:p text:style-name="P412"><text:span text:style-name="T699">“</text:span><text:span text:style-name="T699">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GAcS0xFUQA"/><text:span text:style-name="T13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GAcS0xFUQA"/>⁠</text:p>
      <text:p text:style-name="P167"><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701">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42">Con el objetivo de reducir el tiempo de ejecución de <text:span text:style-name="T661">las </text:span>pruebas unitarias de código, el Sistema <text:span text:style-name="T607">desarrollado</text:span> en el marco de este TFG tendrá las siguientes ventajas:</text:p>
      <text:list xml:id="list90218578024033" text:continue-list="list90218465695493" text:style-name="Viñeta">
        <text:list-item>
          <text:p text:style-name="P297">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97">Permitir la ejecución de pruebas unitarias sobre el código fuente descargado del repositorio, así también sobre el código del desarrollador utilizando la misma arquitectura distribuida mencionada en el punto anterior.</text:p>
        </text:list-item>
        <text:list-item>
          <text:p text:style-name="P297"><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212" text:outline-level="1"/>
      <text:list xml:id="list90218425137945" text:continue-list="list90218759361074" text:style-name="Numeración">
        <text:list-item>
          <text:h text:style-name="P259" text:outline-level="1"><text:bookmark-start text:name="__RefHeading___Toc386_132173762"/>MARCO TEÓRICO<text:bookmark-end text:name="__RefHeading___Toc386_132173762"/></text:h>
          <text:list>
            <text:list-item>
              <text:h text:style-name="P263" text:outline-level="2"><text:bookmark-start text:name="__RefHeading___Toc388_132173762"/>CICLO <text:span text:style-name="T481">DE VIDA </text:span>DEL DESARROLLO DEL SOFTWARE<text:bookmark-end text:name="__RefHeading___Toc388_132173762"/></text:h>
            </text:list-item>
          </text:list>
        </text:list-item>
      </text:list>
      <text:p text:style-name="P30"><office:annotation office:name="__Annotation__25499_872665549"><dc:creator>Rodrigo Fernández</dc:creator><dc:date>2022-03-22T00:25:25.764497338</dc:date><loext:sender-initials>RF</loext:sender-initials><text:p text:style-name="P412"><text:span text:style-name="T699"/></text:p><text:p text:style-name="P412"><text:span text:style-name="T699">“</text:span><text:span text:style-name="T699">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ZPyQhi7yrk"/><text:span text:style-name="T137">(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ZPyQhi7yrk"/>⁠.</text:p>
      <text:p text:style-name="P42"><office:annotation office:name="__Annotation__30781_872665549"><dc:creator>Rodrigo Fernández</dc:creator><dc:date>2022-03-22T00:35:41.297709126</dc:date><loext:sender-initials>RF</loext:sender-initials><text:p text:style-name="P412"><text:span text:style-name="T698">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482">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318">de </text:span><text:span text:style-name="T483">SDLC que describen diversos enfoques del proceso SDLC. Un modelo SDLC se utiliza generalmente para describir los pasos que se siguen dentro del marco del ciclo de vida </text:span><office:annotation-end office:name="__Annotation__30781_872665549"/><text:span text:style-name="T482"><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sqTRaLq6rC"/><text:span text:style-name="T16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sqTRaLq6rC"/><text:span text:style-name="T482">⁠. </text:span></text:p>
      <text:p text:style-name="P173"><text:span text:style-name="T619">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KNPQTZpmHm"/><text:span text:style-name="T217">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KNPQTZpmHm"/><text:span text:style-name="T619">⁠ un</text:span> ciclo de vida comprende una serie de etapas entre las que se encuentran las siguientes: </text:p>
      <text:list xml:id="list90218793176264" text:continue-list="list90218132075557" text:style-name="Viñeta_20_Cita_20_con_20_margen">
        <text:list-item>
          <text:p text:style-name="P277">Planificación</text:p>
        </text:list-item>
        <text:list-item>
          <text:p text:style-name="P277">Análisis</text:p>
        </text:list-item>
        <text:list-item>
          <text:p text:style-name="P277">Diseño</text:p>
        </text:list-item>
        <text:list-item>
          <text:p text:style-name="P277">Implementación</text:p>
        </text:list-item>
        <text:list-item>
          <text:p text:style-name="P277"><text:s/>Pruebas</text:p>
        </text:list-item>
        <text:list-item>
          <text:p text:style-name="P277">Instalación o despliegue</text:p>
        </text:list-item>
        <text:list-item>
          <text:p text:style-name="P277">Uso y mantenimiento</text:p>
        </text:list-item>
      </text:list>
      <text:p text:style-name="P90"><office:annotation office:name="__Annotation__38217_1397119209"><dc:creator>Rodrigo Fernández</dc:creator><dc:date>2022-04-16T15:26:29.390303816</dc:date><loext:sender-initials>RF</loext:sender-initials><text:p text:style-name="P412"><text:span text:style-name="T701">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375">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V0qBdhcdEg"/><text:span text:style-name="T21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V0qBdhcdEg"/><text:span text:style-name="T18">⁠.</text:span></text:p>
      <text:p text:style-name="P91"><office:annotation office:name="__Annotation__56797_1397119209"><dc:creator>Rodrigo Fernández</dc:creator><dc:date>2022-04-16T15:41:18.173261592</dc:date><loext:sender-initials>RF</loext:sender-initials><text:p text:style-name="P412"><text:span text:style-name="T700">Lo primero que debemos hacer para construir un sistema de información es averiguar qué es exactamente lo que tiene que hacer el sistema.</text:span></text:p></office:annotation>Luego de la planificación lo siguiente que <text:span text:style-name="T620">hay que</text:span> hacer para construir un <text:span text:style-name="T620">software </text:span>es averiguar qué es exactamente lo que tiene que hacer el <text:span text:style-name="T620">mismo</text:span><office:annotation-end office:name="__Annotation__56797_1397119209"/><text:span text:style-name="T620">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o46HA65UK"/><text:span text:style-name="T21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o46HA65UK"/><text:span text:style-name="T620">⁠</text:span>. </text:p>
      <text:p text:style-name="_34_._20_Contenido_20_Cita"><text:soft-page-break/><office:annotation office:name="__Annotation__47434_1397119209"><dc:creator>Rodrigo Fernández</dc:creator><dc:date>2022-04-16T15:34:11.987319090</dc:date><loext:sender-initials>RF</loext:sender-initials><text:p text:style-name="P412"><text:span text:style-name="T700">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113">análisis</text:span> en el ciclo de vida del software corresponde al proceso mediante el cual se intenta descubrir qué es lo que realmente se necesita y se llega a una comprensión adecuada de los requerimientos del sistema (las características que el <text:span text:style-name="T620">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l9f3uoYSMj"/><text:span text:style-name="T137">(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l9f3uoYSMj"/>⁠ </text:p>
      <text:p text:style-name="_34_._20_Contenido_20_Cita"><office:annotation office:name="__Annotation__65949_1397119209"><dc:creator>Rodrigo Fernández</dc:creator><dc:date>2022-04-16T15:44:35.890439561</dc:date><loext:sender-initials>RF</loext:sender-initials><text:p text:style-name="P412"><text:span text:style-name="T700">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113">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io9NKIJqsn"/><text:span text:style-name="T137">(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io9NKIJqsn"/>⁠</text:p>
      <text:p text:style-name="P92"><office:annotation office:name="__Annotation__73687_1397119209"><dc:creator>Rodrigo Fernández</dc:creator><dc:date>2022-04-16T15:45:32.573857846</dc:date><loext:sender-initials>RF</loext:sender-initials><text:p text:style-name="P412"><text:span text:style-name="T700">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621">etapa</text:span> de diseño se <text:span text:style-name="T621">estudian las </text:span>posibles alternativas de implementación <text:span text:style-name="T621">del software </text:span>que <text:span text:style-name="T621">se</text:span> construirá y se <text:span text:style-name="T621">decide</text:span> la estructura general que tendrá el s<text:span text:style-name="T621">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eSbkXzB8k7"/><text:span text:style-name="T13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eSbkXzB8k7"/>⁠.</text:p>
      <text:p text:style-name="_34_._20_Contenido_20_"><office:annotation office:name="__Annotation__82720_1397119209"><dc:creator>Rodrigo Fernández</dc:creator><dc:date>2022-04-16T15:50:45.090665336</dc:date><loext:sender-initials>RF</loext:sender-initials><text:p text:style-name="P412"><text:span text:style-name="T699">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412"><text:span text:style-name="T699">Para la fase de implementación hemos de seleccionar las herramientas adecuadas, un entorno de desarrollo que facilite nuestro trabajo y un lenguaje de programación apropiado para el tipo de sistema que vayamos a construir.</text:span></text:p></office:annotation>Una <text:span text:style-name="T621">vez que se analizó y diseñó lo que se espera que haga el software,</text:span> es el momento de pasar a la etapa de <text:span text:style-name="T113">implementación</text:span>. <text:span text:style-name="T379">En esta etapa se comienza a codificar, pero antes</text:span> de <text:span text:style-name="T626">comenzar a </text:span>escribir <text:span text:style-name="T626">alguna</text:span> línea de código, es fundamental haber comprendido bien el problema que se <text:span text:style-name="T376">quiere</text:span> resolver y haber aplicado principios básicos de diseño que permitan construir un s<text:span text:style-name="T621">oftware </text:span>de calidad. Para la <text:span text:style-name="T622">etapa </text:span>de <text:span text:style-name="T113">implementación</text:span> <text:span text:style-name="T622">se</text:span> selecciona<text:span text:style-name="T626">n</text:span> las herramientas adecuadas, un entorno de desarrollo que facilite <text:span text:style-name="T622">el t</text:span>rabajo y un lenguaje de programación apropiado para el tipo de <text:span text:style-name="T622">software </text:span>a <text:span text:style-name="T376">desarrollar</text:span><office:annotation-end office:name="__Annotation__82720_1397119209"/><text:span text:style-name="T376">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z1UXxhnJkH"/><text:span text:style-name="T15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z1UXxhnJkH"/><text:span text:style-name="T376">⁠</text:span>.</text:p>
      <text:p text:style-name="_34_._20_Contenido_20_"><office:annotation office:name="__Annotation__92509_1397119209"><dc:creator>Rodrigo Fernández</dc:creator><dc:date>2022-04-16T16:04:47.209362556</dc:date><loext:sender-initials>RF</loext:sender-initials><text:p text:style-name="P412"><text:span text:style-name="T700">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623">L</text:span>a etapa de <text:span text:style-name="T113">pruebas</text:span> tiene como objetivo detectar los errores que se <text:span text:style-name="T377">pudieron haber cometido</text:span> en etapas anteriores del proyecto, y eventualmente corregirlos. <text:span text:style-name="T623">Tiene como fin descubrir los posibles errores </text:span>antes de que el usuario final del sistema l<text:span text:style-name="T627">os sufra</text:span>. De hecho, una prueba es <text:span text:style-name="T377">exitosa</text:span> cuando se detecta un error <text:span text:style-name="T624">y no al revés</text:span><office:annotation-end office:name="__Annotation__92509_1397119209"/><text:span text:style-name="T624">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YRnXve1Sx"/><text:span text:style-name="T21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YRnXve1Sx"/><text:span text:style-name="T624">⁠</text:span>.</text:p>
      <text:p text:style-name="P93"><text:span text:style-name="T378">Luego de finalizar las etapas anteriores se procede a la </text:span><text:span text:style-name="T327">instalación o despliegue</text:span><text:span text:style-name="T378"> del sistema</text:span><text:span text:style-name="T625">.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UqDXSwfrTH"/><text:span text:style-name="T22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UqDXSwfrTH"/><text:span text:style-name="T625">⁠, en ésta etapa se planifica:</text:span></text:p>
      <text:p text:style-name="_34_._20_Contenido_20_Cita"><text:s/>“<office:annotation office:name="__Annotation__121415_1397119209"><dc:creator>Rodrigo Fernández</dc:creator><dc:date>2022-04-16T16:19:47.192460912</dc:date><loext:sender-initials>RF</loext:sender-initials><text:p text:style-name="P412"><text:span text:style-name="T700">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627">(...)</text:span>, bibliotecas y componentes suministrados por terceras partes, etc.<office:annotation-end office:name="__Annotation__121415_1397119209"/>”. <text:span text:style-name="T627">(p.21)</text:span></text:p>
      <text:p text:style-name="_34_._20_Contenido_20_Cita"><office:annotation office:name="__Annotation__121414_1397119209"><dc:creator>Rodrigo Fernández</dc:creator><dc:date>2022-04-16T16:19:08.380618163</dc:date><loext:sender-initials>RF</loext:sender-initials><text:p text:style-name="P412"><text:span text:style-name="T699">Dada la naturaleza del software, que ni se rompe ni se desgasta con el uso, su mantenimiento incluye tres facetas diferentes:</text:span></text:p><text:p text:style-name="P412"><text:span text:style-name="T699">- Eliminar los defectos que se detecten durante su vida útil (mantenimiento correctivo), lo primero que a uno se le viene a la cabeza cuando piensa en el mantenimiento de cualquier cosa.</text:span></text:p><text:p text:style-name="P412"><text:span text:style-name="T699">- Adaptarlo a nuevas necesidades (mantenimiento adaptativo), cuando el sistema ha de funcionar sobre una nueva versión del sistema operativo o en un entorno hardware diferente, por ejemplo.</text:span></text:p><text:p text:style-name="P412"><text:span text:style-name="T699">-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113">mantenimiento</text:span> incluye tres facetas diferentes:</text:p>
      <text:list xml:id="list90219747607556" text:continue-numbering="true" text:style-name="Viñeta_20_Cita_20_con_20_margen">
        <text:list-item>
          <text:p text:style-name="P398">Eliminar los defectos que se detecten durante su vida útil (mantenimiento correctivo), <text:span text:style-name="T628">(...).</text:span></text:p>
        </text:list-item>
        <text:list-item>
          <text:p text:style-name="P398">Adaptarlo a nuevas necesidades (mantenimiento adaptativo), cuando el sistema ha de funcionar sobre una nueva versión del sistema operativo o en un entorno hardware diferente, por ejemplo.</text:p>
        </text:list-item>
        <text:list-item>
          <text:p text:style-name="P398">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eO24uj61Nk"/><text:span text:style-name="T137">(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eO24uj61Nk"/></text:p>
        </text:list-item>
      </text:list>
      <text:list xml:id="list90218698401828" text:continue-list="list90218425137945" text:style-name="Numeración">
        <text:list-item>
          <text:list>
            <text:list-item>
              <text:list>
                <text:list-item>
                  <text:h text:style-name="P335" text:outline-level="3"><text:bookmark-start text:name="__RefHeading___Toc390_132173762"/>Modelos <text:span text:style-name="T280">d</text:span>e <text:span text:style-name="T252">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dc:creator>Rodrigo Fernández</dc:creator><dc:date>2022-03-25T16:30:55.483295810</dc:date><loext:sender-initials>RF</loext:sender-initials><text:p text:style-name="P412"><text:span text:style-name="T699">“</text:span><text:span text:style-name="T699">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503">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50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vPznbHDJS9"/><text:span text:style-name="T163">(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vPznbHDJS9"/><text:span text:style-name="T503">⁠</text:span></text:p>
      <text:p text:style-name="P26"><office:annotation office:name="__Annotation__8602_2405593698"><dc:creator>Rodrigo Fernández</dc:creator><dc:date>2022-03-25T16:37:17.235686554</dc:date><loext:sender-initials>RF</loext:sender-initials><text:p text:style-name="P412"><text:span text:style-name="T699">“</text:span><text:span text:style-name="T699">El autor los llama “prescriptivos” porque prescriben un conjunto de elementos del proceso: actividades estructurales, acciones de ingeniería de software, tareas, productos del trabajo, aseguramiento de</text:span></text:p><text:p text:style-name="P412"><text:span text:style-name="T699">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503">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50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7RM9bWJnk0"/>(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7RM9bWJnk0"/><text:span text:style-name="T163">. </text:span></text:p>
      <text:p text:style-name="_34_._20_Contenido_20_"><office:annotation office:name="__Annotation__11505_2405593698"><dc:creator>Rodrigo Fernández</dc:creator><dc:date>2022-03-25T16:41:07.505763671</dc:date><loext:sender-initials>RF</loext:sender-initials><text:p text:style-name="P412"><text:span text:style-name="T699">“</text:span><text:span text:style-name="T699">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503">El proceso que se ad</text:span><text:span text:style-name="T505">apta</text:span><text:span text:style-name="T503"> mejor al proyecto en </text:span><text:span text:style-name="T505">el</text:span><text:span text:style-name="T503"> que se está trabajando depende del software que se está elaborando. Un proceso puede ser apropiado para crear software desti</text:span><text:soft-page-break/><text:span text:style-name="T503">nado a un sistema de control electrónico de un aeroplano, mientras que para la creación de un sitio </text:span><text:span text:style-name="T504">web, el proceso seleccionado</text:span><text:span text:style-name="T503"> </text:span><text:span text:style-name="T504">podría ser distinto</text:span><office:annotation-end office:name="__Annotation__11505_2405593698"/><text:span text:style-name="T50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4oAfoGEibw"/><text:span text:style-name="T16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4oAfoGEibw"/><text:span text:style-name="T503">⁠.</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629">Tener en cuenta que, la cantidad y forma de presentación de las etapas para cada modelo puede variar, dependiendo de la bibliografía consultada.</text:span></text:p>
      <text:p text:style-name="P213">Modelo <text:span text:style-name="T448">en</text:span> <text:span text:style-name="T281">C</text:span>ascada</text:p>
      <text:p text:style-name="P75"><office:annotation office:name="__Annotation__2735_917394844"><dc:creator>Rodrigo Fernández</dc:creator><dc:date>2022-03-23T20:54:23.848792683</dc:date><loext:sender-initials>RF</loext:sender-initials><text:p text:style-name="P412"><text:span text:style-name="T702">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417">El modelo </text:span><text:span text:style-name="T418">en</text:span><text:span text:style-name="T417"> cascada, </text:span><text:span text:style-name="T418">sigue</text:span><text:span text:style-name="T417"> un enfoque sistemático y secuencial para el desarrollo del software,</text:span><office:annotation-end office:name="__Annotation__2735_917394844"/><text:span text:style-name="T41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UbdDVRJ7K"/><text:span text:style-name="T15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UbdDVRJ7K"/><text:span text:style-name="T417">⁠. </text:span><text:span text:style-name="T419">Como se puede observar en la </text:span><text:span text:style-name="T419"><text:sequence-ref text:reference-format="category-and-value" text:ref-name="refFigure1">Figura 2</text:sequence-ref></text:span><text:span text:style-name="T419">, el proceso de desarrollo sigue la siguiente secuencia de fases: análisis, diseño, código y prueba.</text:span></text:p>
      <text:p text:style-name="_34_._20_Contenido_20_Figura"><draw:frame draw:style-name="fr2" draw:name="Marco13" text:anchor-type="as-char" svg:width="13.977cm" draw:z-index="31"><draw:text-box fo:min-height="6.096cm"><text:p text:style-name="P240"/><text:p text:style-name="P240"><draw:g text:anchor-type="as-char" draw:z-index="32" draw:name="Forma1" draw:style-name="gr1"><draw:custom-shape draw:style-name="gr81" draw:text-style-name="P439" xml:id="id85" draw:id="id85" svg:width="2.541cm" svg:height="0.636cm" svg:x="0cm" svg:y="0cm"><text:p text:style-name="P413"><text:span text:style-name="T705">Análisis</text:span></text:p><draw:enhanced-geometry svg:viewBox="0 0 21600 21600" draw:type="rectangle" draw:enhanced-path="M 0 0 L 21600 0 21600 21600 0 21600 0 0 Z N"/></draw:custom-shape><draw:custom-shape draw:style-name="gr81" draw:text-style-name="P439" xml:id="id86" draw:id="id86" svg:width="2.541cm" svg:height="0.636cm" svg:x="1.905cm" svg:y="0.953cm"><text:p text:style-name="P413"><text:span text:style-name="T705">Diseño</text:span></text:p><draw:enhanced-geometry svg:viewBox="0 0 21600 21600" draw:type="rectangle" draw:enhanced-path="M 0 0 L 21600 0 21600 21600 0 21600 0 0 Z N"/></draw:custom-shape><draw:custom-shape draw:style-name="gr81" draw:text-style-name="P439" xml:id="id87" draw:id="id87" svg:width="2.541cm" svg:height="0.636cm" svg:x="3.81cm" svg:y="1.905cm"><text:p text:style-name="P413"><text:span text:style-name="T705">Código</text:span></text:p><draw:enhanced-geometry svg:viewBox="0 0 21600 21600" draw:type="rectangle" draw:enhanced-path="M 0 0 L 21600 0 21600 21600 0 21600 0 0 Z N"/></draw:custom-shape><draw:custom-shape draw:style-name="gr81" draw:text-style-name="P439" xml:id="id88" draw:id="id88" svg:width="2.541cm" svg:height="0.636cm" svg:x="5.715cm" svg:y="2.858cm"><text:p text:style-name="P413"><text:span text:style-name="T705">Prueba</text:span></text:p><draw:enhanced-geometry svg:viewBox="0 0 21600 21600" draw:type="rectangle" draw:enhanced-path="M 0 0 L 21600 0 21600 21600 0 21600 0 0 Z N"/></draw:custom-shape><draw:connector draw:style-name="gr82" draw:text-style-name="P440" svg:x1="2.54cm" svg:y1="0.319cm" svg:x2="3.175cm" svg:y2="0.954cm" draw:start-shape="id85" draw:start-glue-point="1" draw:end-shape="id86" draw:end-glue-point="0" svg:d="M2540-1428h635v635" svg:viewBox="0 0 637 637"><text:p/></draw:connector><draw:connector draw:style-name="gr82" draw:text-style-name="P421" svg:x1="4.445cm" svg:y1="1.271cm" svg:x2="5.08cm" svg:y2="1.905cm" draw:start-shape="id86" draw:start-glue-point="1" draw:end-shape="id87" draw:end-glue-point="0" svg:d="M4445-476h635v635" svg:viewBox="0 0 637 637"><text:p/></draw:connector><draw:connector draw:style-name="gr82" draw:text-style-name="P421" svg:x1="6.35cm" svg:y1="2.223cm" svg:x2="6.985cm" svg:y2="2.858cm" draw:start-shape="id87" draw:start-glue-point="1" draw:end-shape="id88" draw:end-glue-point="0" svg:d="M6350 477h635v635" svg:viewBox="0 0 637 637"><text:p/></draw:connector></draw:g></text:p><text:p text:style-name="P240">Figura <text:sequence text:ref-name="refFigure1" text:name="Figure" text:formula="ooow:Figure+1" style:num-format="1">2</text:sequence>: <text:span text:style-name="T271">Modelo en </text:span><text:span text:style-name="T272">C</text:span><text:span text:style-name="T271">ascada</text:span><text:span text:style-name="T270">.</text:span></text:p><text:p text:style-name="P225"><text:span text:style-name="T485">Adaptado de </text:span><text:span text:style-name="T477">El <text:s/>modelo lineal secuencial</text:span><text:span text:style-name="T478"> </text:span><text:span text:style-name="T485">(p. </text:span><text:span text:style-name="T480">20</text:span><text:span text:style-name="T485">), por </text:span><text:span text:style-name="T479">Roger S. Pressman</text:span><text:span text:style-name="T485">, 20</text:span><text:span text:style-name="T477">02</text:span><text:span text:style-name="T485">, </text:span><text:span text:style-name="T261">McGraw-Hill Interamerican</text:span><text:span text:style-name="T263">a</text:span><text:span text:style-name="T261">. </text:span><text:span text:style-name="T485">.</text:span></text:p></draw:text-box></draw:frame></text:p>
      <text:p text:style-name="P26"><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KGOFvesbRQ"/><text:span text:style-name="T162">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KGOFvesbRQ"/><text:span text:style-name="T484">⁠ menciona las siguientes</text:span> características de<text:span text:style-name="T484">l modelo en cascada:</text:span></text:p>
      <text:list xml:id="list90218846683558" text:continue-list="list90219747607556" text:style-name="Viñeta_20_Cita_20_con_20_margen">
        <text:list-item>
          <text:p text:style-name="P399">Cada fase empieza cuando se ha terminado la anterior. </text:p>
        </text:list-item>
        <text:list-item>
          <text:p text:style-name="P399">Para pasar a la fase <text:span text:style-name="T484">siguiente </text:span>es necesario haber logrado los objetivos de l<text:span text:style-name="T484">a fase previa</text:span>. </text:p>
        </text:list-item>
        <text:list-item>
          <text:p text:style-name="P399"><text:s/>Es útil <text:span text:style-name="T484">para un</text:span> control de fechas de entregas. </text:p>
        </text:list-item>
        <text:list-item>
          <text:p text:style-name="P399"><text:soft-page-break/>Al final de cada fase <text:span text:style-name="T484">las personas involucradas (como los usuarios y encargados técnicos)</text:span> <text:span text:style-name="T484">tienen </text:span>la oportunidad de revisar el progreso del proyecto. <text:span text:style-name="T486">(p. 187)</text:span></text:p>
        </text:list-item>
      </text:list>
      <text:p text:style-name="P213">Modelo <text:span text:style-name="T281">Incremental</text:span></text:p>
      <text:p text:style-name="P94"><text:span text:style-name="T289">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nuaXPhC4w9"/><text:span text:style-name="T143">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nuaXPhC4w9"/><text:span text:style-name="T289">⁠,</text:span><office:annotation office:name="__Annotation__11429_2198032007"><dc:creator>Rodrigo Fernández</dc:creator><dc:date>2022-04-16T17:44:04.028803771</dc:date><loext:sender-initials>RF</loext:sender-initials><text:p text:style-name="P412"><text:span text:style-name="T703">El modelo incremental combina elementos del modelo lineal secuencial (aplicados repetidamente) con la filosofía interactiva de construcción de prototipos.</text:span></text:p></office:annotation><text:span text:style-name="T289"> </text:span><text:span text:style-name="T290">el modelo incremental combina elementos del modelo en cascada (aplicados repetidamente) en conjunto con la construcción de prototipos</text:span><office:annotation-end office:name="__Annotation__11429_2198032007"/><text:span text:style-name="T290">. </text:span><text:span text:style-name="T291">Como se puede observar en la</text:span><text:span text:style-name="T292"> </text:span><text:span text:style-name="T292"><text:sequence-ref text:reference-format="category-and-value" text:ref-name="refFigure2">Figura 3</text:sequence-ref></text:span><text:span text:style-name="T292">, </text:span><text:span text:style-name="T293">en cada incremento se pasa por las mismas</text:span><text:span text:style-name="T292"> </text:span><text:span text:style-name="T293">etapas</text:span><text:span text:style-name="T291"> indicadas </text:span><text:span text:style-name="T293">en el modelo en cascada</text:span><text:span text:style-name="T291">.</text:span></text:p>
      <text:p text:style-name="P230"><draw:frame draw:style-name="fr2" draw:name="Marco1" text:anchor-type="as-char" svg:width="14.76cm" draw:z-index="10"><draw:text-box fo:min-height="7.602cm"><text:p text:style-name="P240"><draw:g text:anchor-type="as-char" draw:z-index="11" draw:name="Objeto de grupo 3" draw:style-name="gr1"><draw:custom-shape draw:style-name="gr2" draw:text-style-name="P414" svg:width="2.223cm" svg:height="0.953cm" svg:x="0cm" svg:y="0cm"><text:p text:style-name="P413"><text:span text:style-name="T704">Incremento 1</text:span></text:p><draw:enhanced-geometry svg:viewBox="0 0 21600 21600" draw:mirror-horizontal="false" draw:mirror-vertical="false" draw:type="rectangle" draw:enhanced-path="M 0 0 L 21600 0 21600 21600 0 21600 0 0 Z N"/></draw:custom-shape><draw:custom-shape draw:style-name="gr3" draw:text-style-name="P414" svg:width="2.541cm" svg:height="0.952cm" svg:x="10.16cm" svg:y="0cm"><text:p text:style-name="P413"><text:span text:style-name="T704">Entrega del </text:span></text:p><text:p text:style-name="P413"><text:span text:style-name="T704">1º incremento</text:span></text:p><draw:enhanced-geometry svg:viewBox="0 0 21600 21600" draw:mirror-horizontal="false" draw:mirror-vertical="false" draw:type="rectangle" draw:enhanced-path="M 0 0 L 21600 0 21600 21600 0 21600 0 0 Z N"/></draw:custom-shape><draw:custom-shape draw:style-name="gr4" draw:text-style-name="P416" xml:id="id1" draw:id="id1" svg:width="1.553cm" svg:height="0.953cm" svg:x="2.154cm" svg:y="0cm"><text:p text:style-name="P415"><text:span text:style-name="T705">Análisis</text:span></text:p><draw:enhanced-geometry svg:viewBox="0 0 21600 21600" draw:mirror-horizontal="false" draw:mirror-vertical="false" draw:type="rectangle" draw:enhanced-path="M 0 0 L 21600 0 21600 21600 0 21600 0 0 Z N"/></draw:custom-shape><draw:custom-shape draw:style-name="gr4" draw:text-style-name="P414" xml:id="id2" draw:id="id2" svg:width="1.553cm" svg:height="0.953cm" svg:x="4.327cm" svg:y="0cm"><text:p text:style-name="P413"><text:span text:style-name="T704">Diseño</text:span></text:p><draw:enhanced-geometry svg:viewBox="0 0 21600 21600" draw:mirror-horizontal="false" draw:mirror-vertical="false" draw:type="rectangle" draw:enhanced-path="M 0 0 L 21600 0 21600 21600 0 21600 0 0 Z N"/></draw:custom-shape><draw:custom-shape draw:style-name="gr4" draw:text-style-name="P414" xml:id="id3" draw:id="id3" svg:width="1.553cm" svg:height="0.953cm" svg:x="6.5cm" svg:y="0cm"><text:p text:style-name="P413"><text:span text:style-name="T704">Código</text:span></text:p><draw:enhanced-geometry svg:viewBox="0 0 21600 21600" draw:mirror-horizontal="false" draw:mirror-vertical="false" draw:type="rectangle" draw:enhanced-path="M 0 0 L 21600 0 21600 21600 0 21600 0 0 Z N"/></draw:custom-shape><draw:custom-shape draw:style-name="gr4" draw:text-style-name="P414" xml:id="id4" draw:id="id4" svg:width="1.553cm" svg:height="0.953cm" svg:x="8.673cm" svg:y="0cm"><text:p text:style-name="P413"><text:span text:style-name="T704">Prueba</text:span></text:p><draw:enhanced-geometry svg:viewBox="0 0 21600 21600" draw:mirror-horizontal="false" draw:mirror-vertical="false" draw:type="rectangle" draw:enhanced-path="M 0 0 L 21600 0 21600 21600 0 21600 0 0 Z N"/></draw:custom-shape><draw:connector draw:style-name="gr5" draw:text-style-name="P417" draw:type="line" svg:x1="3.706cm" svg:y1="0.477cm" svg:x2="4.327cm" svg:y2="0.477cm" draw:start-shape="id1" draw:start-glue-point="1" draw:end-shape="id2" draw:end-glue-point="3" svg:d="M3706-2380h621" svg:viewBox="0 0 623 2"><text:p/></draw:connector><draw:connector draw:style-name="gr6" draw:text-style-name="P417" draw:type="line" svg:x1="5.879cm" svg:y1="0.477cm" svg:x2="6.5cm" svg:y2="0.477cm" draw:start-shape="id2" draw:start-glue-point="1" draw:end-shape="id3" draw:end-glue-point="3" svg:d="M5879-2380h621" svg:viewBox="0 0 623 2"><text:p/></draw:connector><draw:connector draw:style-name="gr6" draw:text-style-name="P417" draw:type="line" svg:x1="8.052cm" svg:y1="0.477cm" svg:x2="8.673cm" svg:y2="0.477cm" draw:start-shape="id3" draw:start-glue-point="1" draw:end-shape="id4" draw:end-glue-point="3" svg:d="M8052-2380h621" svg:viewBox="0 0 623 2"><text:p/></draw:connector><draw:custom-shape draw:style-name="gr2" draw:text-style-name="P414" svg:width="2.223cm" svg:height="0.953cm" svg:x="0.635cm" svg:y="1.584cm"><text:p text:style-name="P413"><text:span text:style-name="T704">Incremento 2</text:span></text:p><draw:enhanced-geometry svg:viewBox="0 0 21600 21600" draw:mirror-horizontal="false" draw:mirror-vertical="false" draw:type="rectangle" draw:enhanced-path="M 0 0 L 21600 0 21600 21600 0 21600 0 0 Z N"/></draw:custom-shape><draw:custom-shape draw:style-name="gr7" draw:text-style-name="P414" svg:width="2.541cm" svg:height="0.953cm" svg:x="10.795cm" svg:y="1.582cm"><text:p text:style-name="P413"><text:span text:style-name="T704">Entrega del </text:span></text:p><text:p text:style-name="P413"><text:span text:style-name="T704">2º incremento</text:span></text:p><draw:enhanced-geometry svg:viewBox="0 0 21600 21600" draw:mirror-horizontal="false" draw:mirror-vertical="false" draw:type="rectangle" draw:enhanced-path="M 0 0 L 21600 0 21600 21600 0 21600 0 0 Z N"/></draw:custom-shape><draw:custom-shape draw:style-name="gr4" draw:text-style-name="P416" xml:id="id5" draw:id="id5" svg:width="1.553cm" svg:height="0.953cm" svg:x="2.789cm" svg:y="1.584cm"><text:p text:style-name="P415"><text:span text:style-name="T705">Análisis</text:span></text:p><draw:enhanced-geometry svg:viewBox="0 0 21600 21600" draw:mirror-horizontal="false" draw:mirror-vertical="false" draw:type="rectangle" draw:enhanced-path="M 0 0 L 21600 0 21600 21600 0 21600 0 0 Z N"/></draw:custom-shape><draw:custom-shape draw:style-name="gr4" draw:text-style-name="P414" xml:id="id6" draw:id="id6" svg:width="1.553cm" svg:height="0.953cm" svg:x="4.962cm" svg:y="1.584cm"><text:p text:style-name="P413"><text:span text:style-name="T704">Diseño</text:span></text:p><draw:enhanced-geometry svg:viewBox="0 0 21600 21600" draw:mirror-horizontal="false" draw:mirror-vertical="false" draw:type="rectangle" draw:enhanced-path="M 0 0 L 21600 0 21600 21600 0 21600 0 0 Z N"/></draw:custom-shape><draw:custom-shape draw:style-name="gr4" draw:text-style-name="P414" xml:id="id7" draw:id="id7" svg:width="1.553cm" svg:height="0.953cm" svg:x="7.135cm" svg:y="1.584cm"><text:p text:style-name="P413"><text:span text:style-name="T704">Código</text:span></text:p><draw:enhanced-geometry svg:viewBox="0 0 21600 21600" draw:mirror-horizontal="false" draw:mirror-vertical="false" draw:type="rectangle" draw:enhanced-path="M 0 0 L 21600 0 21600 21600 0 21600 0 0 Z N"/></draw:custom-shape><draw:custom-shape draw:style-name="gr4" draw:text-style-name="P414" xml:id="id8" draw:id="id8" svg:width="1.553cm" svg:height="0.953cm" svg:x="9.308cm" svg:y="1.584cm"><text:p text:style-name="P413"><text:span text:style-name="T704">Prueba</text:span></text:p><draw:enhanced-geometry svg:viewBox="0 0 21600 21600" draw:mirror-horizontal="false" draw:mirror-vertical="false" draw:type="rectangle" draw:enhanced-path="M 0 0 L 21600 0 21600 21600 0 21600 0 0 Z N"/></draw:custom-shape><draw:connector draw:style-name="gr6" draw:text-style-name="P417" draw:type="line" svg:x1="4.341cm" svg:y1="2.061cm" svg:x2="4.962cm" svg:y2="2.061cm" draw:start-shape="id5" draw:start-glue-point="1" draw:end-shape="id6" draw:end-glue-point="3" svg:d="M4341-796h621" svg:viewBox="0 0 623 2"><text:p/></draw:connector><draw:connector draw:style-name="gr6" draw:text-style-name="P417" draw:type="line" svg:x1="6.514cm" svg:y1="2.061cm" svg:x2="7.135cm" svg:y2="2.061cm" draw:start-shape="id6" draw:start-glue-point="1" draw:end-shape="id7" draw:end-glue-point="3" svg:d="M6514-796h621" svg:viewBox="0 0 623 2"><text:p/></draw:connector><draw:connector draw:style-name="gr6" draw:text-style-name="P417" draw:type="line" svg:x1="8.687cm" svg:y1="2.061cm" svg:x2="9.308cm" svg:y2="2.061cm" draw:start-shape="id7" draw:start-glue-point="1" draw:end-shape="id8" draw:end-glue-point="3" svg:d="M8687-796h621" svg:viewBox="0 0 623 2"><text:p/></draw:connector><draw:custom-shape draw:style-name="gr2" draw:text-style-name="P414" svg:width="2.223cm" svg:height="0.953cm" svg:x="1.27cm" svg:y="3.171cm"><text:p text:style-name="P413"><text:span text:style-name="T704">Incremento 3</text:span></text:p><draw:enhanced-geometry svg:viewBox="0 0 21600 21600" draw:mirror-horizontal="false" draw:mirror-vertical="false" draw:type="rectangle" draw:enhanced-path="M 0 0 L 21600 0 21600 21600 0 21600 0 0 Z N"/></draw:custom-shape><draw:custom-shape draw:style-name="gr3" draw:text-style-name="P414" svg:width="2.541cm" svg:height="0.952cm" svg:x="11.43cm" svg:y="3.171cm"><text:p text:style-name="P413"><text:span text:style-name="T704">Entrega del </text:span></text:p><text:p text:style-name="P413"><text:span text:style-name="T704">3º incremento</text:span></text:p><draw:enhanced-geometry svg:viewBox="0 0 21600 21600" draw:mirror-horizontal="false" draw:mirror-vertical="false" draw:type="rectangle" draw:enhanced-path="M 0 0 L 21600 0 21600 21600 0 21600 0 0 Z N"/></draw:custom-shape><draw:custom-shape draw:style-name="gr4" draw:text-style-name="P416" xml:id="id9" draw:id="id9" svg:width="1.553cm" svg:height="0.953cm" svg:x="3.424cm" svg:y="3.171cm"><text:p text:style-name="P415"><text:span text:style-name="T705">Análisis</text:span></text:p><draw:enhanced-geometry svg:viewBox="0 0 21600 21600" draw:mirror-horizontal="false" draw:mirror-vertical="false" draw:type="rectangle" draw:enhanced-path="M 0 0 L 21600 0 21600 21600 0 21600 0 0 Z N"/></draw:custom-shape><draw:custom-shape draw:style-name="gr4" draw:text-style-name="P414" xml:id="id10" draw:id="id10" svg:width="1.553cm" svg:height="0.953cm" svg:x="5.597cm" svg:y="3.171cm"><text:p text:style-name="P413"><text:span text:style-name="T704">Diseño</text:span></text:p><draw:enhanced-geometry svg:viewBox="0 0 21600 21600" draw:mirror-horizontal="false" draw:mirror-vertical="false" draw:type="rectangle" draw:enhanced-path="M 0 0 L 21600 0 21600 21600 0 21600 0 0 Z N"/></draw:custom-shape><draw:custom-shape draw:style-name="gr4" draw:text-style-name="P414" xml:id="id11" draw:id="id11" svg:width="1.553cm" svg:height="0.953cm" svg:x="7.77cm" svg:y="3.171cm"><text:p text:style-name="P413"><text:span text:style-name="T704">Código</text:span></text:p><draw:enhanced-geometry svg:viewBox="0 0 21600 21600" draw:mirror-horizontal="false" draw:mirror-vertical="false" draw:type="rectangle" draw:enhanced-path="M 0 0 L 21600 0 21600 21600 0 21600 0 0 Z N"/></draw:custom-shape><draw:custom-shape draw:style-name="gr4" draw:text-style-name="P414" xml:id="id12" draw:id="id12" svg:width="1.553cm" svg:height="0.953cm" svg:x="9.943cm" svg:y="3.171cm"><text:p text:style-name="P413"><text:span text:style-name="T704">Prueba</text:span></text:p><draw:enhanced-geometry svg:viewBox="0 0 21600 21600" draw:mirror-horizontal="false" draw:mirror-vertical="false" draw:type="rectangle" draw:enhanced-path="M 0 0 L 21600 0 21600 21600 0 21600 0 0 Z N"/></draw:custom-shape><draw:connector draw:style-name="gr6" draw:text-style-name="P417" draw:type="line" svg:x1="4.976cm" svg:y1="3.648cm" svg:x2="5.597cm" svg:y2="3.648cm" draw:start-shape="id9" draw:start-glue-point="1" draw:end-shape="id10" draw:end-glue-point="3" svg:d="M4976 792h621" svg:viewBox="0 0 623 2"><text:p/></draw:connector><draw:connector draw:style-name="gr6" draw:text-style-name="P417" draw:type="line" svg:x1="7.149cm" svg:y1="3.648cm" svg:x2="7.77cm" svg:y2="3.648cm" draw:start-shape="id10" draw:start-glue-point="1" draw:end-shape="id11" draw:end-glue-point="3" svg:d="M7149 792h621" svg:viewBox="0 0 623 2"><text:p/></draw:connector><draw:connector draw:style-name="gr6" draw:text-style-name="P417" draw:type="line" svg:x1="9.322cm" svg:y1="3.648cm" svg:x2="9.943cm" svg:y2="3.648cm" draw:start-shape="id11" draw:start-glue-point="1" draw:end-shape="id12" draw:end-glue-point="3" svg:d="M9322 792h621" svg:viewBox="0 0 623 2"><text:p/></draw:connector><draw:custom-shape draw:style-name="gr2" draw:text-style-name="P414" svg:width="2.223cm" svg:height="0.953cm" svg:x="1.905cm" svg:y="4.759cm"><text:p text:style-name="P413"><text:span text:style-name="T704">Incremento 4</text:span></text:p><draw:enhanced-geometry svg:viewBox="0 0 21600 21600" draw:mirror-horizontal="false" draw:mirror-vertical="false" draw:type="rectangle" draw:enhanced-path="M 0 0 L 21600 0 21600 21600 0 21600 0 0 Z N"/></draw:custom-shape><draw:custom-shape draw:style-name="gr7" draw:text-style-name="P414" svg:width="2.541cm" svg:height="0.953cm" svg:x="12.065cm" svg:y="4.757cm"><text:p text:style-name="P413"><text:span text:style-name="T704">Entrega del </text:span></text:p><text:p text:style-name="P413"><text:span text:style-name="T704">4º incremento</text:span></text:p><draw:enhanced-geometry svg:viewBox="0 0 21600 21600" draw:mirror-horizontal="false" draw:mirror-vertical="false" draw:type="rectangle" draw:enhanced-path="M 0 0 L 21600 0 21600 21600 0 21600 0 0 Z N"/></draw:custom-shape><draw:custom-shape draw:style-name="gr4" draw:text-style-name="P416" xml:id="id13" draw:id="id13" svg:width="1.553cm" svg:height="0.953cm" svg:x="4.059cm" svg:y="4.759cm"><text:p text:style-name="P415"><text:span text:style-name="T705">Análisis</text:span></text:p><draw:enhanced-geometry svg:viewBox="0 0 21600 21600" draw:mirror-horizontal="false" draw:mirror-vertical="false" draw:type="rectangle" draw:enhanced-path="M 0 0 L 21600 0 21600 21600 0 21600 0 0 Z N"/></draw:custom-shape><draw:custom-shape draw:style-name="gr4" draw:text-style-name="P414" xml:id="id14" draw:id="id14" svg:width="1.553cm" svg:height="0.953cm" svg:x="6.232cm" svg:y="4.759cm"><text:p text:style-name="P413"><text:span text:style-name="T704">Diseño</text:span></text:p><draw:enhanced-geometry svg:viewBox="0 0 21600 21600" draw:mirror-horizontal="false" draw:mirror-vertical="false" draw:type="rectangle" draw:enhanced-path="M 0 0 L 21600 0 21600 21600 0 21600 0 0 Z N"/></draw:custom-shape><draw:custom-shape draw:style-name="gr4" draw:text-style-name="P414" xml:id="id15" draw:id="id15" svg:width="1.553cm" svg:height="0.953cm" svg:x="8.405cm" svg:y="4.759cm"><text:p text:style-name="P413"><text:span text:style-name="T704">Código</text:span></text:p><draw:enhanced-geometry svg:viewBox="0 0 21600 21600" draw:mirror-horizontal="false" draw:mirror-vertical="false" draw:type="rectangle" draw:enhanced-path="M 0 0 L 21600 0 21600 21600 0 21600 0 0 Z N"/></draw:custom-shape><draw:custom-shape draw:style-name="gr4" draw:text-style-name="P414" xml:id="id16" draw:id="id16" svg:width="1.553cm" svg:height="0.953cm" svg:x="10.578cm" svg:y="4.759cm"><text:p text:style-name="P413"><text:span text:style-name="T704">Prueba</text:span></text:p><draw:enhanced-geometry svg:viewBox="0 0 21600 21600" draw:mirror-horizontal="false" draw:mirror-vertical="false" draw:type="rectangle" draw:enhanced-path="M 0 0 L 21600 0 21600 21600 0 21600 0 0 Z N"/></draw:custom-shape><draw:connector draw:style-name="gr6" draw:text-style-name="P417" draw:type="line" svg:x1="5.611cm" svg:y1="5.235cm" svg:x2="6.232cm" svg:y2="5.235cm" draw:start-shape="id13" draw:start-glue-point="1" draw:end-shape="id14" draw:end-glue-point="3" svg:d="M5611 2379h621" svg:viewBox="0 0 623 2"><text:p/></draw:connector><draw:connector draw:style-name="gr6" draw:text-style-name="P417" draw:type="line" svg:x1="7.784cm" svg:y1="5.235cm" svg:x2="8.405cm" svg:y2="5.235cm" draw:start-shape="id14" draw:start-glue-point="1" draw:end-shape="id15" draw:end-glue-point="3" svg:d="M7784 2379h621" svg:viewBox="0 0 623 2"><text:p/></draw:connector><draw:connector draw:style-name="gr6" draw:text-style-name="P417"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240">Figura <text:sequence text:ref-name="refFigure2" text:name="Figure" text:formula="ooow:Figure+1" style:num-format="1">3</text:sequence>: <text:span text:style-name="T271">Modelo </text:span><text:span text:style-name="T272">I</text:span><text:span text:style-name="T435">ncremental</text:span><text:span text:style-name="T270">.</text:span></text:p><text:p text:style-name="P238"><text:span text:style-name="T261">Adaptado de </text:span><text:span text:style-name="T471">El modelo incremental</text:span><text:span text:style-name="T472"> </text:span><text:span text:style-name="T261">(p. </text:span><text:span text:style-name="T262">2</text:span><text:span text:style-name="T473">4</text:span><text:span text:style-name="T261">), por </text:span><text:span text:style-name="T473">Roger S. Pressman</text:span><text:span text:style-name="T261">, 20</text:span><text:span text:style-name="T471">02</text:span><text:span text:style-name="T261">, McGraw-Hill Interamerican</text:span><text:span text:style-name="T263">a</text:span><text:span text:style-name="T261">. </text:span></text:p></draw:text-box></draw:frame></text:p>
      <text:p text:style-name="P217"><text:s/></text:p>
      <text:p text:style-name="P95"><office:annotation office:name="__Annotation__21540_2198032007"><dc:creator>Rodrigo Fernández</dc:creator><dc:date>2022-04-16T17:53:58.717971166</dc:date><loext:sender-initials>RF</loext:sender-initials><text:p text:style-name="P412"><text:span text:style-name="T702">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380">En el</text:span> modelo incremental, el primer incremento <text:span text:style-name="T630">suele</text:span> <text:span text:style-name="T630">ser</text:span> un producto esencial, <text:span text:style-name="T630">por lo que se cubren sólo los requisitos básicos</text:span>. <text:span text:style-name="T380">Luego de una evaluación por parte del cliente, se desarrolla un plan para el siguiente incremento</text:span>. <text:span text:style-name="T630">En cada incremento se trata de cubrir mejor las necesidades del cliente agregando características adicionales. Este proceso se repite en cada incremento hasta lograr un producto terminado</text:span><office:annotation-end office:name="__Annotation__21540_2198032007"/><text:span text:style-name="T630">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e85XbKe24y"/><text:span text:style-name="T221">(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e85XbKe24y"/><text:span text:style-name="T630">⁠.</text:span></text:p>
      <text:p text:style-name="P96"><office:annotation office:name="__Annotation__17979_3510351133"><dc:creator>Rodrigo Fernández</dc:creator><dc:date>2022-04-16T20:55:35.324868956</dc:date><loext:sender-initials>RF</loext:sender-initials><text:p text:style-name="P412"><text:span text:style-name="T699">“</text:span><text:span text:style-name="T699">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0DbnD1NduH"/><text:span text:style-name="T215">(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0DbnD1NduH"/><text:span text:style-name="T21">⁠</text:span></text:p>
      <text:p text:style-name="P214">Modelo <text:span text:style-name="T415">V</text:span></text:p>
      <text:p text:style-name="P44"><text:soft-page-break/><office:annotation office:name="__Annotation__16567_1184215734"><dc:creator>Rodrigo Fernández</dc:creator><dc:date>2022-04-16T18:29:03.670528162</dc:date><loext:sender-initials>RF</loext:sender-initials><text:p text:style-name="P412"><text:span text:style-name="T701">Una variante de la representación del modelo de la cascada se denomina modelo en V</text:span></text:p></office:annotation><text:span text:style-name="T631">El modelo V es una variante del modelo en cascada</text:span><office:annotation-end office:name="__Annotation__16567_1184215734"/><text:span text:style-name="T222">. </text:span><text:span text:style-name="T223">Como se puede observar en la </text:span><text:span text:style-name="T223"><text:sequence-ref text:reference-format="category-and-value" text:ref-name="refFigure3">Figura 4</text:sequence-ref></text:span><text:span text:style-name="T223">,</text:span><office:annotation office:name="__Annotation__16566_1184215734"><dc:creator>Rodrigo Fernández</dc:creator><dc:date>2022-04-16T18:28:45.395756481</dc:date><loext:sender-initials>RF</loext:sender-initials><text:p text:style-name="P412"><text:span text:style-name="T699">“</text:span><text:span text:style-name="T699">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23"> a medida que el desarrollo avanza hacia abajo desde el lado izquierdo de la V, se van generando representaciones más detalladas y técnicas del problema a resolver </text:span><text:span text:style-name="T224">y su solución</text:span><text:span text:style-name="T223">. Una vez generado el código, se procede a ejecutar pruebas subiendo por el lado derecho de la V, para validar cada modelo creado cuando se bajó por el lado izquierdo de la V</text:span><office:annotation-end office:name="__Annotation__16566_1184215734"/><text:span text:style-name="T22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Cpbl4RjPsY"/><text:span text:style-name="T22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Cpbl4RjPsY"/><text:span text:style-name="T223">.</text:span></text:p>
      <text:p text:style-name="_34_._20_Contenido_20_Figura"><draw:frame draw:style-name="fr2" draw:name="Marco10" text:anchor-type="as-char" svg:width="13.977cm" draw:z-index="12"><draw:text-box fo:min-height="9.85cm"><text:p text:style-name="P240"><draw:g text:anchor-type="as-char" draw:z-index="13" draw:name="Objeto de grupo 1" draw:style-name="gr1"><draw:line draw:style-name="gr8" draw:text-style-name="P417" svg:x1="6.935cm" svg:y1="7.302cm" svg:x2="13.193cm" svg:y2="-0.001cm"><text:p/></draw:line><draw:line draw:style-name="gr9" draw:text-style-name="P417" svg:x1="0.393cm" svg:y1="-0.001cm" svg:x2="6.651cm" svg:y2="7.302cm"><text:p/></draw:line><draw:custom-shape draw:style-name="gr10" draw:text-style-name="P416" xml:id="id24" draw:id="id24" svg:width="2.67cm" svg:height="0.952cm" svg:x="0cm" svg:y="0.635cm"><text:p text:style-name="P415"><text:span text:style-name="T705">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416" xml:id="id22" draw:id="id22" svg:width="2.67cm" svg:height="0.953cm" svg:x="1.247cm" svg:y="2.219cm"><text:p text:style-name="P415"><text:span text:style-name="T705">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416" xml:id="id20" draw:id="id20" svg:width="2.67cm" svg:height="0.953cm" svg:x="2.559cm" svg:y="3.81cm"><text:p text:style-name="P415"><text:span text:style-name="T705">Diseño de los componentes</text:span></text:p><draw:enhanced-geometry svg:viewBox="0 0 21600 21600" draw:type="rectangle" draw:enhanced-path="M 0 0 L 21600 0 21600 21600 0 21600 0 0 Z N"/></draw:custom-shape><draw:custom-shape draw:style-name="gr11" draw:text-style-name="P416" xml:id="id18" draw:id="id18" svg:width="2.67cm" svg:height="0.953cm" svg:x="3.806cm" svg:y="5.394cm"><text:p text:style-name="P415"><text:span text:style-name="T705">Generación de código</text:span></text:p><draw:enhanced-geometry svg:viewBox="0 0 21600 21600" draw:type="rectangle" draw:enhanced-path="M 0 0 L 21600 0 21600 21600 0 21600 0 0 Z N"/></draw:custom-shape><draw:custom-shape draw:style-name="gr11" draw:text-style-name="P416" xml:id="id23" draw:id="id23" svg:width="2.67cm" svg:height="0.953cm" svg:x="10.984cm" svg:y="0.635cm"><text:p text:style-name="P415"><text:span text:style-name="T705">Pruebas de aceptación</text:span></text:p><draw:enhanced-geometry svg:viewBox="0 0 21600 21600" draw:type="rectangle" draw:enhanced-path="M 0 0 L 21600 0 21600 21600 0 21600 0 0 Z N"/></draw:custom-shape><draw:custom-shape draw:style-name="gr11" draw:text-style-name="P416" xml:id="id21" draw:id="id21" svg:width="2.67cm" svg:height="0.953cm" svg:x="9.67cm" svg:y="2.219cm"><text:p text:style-name="P415"><text:span text:style-name="T705">Pruebas del sistema</text:span></text:p><draw:enhanced-geometry svg:viewBox="0 0 21600 21600" draw:type="rectangle" draw:enhanced-path="M 0 0 L 21600 0 21600 21600 0 21600 0 0 Z N"/></draw:custom-shape><draw:custom-shape draw:style-name="gr10" draw:text-style-name="P416" xml:id="id19" draw:id="id19" svg:width="2.67cm" svg:height="0.952cm" svg:x="8.424cm" svg:y="3.81cm"><text:p text:style-name="P415"><text:span text:style-name="T705">Pruebas de integración</text:span></text:p><draw:enhanced-geometry svg:viewBox="0 0 21600 21600" draw:type="rectangle" draw:enhanced-path="M 0 0 L 21600 0 21600 21600 0 21600 0 0 Z N"/></draw:custom-shape><draw:custom-shape draw:style-name="gr11" draw:text-style-name="P416" xml:id="id17" draw:id="id17" svg:width="2.67cm" svg:height="0.953cm" svg:x="7.11cm" svg:y="5.394cm"><text:p text:style-name="P415"><text:span text:style-name="T705">Pruebas unitarias</text:span></text:p><draw:enhanced-geometry svg:viewBox="0 0 21600 21600" draw:type="rectangle" draw:enhanced-path="M 0 0 L 21600 0 21600 21600 0 21600 0 0 Z N"/></draw:custom-shape><draw:custom-shape draw:style-name="gr12" draw:text-style-name="P416" svg:width="2.668cm" svg:height="0.953cm" svg:x="5.514cm" svg:y="7.299cm"><text:p text:style-name="P415"><text:span text:style-name="T705">Software ejecutable</text:span></text:p><draw:enhanced-geometry svg:viewBox="0 0 21600 21600" draw:mirror-horizontal="false" draw:mirror-vertical="false" draw:type="rectangle" draw:enhanced-path="M 0 0 L 21600 0 21600 21600 0 21600 0 0 Z N"/></draw:custom-shape><draw:connector draw:style-name="gr13" draw:text-style-name="P417" draw:type="line" svg:x1="7.11cm" svg:y1="5.87cm" svg:x2="6.475cm" svg:y2="5.87cm" draw:start-shape="id17" draw:start-glue-point="3" draw:end-shape="id18" draw:end-glue-point="1" svg:d="M7110 1744h-635" svg:viewBox="0 0 637 2"><text:p/></draw:connector><draw:connector draw:style-name="gr14" draw:text-style-name="P417" draw:type="line" svg:x1="8.424cm" svg:y1="4.284cm" svg:x2="5.228cm" svg:y2="4.286cm" draw:start-shape="id19" draw:start-glue-point="3" draw:end-shape="id20" draw:end-glue-point="1" svg:d="M8424 158l-3196 2" svg:viewBox="0 0 3198 4"><text:p/></draw:connector><draw:connector draw:style-name="gr15" draw:text-style-name="P417" draw:type="line" svg:x1="9.67cm" svg:y1="2.696cm" svg:x2="3.916cm" svg:y2="2.696cm" draw:start-shape="id21" draw:start-glue-point="3" draw:end-shape="id22" draw:end-glue-point="1" svg:d="M9670-1431h-5754" svg:viewBox="0 0 5756 2"><text:p/></draw:connector><draw:connector draw:style-name="gr16" draw:text-style-name="P417" draw:type="line" svg:x1="10.984cm" svg:y1="1.112cm" svg:x2="2.669cm" svg:y2="1.11cm" draw:start-shape="id23" draw:start-glue-point="3" draw:end-shape="id24" draw:end-glue-point="1" svg:d="M10984-3015l-8315-2" svg:viewBox="0 0 8317 4"><text:p/></draw:connector><draw:line draw:style-name="gr17" draw:text-style-name="P417" svg:x1="9.779cm" svg:y1="2.221cm" svg:x2="2.669cm" svg:y2="1.586cm"><text:p/></draw:line><draw:line draw:style-name="gr17" draw:text-style-name="P417" svg:x1="8.642cm" svg:y1="3.809cm" svg:x2="3.807cm" svg:y2="3.174cm"><text:p/></draw:line><draw:line draw:style-name="gr17" draw:text-style-name="P417" svg:x1="7.22cm" svg:y1="5.368cm" svg:x2="5.229cm" svg:y2="4.733cm"><text:p/></draw:line></draw:g></text:p><text:p text:style-name="P240"/><text:p text:style-name="P241">Figura <text:sequence text:ref-name="refFigure3" text:name="Figure" text:formula="ooow:Figure+1" style:num-format="1">4</text:sequence>: <text:span text:style-name="T271">Modelo </text:span><text:span text:style-name="T436">V</text:span><text:span text:style-name="T270">.</text:span></text:p><text:p text:style-name="P239"><text:span text:style-name="T261">Adaptado de </text:span><text:span text:style-name="T471">El modelo </text:span><text:span text:style-name="T474">en V</text:span><text:span text:style-name="T472"> </text:span><text:span text:style-name="T261">(p. </text:span><text:span text:style-name="T264">35</text:span><text:span text:style-name="T261">), por </text:span><text:span text:style-name="T473">Roger S. Pressman</text:span><text:span text:style-name="T261">, 20</text:span><text:span text:style-name="T474">10</text:span><text:span text:style-name="T261">, McGraw-Hill Interamerican</text:span><text:span text:style-name="T263">a</text:span><text:span text:style-name="T261">.</text:span><text:span text:style-name="T490"> </text:span><text:bookmark text:name="MendeleyTempCursorBookmark4122"/></text:p></draw:text-box></draw:frame></text:p>
      <text:h text:style-name="P218" text:outline-level="2"/>
      <text:list xml:id="list90219569743468" text:continue-list="list90218698401828" text:style-name="Numeración">
        <text:list-item>
          <text:list>
            <text:list-item>
              <text:h text:style-name="P264" text:outline-level="2"><text:bookmark-start text:name="__RefHeading___Toc12390_2286369349"/>SCRUM<text:bookmark-end text:name="__RefHeading___Toc12390_2286369349"/></text:h>
              <text:list>
                <text:list-item>
                  <text:list>
                    <text:list-item>
                      <text:list>
                        <text:list-header>
                          <text:p text:style-name="P403"><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1JX77GlvAV"/><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1JX77GlvAV"/><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pAic2XIoCx"/><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pAic2XIoCx"/><text:span text:style-name="T1">. </text:span></text:p>
                        </text:list-header>
                      </text:list>
                    </text:list-item>
                  </text:list>
                </text:list-item>
              </text:list>
            </text:list-item>
          </text:list>
        </text:list-item>
      </text:list>
      <text:p text:style-name="P161"><text:span text:style-name="T662">S</text:span>crum se basa en la inteligencia colectiva de las personas que lo utilizan. En lugar de proporcionar a las personas instrucciones detalladas, las reglas de Scrum guían sus relaciones e interacciones. </text:p>
      <text:p text:style-name="P232"><text:soft-page-break/><text:tab/>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QrjfZXDrWH"/><text:span text:style-name="T137">(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QrjfZXDrWH"/>⁠</text:p>
      <text:list xml:id="list90218497500516" text:continue-numbering="true" text:style-name="Numeración">
        <text:list-header>
          <text:p text:style-name="P384">“El marco de trabajo Scrum consis<text:span text:style-name="T592">te de</text:span> <text:span text:style-name="T592">E</text:span>quipo<text:span text:style-name="T593">s</text:span> Scrum <text:span text:style-name="T592">(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JrzW79RNa4"/>(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JrzW79RNa4"/><text:span text:style-name="T208">⁠</text:span></text:p>
          <text:list>
            <text:list-item>
              <text:list>
                <text:list-item text:start-value="1">
                  <text:h text:style-name="P339"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_34_._20_Contenido_20_Cita">El Scrum Team consta de un Scrum Master, un Product Owner y Developers. Dentro de un Scrum Team, no hay subequipos ni jerarquías. Es una unidad cohesionada de profesionales enfocados en un objetivo a la vez, el Objetivo del Producto </text:p>
      <text:p text:style-name="P228"><text:span text:style-name="T137">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3v9eCb59ne"/>(Schwaber y Sutherland, 2020, p. 5)<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3v9eCb59ne"/></text:p>
      <text:list xml:id="list90218393988408" text:continue-numbering="true" text:style-name="Numeración">
        <text:list-item>
          <text:list>
            <text:list-item>
              <text:list>
                <text:list-header>
                  <text:p text:style-name="P376">Developers.</text:p>
                  <text:p text:style-name="P388"><text:span text:style-name="T594">“L</text:span>as personas del Scrum Team que se comprometen a crear cualquier aspecto de un I<text:span text:style-name="T594">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fyY4IGnW9n"/><text:span text:style-name="T137">(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fyY4IGnW9n"/>⁠.</text:p>
                  <text:p text:style-name="P385"><text:span text:style-name="T59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t3fsnwpqNt"/><text:span text:style-name="T207">(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t3fsnwpqNt"/><text:span text:style-name="T591">⁠</text:span><text:span text:style-name="T207">⁠ </text:span><text:span text:style-name="T591">mencionan que los Developers son responsables de</text:span>:</text:p>
                </text:list-header>
              </text:list>
            </text:list-item>
          </text:list>
        </text:list-item>
      </text:list>
      <text:list xml:id="list1907059523" text:style-name="L1">
        <text:list-item>
          <text:p text:style-name="P393">Crear un plan para el Sprint, el Sprint Backlog.</text:p>
        </text:list-item>
        <text:list-item>
          <text:p text:style-name="P393">Inculcar calidad al adherirse a una <text:span text:style-name="T595">d</text:span>efinición de Terminado.</text:p>
        </text:list-item>
        <text:list-item>
          <text:p text:style-name="P393">Adaptar su plan cada día hacia el Objetivo del Sprint.</text:p>
        </text:list-item>
        <text:list-item>
          <text:p text:style-name="P394">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5OMdgY6z2D"/>(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5OMdgY6z2D"/>⁠</text:p>
        </text:list-item>
      </text:list>
      <text:p text:style-name="_33_._20_Contenido_20_Titulo_20_4"><text:soft-page-break/>Product Owner</text:p>
      <text:p text:style-name="P180"><text:span text:style-name="T663">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8P9BOEoxG5"/><text:span text:style-name="T233">(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8P9BOEoxG5"/><text:span text:style-name="T663">⁠</text:span><text:span text:style-name="T207">“</text:span>El Product Owner es responsable de maximizar el valor del producto resultante del trabajo del Scrum Team. La forma en que esto se hace puede variar ampliamente entre organizaciones, Scrum Teams e individuos” <text:s/><text:span text:style-name="T664">(p. 6).</text:span></text:p>
      <text:p text:style-name="_34_._20_Contenido_20_Cita">El Product Owner también es responsable de la gestión efectiva del Pr<text:span text:style-name="T596">o</text:span>duct Backlog, lo que incluye:</text:p>
      <text:list xml:id="list2510201666" text:style-name="L2">
        <text:list-item>
          <text:p text:style-name="P404">Desarrollar y comunicar explícitamente el Objetivo del Producto.</text:p>
        </text:list-item>
      </text:list>
      <text:list xml:id="list2460036895" text:style-name="L3">
        <text:list-item>
          <text:p text:style-name="P405">Crear y comunicar claramente los elementos del Product Backlog.</text:p>
        </text:list-item>
        <text:list-item>
          <text:p text:style-name="P405">Ordenar los elementos del Product Backlog.</text:p>
        </text:list-item>
        <text:list-item>
          <text:p text:style-name="P405">Asegurarse de que el Product Backlog sea transparente, visible y se entienda.</text:p>
        </text:list-item>
      </text:list>
      <text:p text:style-name="_34_._20_Contenido_20_Cita"><text:tab/>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YRBKKeWz8X"/><text:span text:style-name="T137">(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YRBKKeWz8X"/>⁠</text:p>
      <text:p text:style-name="_33_._20_Contenido_20_Titulo_20_4">Scrum Master</text:p>
      <text:p text:style-name="P180"><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V5N55Z7Sj1"/><text:span text:style-name="T137">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V5N55Z7Sj1"/>⁠<text:span text:style-name="T636">mencionan que:</text:span></text:p>
      <text:p text:style-name="P162"><text:span text:style-name="T636"><text:s/>El</text:span> Scrum Master es responsable de establecer Scrum como se define en la Guía d<text:span text:style-name="T637">e la misma</text:span>. Lo hace ayudando a todos a comprender la teoría y la práctica de Scrum, tanto dentro del Scrum Team como de la organización. </text:p>
      <text:p text:style-name="P171"><text:tab/>El Scrum Master sirve al Scrum Team de varias maneras, que incluyen:</text:p>
      <text:list xml:id="list99540304" text:style-name="L4">
        <text:list-item>
          <text:p text:style-name="P390">Guiar a los miembros del equipo en ser autogestionados y multifuncionales.</text:p>
        </text:list-item>
        <text:list-item>
          <text:p text:style-name="P390"><text:s/>Ayudar al Scrum Team a enfocarse en crear <text:span text:style-name="T597">incrementos </text:span>de alto valor que cumplan con la Definición de Terminado.</text:p>
        </text:list-item>
        <text:list-item>
          <text:p text:style-name="P390">Procurar la eliminación de impedimentos para el progreso del Scrum Team.</text:p>
        </text:list-item>
        <text:list-item>
          <text:p text:style-name="P391"><text:soft-page-break/>Asegurarse de que todos los eventos de Scrum se lleven a cabo y sean positivos, productivos y se mantengan dentro de los límites de tiempo recomenda<text:span text:style-name="T597">dos(...).</text:span></text:p>
        </text:list-item>
      </text:list>
      <text:p text:style-name="P172"><text:tab/>El Scrum Master sirve al Product Owner de varias maneras, que incluyen:</text:p>
      <text:list xml:id="list1887924430" text:style-name="L5">
        <text:list-item>
          <text:p text:style-name="P392">Ayudar a encontrar técnicas para una definición efectiva de Objetivos del Producto y la gestión del Product Backlog;</text:p>
        </text:list-item>
        <text:list-item>
          <text:p text:style-name="P392">Ayudar al Scrum Team a comprender la necesidad de tener elementos del Product Backlog claros y concisos;</text:p>
        </text:list-item>
        <text:list-item>
          <text:p text:style-name="P392">Ayudar a establecer una planificación empírica de productos para un entorno complejo; y, </text:p>
        </text:list-item>
        <text:list-item>
          <text:p text:style-name="P392">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SB1NndGaLU"/><text:span text:style-name="T234">(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SB1NndGaLU"/><text:span text:style-name="T597">⁠</text:span></text:p>
        </text:list-item>
      </text:list>
      <text:list xml:id="list90220216856289" text:continue-list="list90218393988408" text:style-name="Numeración">
        <text:list-item>
          <text:list>
            <text:list-item>
              <text:list>
                <text:list-item>
                  <text:h text:style-name="P340" text:outline-level="3"><text:bookmark-start text:name="__RefHeading___Toc12394_2286369349"/>Eventos de Scrum<text:bookmark-end text:name="__RefHeading___Toc12394_2286369349"/></text:h>
                  <text:p text:style-name="P386">“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DuAB1U50Xs"/><text:span text:style-name="T137">(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DuAB1U50Xs"/>⁠</text:p>
                  <text:p text:style-name="P376">El Sprint</text:p>
                </text:list-item>
              </text:list>
            </text:list-item>
          </text:list>
        </text:list-item>
      </text:list>
      <text:p text:style-name="_34_._20_Contenido_20_Cita">Los Sprints son el corazón de Scrum, donde las ideas se convierten en valor. Son eventos de duración fija de un mes o menos para crear consistencia. Un nuevo Sprint comienza inmediatamente después de la conclusión del Sprint anterior.</text:p>
      <text:p text:style-name="_34_._20_Contenido_20_Cita"><text:tab/>Todo el trabajo necesario para lograr el Objetivo del Producto, incluido <text:span text:style-name="T597">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B11BY122kf"/><text:span text:style-name="T137">(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B11BY122kf"/></text:p>
      <text:p text:style-name="_34_._20_Contenido_20_Cita">Durante el Sprint: </text:p>
      <text:list xml:id="list1748593935" text:style-name="L6">
        <text:list-item>
          <text:p text:style-name="P406">No se realizan cambios que pongan en peligro el Objetivo del Sprint; </text:p>
        </text:list-item>
        <text:list-item>
          <text:p text:style-name="P406"><text:soft-page-break/>La calidad no disminuye; </text:p>
        </text:list-item>
        <text:list-item>
          <text:p text:style-name="P406">El Product Backlog se refina según sea necesario; y, </text:p>
        </text:list-item>
        <text:list-item>
          <text:p text:style-name="P407">El alcance se puede aclarar y renegociar con el Product Owner a medida que se aprende más. <text:span text:style-name="T665">(p. 8)</text:span></text:p>
        </text:list-item>
      </text:list>
      <text:list xml:id="list90220189043319" text:continue-list="list90220216856289" text:style-name="Numeración">
        <text:list-item>
          <text:list>
            <text:list-item>
              <text:list>
                <text:list-header>
                  <text:p text:style-name="P376">Sprint Planning</text:p>
                </text:list-header>
              </text:list>
            </text:list-item>
          </text:list>
        </text:list-item>
      </text:list>
      <text:p text:style-name="_34_._20_Contenido_20_Cita"><text:span text:style-name="T598">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WMOKo0isuE"/><text:span text:style-name="T137">(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WMOKo0isuE"/></text:p>
      <text:p text:style-name="_34_._20_Contenido_20_"><text:span text:style-name="T137">Schwaber y Sutherland (2020)</text:span>⁠ <text:span text:style-name="T665">menciona que en el </text:span>Sprint Planning <text:span text:style-name="T665">se </text:span>aborda<text:span text:style-name="T665">n temas como las siguientes</text:span>:</text:p>
      <text:list xml:id="list4028372471" text:style-name="L7">
        <text:list-item>
          <text:p text:style-name="P304">¿Por qué es valioso este Sprint? </text:p>
        </text:list-item>
        <text:list-item>
          <text:p text:style-name="P304">¿Qué se puede hacer en este Sprint?</text:p>
        </text:list-item>
        <text:list-item>
          <text:p text:style-name="P304">¿Cómo se realizará el trabajo elegido?.</text:p>
        </text:list-item>
      </text:list>
      <text:p text:style-name="_34_._20_Contenido_20_">Con estos temas se pretende definir el objetivo del sprint con el Scrum <text:span text:style-name="T666">T</text:span>eam, también seleccionar los elementos del <text:span text:style-name="T666">P</text:span>roduct <text:span text:style-name="T666">B</text:span>acklog para incluirlos en el Sprint actual para finalmente descomponerlos en tareas más pequeñas que sean realizables en un día o menos y así introducirlos al Sprint <text:span text:style-name="T666">B</text:span>acklog.</text:p>
      <text:list xml:id="list90218456550143" text:continue-list="list90220189043319" text:style-name="Numeración">
        <text:list-item>
          <text:list>
            <text:list-item>
              <text:list>
                <text:list-header>
                  <text:p text:style-name="P376">Daily Scrum</text:p>
                  <text:p text:style-name="P389"><text:span text:style-name="T598">“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kf8bFQY3fY"/>(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kf8bFQY3fY"/><text:span text:style-name="T137">.⁠</text:span></text:p>
                  <text:p text:style-name="P376">Sprint Review</text:p>
                </text:list-header>
              </text:list>
            </text:list-item>
          </text:list>
        </text:list-item>
      </text:list>
      <text:p text:style-name="P160"><text:soft-page-break/>El propósito de la Sprint Review es inspeccionar el resultado del Sprint y determinar futuras adaptaciones. </text:p>
      <text:p text:style-name="P163"><text:span text:style-name="T209"><text:tab/>D</text:span><text:span text:style-name="T137">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kR4OlKpXsC"/><text:span text:style-name="T137">(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kR4OlKpXsC"/><text:span text:style-name="T137">⁠</text:span></text:p>
      <text:list xml:id="list90219803170342" text:continue-numbering="true" text:style-name="Numeración">
        <text:list-item>
          <text:list>
            <text:list-item>
              <text:list>
                <text:list-header>
                  <text:p text:style-name="P376">Sprint Retrospective </text:p>
                </text:list-header>
              </text:list>
            </text:list-item>
          </text:list>
        </text:list-item>
      </text:list>
      <text:p text:style-name="_34_._20_Contenido_20_Cita">El propósito de la Sprint Retrospective es planificar formas de aumentar la calidad y la efectividad.</text:p>
      <text:p text:style-name="_34_._20_Contenido_20_Cita"><text:tab/>El Scrum Team inspecciona cómo fue el último Sprint con respecto a las personas, las interacciones, los procesos, las herramientas y su <text:span text:style-name="T667">d</text:span>efinición de <text:span text:style-name="T667">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e2tdaS8Syb"/><text:span text:style-name="T137">(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e2tdaS8Syb"/>⁠</text:p>
      <text:list xml:id="list90218158783552" text:continue-numbering="true" text:style-name="Numeración">
        <text:list-item>
          <text:list>
            <text:list-item>
              <text:list>
                <text:list-item>
                  <text:h text:style-name="P339" text:outline-level="3"><text:bookmark-start text:name="__RefHeading___Toc12396_2286369349"/>Artefactos de scrum<text:bookmark-end text:name="__RefHeading___Toc12396_2286369349"/></text:h>
                  <text:p text:style-name="P387"><text:span text:style-name="T137">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V617BsX4QO"/><text:span text:style-name="T137">(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V617BsX4QO"/><text:span text:style-name="T137">⁠ </text:span><text:span text:style-name="T227">menciona</text:span><text:span text:style-name="T235">n</text:span><text:span text:style-name="T227"> que “</text:span><text:span text:style-name="T235">L</text:span>os artefactos de Scrum representan trabajo o valor <text:span text:style-name="T638">y que e</text:span>stán diseñados para maximizar la transparencia de la información clave” <text:span text:style-name="T667">(p. 10).</text:span></text:p>
                  <text:p text:style-name="P395">Cada artefacto contiene un compromiso:</text:p>
                </text:list-item>
              </text:list>
            </text:list-item>
          </text:list>
        </text:list-item>
      </text:list>
      <text:list xml:id="list853415075" text:style-name="L8">
        <text:list-item>
          <text:p text:style-name="P396">Product Backlog, es el Objetivo del Producto. </text:p>
        </text:list-item>
        <text:list-item>
          <text:p text:style-name="P396">Para el Sprint Backlog, es el Objetivo del Sprint.</text:p>
        </text:list-item>
        <text:list-item>
          <text:p text:style-name="P396">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ia9Ed8rdM7"/><text:span text:style-name="T137">(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ia9Ed8rdM7"/>⁠</text:p>
        </text:list-item>
      </text:list>
      <text:list xml:id="list90219341410113" text:continue-list="list90218158783552" text:style-name="Numeración">
        <text:list-item>
          <text:list>
            <text:list-item>
              <text:list>
                <text:list-header>
                  <text:p text:style-name="P376"><text:bookmark-start text:name="__RefHeading___Toc12398_2286369349"/>Product Backlog<text:bookmark-end text:name="__RefHeading___Toc12398_2286369349"/></text:p>
                </text:list-header>
              </text:list>
            </text:list-item>
          </text:list>
        </text:list-item>
      </text:list>
      <text:p text:style-name="_34_._20_Contenido_20_Cita"><text:span text:style-name="T599">El Product Backlog</text:span> es una lista ordenada de todo lo que podría ser necesario en el producto, y es la única fuente de requisitos para cualquier cambio a realizarse en el <text:soft-page-break/>producto. El Dueño de Producto (Product Owner) es el responsable de la Lista de Producto, incluyendo su contenido, disponibilidad y ordenación. <text:span text:style-name="T137">⁠</text:span></text:p>
      <text:p text:style-name="_34_._20_Contenido_20_Cita"><text:tab/>La Lista de Producto es dinámica; cambia constantemente para identificar lo que el producto necesita para ser adecuado, competitivo y útil. Mientras el producto exista, <text:span text:style-name="T599">la l</text:span>ista de <text:span text:style-name="T599">p</text:span>roducto también. </text:p>
      <text:p text:style-name="P164"><text:tab/>La Lista de Producto enumera todas las características, funcionalidades, requisitos, mejoras y correcciones que constituyen cambios a ser hechos sobre el producto para entregas futuras. <text:span text:style-name="T668">(</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Nt4oHJp49H"/><text:span text:style-name="T236">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Nt4oHJp49H"/>⁠</text:p>
      <text:list xml:id="list90219071009583" text:continue-numbering="true" text:style-name="Numeración">
        <text:list-item>
          <text:list>
            <text:list-item>
              <text:list>
                <text:list-header>
                  <text:p text:style-name="P376"><text:bookmark-start text:name="__RefHeading___Toc12400_2286369349"/>Sprint Backlog<text:bookmark-end text:name="__RefHeading___Toc12400_2286369349"/></text:p>
                </text:list-header>
              </text:list>
            </text:list-item>
          </text:list>
        </text:list-item>
      </text:list>
      <text:p text:style-name="_34_._20_Contenido_20_Cita">El Sprint Backlog se compone del Objetivo del Sprint (por qué), el conjunto de elementos del Product Backlog seleccionados para el Sprint (qué), así como un plan de acción para entregar el Increment (cómo).</text:p>
      <text:p text:style-name="_34_._20_Contenido_20_Cita"><text:tab/>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T0Tn6fD2pW"/><text:span text:style-name="T226">(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T0Tn6fD2pW"/>⁠</text:p>
      <text:list xml:id="list90219104311014" text:continue-numbering="true" text:style-name="Numeración">
        <text:list-item>
          <text:list>
            <text:list-item>
              <text:list>
                <text:list-header>
                  <text:p text:style-name="P376"><text:bookmark-start text:name="__RefHeading___Toc12402_2286369349"/>Increment<text:span text:style-name="T669">o</text:span><text:bookmark-end text:name="__RefHeading___Toc12402_2286369349"/></text:p>
                </text:list-header>
              </text:list>
            </text:list-item>
          </text:list>
        </text:list-item>
      </text:list>
      <text:p text:style-name="_34_._20_Contenido_20_Cita">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text:span text:style-name="T669">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F4WQheqnfS"/>(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F4WQheqnfS"/><text:span text:style-name="T137">⁠</text:span></text:p>
      <text:list xml:id="list90218810360380" text:continue-numbering="true" text:style-name="Numeración">
        <text:list-item>
          <text:list>
            <text:list-item>
              <text:h text:style-name="P265" text:outline-level="2"><text:bookmark-start text:name="__RefHeading___Toc388_1321737621"/>Pruebas<text:bookmark-end text:name="__RefHeading___Toc388_1321737621"/></text:h>
            </text:list-item>
          </text:list>
        </text:list-item>
      </text:list>
      <text:p text:style-name="P45"><text:soft-page-break/>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GmZa2uGG13"/><text:span text:style-name="T137">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GmZa2uGG13"/>⁠ <text:span text:style-name="T632">afirma que </text:span><office:annotation office:name="__Annotation__28086_1534924222"><dc:creator>Rodrigo Fernández</dc:creator><dc:date>2022-04-16T19:18:32.899969106</dc:date><loext:sender-initials>RF</loext:sender-initials><text:p text:style-name="P412"><text:span text:style-name="T700">Testing is an important, mandatory part of software development; it is a technique for evaluating product quality and also for indirectly improving it, by identifying defects and problems.</text:span></text:p></office:annotation><text:span text:style-name="T632">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dc:creator>Rodrigo Fernández</dc:creator><dc:date>2022-04-16T19:18:45.867493604</dc:date><loext:sender-initials>RF</loext:sender-initials><text:p text:style-name="P412"><text:span text:style-name="T699">Testing is an essential activity in software engineering.</text:span></text:p><text:p text:style-name="P412"><text:span text:style-name="T699">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212">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156">examinar</text:span><text:span text:style-name="T212"> directamente el software en ejecución, proporciona una información realista de su comportamiento y, como tal, sigue siendo el complemento ineludible de otras técnicas de análisis</text:span><office:annotation-end office:name="__Annotation__28087_1534924222"/><text:span text:style-name="T212">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5i6yHjuebf"/><text:span text:style-name="T212">(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5i6yHjuebf"/><text:span text:style-name="T212">⁠.</text:span></text:p>
      <text:list xml:id="list90218848346561" text:continue-numbering="true" text:style-name="Numeración">
        <text:list-item>
          <text:list>
            <text:list-item>
              <text:list>
                <text:list-item>
                  <text:h text:style-name="P341" text:outline-level="3"><text:bookmark-start text:name="__RefHeading___Toc390_1321737621"/>Pruebas de Software<text:bookmark-end text:name="__RefHeading___Toc390_1321737621"/></text:h>
                </text:list-item>
              </text:list>
            </text:list-item>
          </text:list>
        </text:list-item>
      </text:list>
      <text:p text:style-name="P26"><office:annotation office:name="__Annotation__3657_1259762573"><dc:creator>Rodrigo Fernández</dc:creator><dc:date>2022-03-28T02:16:22.041119238</dc:date><loext:sender-initials>RF</loext:sender-initials><text:p text:style-name="P412"><text:span text:style-name="T699">“</text:span><text:span text:style-name="T699">Testing is the process of executing a program with the intent offinding errors.”</text:span></text:p></office:annotation><text:span text:style-name="T503">La prueba es el proceso de ejecutar un programa con la intención de encontrar errores</text:span><office:annotation-end office:name="__Annotation__3657_1259762573"/><text:span text:style-name="T503">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iB8Kdj9uzI"/><text:span text:style-name="T163">(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iB8Kdj9uzI"/><text:span text:style-name="T503">⁠.</text:span></text:p>
      <text:p text:style-name="P46"><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x8Wdaksi6t"/><text:span text:style-name="T137">(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x8Wdaksi6t"/>⁠ menciona <office:annotation office:name="__Annotation__11193_1259762573"><dc:creator>Rodrigo Fernández</dc:creator><dc:date>2022-03-28T02:32:20.313547618</dc:date><loext:sender-initials>RF</loext:sender-initials><text:p text:style-name="P412"><text:span text:style-name="T699">“</text:span><text:span text:style-name="T699">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47"><office:annotation office:name="__Annotation__7033_1229958143"><dc:creator>Rodrigo Fernández</dc:creator><dc:date>2022-04-16T21:47:37.853375231</dc:date><loext:sender-initials>RF</loext:sender-initials><text:p text:style-name="P412"><text:span text:style-name="T701">Encontré y usé la fuente original que usó Mera Paz</text:span></text:p></office:annotation><text:span text:style-name="T633">Según</text:span><office:annotation-end office:name="__Annotation__7033_1229958143"/><text:span text:style-name="T633">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PUFQ3bmVv7"/><text:span text:style-name="T225">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PUFQ3bmVv7"/><text:span text:style-name="T633">⁠, a lo largo de los últimos 50 años se han sugerido una serie de principios de pruebas que ofrecen unas directrices generales comunes a todas las pruebas:</text:span></text:p>
      <text:list xml:id="list90219943131023" text:continue-list="list90218578024033" text:style-name="Viñeta">
        <text:list-item>
          <text:p text:style-name="P281"><text:span text:style-name="T120">Principio 1. </text:span><text:span text:style-name="T119">Las pruebas demuestran las presencia de defectos, no su ausencia:</text:span><text:span text:style-name="T633"> Las pruebas reducen la probabilidad de que queden defectos sin descubrir en el software, pero, aunque no se encuentren defectos, no significa que no los haya.</text:span></text:p>
        </text:list-item>
        <text:list-item>
          <text:p text:style-name="P305"><text:soft-page-break/><text:span text:style-name="T634">Principio 2. </text:span>Las pruebas exhaustivas son imposibles: <text:span text:style-name="T491">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282"><text:span text:style-name="T16">Principio 3. </text:span><text:span text:style-name="T15">Las pruebas tempranas ahorran tiempo y dinero: </text:span><text:span text:style-name="T488">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299">Principio 4. Los defectos se agrupan: <text:span text:style-name="T488">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298"><text:span text:style-name="T120">Principio 5. </text:span><text:span text:style-name="T113">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298"><text:span text:style-name="T120">Principio 6. </text:span><text:span text:style-name="T113">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298"><text:soft-page-break/><text:span text:style-name="T120">Principio 7. La ausencia de errores es una falacia:</text:span><text:span text:style-name="T634">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90219654601997" text:continue-list="list90218848346561" text:style-name="Numeración">
        <text:list-item>
          <text:list>
            <text:list-item>
              <text:list>
                <text:list-item>
                  <text:h text:style-name="P348" text:outline-level="3"><text:bookmark-start text:name="__RefHeading___Toc29729_1259762573"/>Métodos de Testeo<text:bookmark-end text:name="__RefHeading___Toc29729_1259762573"/></text:h>
                </text:list-item>
              </text:list>
            </text:list-item>
          </text:list>
        </text:list-item>
      </text:list>
      <text:list xml:id="list90219418990997" text:continue-list="list90219943131023" text:style-name="Viñeta">
        <text:list-item>
          <text:p text:style-name="P296"><text:span text:style-name="T113">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DuvgIR6Jp"/><text:span text:style-name="T13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DuvgIR6Jp"/>⁠.</text:p>
        </text:list-item>
        <text:list-item>
          <text:p text:style-name="P296"><text:span text:style-name="T113">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DdfH71z6qH"/><text:span text:style-name="T13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DdfH71z6qH"/>⁠.</text:p>
        </text:list-item>
        <text:list-item>
          <text:p text:style-name="P296"><text:span text:style-name="T113">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text:soft-page-break/>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5bzLJe84HK"/><text:span text:style-name="T13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5bzLJe84HK"/>⁠.</text:p>
        </text:list-item>
      </text:list>
      <text:list xml:id="list90218703404466" text:continue-list="list90219654601997" text:style-name="Numeración">
        <text:list-item>
          <text:list>
            <text:list-item>
              <text:list>
                <text:list-item>
                  <text:h text:style-name="P334" text:outline-level="3"><text:bookmark-start text:name="__RefHeading___Toc8197_2758175839"/><text:span text:style-name="T253">Tipos</text:span><text:span text:style-name="T22"> de Pruebas</text:span><text:bookmark-end text:name="__RefHeading___Toc8197_2758175839"/></text:h>
                </text:list-item>
              </text:list>
            </text:list-item>
          </text:list>
        </text:list-item>
      </text:list>
      <text:p text:style-name="P97"><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Yie685msqT"/><text:span text:style-name="T15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Yie685msqT"/><text:span text:style-name="T420">⁠ </text:span><text:span text:style-name="T421">mencionan los siguientes </text:span><text:span text:style-name="T294">tipos</text:span><text:span text:style-name="T421"> de pruebas de software:</text:span></text:p>
      <text:list xml:id="list90218716792329" text:continue-list="list90218846683558" text:style-name="Viñeta_20_Cita_20_con_20_margen">
        <text:list-item>
          <text:p text:style-name="P397"><text:span text:style-name="T113">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397"><text:span text:style-name="T113">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397"><text:span text:style-name="T113">Pruebas de regresión:</text:span> Comprueba si los cambios efectuados en una parte del programa afectan a otras partes de la aplicación.</text:p>
        </text:list-item>
        <text:list-item>
          <text:p text:style-name="P397"><text:span text:style-name="T113">Pruebas de humo (Smoke Testing </text:span><text:span text:style-name="T115">o Ad Hoc</text:span><text:span text:style-name="T113">):</text:span> <text:span text:style-name="T299">Comprueba los errores tempranamente revisando el sistema constantemente, lo cual permite disminuir la dificultad en el momento de la integración red</text:span><text:span text:style-name="T132">uciendo así los riesgos.</text:span><office:annotation office:name="__Annotation__11998_2405593698"><dc:creator>Rodrigo Fernández</dc:creator><dc:date>2022-03-25T17:02:29.581294156</dc:date><loext:sender-initials>RF</loext:sender-initials><text:p text:style-name="P412"><text:span text:style-name="T699">Borré: Con el smoke testing no se busca realizar pruebas a todo el sistema de forma exhaustiva, sino que realizar validaciones seleccionadas sobre las funcionalidades más críticas para luego proceder con pruebas más complejas. </text:span><text:span text:style-name="T699"><text:line-break/></text:span><text:span text:style-name="T699">Fuente: https://www.qalovers.com/2017/12/smoke-test.html</text:span></text:p></office:annotation></text:p>
        </text:list-item>
        <text:list-item>
          <text:p text:style-name="P401"><text:span text:style-name="T113">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635">recuperación y múltiples sitios</text:span>. <text:span text:style-name="T486">(pp. 30-31)</text:span></text:p>
        </text:list-item>
      </text:list>
      <text:p text:style-name="P157"/>
      <text:p text:style-name="P179"><text:soft-page-break/><text:span text:style-name="T587">En la </text:span><text:span text:style-name="T587"><text:sequence-ref text:reference-format="category-and-value" text:ref-name="refTable2">Tabla 3</text:sequence-ref></text:span><text:span text:style-name="T587"><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22">Nivel de Prueba</text:p>
          </table:table-cell>
          <table:table-cell table:style-name="Tabla3.A1" office:value-type="string">
            <text:p text:style-name="P25">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12">Caja blanca</text:p>
          </table:table-cell>
        </table:table-row>
        <table:table-row>
          <table:table-cell table:style-name="Tabla3.A2" office:value-type="string">
            <text:p text:style-name="P16">Pruebas de integración</text:p>
          </table:table-cell>
          <table:table-cell table:style-name="Tabla3.A2" office:value-type="string">
            <text:p text:style-name="P12">Caja blanca y negra</text:p>
          </table:table-cell>
        </table:table-row>
        <table:table-row>
          <table:table-cell table:style-name="Tabla3.A2" office:value-type="string">
            <text:p text:style-name="P16">Pruebas de regresión</text:p>
          </table:table-cell>
          <table:table-cell table:style-name="Tabla3.A2" office:value-type="string">
            <text:p text:style-name="P14">Caja blanca y negra</text:p>
          </table:table-cell>
        </table:table-row>
        <table:table-row>
          <table:table-cell table:style-name="Tabla3.A2" office:value-type="string">
            <text:p text:style-name="P15">Pruebas de humo</text:p>
          </table:table-cell>
          <table:table-cell table:style-name="Tabla3.A2" office:value-type="string">
            <text:p text:style-name="P14">Caja negra</text:p>
          </table:table-cell>
        </table:table-row>
        <table:table-row>
          <table:table-cell table:style-name="Tabla3.A6" office:value-type="string">
            <text:p text:style-name="P15">Pruebas del sistema</text:p>
          </table:table-cell>
          <table:table-cell table:style-name="Tabla3.A6" office:value-type="string">
            <text:p text:style-name="P12">Caja negra</text:p>
          </table:table-cell>
        </table:table-row>
      </table:table>
      <text:p text:style-name="_36_._20_Tabla_20_Titulo_20_1_20__28_Leyenda_29_">Tabla <text:sequence text:ref-name="refTable2" text:name="Table" text:formula="ooow:Table+1" style:num-format="1">3</text:sequence>: <text:span text:style-name="T270">Niveles de prueba y sus métodos de testeo.</text:span></text:p>
      <text:p text:style-name="_36_._20_Tabla_20_Titulo_20_2_20__28_Fuente_29_"><text:span text:style-name="T605">Adaptado</text:span> de “Guía de Testing de Software: Principales tipos de Pruebas de Software” por A. C. Rocha,2010, <text:s/>p. 1 (https://gtsw-es.blogspot.com/2010/12/principales-tipos-de-testing-de.html)</text:p>
      <text:p text:style-name="_34_._20_Contenido_20_despues_20_de_20_tabla"/>
      <text:list xml:id="list90219389773673" text:continue-list="list90218703404466" text:style-name="Numeración">
        <text:list-item>
          <text:list>
            <text:list-item>
              <text:h text:style-name="P267" text:outline-level="2"><text:bookmark-start text:name="__RefHeading___Toc3366_3631554615"/>Desarrollo dirigido<text:bookmark-end text:name="__RefHeading___Toc3366_3631554615"/></text:h>
              <text:list>
                <text:list-item>
                  <text:h text:style-name="P349" text:outline-level="3"><text:bookmark-start text:name="__RefHeading___Toc3212_21706708331"/>Desarrollo dirigido por pruebas de aceptación (ATDD)<text:bookmark-end text:name="__RefHeading___Toc3212_21706708331"/></text:h>
                </text:list-item>
              </text:list>
            </text:list-item>
          </text:list>
        </text:list-item>
      </text:list>
      <text:p text:style-name="P31"><office:annotation office:name="__Annotation__19846_162989991"><dc:creator>Rodrigo Fernández</dc:creator><dc:date>2022-03-26T23:44:31.236311508</dc:date><loext:sender-initials>RF</loext:sender-initials><text:p text:style-name="P412"><text:span text:style-name="T699">“</text:span><text:span text:style-name="T699">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533">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MpPWNLhpD1"/><text:span text:style-name="T137">(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MpPWNLhpD1"/>⁠.</text:p>
      <text:p text:style-name="P32"><office:annotation office:name="__Annotation__2893_19729070361"><dc:creator>Rodrigo Fernández</dc:creator><dc:date>2022-03-27T19:35:42.677528659</dc:date><loext:sender-initials>RF</loext:sender-initials><text:p text:style-name="P412"><text:span text:style-name="T699">“</text:span><text:span text:style-name="T699">When doing ATDD as part of an Agile practice, tests are created in an iterative way, starting before, and continuing during, the implementation of a user story (see more about user stories in Section 1.2).</text:span></text:p><text:p text:style-name="P412"><text:span text:style-name="T699">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40">Al realizar un desarrollo </text:span><text:span text:style-name="T141">dirigido</text:span><text:span text:style-name="T140"> por pruebas de aceptación, como parte de una práctica ágil, las pruebas se crean de manera iterativa, comenzando antes y continuando durante la implementación de una historia de usuari</text:span><text:span text:style-name="T142">o.</text:span></text:p>
      <text:p text:style-name="P98"><text:span text:style-name="T1">Las historias de usuario deben incluir criterios de aceptación y, a su vez, estos pueden convertirse en (borradores) pruebas de aceptación. </text:span><office:annotation office:name="__Annotation__2894_19729070361"><dc:creator>Rodrigo Fernández</dc:creator><dc:date>2022-03-27T19:40:50.380089216</dc:date><loext:sender-initials>RF</loext:sender-initials><text:p text:style-name="P412"><text:span text:style-name="T698">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S9VKotrhC2"/><text:span text:style-name="T21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S9VKotrhC2"/><text:span text:style-name="T1">⁠.</text:span></text:p>
      <text:list xml:id="list90219711891174" text:continue-numbering="true" text:style-name="Numeración">
        <text:list-item>
          <text:list>
            <text:list-item>
              <text:list>
                <text:list-item>
                  <text:h text:style-name="P350" text:outline-level="3"><text:bookmark-start text:name="__RefHeading___Toc3214_21706708331"/>Desarrollo dirigido por comportamiento (BDD)<text:bookmark-end text:name="__RefHeading___Toc3214_21706708331"/></text:h>
                </text:list-item>
              </text:list>
            </text:list-item>
          </text:list>
        </text:list-item>
      </text:list>
      <text:p text:style-name="P31"><office:annotation office:name="__Annotation__3169_19729070361"><dc:creator>Rodrigo Fernández</dc:creator><dc:date>2022-03-27T19:51:37.515696294</dc:date><loext:sender-initials>RF</loext:sender-initials><text:p text:style-name="P412"><text:span text:style-name="T698">Cita de Cita, arreglar</text:span></text:p></office:annotation><office:annotation office:name="__Annotation__3168_19729070361"><dc:creator>Rodrigo Fernández</dc:creator><dc:date>2022-03-27T19:49:48.820475121</dc:date><loext:sender-initials>RF</loext:sender-initials><text:p text:style-name="P412"><text:span text:style-name="T699">“</text:span><text:span text:style-name="T699">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text:soft-page-break/>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ni1xygfYo"/><text:span text:style-name="T137">(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ni1xygfYo"/>⁠ </text:p>
      <text:p text:style-name="P31"><text:span text:style-name="T639">BDD se basa en el uso de un vocabulario muy específico (y reducido) para minimizar la falta de comunicación y garantizar que todos no solo estén en la misma página, sino que 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Q6FuTxAxWm"/>(Duarte y Amílcar, 2011)<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Q6FuTxAxWm"/><text:span text:style-name="T228">.</text:span><text:span text:style-name="T639">⁠</text:span></text:p>
      <text:p text:style-name="P31">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OTnf71dQlv"/><text:span text:style-name="T137">(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OTnf71dQlv"/>⁠</text:p>
      <text:p text:style-name="P101"/>
      <text:p text:style-name="P99">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nIz6ojAqRp"/><text:span text:style-name="T137">(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nIz6ojAqRp"/></text:p>
      <text:p text:style-name="P100">D<text:span text:style-name="T641">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AkZ6ogRQYB"/><text:span text:style-name="T230">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AkZ6ogRQYB"/>⁠<text:span text:style-name="T640">menciona que un escenario dado/cuando/entonces debe describir lo siguiente:</text:span></text:p>
      <text:list xml:id="list90219446589143" text:continue-list="list90219418990997" text:style-name="Viñeta">
        <text:list-item>
          <text:p text:style-name="P283"><text:span text:style-name="Strong_20_Emphasis"><text:span text:style-name="T1">Dado (Given): </text:span></text:span><text:span text:style-name="Strong_20_Emphasis"><text:span text:style-name="T17">un contexto inicial (los hechos),</text:span></text:span></text:p>
        </text:list-item>
        <text:list-item>
          <text:p text:style-name="P283"><text:span text:style-name="Strong_20_Emphasis"><text:span text:style-name="T1">Cuando (When): </text:span></text:span><text:span text:style-name="Strong_20_Emphasis"><text:span text:style-name="T19">ocurre un evento,</text:span></text:span></text:p>
        </text:list-item>
        <text:list-item>
          <text:p text:style-name="P283"><text:span text:style-name="Strong_20_Emphasis"><text:span text:style-name="T1">Entonces (Then):</text:span></text:span><text:span text:style-name="Strong_20_Emphasis"><text:span text:style-name="T17"> asegura algunos resultados.</text:span></text:span></text:p>
        </text:list-item>
      </text:list>
      <text:p text:style-name="_34_._20_Contenido_20_Figura"><text:soft-page-break/><draw:frame draw:style-name="fr2" draw:name="Marco9" text:anchor-type="as-char" svg:width="13.977cm" draw:z-index="15"><draw:text-box fo:min-height="9.85cm"><text:p text:style-name="P240"><draw:g text:anchor-type="as-char" draw:z-index="16" draw:name="Objeto de grupo 5" draw:style-name="gr1"><draw:g draw:style-name="gr27" xml:id="id33" draw:id="id33"><draw:custom-shape draw:style-name="gr40" draw:text-style-name="P430" xml:id="id32" draw:id="id32" svg:width="1.906cm" svg:height="1.271cm" svg:x="5.263cm" svg:y="3.812cm"><text:p text:style-name="P413"><text:span text:style-name="T706"/></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30" svg:x1="6.026cm" svg:y1="4.446cm" svg:x2="6.407cm" svg:y2="4.446cm"><text:p text:style-name="P422"><text:span text:style-name="T706">¿Falló?</text:span></text:p></draw:line></draw:g><draw:custom-shape draw:style-name="gr42" draw:text-style-name="P430" xml:id="id31" draw:id="id31" svg:width="2.541cm" svg:height="0.955cm" svg:x="4.946cm" svg:y="2.223cm"><text:p text:style-name="P413"><text:span text:style-name="T706">Ejecutar el escenario</text:span></text:p><draw:enhanced-geometry svg:viewBox="0 0 21600 21600" draw:mirror-horizontal="false" draw:mirror-vertical="false" draw:type="rectangle" draw:enhanced-path="M 0 0 L 21600 0 21600 21600 0 21600 0 0 Z N"/></draw:custom-shape><draw:connector draw:style-name="gr18" draw:text-style-name="P421" svg:x1="6.216cm" svg:y1="3.178cm" svg:x2="6.216cm" svg:y2="3.813cm" draw:start-shape="id31" draw:start-glue-point="2" draw:end-shape="id32" draw:end-glue-point="4" svg:d="M6216-1905v635" svg:viewBox="0 0 2 637"><text:p/></draw:connector><draw:custom-shape draw:style-name="gr43" draw:text-style-name="P430" xml:id="id35" draw:id="id35" svg:width="2.541cm" svg:height="0.953cm" svg:x="4.946cm" svg:y="0.635cm"><text:p text:style-name="P413"><text:span text:style-name="T706">Escribir un escenario</text:span></text:p><draw:enhanced-geometry svg:viewBox="0 0 21600 21600" draw:mirror-horizontal="false" draw:mirror-vertical="false" draw:type="rectangle" draw:enhanced-path="M 0 0 L 21600 0 21600 21600 0 21600 0 0 Z N"/></draw:custom-shape><draw:custom-shape draw:style-name="gr43" draw:text-style-name="P430" xml:id="id34" draw:id="id34" svg:width="2.541cm" svg:height="0.953cm" svg:x="4.946cm" svg:y="5.717cm"><text:p text:style-name="P413"><text:span text:style-name="T706">Implementar Step definition</text:span></text:p><draw:enhanced-geometry svg:viewBox="0 0 21600 21600" draw:mirror-horizontal="false" draw:mirror-vertical="false" draw:type="rectangle" draw:enhanced-path="M 0 0 L 21600 0 21600 21600 0 21600 0 0 Z N"/></draw:custom-shape><draw:connector draw:style-name="gr44" draw:text-style-name="P418" svg:x1="6.216cm" svg:y1="5.082cm" svg:x2="6.216cm" svg:y2="5.717cm" draw:start-shape="id33" draw:start-glue-point="2" draw:end-shape="id34" draw:end-glue-point="0" svg:d="M6216 0v635" svg:viewBox="0 0 2 637"><text:p text:style-name="P422"><text:span text:style-name="T706"><text:s text:c="9"/></text:span><text:span text:style-name="T706">Si</text:span></text:p></draw:connector><draw:connector draw:style-name="gr18" draw:text-style-name="P421" svg:x1="6.216cm" svg:y1="1.589cm" svg:x2="6.216cm" svg:y2="2.224cm" draw:start-shape="id35" draw:start-glue-point="2" draw:end-shape="id31" draw:end-glue-point="0" svg:d="M6216-3494v635" svg:viewBox="0 0 2 637"><text:p/></draw:connector><draw:connector draw:style-name="gr44" draw:text-style-name="P431" svg:x1="7.168cm" svg:y1="4.448cm" svg:x2="7.486cm" svg:y2="1.112cm" draw:start-shape="id33" draw:start-glue-point="1" draw:end-shape="id35" draw:end-glue-point="1" svg:d="M7168-635h819v-3336h-501" svg:viewBox="0 0 820 3337"><text:p text:style-name="P422"><text:span text:style-name="T707"><text:s text:c="11"/></text:span><text:span text:style-name="T706">No</text:span></text:p></draw:connector><draw:line draw:style-name="gr45" draw:text-style-name="P432" svg:x1="6.215cm" svg:y1="0.636cm" svg:x2="6.215cm" svg:y2="0.001cm"><text:p/></draw:line><draw:line draw:style-name="gr45" draw:text-style-name="P432" svg:x1="6.123cm" svg:y1="7.629cm" svg:x2="6.123cm" svg:y2="6.659cm"><text:p/></draw:line><draw:g draw:style-name="gr27" xml:id="id36" draw:id="id36"><draw:custom-shape draw:style-name="gr40" draw:text-style-name="P430" svg:width="1.906cm" svg:height="1.271cm" svg:x="0.501cm" svg:y="7.304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30" svg:x1="1.264cm" svg:y1="7.938cm" svg:x2="1.645cm" svg:y2="7.938cm"><text:p text:style-name="P422"><text:span text:style-name="T706">¿Falló?</text:span></text:p></draw:line></draw:g><draw:custom-shape draw:style-name="gr43" draw:text-style-name="P430" xml:id="id38" draw:id="id38" svg:width="2.541cm" svg:height="0.953cm" svg:x="0.183cm" svg:y="5.717cm"><text:p text:style-name="P413"><text:span text:style-name="T706">Corregir errores</text:span></text:p><draw:enhanced-geometry svg:viewBox="0 0 21600 21600" draw:mirror-horizontal="false" draw:mirror-vertical="false" draw:type="rectangle" draw:enhanced-path="M 0 0 L 21600 0 21600 21600 0 21600 0 0 Z N"/></draw:custom-shape><draw:custom-shape draw:style-name="gr43" draw:text-style-name="P430" xml:id="id37" draw:id="id37" svg:width="2.541cm" svg:height="0.953cm" svg:x="0.183cm" svg:y="9.209cm"><text:p text:style-name="P413"><text:span text:style-name="T706">Ejecutar escenario</text:span></text:p><draw:enhanced-geometry svg:viewBox="0 0 21600 21600" draw:mirror-horizontal="false" draw:mirror-vertical="false" draw:type="rectangle" draw:enhanced-path="M 0 0 L 21600 0 21600 21600 0 21600 0 0 Z N"/></draw:custom-shape><draw:connector draw:style-name="gr18" draw:text-style-name="P431" svg:x1="0.501cm" svg:y1="7.94cm" svg:x2="4.946cm" svg:y2="1.112cm" draw:start-shape="id36" draw:start-glue-point="3" draw:end-shape="id35" svg:d="M501 2858h-501v-6829h4946" svg:viewBox="0 0 4948 6830"><text:p/></draw:connector><draw:connector draw:style-name="gr18" draw:text-style-name="P421" svg:x1="1.453cm" svg:y1="9.209cm" svg:x2="1.453cm" svg:y2="8.574cm" draw:start-shape="id37" draw:start-glue-point="0" draw:end-shape="id36" draw:end-glue-point="2" svg:d="M1453 4127v-635" svg:viewBox="0 0 2 637"><text:p/></draw:connector><draw:connector draw:style-name="gr44" draw:text-style-name="P431" svg:x1="1.453cm" svg:y1="7.304cm" svg:x2="1.453cm" svg:y2="6.669cm" draw:start-shape="id36" draw:start-glue-point="0" draw:end-shape="id38" draw:end-glue-point="2" svg:d="M1453 2222v-635" svg:viewBox="0 0 2 637"><text:p text:style-name="P422"><text:span text:style-name="T707"><text:s text:c="4"/></text:span><text:span text:style-name="T706">Si</text:span></text:p></draw:connector><draw:line draw:style-name="gr24" draw:text-style-name="P418" svg:x1="0.183cm" svg:y1="3.496cm" svg:x2="0.5cm" svg:y2="3.496cm"><text:p text:style-name="P422"><text:span text:style-name="T706">No</text:span></text:p></draw:line><draw:custom-shape draw:style-name="gr7" draw:text-style-name="P430" xml:id="id39" draw:id="id39" svg:width="2.541cm" svg:height="0.953cm" svg:x="3.041cm" svg:y="7.622cm"><text:p text:style-name="P413"><text:span text:style-name="T706">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430" xml:id="id40" draw:id="id40" svg:width="2.541cm" svg:height="0.953cm" svg:x="6.851cm" svg:y="7.622cm"><text:p text:style-name="P413"><text:span text:style-name="T706">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430" xml:id="id41" draw:id="id41" svg:width="2.541cm" svg:height="0.953cm" svg:x="4.946cm" svg:y="9.209cm"><text:p text:style-name="P413"><text:span text:style-name="T706">Refactorizar</text:span></text:p><draw:enhanced-geometry svg:viewBox="0 0 21600 21600" draw:mirror-horizontal="false" draw:mirror-vertical="false" draw:type="rectangle" draw:enhanced-path="M 0 0 L 21600 0 21600 21600 0 21600 0 0 Z N"/></draw:custom-shape><draw:connector draw:style-name="gr18" draw:text-style-name="P421" svg:x1="5.581cm" svg:y1="8.098cm" svg:x2="6.851cm" svg:y2="8.098cm" draw:start-shape="id39" draw:start-glue-point="1" draw:end-shape="id40" draw:end-glue-point="3" svg:d="M5581 3016h1270" svg:viewBox="0 0 1272 2"><text:p/></draw:connector><draw:connector draw:style-name="gr18" draw:text-style-name="P421" svg:x1="8.121cm" svg:y1="8.574cm" svg:x2="7.486cm" svg:y2="9.685cm" draw:start-shape="id40" draw:start-glue-point="2" draw:end-shape="id41" draw:end-glue-point="1" svg:d="M8121 3492v1111h-635" svg:viewBox="0 0 637 1113"><text:p/></draw:connector><draw:connector draw:style-name="gr18" draw:text-style-name="P421" svg:x1="4.946cm" svg:y1="9.686cm" svg:x2="2.723cm" svg:y2="9.686cm" draw:start-shape="id41" draw:start-glue-point="3" draw:end-shape="id37" draw:end-glue-point="1" svg:d="M4946 4604h-2223" svg:viewBox="0 0 2224 2"><text:p/></draw:connector><draw:connector draw:style-name="gr18" draw:text-style-name="P421" draw:type="line" svg:x1="4.314cm" svg:y1="9.694cm" svg:x2="4.311cm" svg:y2="8.574cm" draw:end-shape="id39" draw:end-glue-point="2" svg:d="M4314 4612l-3-1120" svg:viewBox="0 0 5 1122"><text:p/></draw:connector><draw:line draw:style-name="gr24" draw:text-style-name="P418" svg:x1="0.634cm" svg:y1="0.636cm" svg:x2="0.951cm" svg:y2="0.636cm"><text:p text:style-name="P422"><text:span text:style-name="T706">BDD</text:span></text:p></draw:line><draw:custom-shape draw:style-name="gr46" draw:text-style-name="P421" svg:width="0.317cm" svg:height="2.541cm" svg:x="9.525cm" svg:y="7.3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418" svg:x1="10.159cm" svg:y1="8.573cm" svg:x2="10.476cm" svg:y2="8.573cm"><text:p text:style-name="P422"><text:span text:style-name="T706">TDD</text:span></text:p></draw:line></draw:g></text:p><text:p text:style-name="P240"/><text:p text:style-name="P241"><office:annotation office:name="__Annotation__89303_3469495667"><dc:creator>Rodrigo Fernández</dc:creator><dc:date>2022-04-10T21:14:49.222910444</dc:date><loext:sender-initials>RF</loext:sender-initials><text:p text:style-name="P412"><text:span text:style-name="T700">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441">Desarrollo Guiado por Comportamiento</text:span><text:span text:style-name="T270">.</text:span></text:p><text:p text:style-name="P239"><text:span text:style-name="T261">Adaptado de </text:span><text:span text:style-name="T265">Estructura del Desarrollo Guiado por Comportamiento</text:span><text:span text:style-name="T472"> </text:span><text:span text:style-name="T261">(p. </text:span><text:span text:style-name="T265">196</text:span><text:span text:style-name="T261">), por </text:span><text:span text:style-name="T475">Aldo Emanuel Soraluz Soralus, Miguel Ángel Valles Coral y Danny Lévano Rodríguez</text:span><text:span text:style-name="T261">, 20</text:span><text:span text:style-name="T475">21</text:span><text:span text:style-name="T261">, </text:span><text:span text:style-name="T265">Ingenier</text:span><text:span text:style-name="T446">ía y Desarrollo</text:span><text:span text:style-name="T261">.</text:span><text:span text:style-name="T490"> </text:span><text:bookmark text:name="MendeleyTempCursorBookmark41221"/></text:p></draw:text-box></draw:frame></text:p>
      <text:p text:style-name="_34_._20_Contenido_20_despues_20_de_20_tabla"/>
      <text:list xml:id="list90218794540104" text:continue-list="list90219711891174" text:style-name="Numeración">
        <text:list-item>
          <text:list>
            <text:list-item>
              <text:list>
                <text:list-item>
                  <text:h text:style-name="P342" text:outline-level="3"><text:bookmark-start text:name="__RefHeading___Toc3216_21706708331"/><text:span text:style-name="T250">Desarrollo dirigi</text:span><text:span text:style-name="T251">do por pruebas </text:span><text:span text:style-name="T250">(</text:span><text:span text:style-name="T251">T</text:span><text:span text:style-name="T250">DD</text:span><text:span text:style-name="T251">)</text:span><text:bookmark-end text:name="__RefHeading___Toc3216_21706708331"/></text:h>
                  <text:p text:style-name="P300"><office:annotation office:name="__Annotation__4317_19729070361"><dc:creator>Rodrigo Fernández</dc:creator><dc:date>2022-03-27T20:27:50.117631516</dc:date><loext:sender-initials>RF</loext:sender-initials><text:p text:style-name="P412"><text:span text:style-name="T699">“</text:span><text:span text:style-name="T699">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mrIu4Hd0In"/><text:span text:style-name="T137">(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mrIu4Hd0In"/>⁠.</text:p>
                </text:list-item>
              </text:list>
            </text:list-item>
          </text:list>
        </text:list-item>
      </text:list>
      <text:p text:style-name="P48"><office:annotation office:name="__Annotation__4318_19729070361"><dc:creator>Rodrigo Fernández</dc:creator><dc:date>2022-03-27T20:29:06.432491098</dc:date><loext:sender-initials>RF</loext:sender-initials><text:p text:style-name="P412"><text:span text:style-name="T699">“</text:span><text:span text:style-name="T699">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dc:creator>Rodrigo Fernández</dc:creator><dc:date>2022-03-27T20:27:50.117631516</dc:date><loext:sender-initials>RF</loext:sender-initials><text:p text:style-name="P412"><text:span text:style-name="T699">“</text:span><text:span text:style-name="T699">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TaMB94wPMW"/><text:span text:style-name="T137">(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TaMB94wPMW"/>⁠</text:p>
      <text:p text:style-name="P31"><text:soft-page-break/><office:annotation office:name="__Annotation__4319_19729070361"><dc:creator>Rodrigo Fernández</dc:creator><dc:date>2022-03-27T20:31:06.852908228</dc:date><loext:sender-initials>RF</loext:sender-initials><text:p text:style-name="P412"><text:span text:style-name="T699">“</text:span><text:span text:style-name="T699">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412"><text:span text:style-name="T699">“</text:span><text:span text:style-name="T699">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2lkKMS3ka"/><text:span text:style-name="T137">(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2lkKMS3ka"/>⁠.</text:p>
      <text:list xml:id="list90219186023357" text:continue-numbering="true" text:style-name="Numeración">
        <text:list-item>
          <text:list>
            <text:list-item>
              <text:h text:style-name="P266" text:outline-level="2"><text:bookmark-start text:name="__RefHeading___Toc388_13217376211"/>Pruebas <text:span text:style-name="T422">Unitarias</text:span><text:bookmark-end text:name="__RefHeading___Toc388_13217376211"/></text:h>
            </text:list-item>
          </text:list>
        </text:list-item>
      </text:list>
      <text:p text:style-name="P26"><office:annotation office:name="__Annotation__45737_917394844"><dc:creator>Rodrigo Fernández</dc:creator><dc:date>2022-03-24T01:34:10.087200852</dc:date><loext:sender-initials>RF</loext:sender-initials><text:p text:style-name="P412"><text:span text:style-name="T699">“</text:span><text:span text:style-name="T699">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83">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83">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Bh4EfKtTGY"/>(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Bh4EfKtTGY"/><text:span text:style-name="T139">⁠.</text:span><text:span text:style-name="T284"> </text:span></text:p>
      <text:p text:style-name="_34_._20_Contenido_20_"><office:annotation office:name="__Annotation__24165_3401602450"><dc:creator>Rodrigo Fernández</dc:creator><dc:date>2022-04-16T22:13:48.216256309</dc:date><loext:sender-initials>RF</loext:sender-initials><text:p text:style-name="P412"><text:span text:style-name="T699">Borré: Por lo general son los desarrolladores lo que implementan las pruebas, ya que es óptimo y necesario conocer el código por la cuál se está trabajando.</text:span><text:span text:style-name="T699"><text:line-break/></text:span><text:span text:style-name="T699">Motivo: No tenía referencia</text:span></text:p></office:annotation><text:span text:style-name="T295">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YPXRpWmDiW"/><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YPXRpWmDiW"/><text:span text:style-name="T1">⁠,</text:span><text:span text:style-name="T295"> </text:span><office:annotation office:name="__Annotation__24164_3401602450"><dc:creator>Rodrigo Fernández</dc:creator><dc:date>2022-04-16T22:13:24.292391810</dc:date><loext:sender-initials>RF</loext:sender-initials><text:p text:style-name="P412"><text:span text:style-name="T701">Component testing is usually performed by the developer who wrote the code, but it at least requires access to the code being tested.</text:span></text:p></office:annotation><text:span text:style-name="T295">l</text:span><text:span text:style-name="T296">as pruebas unitarias suele ser realizadas por los desarrolladores que han escrito el códig</text:span><text:span text:style-name="T295">o</text:span><office:annotation-end office:name="__Annotation__24164_3401602450"/></text:p>
      <text:p text:style-name="P166"><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eIYQgVCEzz"/><text:span text:style-name="T137">(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eIYQgVCEzz"/>⁠ menciona que las pruebas unitarias deben tener las siguientes propiedades:<office:annotation office:name="__Annotation__45963_917394844"><dc:creator>Rodrigo Fernández</dc:creator><dc:date>2022-03-24T01:40:13.495843811</dc:date><loext:sender-initials>RF</loext:sender-initials><text:p text:style-name="P412"><text:span text:style-name="T699">■ </text:span><text:span text:style-name="T699">It should be automated and repeatable.</text:span></text:p><text:p text:style-name="P412"><text:span text:style-name="T699">■ </text:span><text:span text:style-name="T699">It should be easy to implement.</text:span></text:p><text:p text:style-name="P412"><text:span text:style-name="T699">■ </text:span><text:span text:style-name="T699">It should be relevant tomorrow.</text:span></text:p><text:p text:style-name="P412"><text:span text:style-name="T699">■ </text:span><text:span text:style-name="T699">Anyone should be able to run it at the push of a button.</text:span></text:p><text:p text:style-name="P412"><text:span text:style-name="T699">■ </text:span><text:span text:style-name="T699">It should run quickly.</text:span></text:p><text:p text:style-name="P412"><text:span text:style-name="T699">■ </text:span><text:span text:style-name="T699">It should be consistent in its results (it always returns the same result if you don’t change anything between runs).</text:span></text:p><text:p text:style-name="P412"><text:span text:style-name="T699">■ </text:span><text:span text:style-name="T699">It should have full control of the unit under test. </text:span></text:p><text:p text:style-name="P412"><text:span text:style-name="T699">■ </text:span><text:span text:style-name="T699">It should be fully isolated (runs independently of other tests). </text:span></text:p><text:p text:style-name="P412"><text:span text:style-name="T699">■ </text:span><text:span text:style-name="T699">When it fails, it should be easy to detect what was expected and determine how to pinpoint the problem.</text:span></text:p></office:annotation></text:p>
      <text:list xml:id="list2284242305" text:style-name="Viñeta_20_Cita_20_sin_20_margen">
        <text:list-item>
          <text:p text:style-name="P402"><text:bookmark text:name="_69p94fdyhudf"/>Debe ser automatizado y repetible.</text:p>
        </text:list-item>
        <text:list-item>
          <text:p text:style-name="P402">Debe ser fácil de implementar.</text:p>
        </text:list-item>
        <text:list-item>
          <text:p text:style-name="P402"><text:span text:style-name="T254">Debe </text:span><text:span text:style-name="T255">ser pertinente</text:span><text:span text:style-name="T254">.</text:span></text:p>
        </text:list-item>
        <text:list-item>
          <text:p text:style-name="P402">Cualquiera debería poder ejecutarlo con solo presionar un botón.</text:p>
        </text:list-item>
        <text:list-item>
          <text:p text:style-name="P402">Debe ejecutarse rápidamente.</text:p>
        </text:list-item>
        <text:list-item>
          <text:p text:style-name="P402">Debe ser coherente en sus resultados (siempre devuelve el mismo resultado si no cambia nada entre ejecuciones).</text:p>
        </text:list-item>
        <text:list-item>
          <text:p text:style-name="P402">Debe tener el control total de la unidad bajo prueba.</text:p>
        </text:list-item>
        <text:list-item>
          <text:p text:style-name="P402">Debe estar completamente aislado (se ejecuta independientemente de otras pruebas).</text:p>
        </text:list-item>
        <text:list-item>
          <text:p text:style-name="P402"><text:soft-page-break/>Cuando falla, debería ser fácil detectar lo que se esperaba y determinar cómo identificar el problema.<office:annotation-end office:name="__Annotation__45963_917394844"/></text:p>
        </text:list-item>
      </text:list>
      <text:list xml:id="list90218673174737" text:continue-list="list90219186023357" text:style-name="Numeración">
        <text:list-item>
          <text:list>
            <text:list-item>
              <text:list>
                <text:list-item>
                  <text:h text:style-name="P343" text:outline-level="3"><text:bookmark-start text:name="__RefHeading___Toc390_132173762111"/>Librer<text:span text:style-name="T249">ías para Testeo Unitario en Diferentes Lenguajes</text:span><text:bookmark-end text:name="__RefHeading___Toc390_132173762111"/></text:h>
                </text:list-item>
              </text:list>
            </text:list-item>
          </text:list>
        </text:list-item>
      </text:list>
      <text:p text:style-name="P34">En la <text:sequence-ref text:reference-format="category-and-value" text:ref-name="refTable0">Tabla 1</text:sequence-ref><text:s/>se <text:span text:style-name="T314">presentaron</text:span> algunas librerías <text:span text:style-name="T457">o frameworks</text:span> que permiten implementar pruebas unitarias.</text:p>
      <text:list xml:id="list90219975922867" text:continue-numbering="true" text:style-name="Numeración">
        <text:list-item>
          <text:list>
            <text:list-item>
              <text:list>
                <text:list-item>
                  <text:h text:style-name="P344" text:outline-level="3"><text:bookmark-start text:name="__RefHeading___Toc3981_2392111844"/>Frameworks de pruebas unitarias en ruby<text:bookmark-end text:name="__RefHeading___Toc3981_2392111844"/></text:h>
                  <text:p text:style-name="P301">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217"><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80"><draw:text-box><text:p text:style-name="P236"><draw:frame draw:style-name="fr10" draw:name="Imagen2" text:anchor-type="as-char" svg:width="14.478cm" style:rel-width="93%" svg:height="8.437cm" style:rel-height="scale" draw:z-index="81"><draw:image xlink:href="Pictures/1000000000000564000002EF454F6A36CFC071B9.png" xlink:type="simple" xlink:show="embed" xlink:actuate="onLoad" loext:mime-type="image/png"/></draw:frame><text:span text:style-name="T424"><text:line-break/></text:span></text:p><text:p text:style-name="P233"/><text:p text:style-name="P246">Figura <text:sequence text:ref-name="refFigure5" text:name="Figure" text:formula="ooow:Figure+1" style:num-format="1">6</text:sequence>: <text:span text:style-name="T270">Ranking de frameworks de pruebas unitarias en Ruby.</text:span></text:p><text:p text:style-name="P247">Datos expresados de acuerdo a la puntuación del proyecto. Test frameworks, 2022. https://www.ruby-toolbox.com/categories/testing_frameworks?display=table&amp;order=score</text:p></draw:text-box></draw:frame><text:span text:style-name="T424"><text:line-break/></text:span></text:p></draw:text-box></draw:frame></text:p>
      <text:list xml:id="list90219311497596" text:continue-numbering="true" text:style-name="Numeración">
        <text:list-item>
          <text:list>
            <text:list-item>
              <text:list>
                <text:list-item>
                  <text:h text:style-name="P351" text:outline-level="3"><text:bookmark-start text:name="__RefHeading___Toc25151_872665549"/><text:span text:style-name="T455">Comparativa entre </text:span>Rspec <text:span text:style-name="T455">y Minitest</text:span><text:bookmark-end text:name="__RefHeading___Toc25151_872665549"/></text:h>
                </text:list-item>
              </text:list>
            </text:list-item>
          </text:list>
        </text:list-item>
      </text:list>
      <text:p text:style-name="P65"><text:span text:style-name="T57">M</text:span><text:span text:style-name="T58">iniTest</text:span><text:span text:style-name="T59">:</text:span><text:span text:style-name="T60"> </text:span><text:span text:style-name="T61">es una herramienta de prueba para Ruby que </text:span><office:annotation office:name="__Annotation__8891_16298999"><dc:creator>Rodrigo Fernández</dc:creator><dc:date>2022-03-26T23:09:34.327090256</dc:date><loext:sender-initials>RF</loext:sender-initials><text:p text:style-name="P412"><text:span text:style-name="T699">“</text:span><text:span text:style-name="T699">minitest provides a complete suite of testing facilities supporting TDD, BDD, mocking, and benchmarking.”</text:span></text:p></office:annotation><text:span text:style-name="T61">proporciona </text:span><text:a xlink:type="simple" xlink:href="https://semaphoreci.com/blog/automated-testing-cicd" text:style-name="Internet_20_link" text:visited-style-name="Visited_20_Internet_20_Link"><text:span text:style-name="T60">un conjunto completo de instalaciones de prueba</text:span></text:a><text:span text:style-name="T61">. También es compatible con el desarrollo basado en el comportamiento, la simulación y la evaluación comparativa</text:span><office:annotation-end office:name="__Annotation__8891_16298999"/><text:span text:style-name="T61">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WXM7M0GHdk"/><text:span text:style-name="T61">(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WXM7M0GHdk"/><text:span text:style-name="T61">⁠.</text:span></text:p>
      <text:p text:style-name="P35"><text:soft-page-break/><text:span text:style-name="T452">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WBqas9V2UE"/><text:span text:style-name="T160">(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WBqas9V2UE"/><text:span text:style-name="T452">⁠: </text:span></text:p>
      <text:p text:style-name="P154"><office:annotation office:name="__Annotation__8892_16298999"><dc:creator>Rodrigo Fernández</dc:creator><dc:date>2022-03-26T23:10:23.358557149</dc:date><loext:sender-initials>RF</loext:sender-initials><text:p text:style-name="P412"><text:span text:style-name="T699">“</text:span><text:span text:style-name="T699">Minitest es muy simple de utilizar, tiene una sintaxis sencilla y es de rápida implementación con tests de baja a mediana complejidad.</text:span></text:p><text:p text:style-name="P412"><text:span text:style-name="T699">Su utilización consiste básicamente en definir clases que se encarguen de testear a otra clase Ruby, o bien a una integración de ellas, dependiendo del tipo de test que se quiere realizar. Cada clase se compone básicamente de tres partes:</text:span></text:p><text:p text:style-name="P412"><text:span text:style-name="T699">• </text:span><text:span text:style-name="T699">test: Operaciones básicas que se ejecutan para verificar algún requerimiento en particular. Su definición requiere de un string que define aquello que se está testeando.</text:span></text:p><text:p text:style-name="P412"><text:span text:style-name="T699">• </text:span><text:span text:style-name="T699">setup: Bloque de código que se ejecuta antes de correr cada test, una vez por cada uno de ellos, para configurar un entorno común.</text:span></text:p><text:p text:style-name="P412"><text:span text:style-name="T699">• </text:span><text:span text:style-name="T699">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408"><text:span text:style-name="Strong_20_Emphasis"><text:span text:style-name="T79">T</text:span></text:span><text:span text:style-name="Strong_20_Emphasis"><text:span text:style-name="T78">est: </text:span></text:span><text:span text:style-name="T81">Operaciones básicas que se ejecutan para verificar algún requerimiento en particular</text:span><text:span text:style-name="T82">. </text:span><text:span text:style-name="T81">Su definición requiere de un string que define aquello que se está testeando.</text:span></text:p>
        </text:list-item>
        <text:list-item>
          <text:p text:style-name="P409"><text:span text:style-name="Strong_20_Emphasis"><text:span text:style-name="T79">S</text:span></text:span><text:span text:style-name="Strong_20_Emphasis"><text:span text:style-name="T78">etup: </text:span></text:span><text:span text:style-name="T81">Bloque de código que se ejecuta </text:span><text:span text:style-name="Strong_20_Emphasis"><text:span text:style-name="T78">antes de correr cada test </text:span></text:span><text:span text:style-name="Strong_20_Emphasis"><text:span text:style-name="T80">y</text:span></text:span><text:span text:style-name="T81"> una vez por cada uno de ellos, para configurar un entorno común.</text:span></text:p>
        </text:list-item>
        <text:list-item>
          <text:p text:style-name="P409"><text:span text:style-name="Strong_20_Emphasis"><text:span text:style-name="T79">T</text:span></text:span><text:span text:style-name="Strong_20_Emphasis"><text:span text:style-name="T78">eardown: </text:span></text:span><text:span text:style-name="T81">Bloque de código que se ejecuta </text:span><text:span text:style-name="Strong_20_Emphasis"><text:span text:style-name="T78">luego de correr cada test</text:span></text:span><text:span text:style-name="T81">, </text:span><text:span text:style-name="T83">y </text:span><text:span text:style-name="T81">una vez por cada uno de ellos. Se utiliza para realizar una limpieza post-test.</text:span><office:annotation-end office:name="__Annotation__8892_16298999"/></text:p>
        </text:list-item>
      </text:list>
      <text:p text:style-name="P36"><text:span text:style-name="T114">Rspec</text:span><text:span text:style-name="T455">: </text:span><office:annotation office:name="__Annotation__9401_16298999"><dc:creator>Rodrigo Fernández</dc:creator><dc:date>2022-03-26T23:29:44.421009152</dc:date><loext:sender-initials>RF</loext:sender-initials><text:p text:style-name="P412"><text:span text:style-name="T699">“</text:span><text:span text:style-name="T699">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416">E</text:span><text:span text:style-name="T426">s una herramienta de desarrollo </text:span><text:span text:style-name="T425">dirigida</text:span><text:span text:style-name="T426"> por el comportamiento para programadores de Ruby. BDD es un enfoque para el desarrollo de software que combina el desarrollo </text:span><text:span text:style-name="T425">dirigido por</text:span><text:span text:style-name="T426"> pruebas, el diseño </text:span><text:span text:style-name="T425">dirigido</text:span><text:span text:style-name="T426"> </text:span><text:span text:style-name="T425">por</text:span><text:span text:style-name="T426"> dominios y la planificación </text:span><text:span text:style-name="T427">dirigida</text:span><text:span text:style-name="T426"> </text:span><text:span text:style-name="T425">por</text:span><text:span text:style-name="T426"> pruebas de aceptación</text:span><office:annotation-end office:name="__Annotation__9401_16298999"/><text:span text:style-name="T426">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9ZC0LKknlR"/><text:span text:style-name="T428">(“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9ZC0LKknlR"/><text:span text:style-name="T426">⁠.</text:span></text:p>
      <text:p text:style-name="P154"><office:annotation office:name="__Annotation__19844_16298999"><dc:creator>Rodrigo Fernández</dc:creator><dc:date>2022-03-26T23:38:14.201112831</dc:date><loext:sender-initials>RF</loext:sender-initials><text:p text:style-name="P412"><text:span text:style-name="T699">“</text:span><text:span text:style-name="T699">RSpec es, a juzgar por las gemas y proyectos que hemos visto, el framework preferido por los desarrolladores Ruby. Es una herramienta muy robusta y preparada para testear cualquier solución que le haga frente.</text:span></text:p><text:p text:style-name="P412"><text:span text:style-name="T699">La estructura de los tests escritos con RSpec es más flexible que la de Minitest, y permite utilizar diferentes descripciones y contextos para clarificar las incumbencias de aquello que se está testeando. “</text:span></text:p></office:annotation><text:span text:style-name="T453">RSpec es, a juzgar por las gemas y proyectos que hemos visto, el</text:span><text:span text:style-name="T454"> framework preferido por los desarrolladores Ruby. Es una herramienta muy robusta y preparada para testear cualquier solución que le haga frente. </text:span></text:p>
      <text:p text:style-name="P158">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58"><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iUIgf1TYCB"/><text:span text:style-name="T137">(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iUIgf1TYCB"/>⁠</text:p>
      <text:list xml:id="list90219396106754" text:continue-list="list90219311497596" text:style-name="Numeración">
        <text:list-item>
          <text:list>
            <text:list-item>
              <text:h text:style-name="P268" text:outline-level="2"><text:bookmark-start text:name="__RefHeading___Toc3220_2170670833"/>Protocolos<text:bookmark-end text:name="__RefHeading___Toc3220_2170670833"/></text:h>
              <text:list>
                <text:list-item>
                  <text:h text:style-name="P345" text:outline-level="3"><text:bookmark-start text:name="__RefHeading___Toc3222_2170670833"/>Función de la capa de transporte<text:bookmark-end text:name="__RefHeading___Toc3222_2170670833"/></text:h>
                </text:list-item>
              </text:list>
            </text:list-item>
          </text:list>
        </text:list-item>
      </text:list>
      <text:p text:style-name="P26"><text:soft-page-break/><office:annotation office:name="__Annotation__34037_1972907036"><dc:creator>Rodrigo Fernández</dc:creator><dc:date>2022-03-27T21:47:23.293841392</dc:date><loext:sender-initials>RF</loext:sender-initials><text:p text:style-name="P412"><text:span text:style-name="T699">La capa de transporte es responsable de establecer una sesión de comunicación temporal entre dos aplicaciones y de transmitir datos entre ellas. TCP/IP utiliza dos protocolos para lograrlo: </text:span></text:p><text:p text:style-name="P412"><text:span text:style-name="T699">- Protocolo de control de transmisión (TCP) </text:span></text:p><text:p text:style-name="P412"><text:span text:style-name="T699">- Protocolo de datagramas de usuario (UDP)</text:span></text:p></office:annotation><text:span text:style-name="T534">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XcKz9knjKG"/><text:span text:style-name="T203">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XcKz9knjKG"/><text:span text:style-name="T534">⁠,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412"><text:span text:style-name="T698">Existen más protocolos, creo que falta el contexto TCP/IP</text:span></text:p></office:annotation>Existen 2 tipos de protocolos de comunicación:<office:annotation-end office:name="__Annotation__37522_1972907036"/></text:p>
      <text:list xml:id="list90219669395919" text:continue-list="list90219446589143" text:style-name="Viñeta">
        <text:list-item>
          <text:p text:style-name="P296">Protocolo de control de transmisión (TCP)</text:p>
        </text:list-item>
        <text:list-item>
          <text:p text:style-name="P296">Protocolo de datagramas de usuario (UDP<text:span text:style-name="T534">)</text:span><office:annotation-end office:name="__Annotation__34037_1972907036"/></text:p>
        </text:list-item>
      </text:list>
      <text:list xml:id="list90219937495818" text:continue-list="list90219396106754" text:style-name="Numeración">
        <text:list-item>
          <text:list>
            <text:list-item>
              <text:list>
                <text:list-item>
                  <text:h text:style-name="P336" text:outline-level="3"><text:bookmark-start text:name="__RefHeading___Toc3224_2170670833"/><text:span text:style-name="T25">P</text:span>rotocolo de control de transmisión <text:span text:style-name="T430">(TCP)</text:span><text:bookmark-end text:name="__RefHeading___Toc3224_2170670833"/></text:h>
                </text:list-item>
              </text:list>
            </text:list-item>
          </text:list>
        </text:list-item>
      </text:list>
      <text:p text:style-name="P26"><office:annotation office:name="__Annotation__48145_1972907036"><dc:creator>Rodrigo Fernández</dc:creator><dc:date>2022-03-27T22:07:12.175667771</dc:date><loext:sender-initials>RF</loext:sender-initials><text:p text:style-name="P412"><text:span text:style-name="T699">“</text:span><text:span text:style-name="T699">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AG3pKDnevl"/><text:span text:style-name="T137">(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AG3pKDnevl"/>⁠.</text:p>
      <text:p text:style-name="P37">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RfF3YXCKnb"/><text:span text:style-name="T137">(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RfF3YXCKnb"/>⁠:</text:p>
      <text:p text:style-name="P159"><office:annotation office:name="__Annotation__59521_1972907036"><dc:creator>Rodrigo Fernández</dc:creator><dc:date>2022-03-27T22:27:21.120402548</dc:date><loext:sender-initials>RF</loext:sender-initials><text:p text:style-name="P412"><text:span text:style-name="T699">“</text:span><text:span text:style-name="T699">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536">(</text:span>...<text:span text:style-name="T536">)</text:span> utiliza los servicios de IP para su transporte por Internet <text:span text:style-name="T536">(</text:span>...<text:span text:style-name="T536">)</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535">(p. 21)</text:span></text:p>
      <text:p text:style-name="P26">“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XUwbcT0Ims"/>(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XUwbcT0Ims"/>. <office:annotation office:name="__Annotation__12529_1397119209"><dc:creator>Rodrigo Fernández</dc:creator><dc:date>2022-04-16T12:47:24.674866942</dc:date><loext:sender-initials>RF</loext:sender-initials><text:p text:style-name="P412"><text:span text:style-name="T701">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541">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CXsasSbySn"/><text:span text:style-name="T137">(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CXsasSbySn"/>⁠.</text:p>
      <text:p text:style-name="P38"><text:span text:style-name="T145">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4OCt8JOmbY"/><text:span text:style-name="T145">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4OCt8JOmbY"/><text:span text:style-name="T145">⁠: </text:span></text:p>
      <text:p text:style-name="P154"><text:span text:style-name="T145">TCP es también un protocolo fiable. L</text:span>a fiabilidad proporcionada por este protocolo viene dada principalmente por los siguientes aspectos: </text:p>
      <text:list xml:id="list90219867702749" text:continue-list="list90218716792329" text:style-name="Viñeta_20_Cita_20_con_20_margen">
        <text:list-item>
          <text:p text:style-name="P303">Los datos a enviar son reagrupados por el protocolo en porciones denominadas segmentos <office:annotation office:name="__Annotation__3686_4205911864"><dc:creator>Unknown Author</dc:creator><dc:date>2022-04-02T12:46:37.328188105</dc:date><text:p text:style-name="P412"><text:span text:style-name="T699">[Ric98-1]</text:span></text:p><text:p text:style-name="P412"><text:span text:style-name="T699">Cita de Cita</text:span></text:p></office:annotation><text:span text:style-name="T41">(...)</text:span><office:annotation-end office:name="__Annotation__3686_4205911864"/>. El tamaño de estos segmentos lo asigna el propio protocolo. <text:span text:style-name="T536">(</text:span>...<text:span text:style-name="T536">)</text:span> </text:p>
        </text:list-item>
        <text:list-item>
          <text:p text:style-name="P302"><text:soft-page-break/>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02">Cuando se envía un segmento se inicializa un temporizador (timer). De esta forma, si en un determinado plazo de tiempo no se recibe una confirmación (Acknowledge) de los datos enviados, estos se retransmiten. </text:p>
        </text:list-item>
        <text:list-item>
          <text:p text:style-name="P302">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02">Como IP no garantiza el orden de llegada de los datagramas, el protocolo TCP utiliza unos números de secuencia para asegurar la recepción en orden, evitando cambios de orden y/o duplicidades de los bytes recibidos. </text:p>
        </text:list-item>
        <text:list-item>
          <text:p text:style-name="P302">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536">(pp. 21-22)</text:span></text:p>
        </text:list-item>
      </text:list>
      <text:p text:style-name="P183"><text:span text:style-name="T286">Para lograr todos los puntos de fiabilidad citados anteriormente TCP </text:span><office:annotation office:name="__Annotation__64020_1972907036"><dc:creator>Rodrigo Fernández</dc:creator><dc:date>2022-03-27T22:37:43.704178948</dc:date><loext:sender-initials>RF</loext:sender-initials><text:p text:style-name="P412"><text:span text:style-name="T698">Más complicada que que?</text:span></text:p></office:annotation><text:span text:style-name="T286">posee una cabecera un poco más complicada</text:span><office:annotation-end office:name="__Annotation__64020_1972907036"/><text:span text:style-name="T286"> </text:span><text:span text:style-name="T287">(</text:span><text:span text:style-name="T288">V</text:span><text:span text:style-name="T287">er </text:span><text:span text:style-name="T287"><text:sequence-ref text:reference-format="category-and-value" text:ref-name="refFigure6">Figura 7</text:sequence-ref></text:span><text:span text:style-name="T287">)</text:span><text:span text:style-name="T286">.</text:span></text:p>
      <text:p text:style-name="P190"/>
      <text:p text:style-name="_34_._20_Contenido_20_Figura"><text:soft-page-break/><draw:frame draw:style-name="fr5" draw:name="Marco12" text:anchor-type="as-char" svg:width="14.122cm" style:rel-width="91%" svg:height="9.17cm" style:rel-height="scale-min" draw:z-index="19"><draw:text-box><text:p text:style-name="P234"/><text:p text:style-name="P234"><draw:g text:anchor-type="as-char" draw:z-index="20" draw:name="Objeto de grupo 6" draw:style-name="gr1"><draw:frame draw:style-name="gr47" draw:text-style-name="P433"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421" draw:type="line" svg:x1="6.308cm" svg:y1="0.319cm" svg:x2="6.308cm" svg:y2="0.319cm" draw:start-shape="id42" draw:end-shape="id42" svg:d="M6308-3032z" svg:viewBox="0 0 2 2"><text:p/></draw:connector><draw:connector draw:style-name="gr49" draw:text-style-name="P421" draw:type="line" svg:x1="6.308cm" svg:y1="0.319cm" svg:x2="6.308cm" svg:y2="0.319cm" draw:start-shape="id42" draw:end-shape="id42" svg:d="M6308-3032z" svg:viewBox="0 0 2 2"><text:p/></draw:connector><draw:line draw:style-name="gr50" draw:text-style-name="P420" xml:id="id43" draw:id="id43" svg:x1="11.43cm" svg:y1="5.112cm" svg:x2="12.7cm" svg:y2="5.112cm"><text:p/></draw:line><draw:line draw:style-name="gr51" draw:text-style-name="P420" xml:id="id44" draw:id="id44" svg:x1="11.43cm" svg:y1="0.346cm" svg:x2="12.7cm" svg:y2="0.346cm"><text:p/></draw:line><draw:connector draw:style-name="gr52" draw:text-style-name="P431" draw:type="line" svg:x1="12.065cm" svg:y1="5.112cm" svg:x2="12.065cm" svg:y2="0.347cm" draw:start-shape="id43" draw:start-glue-point="0" draw:end-shape="id44" draw:end-glue-point="0" svg:d="M12065 1762v-4766" svg:viewBox="0 0 2 4768"><text:p text:style-name="P422"><text:span text:style-name="T707"><text:s text:c="8"/></text:span><text:span text:style-name="T706">20 Bytes</text:span></text:p></draw:connector><draw:line draw:style-name="gr24" draw:text-style-name="P418" svg:x1="0cm" svg:y1="0cm" svg:x2="0.317cm" svg:y2="0cm"><text:p text:style-name="P422"><text:span text:style-name="T706">0</text:span></text:p></draw:line><draw:line draw:style-name="gr24" draw:text-style-name="P418" svg:x1="1.27cm" svg:y1="0cm" svg:x2="1.587cm" svg:y2="0cm"><text:p text:style-name="P422"><text:span text:style-name="T706">3</text:span></text:p></draw:line><draw:line draw:style-name="gr24" draw:text-style-name="P418" svg:x1="1.74cm" svg:y1="0cm" svg:x2="2.057cm" svg:y2="0cm"><text:p text:style-name="P422"><text:span text:style-name="T706">4</text:span></text:p></draw:line><draw:line draw:style-name="gr24" draw:text-style-name="P418" svg:x1="3.175cm" svg:y1="0cm" svg:x2="3.492cm" svg:y2="0cm"><text:p text:style-name="P422"><text:span text:style-name="T706">9</text:span></text:p></draw:line><draw:line draw:style-name="gr24" draw:text-style-name="P418" svg:x1="3.81cm" svg:y1="0cm" svg:x2="4.127cm" svg:y2="0cm"><text:p text:style-name="P422"><text:span text:style-name="T706">10</text:span></text:p></draw:line><draw:line draw:style-name="gr24" draw:text-style-name="P418" svg:x1="5.08cm" svg:y1="0cm" svg:x2="5.397cm" svg:y2="0cm"><text:p text:style-name="P422"><text:span text:style-name="T706">15</text:span></text:p></draw:line><draw:line draw:style-name="gr24" draw:text-style-name="P418" svg:x1="5.715cm" svg:y1="0cm" svg:x2="6.032cm" svg:y2="0cm"><text:p text:style-name="P422"><text:span text:style-name="T706">16</text:span></text:p></draw:line><draw:line draw:style-name="gr24" draw:text-style-name="P418" svg:x1="11.112cm" svg:y1="0cm" svg:x2="11.429cm" svg:y2="0cm"><text:p text:style-name="P422"><text:span text:style-name="T706">31</text:span></text:p></draw:line></draw:g></text:p><text:p text:style-name="P234"/><text:p text:style-name="P242">Figura <text:sequence text:ref-name="refFigure6" text:name="Figure" text:formula="ooow:Figure+1" style:num-format="1">7</text:sequence>: <text:span text:style-name="T437">Cabecera de un segmento TCP</text:span><text:span text:style-name="T270">.</text:span></text:p><text:p text:style-name="P244"><text:span text:style-name="T466">Adaptado de </text:span><text:span text:style-name="T461">Cabecera de un segmento TCP</text:span><text:span text:style-name="T460"> </text:span><text:span text:style-name="T256">(p. </text:span><text:span text:style-name="T461">23</text:span><text:span text:style-name="T256">), por </text:span><text:span text:style-name="T459">Gabriel Verdejo Alvarez</text:span><text:span text:style-name="T256">, <text:s/></text:span><text:span text:style-name="T461">2003</text:span><text:span text:style-name="T256">, </text:span><text:span text:style-name="T257">Universitat Autònoma de Barcelona</text:span><text:span text:style-name="T256">.</text:span><text:span text:style-name="T269"> </text:span><text:bookmark text:name="MendeleyTempCursorBookmark4121"/></text:p></draw:text-box></draw:frame></text:p>
      <text:list xml:id="list90219328814424" text:continue-list="list90219937495818" text:style-name="Numeración">
        <text:list-item>
          <text:list>
            <text:list-item>
              <text:list>
                <text:list-item>
                  <text:h text:style-name="P337" text:outline-level="3"><text:bookmark-start text:name="__RefHeading___Toc3226_2170670833"/>Protocolo de datagramas de usuario <text:span text:style-name="T429">(UDP)</text:span><text:bookmark-end text:name="__RefHeading___Toc3226_2170670833"/></text:h>
                </text:list-item>
              </text:list>
            </text:list-item>
          </text:list>
        </text:list-item>
      </text:list>
      <text:p text:style-name="P26">El protocolo UDP “<office:annotation office:name="__Annotation__29840_1397119209"><dc:creator>Rodrigo Fernández</dc:creator><dc:date>2022-04-16T15:17:40.616123144</dc:date><loext:sender-initials>RF</loext:sender-initials><text:p text:style-name="P412"><text:span text:style-name="T699">“</text:span><text:span text:style-name="T699">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fe5rXfjir3"/><text:span text:style-name="T137">(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fe5rXfjir3"/>⁠. </text:p>
      <text:p text:style-name="P49"><text:span text:style-name="T137">UDP </text:span><text:span text:style-name="T229">por lo general se suele utilizar para </text:span><text:span text:style-name="T137">realizar stre</text:span><text:span text:style-name="T229">a</text:span><text:span text:style-name="T137">ming o comunicaciones que necesiten el envío de mucha información en </text:span><text:span text:style-name="T229">el </text:span><text:span text:style-name="T137">que </text:span><text:span text:style-name="T229">no sea</text:span><text:span text:style-name="T137"> importante que falle </text:span><text:span text:style-name="T229">al</text:span><text:span text:style-name="T137"> llegar un mensaje, </text:span><text:span text:style-name="T229">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RKpLMYYfQn"/><text:span text:style-name="T229">(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RKpLMYYfQn"/><text:span text:style-name="T229">⁠</text:span>⁠ </text:p>
      <text:p text:style-name="_34_._20_Contenido_20_Figura"><text:soft-page-break/><draw:frame draw:style-name="fr5" draw:name="Marco2" text:anchor-type="as-char" svg:width="14.379cm" style:rel-width="93%" svg:height="6.369cm" style:rel-height="scale-min" draw:z-index="21"><draw:text-box><text:p text:style-name="P237"/><text:p text:style-name="P237"><draw:g text:anchor-type="as-char" draw:z-index="22" draw:name="Objeto de grupo 7" draw:style-name="gr1"><draw:frame draw:style-name="gr47" draw:text-style-name="P433" xml:id="id45" draw:id="id45" svg:width="12.577cm" svg:height="3.492cm" svg:x="0.019cm" svg:y="0.319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421" draw:type="line" svg:x1="6.308cm" svg:y1="0.32cm" svg:x2="6.308cm" svg:y2="0.32cm" draw:start-shape="id45" draw:end-shape="id45" svg:d="M6308-1586z" svg:viewBox="0 0 2 2"><text:p/></draw:connector><draw:connector draw:style-name="gr49" draw:text-style-name="P421" draw:type="line" svg:x1="6.308cm" svg:y1="0.32cm" svg:x2="6.308cm" svg:y2="0.32cm" draw:start-shape="id45" draw:end-shape="id45" svg:d="M6308-1586z" svg:viewBox="0 0 2 2"><text:p/></draw:connector><draw:line draw:style-name="gr50" draw:text-style-name="P420" xml:id="id46" draw:id="id46" svg:x1="11.43cm" svg:y1="2.221cm" svg:x2="12.7cm" svg:y2="2.221cm"><text:p/></draw:line><draw:line draw:style-name="gr51" draw:text-style-name="P420" xml:id="id47" draw:id="id47" svg:x1="11.43cm" svg:y1="0.348cm" svg:x2="12.7cm" svg:y2="0.348cm"><text:p/></draw:line><draw:connector draw:style-name="gr52" draw:text-style-name="P418" draw:type="line" svg:x1="12.065cm" svg:y1="2.221cm" svg:x2="12.065cm" svg:y2="0.348cm" draw:start-shape="id46" draw:start-glue-point="0" draw:end-shape="id47" draw:end-glue-point="0" svg:d="M12065 316v-1874" svg:viewBox="0 0 2 1875"><text:p text:style-name="P422"><text:span text:style-name="T706"><text:s text:c="14"/></text:span><text:span text:style-name="T706">8 Bytes</text:span></text:p></draw:connector><draw:line draw:style-name="gr24" draw:text-style-name="P418" svg:x1="0cm" svg:y1="-0.001cm" svg:x2="0.317cm" svg:y2="-0.001cm"><text:p text:style-name="P422"><text:span text:style-name="T706">0</text:span></text:p></draw:line><draw:line draw:style-name="gr24" draw:text-style-name="P418" svg:x1="5.08cm" svg:y1="-0.001cm" svg:x2="5.397cm" svg:y2="-0.001cm"><text:p text:style-name="P422"><text:span text:style-name="T706">15</text:span></text:p></draw:line><draw:line draw:style-name="gr24" draw:text-style-name="P418" svg:x1="5.715cm" svg:y1="-0.001cm" svg:x2="6.032cm" svg:y2="-0.001cm"><text:p text:style-name="P422"><text:span text:style-name="T706">16</text:span></text:p></draw:line><draw:line draw:style-name="gr24" draw:text-style-name="P418" svg:x1="11.112cm" svg:y1="-0.001cm" svg:x2="11.429cm" svg:y2="-0.001cm"><text:p text:style-name="P422"><text:span text:style-name="T706">31</text:span></text:p></draw:line></draw:g></text:p><text:p text:style-name="P237"/><text:p text:style-name="P237">Figura <text:sequence text:ref-name="refFigure7" text:name="Figure" text:formula="ooow:Figure+1" style:num-format="1">8</text:sequence>: <text:span text:style-name="T437">Cabecera de </text:span><text:span text:style-name="T438">un datagrama UDP</text:span><text:span text:style-name="T270">.</text:span></text:p><text:p text:style-name="P244"><text:span text:style-name="T467">Adaptado de </text:span><text:span text:style-name="T461">Cabecera de un </text:span><text:span text:style-name="T462">datagrama</text:span><text:span text:style-name="T461"> </text:span><text:span text:style-name="T462">UDP</text:span><text:span text:style-name="T460"> </text:span><text:span text:style-name="T256">(p. </text:span><text:span text:style-name="T461">2</text:span><text:span text:style-name="T462">0</text:span><text:span text:style-name="T256">), por </text:span><text:span text:style-name="T459">Gabriel Verdejo Alvarez </text:span><text:span text:style-name="T256">, </text:span><text:span text:style-name="T461">2003</text:span><text:span text:style-name="T256">, </text:span><text:span text:style-name="T257">Universitat Autònoma de Barcelona</text:span><text:span text:style-name="T256">.</text:span><text:span text:style-name="T269"> </text:span><text:bookmark text:name="MendeleyTempCursorBookmark41211"/></text:p></draw:text-box></draw:frame></text:p>
      <text:p text:style-name="P26"/>
      <text:p text:style-name="P26"><text:span text:style-name="T642">En la figura 8 se puede observar cómo se compone la cabecera de un datagrama UDP . </text:span>“<office:annotation office:name="__Annotation__80803_1972907036"><dc:creator>Rodrigo Fernández</dc:creator><dc:date>2022-03-27T23:52:33.753067982</dc:date><loext:sender-initials>RF</loext:sender-initials><text:p text:style-name="P412"><text:span text:style-name="T699">“</text:span><text:span text:style-name="T699">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537">(...)</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MyMIc8bzBG"/><text:span text:style-name="T137">(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MyMIc8bzBG"/>⁠</text:p>
      <text:p text:style-name="P39">“<office:annotation office:name="__Annotation__85010_1972907036"><dc:creator>Rodrigo Fernández</dc:creator><dc:date>2022-03-27T23:59:58.386642232</dc:date><loext:sender-initials>RF</loext:sender-initials><text:p text:style-name="P412"><text:span text:style-name="T699">“</text:span><text:span text:style-name="T699">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538">(...)</text:span> hace referencia al tamaño del datagrama en bytes, y engloba la cabecera <text:span text:style-name="T538">(...)</text:span> <text:span text:style-name="T450">m</text:span><text:span text:style-name="T313">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3J6QHr8YeV"/><text:span text:style-name="T137">(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3J6QHr8YeV"/>⁠.</text:p>
      <text:p text:style-name="P155"><office:annotation office:name="__Annotation__88825_1972907036"><dc:creator>Rodrigo Fernández</dc:creator><dc:date>2022-03-28T00:02:36.428154729</dc:date><loext:sender-initials>RF</loext:sender-initials><text:p text:style-name="P412"><text:span text:style-name="T699">“</text:span><text:span text:style-name="T699">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538">(...)</text:span>, sirve como método de control de los datos, verificando que no <text:span text:style-name="T319">han</text:span> sido alterados. Este checksum cubre tanto la cabecera UDP como los datos enviados. <text:span text:style-name="T538">(…).</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RRrJUG44l1"/><text:span text:style-name="T137">(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RRrJUG44l1"/>⁠.</text:p>
      <text:list xml:id="list90219720738031" text:continue-numbering="true" text:style-name="Numeración">
        <text:list-item>
          <text:list>
            <text:list-item>
              <text:list>
                <text:list-item>
                  <text:h text:style-name="P338" text:outline-level="3"><text:bookmark-start text:name="__RefHeading___Toc3228_2170670833"/>Protocolo de <text:span text:style-name="T430">copia segura (SCP)</text:span><text:bookmark-end text:name="__RefHeading___Toc3228_2170670833"/></text:h>
                </text:list-item>
              </text:list>
            </text:list-item>
          </text:list>
        </text:list-item>
      </text:list>
      <text:p text:style-name="P26"><office:annotation office:name="__Annotation__25235_1259762573"><dc:creator>Rodrigo Fernández</dc:creator><dc:date>2022-03-28T02:51:13.628295570</dc:date><loext:sender-initials>RF</loext:sender-initials><text:p text:style-name="P412"><text:span text:style-name="T699">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90219528621986" text:continue-numbering="true" text:style-name="Numeración">
        <text:list-item>
          <text:list>
            <text:list-item>
              <text:h text:style-name="P276" text:outline-level="2"><text:bookmark-start text:name="__RefHeading___Toc3230_2170670833"/>SOCkets<text:bookmark-end text:name="__RefHeading___Toc3230_2170670833"/></text:h>
            </text:list-item>
          </text:list>
        </text:list-item>
      </text:list>
      <text:p text:style-name="P40"><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09vafwIWIw"/><text:span text:style-name="T137">(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09vafwIWIw"/>⁠ define al socket (<text:span text:style-name="T449">Ver </text:span><text:span text:style-name="T449"><text:sequence-ref text:reference-format="category-and-value" text:ref-name="refFigure8">Figura 9</text:sequence-ref></text:span>) como:</text:p>
      <text:p text:style-name="P154"><text:soft-page-break/><office:annotation office:name="__Annotation__89519_1972907036"><dc:creator>Rodrigo Fernández</dc:creator><dc:date>2022-03-28T00:20:33.592322005</dc:date><loext:sender-initials>RF</loext:sender-initials><text:p text:style-name="P412"><text:span text:style-name="T699">“</text:span><text:span text:style-name="T699">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412"><text:span text:style-name="T699">Un socket es también una dirección de</text:span></text:p><text:p text:style-name="P412"><text:span text:style-name="T699">Internet, combinando una dirección IP (la dirección numérica única de cuatro octetos que identifica a un computador particular en Internet) y un número de puerto (el número que identifica una aplicación de Internet particular)</text:span></text:p><text:p text:style-name="P412"><text:span text:style-name="T699">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539">(...)</text:span>.</text:p>
      <text:p text:style-name="P156">Un socket es también una dirección de Internet combinando una dirección IP <text:span text:style-name="T539">(...)</text:span> y un número de puerto <text:span text:style-name="T539">(...)</text:span>. </text:p>
      <text:p text:style-name="P156">Un socket es un punto final de un enlace de comunicación de dos vías entre dos programas que se ejecutan a través de la red.<office:annotation-end office:name="__Annotation__89519_1972907036"/> <text:span text:style-name="T539">(p. 49)</text:span></text:p>
      <text:p text:style-name="P26"><draw:frame draw:style-name="fr5" draw:name="Marco3" text:anchor-type="as-char" svg:width="15.344cm" style:rel-width="99%" svg:height="5.466cm" style:rel-height="scale-min" draw:z-index="23"><draw:text-box><text:p text:style-name="P234"/><text:p text:style-name="P234"><draw:g text:anchor-type="as-char" draw:z-index="24" draw:name="Objeto de grupo 8" draw:style-name="gr1"><draw:custom-shape draw:style-name="gr53" draw:text-style-name="P434" svg:width="3.537cm" svg:height="2.655cm" svg:x="0cm" svg:y="0.593cm"><text:p/><draw:enhanced-geometry svg:viewBox="0 0 21600 21600" draw:type="rectangle" draw:enhanced-path="M 0 0 L 21600 0 21600 21600 0 21600 0 0 Z N"/></draw:custom-shape><draw:custom-shape draw:style-name="gr54" draw:text-style-name="P435"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435"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435"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436"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435"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35"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35"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35"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35"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434" svg:width="3.539cm" svg:height="2.655cm" svg:x="8.841cm" svg:y="0.593cm"><text:p/><draw:enhanced-geometry svg:viewBox="0 0 21600 21600" draw:mirror-horizontal="true" draw:type="rectangle" draw:enhanced-path="M 0 0 L 21600 0 21600 21600 0 21600 0 0 Z N"/></draw:custom-shape><draw:custom-shape draw:style-name="gr59" draw:text-style-name="P435"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435"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436" xml:id="id62" draw:id="id62" svg:width="0.295cm" svg:height="0.295cm" draw:transform="rotate (-1.5707963267949) translate (9.56909722222222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435" svg:width="0.292cm" svg:height="0.294cm" svg:x="8.393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35" xml:id="id56" draw:id="id56" svg:width="0.292cm" svg:height="0.295cm" svg:x="8.393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35" svg:width="0.292cm" svg:height="0.294cm" svg:x="8.393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35" xml:id="id49" draw:id="id49" svg:width="0.292cm" svg:height="0.292cm" svg:x="8.393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35" xml:id="id55" draw:id="id55" svg:width="0.292cm" svg:height="0.292cm" svg:x="8.393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431" draw:type="line" svg:x1="3.829cm" svg:y1="1.917cm" svg:x2="8.394cm" svg:y2="1.917cm" draw:start-shape="id48" draw:start-glue-point="7" draw:end-shape="id49" draw:end-glue-point="7" svg:d="M3829 292h4565" svg:viewBox="0 0 4567 2"><text:p text:style-name="P422"><text:span text:style-name="T707"/></text:p><text:p text:style-name="P422"><text:span text:style-name="T706">Mensaje</text:span></text:p></draw:connector><draw:custom-shape draw:style-name="gr60" draw:text-style-name="P416" xml:id="id50" draw:id="id50" svg:width="1.77cm" svg:height="0.593cm" svg:x="4.422cm" svg:y="0cm"><text:p text:style-name="P415"><text:span text:style-name="T705">Cualquier puerto</text:span></text:p><draw:enhanced-geometry svg:viewBox="0 0 21600 21600" draw:mirror-horizontal="false" draw:mirror-vertical="false" draw:type="rectangle" draw:enhanced-path="M 0 0 L 21600 0 21600 21600 0 21600 0 0 Z N"/></draw:custom-shape><draw:custom-shape draw:style-name="gr61" draw:text-style-name="P416" xml:id="id51" draw:id="id51" svg:width="1.768cm" svg:height="0.593cm" svg:x="6.191cm" svg:y="0cm"><text:p text:style-name="P415"><text:span text:style-name="T705">Puerto acordado</text:span></text:p><draw:enhanced-geometry svg:viewBox="0 0 21600 21600" draw:mirror-horizontal="false" draw:mirror-vertical="false" draw:type="rectangle" draw:enhanced-path="M 0 0 L 21600 0 21600 21600 0 21600 0 0 Z N"/></draw:custom-shape><draw:custom-shape draw:style-name="gr62" draw:text-style-name="P416" xml:id="id52" draw:id="id52" svg:width="2.361cm" svg:height="0.593cm" svg:x="5.009cm" svg:y="2.655cm"><text:p text:style-name="P415"><text:span text:style-name="T705">Otros puertos</text:span></text:p><draw:enhanced-geometry svg:viewBox="0 0 21600 21600" draw:mirror-horizontal="false" draw:mirror-vertical="false" draw:type="rectangle" draw:enhanced-path="M 0 0 L 21600 0 21600 21600 0 21600 0 0 Z N"/></draw:custom-shape><draw:connector draw:style-name="gr63" draw:text-style-name="P421" draw:type="line" svg:x1="5.306cm" svg:y1="0.594cm" svg:x2="3.685cm" svg:y2="1.771cm" draw:start-shape="id50" draw:start-glue-point="2" draw:end-shape="id48" draw:end-glue-point="4" svg:d="M5306-1032l-1621 1178" svg:viewBox="0 0 1623 1180"><text:p/></draw:connector><draw:connector draw:style-name="gr63" draw:text-style-name="P421" draw:type="line" svg:x1="7.075cm" svg:y1="0.594cm" svg:x2="8.541cm" svg:y2="1.771cm" draw:start-shape="id51" draw:start-glue-point="2" draw:end-shape="id49" draw:end-glue-point="4" svg:d="M7075-1032l1466 1178" svg:viewBox="0 0 1468 1180"><text:p/></draw:connector><draw:connector draw:style-name="gr63" draw:text-style-name="P421" draw:type="line" svg:x1="5.009cm" svg:y1="2.95cm" svg:x2="3.829cm" svg:y2="2.506cm" draw:start-shape="id52" draw:start-glue-point="3" draw:end-shape="id53" draw:end-glue-point="7" svg:d="M5009 1325l-1180-444" svg:viewBox="0 0 1182 446"><text:p/></draw:connector><draw:connector draw:style-name="gr63" draw:text-style-name="P421" draw:type="line" svg:x1="3.829cm" svg:y1="3.096cm" svg:x2="5.009cm" svg:y2="2.951cm" draw:start-shape="id54" draw:start-glue-point="7" draw:end-shape="id52" draw:end-glue-point="3" svg:d="M3829 1471l1180-145" svg:viewBox="0 0 1182 146"><text:p/></draw:connector><draw:connector draw:style-name="gr63" draw:text-style-name="P421" draw:type="line" svg:x1="7.37cm" svg:y1="2.95cm" svg:x2="8.394cm" svg:y2="2.506cm" draw:start-shape="id52" draw:start-glue-point="1" draw:end-shape="id55" draw:end-glue-point="7" svg:d="M7370 1325l1024-444" svg:viewBox="0 0 1027 446"><text:p/></draw:connector><draw:connector draw:style-name="gr63" draw:text-style-name="P421" draw:type="line" svg:x1="8.394cm" svg:y1="3.096cm" svg:x2="7.37cm" svg:y2="2.951cm" draw:start-shape="id56" draw:start-glue-point="7" draw:end-shape="id52" draw:end-glue-point="1" svg:d="M8394 1471l-1024-145" svg:viewBox="0 0 1027 146"><text:p/></draw:connector><draw:custom-shape draw:style-name="gr64" draw:text-style-name="P416" xml:id="id57" draw:id="id57" svg:width="1.477cm" svg:height="0.295cm" svg:x="1.177cm" svg:y="1.182cm"><text:p text:style-name="P415"><text:span text:style-name="T705">Socket</text:span></text:p><draw:enhanced-geometry svg:viewBox="0 0 21600 21600" draw:mirror-horizontal="false" draw:mirror-vertical="false" draw:type="rectangle" draw:enhanced-path="M 0 0 L 21600 0 21600 21600 0 21600 0 0 Z N"/></draw:custom-shape><draw:custom-shape draw:style-name="gr65" draw:text-style-name="P416" svg:width="1.475cm" svg:height="0.295cm" svg:x="1.178cm" svg:y="2.36cm"><text:p text:style-name="P415"><text:span text:style-name="T705">Cliente</text:span></text:p><draw:enhanced-geometry svg:viewBox="0 0 21600 21600" draw:mirror-horizontal="false" draw:mirror-vertical="false" draw:type="rectangle" draw:enhanced-path="M 0 0 L 21600 0 21600 21600 0 21600 0 0 Z N"/></draw:custom-shape><draw:custom-shape draw:style-name="gr65" draw:text-style-name="P416" xml:id="id59" draw:id="id59" svg:width="1.475cm" svg:height="0.295cm" svg:x="9.728cm" svg:y="1.182cm"><text:p text:style-name="P415"><text:span text:style-name="T705">Socket</text:span></text:p><draw:enhanced-geometry svg:viewBox="0 0 21600 21600" draw:mirror-horizontal="false" draw:mirror-vertical="false" draw:type="rectangle" draw:enhanced-path="M 0 0 L 21600 0 21600 21600 0 21600 0 0 Z N"/></draw:custom-shape><draw:custom-shape draw:style-name="gr66" draw:text-style-name="P438" svg:width="1.768cm" svg:height="0.295cm" svg:x="9.728cm" svg:y="2.36cm"><text:p text:style-name="P437"><text:span text:style-name="T705">Servidor</text:span></text:p><draw:enhanced-geometry svg:viewBox="0 0 21600 21600" draw:mirror-horizontal="false" draw:mirror-vertical="false" draw:type="rectangle" draw:enhanced-path="M 0 0 L 21600 0 21600 21600 0 21600 0 0 Z N"/></draw:custom-shape><draw:connector draw:style-name="gr67" draw:text-style-name="P421" draw:type="line" svg:x1="1.914cm" svg:y1="1.477cm" svg:x2="2.653cm" svg:y2="1.917cm" draw:start-shape="id57" draw:start-glue-point="2" draw:end-shape="id58" draw:end-glue-point="4" svg:d="M1914-149l739 441" svg:viewBox="0 0 741 443"><text:p/></draw:connector><draw:connector draw:style-name="gr67" draw:text-style-name="P421" draw:type="line" svg:x1="10.465cm" svg:y1="1.477cm" svg:x2="9.724cm" svg:y2="1.917cm" draw:start-shape="id59" draw:start-glue-point="2" draw:end-shape="id60" draw:end-glue-point="4" svg:d="M10465-149l-741 441" svg:viewBox="0 0 743 443"><text:p/></draw:connector><draw:connector draw:style-name="gr18" draw:text-style-name="P421" draw:type="line" svg:x1="2.946cm" svg:y1="2.206cm" svg:x2="3.538cm" svg:y2="1.917cm" draw:start-shape="id61" draw:start-glue-point="4" draw:end-shape="id48" draw:end-glue-point="5" svg:d="M2946 581l592-289" svg:viewBox="0 0 594 291"><text:p/></draw:connector><draw:connector draw:style-name="gr18" draw:text-style-name="P421" draw:type="line" svg:x1="8.685cm" svg:y1="1.917cm" svg:x2="9.276cm" svg:y2="2.21cm" draw:start-shape="id49" draw:start-glue-point="5" draw:end-shape="id62" draw:end-glue-point="4" svg:d="M8685 292l591 293" svg:viewBox="0 0 593 295"><text:p/></draw:connector></draw:g></text:p><text:p text:style-name="P234"/><text:p text:style-name="P242"><office:annotation office:name="__Annotation__107276_3469495667"><dc:creator>Rodrigo Fernández</dc:creator><dc:date>2022-04-10T23:13:33.595987152</dc:date><loext:sender-initials>RF</loext:sender-initials><text:p text:style-name="P412"><text:span text:style-name="T700">Insertar referencia en bibliografia</text:span></text:p></office:annotation>Figura<office:annotation-end office:name="__Annotation__107276_3469495667"/> <text:sequence text:ref-name="refFigure8" text:name="Figure" text:formula="ooow:Figure+1" style:num-format="1">9</text:sequence>: <text:span text:style-name="T439">Comunicación entre sockets</text:span><text:span text:style-name="T270">.</text:span></text:p><text:p text:style-name="P245"><text:bookmark text:name="MendeleyTempCursorBookmark41212"/><text:span text:style-name="T466">Adaptado de </text:span><text:span text:style-name="T468">Sockets y puertos</text:span><text:span text:style-name="T460"> </text:span><text:span text:style-name="T256">(p. </text:span><text:span text:style-name="T468">120</text:span><text:span text:style-name="T256">), por </text:span><text:span text:style-name="T469">George Coulouris, Jean Dollimore y Tim Kindberg</text:span><text:span text:style-name="T256">, </text:span><text:span text:style-name="T461">200</text:span><text:span text:style-name="T469">1</text:span><text:span text:style-name="T256">, </text:span><text:span text:style-name="T260">Pearson Education</text:span><text:span text:style-name="T256">.</text:span><text:span text:style-name="T269"> </text:span><text:bookmark text:name="MendeleyTempCursorBookmark41214"/></text:p></draw:text-box></draw:frame></text:p>
      <text:list xml:id="list90218733060699" text:continue-numbering="true" text:style-name="Numeración">
        <text:list-item>
          <text:list>
            <text:list-item>
              <text:list>
                <text:list-item>
                  <text:h text:style-name="P367" text:outline-level="3"><text:bookmark-start text:name="__RefHeading___Toc3232_2170670833"/>Sockets según su orientación<text:bookmark-end text:name="__RefHeading___Toc3232_2170670833"/></text:h>
                </text:list-item>
              </text:list>
            </text:list-item>
          </text:list>
        </text:list-item>
      </text:list>
      <text:list xml:id="list90218995972839" text:continue-list="list90219867702749" text:style-name="Viñeta_20_Cita_20_con_20_margen">
        <text:list-item>
          <text:p text:style-name="P400"><office:annotation office:name="__Annotation__93372_1972907036"><dc:creator>Rodrigo Fernández</dc:creator><dc:date>2022-03-28T00:27:48.578117150</dc:date><loext:sender-initials>RF</loext:sender-initials><text:p text:style-name="P412"><text:span text:style-name="T699">“</text:span><text:span text:style-name="T699">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321">Orientado a conexión</text:span><text:span text:style-name="T113">:</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400"><office:annotation office:name="__Annotation__93375_1972907036"><dc:creator>Rodrigo Fernández</dc:creator><dc:date>2022-03-28T00:32:59.688017150</dc:date><loext:sender-initials>RF</loext:sender-initials><text:p text:style-name="P412"><text:span text:style-name="T699">“</text:span><text:span text:style-name="T699">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16">Orientado a no conexión</text:span><text:span text:style-name="T113">:</text:span> <text:span text:style-name="T320">Envío de</text:span> datagramas de tamaño fijo. <text:span text:style-name="T540">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vI5TV4DQd4"/><text:span text:style-name="T137">(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vI5TV4DQd4"/>⁠</text:p>
        </text:list-item>
      </text:list>
      <text:list xml:id="list90220010111662" text:continue-list="list90218733060699" text:style-name="Numeración">
        <text:list-item>
          <text:list>
            <text:list-item>
              <text:list>
                <text:list-item>
                  <text:h text:style-name="P338" text:outline-level="3"><text:bookmark-start text:name="__RefHeading___Toc3234_2170670833"/><text:soft-page-break/><text:span text:style-name="T300">A</text:span><text:span text:style-name="T301">rquitectura cliente – servidor</text:span><text:bookmark-end text:name="__RefHeading___Toc3234_2170670833"/></text:h>
                </text:list-item>
              </text:list>
            </text:list-item>
          </text:list>
        </text:list-item>
      </text:list>
      <text:p text:style-name="P52"><text:span text:style-name="T644">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kpeMMqbgoj"/><text:span text:style-name="T232">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kpeMMqbgoj"/><text:span text:style-name="T644">⁠la arquitectura Cliente-Servidor:</text:span></text:p>
      <text:p text:style-name="_34_._20_Contenido_20_Cita"><text:span text:style-name="T644">Es un modelo</text:span> de aplicación distribuida en el que las tareas se reparten entre los proveedores de recursos o servicios, llamados servidores, y los demandantes, llamados clien<text:span text:style-name="T643">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e78r6obKr9"/><text:span text:style-name="T137">(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e78r6obKr9"/>⁠</text:p>
      <text:p text:style-name="_34_._20_Contenido_20_Cita"><office:annotation office:name="__Annotation__97900_1972907036"><dc:creator>Rodrigo Fernández</dc:creator><dc:date>2022-03-28T00:54:05.498446749</dc:date><loext:sender-initials>RF</loext:sender-initials><text:p text:style-name="P412"><text:span text:style-name="T699">Servidor corresponde a la instancia en que un proceso crea un socket-</text:span></text:p><text:p text:style-name="P412"><text:span text:style-name="T699">Cliente corresponde a la instancia en que un proceso se contecta a un socket que se ha creado en otro proceso</text:span></text:p><text:p text:style-name="P412"><text:span text:style-name="T699">Una vez que el socket servidor está habilitado, escucha conexiones y</text:span></text:p><text:p text:style-name="P412"><text:span text:style-name="T699">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sL8uFEjAuG"/><text:span text:style-name="T137">(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sL8uFEjAuG"/>⁠⁠</text:p>
      <text:p text:style-name="P41">El servidor es el encargado de responder las peticiones de uno o más clientes (<text:span text:style-name="T433">V</text:span>er <text:sequence-ref text:reference-format="category-and-value" text:ref-name="refFigure9">Figura 10</text:sequence-ref>)</text:p>
      <text:p text:style-name="_34_._20_Contenido_20_Figura"><draw:frame draw:style-name="fr5" draw:name="Marco4" text:anchor-type="as-char" svg:width="14.459cm" style:rel-width="93%" svg:height="6.782cm" style:rel-height="scale-min" draw:z-index="25"><draw:text-box><text:p text:style-name="P234"/><text:p text:style-name="P234"><draw:g text:anchor-type="as-char" draw:z-index="26" draw:name="Objeto de grupo 9" draw:style-name="gr1"><draw:g draw:style-name="gr27"><draw:custom-shape draw:style-name="gr40" draw:text-style-name="P430"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30" svg:x1="1.08cm" svg:y1="0.634cm" svg:x2="1.461cm" svg:y2="0.634cm"><text:p text:style-name="P422"><text:span text:style-name="T706">Proceso</text:span></text:p></draw:line></draw:g><draw:g draw:style-name="gr27"><draw:custom-shape draw:style-name="gr40" draw:text-style-name="P430"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30" svg:x1="0.763cm" svg:y1="2.224cm" svg:x2="1.144cm" svg:y2="2.224cm"><text:p text:style-name="P422"><text:span text:style-name="T706">Proceso</text:span></text:p></draw:line></draw:g><draw:g draw:style-name="gr27"><draw:custom-shape draw:style-name="gr40" draw:text-style-name="P430"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30" svg:x1="1.08cm" svg:y1="3.809cm" svg:x2="1.461cm" svg:y2="3.809cm"><text:p text:style-name="P422"><text:span text:style-name="T706">Proceso</text:span></text:p></draw:line></draw:g><draw:g draw:style-name="gr27"><draw:custom-shape draw:style-name="gr68" draw:text-style-name="P430"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30" svg:x1="6.732cm" svg:y1="2.224cm" svg:x2="7.24cm" svg:y2="2.224cm"><text:p text:style-name="P422"><text:span text:style-name="T706">Proceso</text:span></text:p></draw:line></draw:g><draw:custom-shape draw:style-name="gr69" draw:text-style-name="P430" xml:id="id66" draw:id="id66" svg:width="0.636cm" svg:height="0.638cm" svg:x="2.223cm" svg:y="0.316cm"><text:p text:style-name="P413"><text:span text:style-name="T70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435"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30" xml:id="id63" draw:id="id63" svg:width="0.636cm" svg:height="0.636cm" svg:x="1.905cm" svg:y="1.905cm"><text:p text:style-name="P413"><text:span text:style-name="T70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30" xml:id="id65" draw:id="id65" svg:width="0.636cm" svg:height="0.636cm" svg:x="2.223cm" svg:y="3.491cm"><text:p text:style-name="P413"><text:span text:style-name="T70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416" svg:width="1.8cm" svg:height="0.318cm" svg:x="1.588cm" svg:y="4.445cm"><text:p text:style-name="P415"><text:span text:style-name="T705">Clientes</text:span></text:p><draw:enhanced-geometry svg:viewBox="0 0 21600 21600" draw:type="rectangle" draw:enhanced-path="M 0 0 L 21600 0 21600 21600 0 21600 0 0 Z N"/></draw:custom-shape><draw:custom-shape draw:style-name="gr73" draw:text-style-name="P416" svg:width="1.802cm" svg:height="0.32cm" svg:x="4.445cm" svg:y="2.856cm"><text:p text:style-name="P415"><text:span text:style-name="T705">Servidor</text:span></text:p><draw:enhanced-geometry svg:viewBox="0 0 21600 21600" draw:type="rectangle" draw:enhanced-path="M 0 0 L 21600 0 21600 21600 0 21600 0 0 Z N"/></draw:custom-shape><draw:connector draw:style-name="gr18" draw:text-style-name="P421" draw:type="curve" svg:x1="2.54cm" svg:y1="2.224cm" svg:x2="5.08cm" svg:y2="2.224cm" draw:start-shape="id63" draw:start-glue-point="10" draw:end-shape="id64" draw:end-glue-point="6" svg:d="M2540-158h2540" svg:viewBox="0 0 2542 2"><text:p/></draw:connector><draw:connector draw:style-name="gr18" draw:text-style-name="P421" draw:type="curve" svg:x1="2.858cm" svg:y1="3.808cm" svg:x2="5.172cm" svg:y2="2.448cm" draw:start-shape="id65" draw:start-glue-point="10" draw:end-shape="id64" draw:end-glue-point="7" svg:d="M2858 1427c1666 0 509-1360 2314-1360" svg:viewBox="0 0 2316 1362"><text:p/></draw:connector><draw:connector draw:style-name="gr18" draw:text-style-name="P421" draw:type="curve" svg:x1="2.858cm" svg:y1="0.636cm" svg:x2="5.172cm" svg:y2="1.997cm" draw:start-shape="id66" draw:start-glue-point="10" draw:end-shape="id64" draw:end-glue-point="5" svg:d="M2858-1746c1666 0 509 1361 2314 1361" svg:viewBox="0 0 2316 1363"><text:p/></draw:connector></draw:g></text:p><text:p text:style-name="P234"/><text:p text:style-name="P242">Figura <text:sequence text:ref-name="refFigure9" text:name="Figure" text:formula="ooow:Figure+1" style:num-format="1">10</text:sequence>: <text:span text:style-name="T439">Ejemplo básico de Cliente-Servidor</text:span><text:span text:style-name="T270">.</text:span></text:p><text:p text:style-name="P244"><text:span text:style-name="T470">Adaptado de </text:span><text:span text:style-name="T463">Ejemplo de Cliente Servidor</text:span><text:span text:style-name="T460"> </text:span><text:span text:style-name="T256">(p. </text:span><text:span text:style-name="T463">3</text:span><text:span text:style-name="T256">), por </text:span><text:span text:style-name="T463">David Pineda y Daniel Méndez </text:span><text:span text:style-name="T256">, </text:span><text:span text:style-name="T461">20</text:span><text:span text:style-name="T463">18</text:span><text:span text:style-name="T256">, </text:span><text:span text:style-name="T257">Universi</text:span><text:span text:style-name="T463">dad de Chile</text:span><text:span text:style-name="T256">.</text:span><text:span text:style-name="T269"> </text:span><text:bookmark text:name="MendeleyTempCursorBookmark41213"/></text:p></draw:text-box></draw:frame></text:p>
      <text:p text:style-name="P231"/>
      <text:p text:style-name="P50"><text:span text:style-name="T643">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QAR7Q7btT4"/><text:span text:style-name="T231">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QAR7Q7btT4"/><text:span text:style-name="T643">⁠ </text:span>El mecanismo de comunicación vía sockets tiene los siguientes pasos: </text:p>
      <text:p text:style-name="P50"><text:tab/>• El proceso servidor crea un socket con nombre y espera la conexión.</text:p>
      <text:p text:style-name="P50"><text:tab/>• El proceso cliente crea un socket sin nombre.</text:p>
      <text:p text:style-name="P50"><text:soft-page-break/><text:tab/>• El proceso cliente realiza una petición de conexión al socket servidor.</text:p>
      <text:p text:style-name="P51"><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IXqYZcM78h"/><text:span text:style-name="T137">(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IXqYZcM78h"/>⁠</text:p>
      <text:list xml:id="list90218759899085" text:continue-numbering="true" text:style-name="Numeración">
        <text:list-item>
          <text:list>
            <text:list-item>
              <text:h text:style-name="P263" text:outline-level="2"><text:bookmark-start text:name="__RefHeading___Toc3236_2170670833"/>DIFUSIÓN DE DATOS<text:bookmark-end text:name="__RefHeading___Toc3236_2170670833"/></text:h>
              <text:list>
                <text:list-item>
                  <text:h text:style-name="P346" text:outline-level="3"><text:bookmark-start text:name="__RefHeading___Toc3238_2170670833"/><text:span text:style-name="T301">U</text:span><text:span text:style-name="T299">nidifusión (Unicast)</text:span><text:bookmark-end text:name="__RefHeading___Toc3238_2170670833"/></text:h>
                </text:list-item>
              </text:list>
            </text:list-item>
          </text:list>
        </text:list-item>
      </text:list>
      <text:p text:style-name="P26"><office:annotation office:name="__Annotation__98627_1972907036"><dc:creator>Rodrigo Fernández</dc:creator><dc:date>2022-03-28T01:07:01.064149176</dc:date><loext:sender-initials>RF</loext:sender-initials><text:p text:style-name="P412"><text:span text:style-name="T699">“</text:span><text:span text:style-name="T699">The process of unicast is to transmit data packet to the destination. At the time of forwarding data packet this message transmission method use the destination address in the data packet to look it up in the routing table.”</text:span></text:p></office:annotation><text:span text:style-name="T283">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83">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X5dsRzkyLa"/><text:span text:style-name="T138">(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X5dsRzkyLa"/><text:span text:style-name="T283">⁠</text:span></text:p>
      <text:p text:style-name="P26"><office:annotation office:name="__Annotation__98996_1972907036"><dc:creator>Rodrigo Fernández</dc:creator><dc:date>2022-03-28T01:16:42.045863229</dc:date><loext:sender-initials>RF</loext:sender-initials><text:p text:style-name="P412"><text:span text:style-name="T699">“</text:span><text:span text:style-name="T699">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412"><text:span text:style-name="T699">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84">Usando la técnica de unidifusión, </text:span><text:span text:style-name="T285">existe solo un emisor y un receptor</text:span><text:span text:style-name="T284">. Si </text:span><text:span text:style-name="T285">algún emisor necesita o debe enviar un mensaje a varios destinos</text:span><text:span text:style-name="T284">, tendrá que enviar varios mensajes de unidifusión, </text:span><text:span text:style-name="T285">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tiCpShtshN"/>(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tiCpShtshN"/>.</text:p>
      <text:p text:style-name="P183"><draw:frame draw:style-name="fr5" draw:name="Marco5" text:anchor-type="as-char" svg:width="15.344cm" style:rel-width="99%" svg:height="7.733cm" style:rel-height="scale-min" draw:z-index="27"><draw:text-box><text:p text:style-name="P234"/><text:p text:style-name="P234"><draw:g text:anchor-type="as-char" draw:z-index="28" draw:name="Objeto de grupo 10" draw:style-name="gr1"><draw:custom-shape draw:style-name="gr74" draw:text-style-name="P416" svg:width="2.881cm" svg:height="0.634cm" svg:x="1.882cm" svg:y="0cm"><text:p text:style-name="P415"><text:span text:style-name="T705">Destino</text:span></text:p><draw:enhanced-geometry svg:viewBox="0 0 21600 21600" draw:mirror-horizontal="false" draw:mirror-vertical="false" draw:type="rectangle" draw:enhanced-path="M 0 0 L 21600 0 21600 21600 0 21600 0 0 Z N"/></draw:custom-shape><draw:custom-shape draw:style-name="gr75" draw:text-style-name="P416" svg:width="2.883cm" svg:height="0.636cm" svg:x="0.953cm" svg:y="0.951cm"><text:p text:style-name="P415"><text:span text:style-name="T705">Destino</text:span></text:p><draw:enhanced-geometry svg:viewBox="0 0 21600 21600" draw:mirror-horizontal="false" draw:mirror-vertical="false" draw:type="rectangle" draw:enhanced-path="M 0 0 L 21600 0 21600 21600 0 21600 0 0 Z N"/></draw:custom-shape><draw:custom-shape draw:style-name="gr74" draw:text-style-name="P416" xml:id="id70" draw:id="id70" svg:width="2.881cm" svg:height="0.634cm" svg:x="0cm" svg:y="1.905cm"><text:p text:style-name="P415"><text:span text:style-name="T705">Destino</text:span></text:p><draw:enhanced-geometry svg:viewBox="0 0 21600 21600" draw:mirror-horizontal="false" draw:mirror-vertical="false" draw:type="rectangle" draw:enhanced-path="M 0 0 L 21600 0 21600 21600 0 21600 0 0 Z N"/></draw:custom-shape><draw:custom-shape draw:style-name="gr76" draw:text-style-name="P416"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416" svg:width="2.881cm" svg:height="0.634cm" svg:x="6.828cm" svg:y="0cm"><text:p text:style-name="P415"><text:span text:style-name="T705">Destino</text:span></text:p><draw:enhanced-geometry svg:viewBox="0 0 21600 21600" draw:mirror-horizontal="true" draw:mirror-vertical="false" draw:type="rectangle" draw:enhanced-path="M 0 0 L 21600 0 21600 21600 0 21600 0 0 Z N"/></draw:custom-shape><draw:custom-shape draw:style-name="gr75" draw:text-style-name="P416" svg:width="2.883cm" svg:height="0.636cm" svg:x="7.913cm" svg:y="0.951cm"><text:p text:style-name="P415"><text:span text:style-name="T705">Destino</text:span></text:p><draw:enhanced-geometry svg:viewBox="0 0 21600 21600" draw:mirror-horizontal="true" draw:mirror-vertical="false" draw:type="rectangle" draw:enhanced-path="M 0 0 L 21600 0 21600 21600 0 21600 0 0 Z N"/></draw:custom-shape><draw:custom-shape draw:style-name="gr74" draw:text-style-name="P416" xml:id="id68" draw:id="id68" svg:width="2.881cm" svg:height="0.634cm" svg:x="8.708cm" svg:y="1.905cm"><text:p text:style-name="P415"><text:span text:style-name="T705">Destino</text:span></text:p><draw:enhanced-geometry svg:viewBox="0 0 21600 21600" draw:mirror-horizontal="true" draw:mirror-vertical="false" draw:type="rectangle" draw:enhanced-path="M 0 0 L 21600 0 21600 21600 0 21600 0 0 Z N"/></draw:custom-shape><draw:custom-shape draw:style-name="gr76" draw:text-style-name="P416"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416" svg:width="2.881cm" svg:height="0.634cm" svg:x="4.286cm" svg:y="4.128cm"><text:p text:style-name="P415"><text:span text:style-name="T705">Origen</text:span></text:p><draw:enhanced-geometry svg:viewBox="0 0 21600 21600" draw:mirror-horizontal="true" draw:mirror-vertical="false" draw:type="rectangle" draw:enhanced-path="M 0 0 L 21600 0 21600 21600 0 21600 0 0 Z N"/></draw:custom-shape><draw:connector draw:style-name="gr18" draw:text-style-name="P421" svg:x1="6.826cm" svg:y1="4.128cm" svg:x2="8.71cm" svg:y2="2.222cm" draw:start-shape="id67" draw:start-glue-point="0" draw:end-shape="id68" draw:end-glue-point="3" svg:d="M6826 1747v-1907h1884" svg:viewBox="0 0 1886 1909"><text:p/></draw:connector><draw:connector draw:style-name="gr18" draw:text-style-name="P421" svg:x1="4.921cm" svg:y1="4.128cm" svg:x2="2.88cm" svg:y2="2.222cm" draw:start-shape="id69" draw:start-glue-point="0" draw:end-shape="id70" draw:end-glue-point="1" svg:d="M4921 1747v-1907h-2041" svg:viewBox="0 0 2043 1909"><text:p/></draw:connector></draw:g></text:p><text:p text:style-name="P234"/><text:p text:style-name="P243">Figura <text:sequence text:ref-name="refFigure10" text:name="Figure" text:formula="ooow:Figure+1" style:num-format="1">11</text:sequence>: <text:span text:style-name="T439">Envío de paquete, utilizando la técnica Unicast</text:span><text:span text:style-name="T270">.</text:span></text:p><text:p text:style-name="P244"><text:span text:style-name="T464">Adaptado de Unicast message Transmission in MANETs</text:span><text:span text:style-name="T460"> </text:span><text:span text:style-name="T256">(p. </text:span><text:span text:style-name="T258">16</text:span><text:span text:style-name="T256">), por </text:span><text:span text:style-name="T464">Shivraj Kaur, Kulwinder Singh y Yadvinder Singh </text:span><text:span text:style-name="T256">, </text:span><text:span text:style-name="T461">20</text:span><text:span text:style-name="T463">1</text:span><text:span text:style-name="T464">6</text:span><text:span text:style-name="T256">, </text:span><text:span text:style-name="T463">International Journal of Computer Applications</text:span><text:span text:style-name="T256">.</text:span><text:span text:style-name="T269"> </text:span><text:bookmark text:name="MendeleyTempCursorBookmark412131"/></text:p></draw:text-box></draw:frame></text:p>
      <text:p text:style-name="P217"/>
      <text:list xml:id="list90218783720897" text:continue-numbering="true" text:style-name="Numeración">
        <text:list-item>
          <text:list>
            <text:list-item>
              <text:list>
                <text:list-item>
                  <text:h text:style-name="P362" text:outline-level="3"><text:bookmark-start text:name="__RefHeading___Toc3240_2170670833"/>Multidifusión (Multicast)<text:bookmark-end text:name="__RefHeading___Toc3240_2170670833"/></text:h>
                </text:list-item>
              </text:list>
            </text:list-item>
          </text:list>
        </text:list-item>
      </text:list>
      <text:p text:style-name="P26"><text:soft-page-break/><office:annotation office:name="__Annotation__98997_1972907036"><dc:creator>Rodrigo Fernández</dc:creator><dc:date>2022-03-28T01:20:33.750808204</dc:date><loext:sender-initials>RF</loext:sender-initials><text:p text:style-name="P412"><text:span text:style-name="T698">FALTA REFERENCIA</text:span></text:p></office:annotation><text:span text:style-name="T432">Primeramente, es importante definir </text:span>IGMP (Internet Group Managment Protocol) <text:span text:style-name="T431">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26"><text:span text:style-name="T77">Ya que definimos IGMP podemos proseguir con Multicast. </text:span><text:span text:style-name="T75">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76">o</text:span><text:span text:style-name="T75">s en recibir los datos que fluyen a un grupo en particular deben unirse al grupo utilizando IGMP.</text:span><office:annotation-end office:name="__Annotation__98997_1972907036"/></text:p>
      <text:list xml:id="list90219710450796" text:continue-numbering="true" text:style-name="Numeración">
        <text:list-item>
          <text:list>
            <text:list-item>
              <text:list>
                <text:list-item>
                  <text:h text:style-name="P347" text:outline-level="3"><text:bookmark-start text:name="__RefHeading___Toc2849_1483933243"/><text:span text:style-name="T242">Difusión</text:span><text:span text:style-name="T303"> (</text:span><text:span text:style-name="T302">Broad</text:span><text:span text:style-name="T303">cast)</text:span><text:bookmark-end text:name="__RefHeading___Toc2849_1483933243"/></text:h>
                </text:list-item>
              </text:list>
            </text:list-item>
          </text:list>
        </text:list-item>
      </text:list>
      <text:p text:style-name="P169">Broadcast “<office:annotation office:name="__Annotation__99370_1972907036"><dc:creator>Rodrigo Fernández</dc:creator><dc:date>2022-03-28T01:29:08.351951002</dc:date><loext:sender-initials>RF</loext:sender-initials><text:p text:style-name="P412"><text:span text:style-name="T699">“</text:span><text:span text:style-name="T699">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uGBXFgS9qH"/><text:span text:style-name="T137">(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uGBXFgS9qH"/>⁠</text:p>
      <text:p text:style-name="P168"><office:annotation office:name="__Annotation__103166_1972907036"><dc:creator>Rodrigo Fernández</dc:creator><dc:date>2022-03-28T01:31:38.390976748</dc:date><loext:sender-initials>RF</loext:sender-initials><text:p text:style-name="P412"><text:span text:style-name="T699">“</text:span><text:span text:style-name="T699">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304">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AlbGqYJqL0"/><text:span text:style-name="T137">(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AlbGqYJqL0"/>⁠.</text:p>
      <text:p text:style-name="P184"><text:soft-page-break/><draw:frame draw:style-name="fr5" draw:name="Marco6" text:anchor-type="as-char" svg:width="15.344cm" style:rel-width="99%" svg:height="9.109cm" style:rel-height="scale-min" draw:z-index="29"><draw:text-box><text:p text:style-name="P234"/><text:p text:style-name="P234"><draw:g text:anchor-type="as-char" draw:z-index="30" draw:name="Objeto de grupo 11" draw:style-name="gr1"><draw:custom-shape draw:style-name="gr74" draw:text-style-name="P416" xml:id="id78" draw:id="id78" svg:width="2.881cm" svg:height="0.634cm" svg:x="1.882cm" svg:y="0cm"><text:p text:style-name="P415"><text:span text:style-name="T705">Destino</text:span></text:p><draw:enhanced-geometry svg:viewBox="0 0 21600 21600" draw:mirror-horizontal="false" draw:mirror-vertical="false" draw:type="rectangle" draw:enhanced-path="M 0 0 L 21600 0 21600 21600 0 21600 0 0 Z N"/></draw:custom-shape><draw:custom-shape draw:style-name="gr75" draw:text-style-name="P416" xml:id="id76" draw:id="id76" svg:width="2.883cm" svg:height="0.636cm" svg:x="0.953cm" svg:y="0.951cm"><text:p text:style-name="P415"><text:span text:style-name="T705">Destino</text:span></text:p><draw:enhanced-geometry svg:viewBox="0 0 21600 21600" draw:mirror-horizontal="false" draw:mirror-vertical="false" draw:type="rectangle" draw:enhanced-path="M 0 0 L 21600 0 21600 21600 0 21600 0 0 Z N"/></draw:custom-shape><draw:custom-shape draw:style-name="gr74" draw:text-style-name="P416" xml:id="id74" draw:id="id74" svg:width="2.881cm" svg:height="0.634cm" svg:x="0cm" svg:y="1.905cm"><text:p text:style-name="P415"><text:span text:style-name="T705">Destino</text:span></text:p><draw:enhanced-geometry svg:viewBox="0 0 21600 21600" draw:mirror-horizontal="false" draw:mirror-vertical="false" draw:type="rectangle" draw:enhanced-path="M 0 0 L 21600 0 21600 21600 0 21600 0 0 Z N"/></draw:custom-shape><draw:custom-shape draw:style-name="gr77" draw:text-style-name="P416"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416" xml:id="id82" draw:id="id82" svg:width="2.881cm" svg:height="0.634cm" svg:x="6.828cm" svg:y="0cm"><text:p text:style-name="P415"><text:span text:style-name="T705">Destino</text:span></text:p><draw:enhanced-geometry svg:viewBox="0 0 21600 21600" draw:mirror-horizontal="true" draw:mirror-vertical="false" draw:type="rectangle" draw:enhanced-path="M 0 0 L 21600 0 21600 21600 0 21600 0 0 Z N"/></draw:custom-shape><draw:custom-shape draw:style-name="gr75" draw:text-style-name="P416" xml:id="id80" draw:id="id80" svg:width="2.883cm" svg:height="0.636cm" svg:x="7.913cm" svg:y="0.951cm"><text:p text:style-name="P415"><text:span text:style-name="T705">Destino</text:span></text:p><draw:enhanced-geometry svg:viewBox="0 0 21600 21600" draw:mirror-horizontal="true" draw:mirror-vertical="false" draw:type="rectangle" draw:enhanced-path="M 0 0 L 21600 0 21600 21600 0 21600 0 0 Z N"/></draw:custom-shape><draw:custom-shape draw:style-name="gr74" draw:text-style-name="P416" xml:id="id72" draw:id="id72" svg:width="2.881cm" svg:height="0.634cm" svg:x="8.708cm" svg:y="1.905cm"><text:p text:style-name="P415"><text:span text:style-name="T705">Destino</text:span></text:p><draw:enhanced-geometry svg:viewBox="0 0 21600 21600" draw:mirror-horizontal="true" draw:mirror-vertical="false" draw:type="rectangle" draw:enhanced-path="M 0 0 L 21600 0 21600 21600 0 21600 0 0 Z N"/></draw:custom-shape><draw:custom-shape draw:style-name="gr77" draw:text-style-name="P416"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421" svg:x1="7.144cm" svg:y1="4.128cm" svg:x2="8.71cm" svg:y2="2.222cm" draw:start-shape="id71" draw:start-glue-point="0" draw:end-shape="id72" draw:end-glue-point="3" svg:d="M7144 953v-1907h1566" svg:viewBox="0 0 1568 1909"><text:p/></draw:connector><draw:connector draw:style-name="gr18" draw:text-style-name="P421" svg:x1="4.604cm" svg:y1="4.128cm" svg:x2="2.88cm" svg:y2="2.222cm" draw:start-shape="id73" draw:start-glue-point="0" draw:end-shape="id74" draw:end-glue-point="1" svg:d="M4604 953v-1907h-1724" svg:viewBox="0 0 1725 1909"><text:p/></draw:connector><draw:custom-shape draw:style-name="gr78" draw:text-style-name="P416" xml:id="id83" draw:id="id83" svg:width="2.881cm" svg:height="0.636cm" svg:x="4.288cm" svg:y="5.715cm"><text:p text:style-name="P415"><text:span text:style-name="T705">Origen</text:span></text:p><draw:enhanced-geometry svg:viewBox="0 0 21600 21600" draw:mirror-horizontal="true" draw:mirror-vertical="false" draw:type="rectangle" draw:enhanced-path="M 0 0 L 21600 0 21600 21600 0 21600 0 0 Z N"/></draw:custom-shape><draw:custom-shape draw:style-name="gr79" draw:text-style-name="P416"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416"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416"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416"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421" svg:x1="5.08cm" svg:y1="4.128cm" svg:x2="3.835cm" svg:y2="1.269cm" draw:start-shape="id75" draw:start-glue-point="0" draw:end-shape="id76" draw:end-glue-point="1" svg:d="M5080 953v-2860h-1245" svg:viewBox="0 0 1247 2861"><text:p/></draw:connector><draw:connector draw:style-name="gr18" draw:text-style-name="P421" svg:x1="5.556cm" svg:y1="4.128cm" svg:x2="4.763cm" svg:y2="0.317cm" draw:start-shape="id77" draw:start-glue-point="0" draw:end-shape="id78" draw:end-glue-point="1" svg:d="M5556 953v-3812h-793" svg:viewBox="0 0 796 3814"><text:p/></draw:connector><draw:connector draw:style-name="gr18" draw:text-style-name="P421" svg:x1="6.668cm" svg:y1="4.128cm" svg:x2="7.913cm" svg:y2="1.269cm" draw:start-shape="id79" draw:start-glue-point="0" draw:end-shape="id80" draw:end-glue-point="3" svg:d="M6668 953v-2860h1245" svg:viewBox="0 0 1247 2861"><text:p/></draw:connector><draw:connector draw:style-name="gr18" draw:text-style-name="P421" svg:x1="6.191cm" svg:y1="4.128cm" svg:x2="6.83cm" svg:y2="0.317cm" draw:start-shape="id81" draw:start-glue-point="0" draw:end-shape="id82" draw:end-glue-point="3" svg:d="M6191 953v-3812h639" svg:viewBox="0 0 640 3814"><text:p/></draw:connector><draw:custom-shape draw:style-name="gr80" draw:text-style-name="P416" xml:id="id84" draw:id="id84" svg:width="3.495cm" svg:height="0.636cm" svg:x="3.969cm" svg:y="4.128cm"><text:p text:style-name="P415"><text:span text:style-name="T705">Difusión (Broadcast)</text:span></text:p><draw:enhanced-geometry svg:viewBox="0 0 21600 21600" draw:mirror-horizontal="true" draw:mirror-vertical="false" draw:type="rectangle" draw:enhanced-path="M 0 0 L 21600 0 21600 21600 0 21600 0 0 Z N"/></draw:custom-shape><draw:connector draw:style-name="gr63" draw:text-style-name="P421" draw:type="line" svg:x1="5.729cm" svg:y1="5.715cm" svg:x2="5.717cm" svg:y2="4.763cm" draw:start-shape="id83" draw:start-glue-point="0" draw:end-shape="id84" draw:end-glue-point="2" svg:d="M5729 2540l-12-952" svg:viewBox="0 0 14 954"><text:p/></draw:connector></draw:g></text:p><text:p text:style-name="P234"/><text:p text:style-name="P243">Figura <text:sequence text:ref-name="refFigure11" text:name="Figure" text:formula="ooow:Figure+1" style:num-format="1">12</text:sequence>: <text:span text:style-name="T439">Envío de paquete </text:span><text:span text:style-name="T440">utilizando Broadcast</text:span><text:span text:style-name="T270">.</text:span></text:p><text:p text:style-name="P244"><text:span text:style-name="T464">Adaptado de </text:span><text:span text:style-name="T465">Broadcast</text:span><text:span text:style-name="T464"> message Transmission in MANETs</text:span><text:span text:style-name="T460"> </text:span><text:span text:style-name="T256">(p. </text:span><text:span text:style-name="T258">1</text:span><text:span text:style-name="T259">7</text:span><text:span text:style-name="T256">), por </text:span><text:span text:style-name="T464">Shivraj Kaur, Kulwinder Singh y Yadvinder Singh </text:span><text:span text:style-name="T256">, </text:span><text:span text:style-name="T461">20</text:span><text:span text:style-name="T463">1</text:span><text:span text:style-name="T464">6</text:span><text:span text:style-name="T256">, </text:span><text:span text:style-name="T463">International Journal of Computer Applications</text:span><text:span text:style-name="T256">.</text:span><text:span text:style-name="T269"> </text:span><text:bookmark text:name="MendeleyTempCursorBookmark4121311"/></text:p></draw:text-box></draw:frame></text:p>
      <text:p text:style-name="P184"/>
      <text:list xml:id="list90218794542934" text:continue-numbering="true" text:style-name="Numeración">
        <text:list-item>
          <text:list>
            <text:list-item>
              <text:h text:style-name="P269" text:outline-level="2"><text:bookmark-start text:name="__RefHeading___Toc13800_1636130191"/>Sistemas <text:span text:style-name="T690">Operativos</text:span><text:bookmark-end text:name="__RefHeading___Toc13800_1636130191"/></text:h>
            </text:list-item>
          </text:list>
        </text:list-item>
      </text:list>
      <text:p text:style-name="_34_._20_Contenido">Los sistemas operativos han ido evolucionando a través de los años. En las siguientes secciones analizaremos brevemente algunos de los hitos más importantes. Como los sistemas operativos han estado estrechamente relacionados a través de la historia con la arquitectura de las computadoras en las que se ejecutan, analizaremos generaciones sucesivas de computadoras para ver cómo eran sus sistemas operativos. Esta vinculación de generaciones de sistemas operativos con generaciones de computadoras es un poco burda, pero proporciona cierta estructura donde de cualquier otra forma no habría. La progresión que se muestra a continuación es en gran parte cronológica, aunque el desarrollo ha sido un tanto accidentado. Cada fase surgió sin esperar a que la anterior terminara completamente. Hubo muchos traslapes, sin mencionar muchos falsos inicios y callejones sin salida. El lector debe tomar esto como guía, no como la última palabra. La primera computadora digital verdadera fue diseñada por el matemático inglés Charles Babbage (de 1792 a 1871). Aunque Babbage gastó la mayor parte de su vida y fortuna tratando de construir su “máquina analítica”, nunca logró hacer que funcionara de manera apropiada, debido a que era puramente mecánica y la tecnología de su era no podía producir las ruedas, engranes y <text:soft-page-break/>dientes con la alta precisión que requería. Por supuesto, la máquina analítica no tenía un sistema operativo. Como nota histórica interesante, Babbage se dio cuenta de que necesitaba software para su máquina analítica, por lo cual contrató a una joven llamada Ada Lovelace, hija del afamado poeta británico Lord Byron, como la primera programadora del mundo. El lenguaje de programación Ada® lleva su nombre</text:p>
      <text:list xml:id="list90218679497688" text:continue-numbering="true" text:style-name="Numeración">
        <text:list-item>
          <text:list>
            <text:list-item>
              <text:list>
                <text:list-item>
                  <text:h text:style-name="P352" text:outline-level="3"><text:bookmark-start text:name="__RefHeading___Toc13802_1636130191"/>Linux<text:bookmark-end text:name="__RefHeading___Toc13802_1636130191"/></text:h>
                </text:list-item>
              </text:list>
            </text:list-item>
          </text:list>
        </text:list-item>
      </text:list>
      <text:p text:style-name="P178">Linux es un sistema operativo de código abierto rápido y estable para computadoras personales (PC) y estaciones de trabajo que cuenta<text:span text:style-name="T694">n</text:span> con servicios de Internet de nivel profesional, amplias herramientas de desarrollo, interfaces gráficas de usuario completamente funcionales y una gran cantidad de aplicaciones que van desde suites de oficina hasta aplicaciones multimedi<text:span text:style-name="T695">a</text:span>s. </text:p>
      <text:p text:style-name="P178">Linux fue desarrollado a principios de la década de 1990 por Linus Torvalds, junto con otros programadores de todo el mundo. Como sistema operativo, Linux realiza muchas de las mismas funciones que Unix, Macintosh, Windows y Windows NT. Sin embargo, Linux se distingue por su poder y flexibilidad, además de estar disponible gratuitamente.</text:p>
      <text:p text:style-name="_34_._20_Contenido">Técnicamente, Linux consiste en el programa del sistema operativo, denominado kernel, que es la parte desarrollada originalmente por Linus Torvalds. Pero siempre se ha distribuido con una gran cantidad de aplicaciones de software, desde servidores de red y programas de seguridad hasta aplicaciones de oficina y herramientas de desarrollo. Linux ha evolucionado como parte del movimiento de software de código abierto, en el que los programadores independientes se unieron para proporcionar software gratuito de alta calidad a cualquier usuario. Linux se ha convertido en la principal plataforma para el software de código abierto, gran parte desarrollado por el proyecto GNU de <text:s/>Free Software Foundation. </text:p>
      <text:p text:style-name="_34_._20_Contenido"><text:span text:style-name="T696">Junto con la</text:span>s capacidades del sistema operativo de Linux, vienen potentes funciones de red, que incluyen soporte para Internet, intranets y redes de Windows. Como norma, las distribuciones de Linux incluyen servidores de Internet rápidos, eficientes y estables, como la web, el Protocolo de transferencia de archivos (FTP) y los servidores DNS, junto con <text:soft-page-break/>servidores proxy, de noticias y de correo. En otras palabras, Linux tiene todo lo que necesita para configurar, admitir y mantener una red completamente funcional. <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plainTextFormattedCitation&quot;: &quot;(Petersen, 2008)&quot;}, &quot;properties&quot;: {&quot;noteIndex&quot;: 0}, &quot;schema&quot;: &quot;https://github.com/citation-style-language/schema/raw/master/csl-citation.json&quot;} RNDNBSTseIcsD"/><text:span text:style-name="T137">(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plainTextFormattedCitation&quot;: &quot;(Petersen, 2008)&quot;}, &quot;properties&quot;: {&quot;noteIndex&quot;: 0}, &quot;schema&quot;: &quot;https://github.com/citation-style-language/schema/raw/master/csl-citation.json&quot;} RNDNBSTseIcsD"/>⁠</text:p>
      <text:list xml:id="list90218958766781" text:continue-numbering="true" text:style-name="Numeración">
        <text:list-item>
          <text:list>
            <text:list-item>
              <text:list>
                <text:list-item>
                  <text:h text:style-name="P352" text:outline-level="3"><text:bookmark-start text:name="__RefHeading___Toc13802_1636130192"/>Distribuciones Linux<text:bookmark-end text:name="__RefHeading___Toc13802_1636130192"/></text:h>
                </text:list-item>
              </text:list>
            </text:list-item>
          </text:list>
        </text:list-item>
      </text:list>
      <table:table table:name="Tabla2" table:style-name="Tabla2">
        <table:table-column table:style-name="Tabla2.A"/>
        <table:table-column table:style-name="Tabla2.B"/>
        <table:table-column table:style-name="Tabla2.C"/>
        <table:table-row>
          <table:table-cell table:style-name="Tabla2.A1" office:value-type="string">
            <text:p text:style-name="P381">Sistema Operativo</text:p>
          </table:table-cell>
          <table:table-cell table:style-name="Tabla2.A1" office:value-type="string">
            <text:p text:style-name="P382">URL</text:p>
          </table:table-cell>
          <table:table-cell table:style-name="Tabla2.C1" office:value-type="string">
            <text:p text:style-name="P383">Año <text:span text:style-name="T697">de Anuncio o Lanzamiento</text:span></text:p>
          </table:table-cell>
        </table:table-row>
        <table:table-row>
          <table:table-cell table:style-name="Tabla2.A2" office:value-type="string">
            <text:p text:style-name="P381">Android</text:p>
          </table:table-cell>
          <table:table-cell table:style-name="Tabla2.A2" office:value-type="string">
            <text:p text:style-name="P377"><text:a xlink:type="simple" xlink:href="http://www.android.com/" text:style-name="Internet_20_link" text:visited-style-name="Visited_20_Internet_20_Link"><text:span text:style-name="T110">http://www.android.com/</text:span></text:a></text:p>
          </table:table-cell>
          <table:table-cell table:style-name="Tabla2.C2" office:value-type="string">
            <text:p text:style-name="P379">Android se anunció por primera vez el 5 de noviembre de 2007.</text:p>
          </table:table-cell>
        </table:table-row>
        <table:table-row>
          <table:table-cell table:style-name="Tabla2.A2" office:value-type="string">
            <text:p text:style-name="P377"><text:a xlink:type="simple" xlink:href="http://www.debian.org/" text:style-name="Internet_20_link" text:visited-style-name="Visited_20_Internet_20_Link"><text:span text:style-name="T73">Debian GNU/Linux</text:span></text:a></text:p>
          </table:table-cell>
          <table:table-cell table:style-name="Tabla2.A2" office:value-type="string">
            <text:p text:style-name="P377"><text:a xlink:type="simple" xlink:href="http://www.debian.org/" text:style-name="Internet_20_link" text:visited-style-name="Visited_20_Internet_20_Link"><text:span text:style-name="T110">http://www.debian.org/</text:span></text:a></text:p>
          </table:table-cell>
          <table:table-cell table:style-name="Tabla2.C2" office:value-type="string">
            <text:p text:style-name="P380">El Proyecto Debian es una de las distribuciones más antiguas, data de 1993</text:p>
          </table:table-cell>
        </table:table-row>
        <table:table-row>
          <table:table-cell table:style-name="Tabla2.A2" office:value-type="string">
            <text:p text:style-name="P381">Fedora</text:p>
          </table:table-cell>
          <table:table-cell table:style-name="Tabla2.A2" office:value-type="string">
            <text:p text:style-name="P377"><text:a xlink:type="simple" xlink:href="http://getfedora.org/" text:style-name="Internet_20_link" text:visited-style-name="Visited_20_Internet_20_Link"><text:span text:style-name="T110">http://getfedora.org/</text:span></text:a></text:p>
          </table:table-cell>
          <table:table-cell table:style-name="Tabla2.C2" office:value-type="string">
            <text:p text:style-name="P378">El primer lanzamiento de Fedora Core data del 5 de noviembre de 2003.</text:p>
          </table:table-cell>
        </table:table-row>
        <table:table-row>
          <table:table-cell table:style-name="Tabla2.A2" office:value-type="string">
            <text:p text:style-name="P377"><text:a xlink:type="simple" xlink:href="http://opensuse.org/" text:style-name="Internet_20_link" text:visited-style-name="Visited_20_Internet_20_Link"><text:span text:style-name="T73">openSUSE</text:span></text:a></text:p>
          </table:table-cell>
          <table:table-cell table:style-name="Tabla2.A2" office:value-type="string">
            <text:p text:style-name="P377"><text:a xlink:type="simple" xlink:href="https://www.opensuse.org/" text:style-name="Internet_20_link" text:visited-style-name="Visited_20_Internet_20_Link"><text:span text:style-name="T110">https://www.opensuse.org/</text:span></text:a></text:p>
          </table:table-cell>
          <table:table-cell table:style-name="Tabla2.C2" office:value-type="string">
            <text:p text:style-name="P378">openSUSE se abrió para el desarrollo de la comunidad con el lanzamiento de SUSE Linux 10.0, con fecha del 6 de octubre de 2005.</text:p>
          </table:table-cell>
        </table:table-row>
        <table:table-row>
          <table:table-cell table:style-name="Tabla2.A2" office:value-type="string">
            <text:p text:style-name="P377"><text:a xlink:type="simple" xlink:href="http://www.redhat.com/" text:style-name="Internet_20_link" text:visited-style-name="Visited_20_Internet_20_Link"><text:span text:style-name="T73">Red Hat Enterprise Linux</text:span></text:a></text:p>
          </table:table-cell>
          <table:table-cell table:style-name="Tabla2.A2" office:value-type="string">
            <text:p text:style-name="P377"><text:a xlink:type="simple" xlink:href="http://www.redhat.com/" text:style-name="Internet_20_link" text:visited-style-name="Visited_20_Internet_20_Link"><text:span text:style-name="T110">http://www.redhat.com/</text:span></text:a></text:p>
          </table:table-cell>
          <table:table-cell table:style-name="Tabla2.C2" office:value-type="string">
            <text:p text:style-name="P378">En 2003, la empresa anunció su decisión de abandonar su popular Red Hat Linux para concentrarse en la línea Red Hat Enterprise Linux.</text:p>
          </table:table-cell>
        </table:table-row>
        <table:table-row>
          <table:table-cell table:style-name="Tabla2.A2" office:value-type="string">
            <text:p text:style-name="P377"><text:a xlink:type="simple" xlink:href="http://www.slackware.com/" text:style-name="Internet_20_link" text:visited-style-name="Visited_20_Internet_20_Link"><text:span text:style-name="T73">Slackware Linux</text:span></text:a></text:p>
          </table:table-cell>
          <table:table-cell table:style-name="Tabla2.A2" office:value-type="string">
            <text:p text:style-name="P377"><text:a xlink:type="simple" xlink:href="http://www.slackware.com/" text:style-name="Internet_20_link" text:visited-style-name="Visited_20_Internet_20_Link"><text:span text:style-name="T110">http://www.slackware.com/</text:span></text:a></text:p>
          </table:table-cell>
          <table:table-cell table:style-name="Tabla2.C2" office:value-type="string">
            <text:p text:style-name="P378">Es la distribución de Linux activa más antigua con el primer lanzamiento fechado el 16 de julio de 1993.</text:p>
          </table:table-cell>
        </table:table-row>
        <table:table-row>
          <table:table-cell table:style-name="Tabla2.A2" office:value-type="string">
            <text:p text:style-name="P377"><text:a xlink:type="simple" xlink:href="http://www.suse.com/" text:style-name="Internet_20_link" text:visited-style-name="Visited_20_Internet_20_Link"><text:span text:style-name="T73">SUSE Linux</text:span></text:a></text:p>
          </table:table-cell>
          <table:table-cell table:style-name="Tabla2.A2" office:value-type="string">
            <text:p text:style-name="P377"><text:a xlink:type="simple" xlink:href="http://www.suse.com/" text:style-name="Internet_20_link" text:visited-style-name="Visited_20_Internet_20_Link"><text:span text:style-name="T110">http://www.suse.com/</text:span></text:a></text:p>
          </table:table-cell>
          <table:table-cell table:style-name="Tabla2.C2" office:value-type="string">
            <text:p text:style-name="P378">SUSE Linux existe desde 1994, lo que la convierte en una de las distribuciones de Linux más antiguas.</text:p>
          </table:table-cell>
        </table:table-row>
        <table:table-row>
          <table:table-cell table:style-name="Tabla2.A2" office:value-type="string">
            <text:p text:style-name="P377"><text:a xlink:type="simple" xlink:href="http://www.ubuntu.com/" text:style-name="Internet_20_link" text:visited-style-name="Visited_20_Internet_20_Link"><text:span text:style-name="T73">Ubuntu</text:span></text:a></text:p>
          </table:table-cell>
          <table:table-cell table:style-name="Tabla2.A2" office:value-type="string">
            <text:p text:style-name="P377"><text:a xlink:type="simple" xlink:href="http://www.ubuntu.com/" text:style-name="Internet_20_link" text:visited-style-name="Visited_20_Internet_20_Link"><text:span text:style-name="T110">http://www.ubuntu.com/</text:span></text:a></text:p>
          </table:table-cell>
          <table:table-cell table:style-name="Tabla2.C2" office:value-type="string">
            <text:p text:style-name="P378">La primera versión de Ubuntu fue 4.10 Preview "Warty Warthog", lanzada el 15 de septiembre de 2004.</text:p>
          </table:table-cell>
        </table:table-row>
      </table:table>
      <text:list xml:id="list90219124456294" text:continue-numbering="true" text:style-name="Numeración">
        <text:list-item>
          <text:list>
            <text:list-item>
              <text:list>
                <text:list-header>
                  <text:h text:style-name="P352" text:outline-level="3"/>
                  <text:h text:style-name="P352" text:outline-level="3"/>
                </text:list-header>
                <text:list-item>
                  <text:h text:style-name="P352" text:outline-level="3"><text:bookmark-start text:name="__RefHeading___Toc163001_1588552113"/>Ejecutar programas como servicios<text:bookmark-end text:name="__RefHeading___Toc163001_1588552113"/></text:h>
                </text:list-item>
                <text:list-item>
                  <text:h text:style-name="P352" text:outline-level="3"><text:bookmark-start text:name="__RefHeading___Toc163003_1588552113"/>Programación Bash<text:bookmark-end text:name="__RefHeading___Toc163003_1588552113"/></text:h>
                </text:list-item>
                <text:list-item>
                  <text:h text:style-name="P352" text:outline-level="3"><text:bookmark-start text:name="__RefHeading___Toc163005_1588552113"/>Instaladores en Linux zip, rar, Tar<text:bookmark-end text:name="__RefHeading___Toc163005_1588552113"/></text:h>
                </text:list-item>
              </text:list>
              <text:p text:style-name="P308"><text:bookmark-start text:name="__RefHeading___Toc13800_1636130192"/><text:soft-page-break/>Explicar como de suelen distribuir los instaladores en linux y que nosotros creamos un instalador usando bash scripting, basandonos en como se hacen las cosas en linux.<text:bookmark-end text:name="__RefHeading___Toc13800_1636130192"/></text:p>
            </text:list-item>
            <text:list-item>
              <text:h text:style-name="P271" text:outline-level="2"><text:bookmark-start text:name="__RefHeading___Toc13800_1636130193"/>Gestión de Versiones<text:bookmark-end text:name="__RefHeading___Toc13800_1636130193"/></text:h>
              <text:p text:style-name="P310"><text:bookmark-start text:name="__RefHeading___Toc13800_16361301911"/>Hablar sobre como se maneja el codigo, hablar de GIT y los repositorios como GITHUB.<text:bookmark-end text:name="__RefHeading___Toc13800_16361301911"/></text:p>
              <text:list>
                <text:list-item>
                  <text:h text:style-name="P353" text:outline-level="3"><text:bookmark-start text:name="__RefHeading___Toc163007_1588552113"/>Git<text:bookmark-end text:name="__RefHeading___Toc163007_1588552113"/></text:h>
                </text:list-item>
                <text:list-item>
                  <text:h text:style-name="P353" text:outline-level="3"><text:bookmark-start text:name="__RefHeading___Toc163009_1588552113"/>Github<text:bookmark-end text:name="__RefHeading___Toc163009_1588552113"/></text:h>
                </text:list-item>
              </text:list>
            </text:list-item>
            <text:list-item>
              <text:h text:style-name="P270" text:outline-level="2"><text:bookmark-start text:name="__RefHeading___Toc13800_163613019"/>Sistemas de Software<text:bookmark-end text:name="__RefHeading___Toc13800_163613019"/></text:h>
              <text:p text:style-name="P309">Definir en esta sección lo que son los sistemas como concepto general, en que se diferencia del software, que son los sistemas de software. Hablar de la implementación del software usando lenguajes de programación.</text:p>
              <text:list>
                <text:list-item>
                  <text:h text:style-name="P354" text:outline-level="3"><text:bookmark-start text:name="__RefHeading___Toc13802_163613019"/><text:span text:style-name="T431">L</text:span>enguajes de Programación<text:bookmark-end text:name="__RefHeading___Toc13802_163613019"/></text:h>
                </text:list-item>
              </text:list>
            </text:list-item>
          </text:list>
        </text:list-item>
      </text:list>
      <text:p text:style-name="_34_._20_Contenido_20_Cita">Un programa informático se define como un conjunto de instrucciones que, una vez ejecutado, realiza una o varias tareas en una computadora. De esta forma, sin programas, una computadora no puede realizar las actividades para las que fue diseñada y creada.</text:p>
      <text:p text:style-name="_34_._20_Contenido_20_Cita"><text:tab/>Un programa se escribe con instrucciones en un <text:span text:style-name="T113">lenguaje de programación</text:span>, el cual, a su vez, está definido por su sintaxis, que establece e indica las reglas de escritura (la gramática), y por la semántica de los tipos de datos, instrucciones, definiciones, y 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UjWTWKIkSv"/><text:span text:style-name="T137">(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UjWTWKIkSv"/>⁠</text:p>
      <text:p text:style-name="_34_._20_Contenido_20_Cita">En los primeros tiempos de la informática, la programación se efectuaba en el único lenguaje que entiende el microprocesador: su propio código binario, también denominado lenguaje máquina o código máquina. Pero la programación en lenguaje máquina resulta muy lenta y tediosa, pues los datos e instrucciones se deben introducir en sistema binario y, además, obliga a conocer las posiciones de memoria donde se almacenan los datos. Como puede imaginar, este tipo de programación conlleva gran <text:soft-page-break/>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nador también podía encargarse de esa traducción; se desarrolló así un programa traductor, llamado ensamblador1 (ASSEMBLER).</text:p>
      <text:p text:style-name="P165"><text:tab/>Conforme los ordenadores fueron introduciéndose en el mundo empresarial y académico, aquellos primitivos lenguajes fueron sustituidos por otros más sencillos de aprender y más cómodos de emplear. Estos lenguajes, llamados de alto nivel, tienen una estructura que se adapta más al pensamiento humano que a la forma de tra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AhcBIkq2kK"/><text:span text:style-name="T137">(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AhcBIkq2kK"/></text:p>
      <text:p text:style-name="P177"><text:span text:style-name="T692">A lo largo del tiempo fueron surgiendo varios lenguajes de programación, en la figura 13 s</text:span>e <text:span text:style-name="T693">puede </text:span>observa<text:span text:style-name="T693">r</text:span> una lista de lenguajes de programación, ordenados cronológicamente.</text:p>
      <text:p text:style-name="P177"/>
      <text:h text:style-name="P256" text:outline-level="3"><draw:frame draw:style-name="fr6" draw:name="Marco40" text:anchor-type="paragraph" svg:x="0.079cm" svg:y="-0.041cm" svg:width="16.817cm" draw:z-index="41"><draw:text-box fo:min-height="4.101cm"><text:p text:style-name="Figure"><draw:frame draw:style-name="fr7" draw:name="Marco41" text:anchor-type="paragraph" svg:width="16.817cm" draw:z-index="42"><draw:text-box fo:min-height="4.101cm"><text:p text:style-name="P257"><draw:g text:anchor-type="paragraph" draw:z-index="79" draw:name="Forma2" draw:style-name="gr112"><draw:line draw:style-name="gr67" draw:text-style-name="P421" svg:x1="0.689cm" svg:y1="2.076cm" svg:x2="15.965cm" svg:y2="2.076cm"><text:p/></draw:line><draw:line draw:style-name="gr67" draw:text-style-name="P421" svg:x1="1.032cm" svg:y1="1.759cm" svg:x2="1.032cm" svg:y2="2.394cm"><text:p/></draw:line><draw:line draw:style-name="gr67" draw:text-style-name="P421" svg:x1="1.853cm" svg:y1="1.76cm" svg:x2="1.853cm" svg:y2="2.395cm"><text:p/></draw:line><draw:line draw:style-name="gr67" draw:text-style-name="P421" svg:x1="3.085cm" svg:y1="1.761cm" svg:x2="3.085cm" svg:y2="2.396cm"><text:p/></draw:line><draw:line draw:style-name="gr67" draw:text-style-name="P421" svg:x1="3.803cm" svg:y1="1.762cm" svg:x2="3.803cm" svg:y2="2.397cm"><text:p/></draw:line><draw:line draw:style-name="gr67" draw:text-style-name="P421" svg:x1="4.624cm" svg:y1="1.762cm" svg:x2="4.624cm" svg:y2="2.397cm"><text:p/></draw:line><draw:line draw:style-name="gr67" draw:text-style-name="P421" svg:x1="5.342cm" svg:y1="1.763cm" svg:x2="5.342cm" svg:y2="2.398cm"><text:p/></draw:line><draw:line draw:style-name="gr67" draw:text-style-name="P421" svg:x1="6.06cm" svg:y1="1.764cm" svg:x2="6.06cm" svg:y2="2.399cm"><text:p/></draw:line><draw:line draw:style-name="gr67" draw:text-style-name="P421" svg:x1="6.779cm" svg:y1="1.765cm" svg:x2="6.779cm" svg:y2="2.4cm"><text:p/></draw:line><draw:line draw:style-name="gr67" draw:text-style-name="P421" svg:x1="7.394cm" svg:y1="1.766cm" svg:x2="7.394cm" svg:y2="2.401cm"><text:p/></draw:line><draw:line draw:style-name="gr67" draw:text-style-name="P421" svg:x1="7.702cm" svg:y1="1.767cm" svg:x2="7.702cm" svg:y2="2.402cm"><text:p/></draw:line><draw:line draw:style-name="gr67" draw:text-style-name="P421" svg:x1="8.523cm" svg:y1="1.768cm" svg:x2="8.523cm" svg:y2="2.403cm"><text:p/></draw:line><draw:line draw:style-name="gr67" draw:text-style-name="P421" svg:x1="9.447cm" svg:y1="1.769cm" svg:x2="9.447cm" svg:y2="2.404cm"><text:p/></draw:line><draw:line draw:style-name="gr67" draw:text-style-name="P421" svg:x1="10.062cm" svg:y1="1.769cm" svg:x2="10.062cm" svg:y2="2.404cm"><text:p/></draw:line><draw:line draw:style-name="gr67" draw:text-style-name="P421" svg:x1="10.678cm" svg:y1="1.77cm" svg:x2="10.668cm" svg:y2="2.394cm"><text:p/></draw:line><draw:line draw:style-name="gr67" draw:text-style-name="P421" svg:x1="11.602cm" svg:y1="1.772cm" svg:x2="11.602cm" svg:y2="2.407cm"><text:p/></draw:line><draw:line draw:style-name="gr67" draw:text-style-name="P421" svg:x1="12.525cm" svg:y1="1.772cm" svg:x2="12.525cm" svg:y2="2.407cm"><text:p/></draw:line><draw:line draw:style-name="gr67" draw:text-style-name="P421" svg:x1="13.244cm" svg:y1="1.772cm" svg:x2="13.244cm" svg:y2="2.407cm"><text:p/></draw:line><draw:line draw:style-name="gr67" draw:text-style-name="P421" svg:x1="13.859cm" svg:y1="1.772cm" svg:x2="13.859cm" svg:y2="2.407cm"><text:p/></draw:line><draw:line draw:style-name="gr67" draw:text-style-name="P421" svg:x1="14.475cm" svg:y1="1.772cm" svg:x2="14.475cm" svg:y2="2.407cm"><text:p/></draw:line><draw:frame draw:style-name="gr113" draw:text-style-name="P447" svg:width="2.281cm" svg:height="1.661cm" svg:x="0cm" svg:y="2.439cm"><draw:text-box><text:p text:style-name="P422"><text:span text:style-name="T708">1950</text:span></text:p><text:p text:style-name="P422"><text:span text:style-name="T708">Lenguaje ensamblador</text:span></text:p></draw:text-box></draw:frame><draw:frame draw:style-name="gr114" draw:text-style-name="P421" svg:width="2.02cm" svg:height="1.362cm" svg:x="0.866cm" svg:y="0.803cm"><draw:text-box><text:p text:style-name="P422"><text:span text:style-name="T708">FORTRAN</text:span></text:p><text:p text:style-name="P422"><text:span text:style-name="T708">1954</text:span></text:p></draw:text-box></draw:frame><draw:frame draw:style-name="gr115" draw:text-style-name="P421" svg:width="2.019cm" svg:height="0.99cm" svg:x="2.612cm" svg:y="0.704cm"><draw:text-box><text:p text:style-name="P422"><text:span text:style-name="T708">COBOL</text:span></text:p><text:p text:style-name="P422"><text:span text:style-name="T708">1959</text:span></text:p></draw:text-box></draw:frame><draw:frame draw:style-name="gr116" draw:text-style-name="P447" svg:width="2.283cm" svg:height="1.659cm" svg:x="2.007cm" svg:y="2.364cm"><draw:text-box><text:p text:style-name="P422"><text:span text:style-name="T708">1958</text:span></text:p><text:p text:style-name="P422"><text:span text:style-name="T708">LISP</text:span></text:p><text:p text:style-name="P422"><text:span text:style-name="T708">AGOL</text:span></text:p></draw:text-box></draw:frame><draw:frame draw:style-name="gr115" draw:text-style-name="P421" svg:width="2.019cm" svg:height="0.99cm" svg:x="3.639cm" svg:y="0.704cm"><draw:text-box><text:p text:style-name="P422"><text:span text:style-name="T708">APL</text:span></text:p><text:p text:style-name="P422"><text:span text:style-name="T708">1962</text:span></text:p></draw:text-box></draw:frame><draw:frame draw:style-name="gr115" draw:text-style-name="P421" svg:width="2.019cm" svg:height="0.99cm" svg:x="6.308cm" svg:y="0.704cm"><draw:text-box><text:p text:style-name="P422"><text:span text:style-name="T708">PROLOG</text:span></text:p><text:p text:style-name="P422"><text:span text:style-name="T708">1972</text:span></text:p></draw:text-box></draw:frame><draw:frame draw:style-name="gr113" draw:text-style-name="P447" svg:width="2.283cm" svg:height="1.661cm" svg:x="4.267cm" svg:y="2.364cm"><draw:text-box><text:p text:style-name="P422"><text:span text:style-name="T708">1964</text:span></text:p><text:p text:style-name="P422"><text:span text:style-name="T708">BASIC</text:span></text:p><text:p text:style-name="P422"><text:span text:style-name="T708">PL/I</text:span></text:p></draw:text-box></draw:frame><draw:frame draw:style-name="gr115" draw:text-style-name="P421" svg:width="2.02cm" svg:height="0.99cm" svg:x="4.974cm" svg:y="0.704cm"><draw:text-box><text:p text:style-name="P422"><text:span text:style-name="T708">Logo</text:span></text:p><text:p text:style-name="P422"><text:span text:style-name="T708">1968</text:span></text:p></draw:text-box></draw:frame><draw:frame draw:style-name="gr116" draw:text-style-name="P447" svg:width="2.281cm" svg:height="1.659cm" svg:x="5.704cm" svg:y="2.365cm"><draw:text-box><text:p text:style-name="P422"><text:span text:style-name="T708">1969</text:span></text:p><text:p text:style-name="P422"><text:span text:style-name="T708">SGPIL</text:span></text:p></draw:text-box></draw:frame><draw:frame draw:style-name="gr113" draw:text-style-name="P447" svg:width="2.283cm" svg:height="1.661cm" svg:x="6.629cm" svg:y="2.365cm"><draw:text-box><text:p text:style-name="P422"><text:span text:style-name="T708">1973</text:span></text:p><text:p text:style-name="P422"><text:span text:style-name="T708">C</text:span></text:p></draw:text-box></draw:frame><draw:frame draw:style-name="gr115" draw:text-style-name="P421" svg:width="2.022cm" svg:height="0.99cm" svg:x="7.641cm" svg:y="0.704cm"><draw:text-box><text:p text:style-name="P422"><text:span text:style-name="T708">SQL</text:span></text:p><text:p text:style-name="P422"><text:span text:style-name="T708">1978</text:span></text:p></draw:text-box></draw:frame><draw:frame draw:style-name="gr115" draw:text-style-name="P421" svg:width="2.019cm" svg:height="0.99cm" svg:x="9.079cm" svg:y="0.704cm"><draw:text-box><text:p text:style-name="P422"><text:span text:style-name="T708">Eiffel</text:span></text:p><text:p text:style-name="P422"><text:span text:style-name="T708">1985</text:span></text:p></draw:text-box></draw:frame><draw:frame draw:style-name="gr115" draw:text-style-name="P421" svg:width="2.02cm" svg:height="0.99cm" svg:x="10.516cm" svg:y="0.704cm"><draw:text-box><text:p text:style-name="P422"><text:span text:style-name="T708">HTTP</text:span></text:p><text:p text:style-name="P422"><text:span text:style-name="T708">1991</text:span></text:p></draw:text-box></draw:frame><draw:frame draw:style-name="gr116" draw:text-style-name="P447" svg:width="2.28cm" svg:height="1.659cm" svg:x="8.273cm" svg:y="2.367cm"><draw:text-box><text:p text:style-name="P422"><text:span text:style-name="T708">1983</text:span></text:p><text:p text:style-name="P422"><text:span text:style-name="T708">C++</text:span></text:p><text:p text:style-name="P422"><text:span text:style-name="T708">Objective C</text:span></text:p></draw:text-box></draw:frame><draw:frame draw:style-name="gr116" draw:text-style-name="P447" svg:width="2.283cm" svg:height="1.659cm" svg:x="9.502cm" svg:y="2.367cm"><draw:text-box><text:p text:style-name="P422"><text:span text:style-name="T708">1987</text:span></text:p><text:p text:style-name="P422"><text:span text:style-name="T708">PERL</text:span></text:p></draw:text-box></draw:frame><draw:frame draw:style-name="gr116" draw:text-style-name="P447" svg:width="2.283cm" svg:height="1.659cm" svg:x="10.529cm" svg:y="2.367cm"><draw:text-box><text:p text:style-name="P422"><text:span text:style-name="T708">1991</text:span></text:p><text:p text:style-name="P422"><text:span text:style-name="T708">Python</text:span></text:p><text:p text:style-name="P422"><text:span text:style-name="T708">Java</text:span></text:p></draw:text-box></draw:frame><draw:frame draw:style-name="gr115" draw:text-style-name="P421" svg:width="2.019cm" svg:height="0.99cm" svg:x="11.545cm" svg:y="0.704cm"><draw:text-box><text:p text:style-name="P422"><text:span text:style-name="T708">Ruby</text:span></text:p><text:p text:style-name="P422"><text:span text:style-name="T708">1993</text:span></text:p></draw:text-box></draw:frame><draw:frame draw:style-name="gr113" draw:text-style-name="P447" svg:width="2.283cm" svg:height="1.661cm" svg:x="12.069cm" svg:y="2.367cm"><draw:text-box><text:p text:style-name="P422"><text:span text:style-name="T708">1994</text:span></text:p><text:p text:style-name="P422"><text:span text:style-name="T708">Common</text:span></text:p><text:p text:style-name="P422"><text:span text:style-name="T708">Lisp</text:span></text:p></draw:text-box></draw:frame><draw:frame draw:style-name="gr113" draw:text-style-name="P447" svg:width="2.281cm" svg:height="1.661cm" svg:x="13.712cm" svg:y="2.369cm"><draw:text-box><text:p text:style-name="P422"><text:span text:style-name="T708">2000</text:span></text:p><text:p text:style-name="P422"><text:span text:style-name="T708">C#</text:span></text:p></draw:text-box></draw:frame><draw:frame draw:style-name="gr117" draw:text-style-name="P421" svg:width="2.019cm" svg:height="1.731cm" svg:x="12.778cm" svg:y="0cm"><draw:text-box><text:p text:style-name="P422"><text:span text:style-name="T708">Java</text:span></text:p><text:p text:style-name="P422"><text:span text:style-name="T708">Script</text:span></text:p><text:p text:style-name="P422"><text:span text:style-name="T708">PHP</text:span></text:p><text:p text:style-name="P422"><text:span text:style-name="T708">1995</text:span></text:p></draw:text-box></draw:frame><draw:frame draw:style-name="gr115" draw:text-style-name="P421" svg:width="2.022cm" svg:height="0.99cm" svg:x="13.596cm" svg:y="0.704cm"><draw:text-box><text:p text:style-name="P422"><text:span text:style-name="T708">XML</text:span></text:p><text:p text:style-name="P422"><text:span text:style-name="T708">1997</text:span></text:p></draw:text-box></draw:frame><draw:line draw:style-name="gr67" draw:text-style-name="P421" svg:x1="14.988cm" svg:y1="1.773cm" svg:x2="14.988cm" svg:y2="2.408cm"><text:p/></draw:line><draw:line draw:style-name="gr67" draw:text-style-name="P421" svg:x1="15.604cm" svg:y1="1.773cm" svg:x2="15.604cm" svg:y2="2.408cm"><text:p/></draw:line><draw:frame draw:style-name="gr116" draw:text-style-name="P447" svg:width="2.281cm" svg:height="1.659cm" svg:x="14.534cm" svg:y="2.371cm"><draw:text-box><text:p text:style-name="P422"><text:span text:style-name="T708">2001</text:span></text:p><text:p text:style-name="P422"><text:span text:style-name="T708">Kylix</text:span></text:p></draw:text-box></draw:frame></draw:g><text:span text:style-name="T113">Figura </text:span><text:span text:style-name="T113"><text:sequence text:ref-name="refFigure12" text:name="Figure" text:formula="ooow:Figure+1" style:num-format="1">13</text:sequence></text:span>: Linea del tiempo</text:p><text:p text:style-name="P255">Adapt<text:span text:style-name="T693">o</text:span> de Línea de tiempo de los lenguajes de programación (p. 8), por Mihaela Juganaru Mathieu, 2014, Grupo Editorial Patria.</text:p></draw:text-box></draw:frame></text:p></draw:text-box></draw:frame></text:h>
      <text:h text:style-name="P256" text:outline-level="3"/>
      <text:h text:style-name="P256" text:outline-level="3"/>
      <text:h text:style-name="P256" text:outline-level="3"/>
      <text:h text:style-name="P256" text:outline-level="3"/>
      <text:h text:style-name="P256" text:outline-level="3"/>
      <text:h text:style-name="P256" text:outline-level="3"/>
      <text:list xml:id="list90220685024732" text:continue-numbering="true" text:style-name="Numeración">
        <text:list-item>
          <text:list>
            <text:list-item>
              <text:list>
                <text:list-item>
                  <text:h text:style-name="P355" text:outline-level="3"><text:bookmark-start text:name="__RefHeading___Toc13804_163613019"/>Hilos<text:bookmark-end text:name="__RefHeading___Toc13804_163613019"/></text:h>
                </text:list-item>
              </text:list>
            </text:list-item>
          </text:list>
        </text:list-item>
      </text:list>
      <text:p text:style-name="P151"><text:span text:style-name="T530">Hablar sobre los </text:span><text:span text:style-name="T531">hilos y cuestiones tecnicas</text:span></text:p>
      <text:list xml:id="list90219402125822" text:continue-numbering="true" text:style-name="Numeración">
        <text:list-item>
          <text:list>
            <text:list-item>
              <text:h text:style-name="P272" text:outline-level="2"><text:bookmark-start text:name="__RefHeading___Toc13806_163613019"/><text:span text:style-name="T652">R</text:span>uby<text:bookmark-end text:name="__RefHeading___Toc13806_163613019"/></text:h>
            </text:list-item>
          </text:list>
        </text:list-item>
      </text:list>
      <text:p text:style-name="P176"><text:soft-page-break/><text:span text:style-name="T102">Su creador </text:span><text:span text:style-name="T64">Yukihiro Matsumoto</text:span><text:span text:style-name="T102">, mezcló partes de sus lenguajes favoritos </text:span><text:span text:style-name="T104">como lo son: </text:span><text:span text:style-name="T102">Perl, Smalltalk, Eiffel, Ada y Lisp para formar un nuevo lenguaje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Hq2CSpQ8MI"/><text:span text:style-name="T137">(“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Hq2CSpQ8MI"/><text:span text:style-name="T105">.</text:span><text:span text:style-name="T102">⁠</text:span></text:p>
      <text:p text:style-name="P176"><text:span text:style-name="T64">Ruby es un </text:span><text:span text:style-name="Emphasis"><text:span text:style-name="T64">lenguaje de programación orientado a objetos </text:span></text:span><text:span text:style-name="Emphasis"><text:span text:style-name="T63">(OO)</text:span></text:span><text:span text:style-name="Emphasis"><text:span text:style-name="T64"> simple y poderoso, </text:span></text:span><text:span text:style-name="Emphasis"><text:span text:style-name="T65">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Rxp75lHd8x"/>(Maeda, s/f)<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Rxp75lHd8x"/><text:span text:style-name="T137">.</text:span>⁠</text:p>
      <text:p text:style-name="_34_._20_Contenido_20_Cita">Desde su liberación pública en 1995, Ruby ha atraído devotos desarrolladores de todo el mundo. En el 2006, Ruby alcanzó reconocimiento masivo, formándose grupos de usuarios activos en las ciudades más importantes del mundo y llenando las capacidades de las conferencias relacionadas a Ruby.</text:p>
      <text:p text:style-name="_34_._20_Contenido_20_Cita"><text:span text:style-name="T102"><text:tab/>El </text:span><text:a xlink:type="simple" xlink:href="http://www.tiobe.com/index.php/content/paperinfo/tpci/index.html" text:style-name="Internet_20_link" text:visited-style-name="Visited_20_Internet_20_Link"><text:span text:style-name="T62">índice TIOBE</text:span></text:a><text:span text:style-name="T102">, que mide el crecimiento de los lenguajes de programación, ubica a Ruby entre los diez mejore del ranking mundial. Gran parte del crecimiento se atribuye a la popularidad del software escrito en Ruby, particularmente el framework </text:span><text:span text:style-name="T103">Ruby on Rails</text:span><text:span text:style-name="T102">.</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N4xaWBIg5h"/><text:span text:style-name="T105">(“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N4xaWBIg5h"/><text:span text:style-name="T102">⁠</text:span></text:p>
      <text:p text:style-name="P71"/>
      <text:p text:style-name="P216">Clases</text:p>
      <text:p text:style-name="P125">Las clases son</text:p>
      <text:p text:style-name="P216">Módulos</text:p>
      <text:p text:style-name="P70">Los modulos son</text:p>
      <text:p text:style-name="P216">Hilos</text:p>
      <text:p text:style-name="P72"><text:span text:style-name="T267">Explicar como funcionan los hilos en ruby</text:span><text:span text:style-name="T266">, los hilos tienen problema de concurrencia</text:span></text:p>
      <text:list xml:id="list90219222724868" text:continue-numbering="true" text:style-name="Numeración">
        <text:list-item>
          <text:list>
            <text:list-item>
              <text:list>
                <text:list-header>
                  <text:p text:style-name="P306">Logs de ejecucion de programas</text:p>
                  <text:p text:style-name="P311">Explicar el que son los logs y el porque de los logs en los programas</text:p>
                </text:list-header>
                <text:list-item>
                  <text:h text:style-name="P364" text:outline-level="3"><text:bookmark-start text:name="__RefHeading___Toc13808_163613019"/>Gema<text:bookmark-end text:name="__RefHeading___Toc13808_163613019"/></text:h>
                </text:list-item>
              </text:list>
            </text:list-item>
          </text:list>
        </text:list-item>
      </text:list>
      <text:p text:style-name="P121"><text:soft-page-break/><office:annotation office:name="__Annotation__13887_37494394121"><dc:creator>Rodrigo Fernández</dc:creator><dc:date>2022-04-04T21:44:13.765625730</dc:date><loext:sender-initials>RF</loext:sender-initials><text:p text:style-name="P412"><text:span text:style-name="T699">“</text:span><text:span text:style-name="T699">The software package is called a “gem” which contains a packaged Ruby application or library.</text:span></text:p><text:p text:style-name="P412"><text:span text:style-name="T699"/></text:p><text:p text:style-name="P412"><text:span text:style-name="T699">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506">Los pr</text:span><text:span text:style-name="T503">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503">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3LCgDL5m7l"/><text:span text:style-name="T163">(“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3LCgDL5m7l"/><text:span text:style-name="T503">⁠. </text:span></text:p>
      <text:p text:style-name="P121"><office:annotation office:name="__Annotation__14385_37494394121"><dc:creator>Rodrigo Fernández</dc:creator><dc:date>2022-04-04T21:44:55.245116361</dc:date><loext:sender-initials>RF</loext:sender-initials><text:p text:style-name="P412"><text:span text:style-name="T699">“</text:span><text:span text:style-name="T699">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Iz7syja3fG"/><text:span text:style-name="T137">(“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Iz7syja3fG"/>⁠ <office:annotation office:name="__Annotation__22468_37494394121"><dc:creator>Rodrigo Fernández</dc:creator><dc:date>2022-04-04T21:56:01.066976801</dc:date><loext:sender-initials>RF</loext:sender-initials><text:p text:style-name="P412"><text:span text:style-name="T699">“</text:span><text:span text:style-name="T699">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NGUCp38hIL"/><text:span text:style-name="T137">(“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NGUCp38hIL"/>⁠.</text:p>
      <text:p text:style-name="P121"><office:annotation office:name="__Annotation__28039_37494394121"><dc:creator>Rodrigo Fernández</dc:creator><dc:date>2022-04-04T22:01:46.624184415</dc:date><loext:sender-initials>RF</loext:sender-initials><text:p text:style-name="P412"><text:span text:style-name="T699">“</text:span><text:span text:style-name="T699">The gem command allows you to interact with RubyGems.”</text:span></text:p></office:annotation><text:span text:style-name="T543">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5GI85IFAMt"/><text:span text:style-name="T137">(“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5GI85IFAMt"/>⁠.<text:span text:style-name="T543"> </text:span><text:span text:style-name="T331">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zYvOFcc6z5"/><text:span text:style-name="T157">(“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zYvOFcc6z5"/><text:span text:style-name="T331">⁠.</text:span></text:p>
      <text:list xml:id="list90219480621236" text:continue-numbering="true" text:style-name="Numeración">
        <text:list-item>
          <text:list>
            <text:list-item>
              <text:list>
                <text:list-item>
                  <text:h text:style-name="P363" text:outline-level="3"><text:bookmark-start text:name="__RefHeading___Toc13810_163613019"/>Estructura de una Gema<text:bookmark-end text:name="__RefHeading___Toc13810_163613019"/></text:h>
                </text:list-item>
              </text:list>
            </text:list-item>
          </text:list>
        </text:list-item>
      </text:list>
      <text:p text:style-name="P122"><office:annotation office:name="__Annotation__37274_37494394121"><dc:creator>Rodrigo Fernández</dc:creator><dc:date>2022-04-04T22:16:07.963039487</dc:date><loext:sender-initials>RF</loext:sender-initials><text:p text:style-name="P412"><text:span text:style-name="T699">“</text:span><text:span text:style-name="T699">Inside gems are the following components:</text:span></text:p><text:p text:style-name="P412"><text:span text:style-name="T699">Code (including tests and supporting utilities)</text:span></text:p><text:p text:style-name="P412"><text:span text:style-name="T699">Documentation</text:span></text:p><text:p text:style-name="P412"><text:span text:style-name="T699">gemspec”</text:span></text:p></office:annotation><text:span text:style-name="T508">D</text:span><text:span text:style-name="T503">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5chq612EDE"/><text:span text:style-name="T137">(“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5chq612EDE"/>⁠<text:span text:style-name="T503">.</text:span></text:p>
      <text:p text:style-name="P68"><text:span text:style-name="T571">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bZkBDy8Ruz"/><text:span text:style-name="T204">(“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bZkBDy8Ruz"/><text:span text:style-name="T571">⁠ t</text:span><office:annotation office:name="__Annotation__37275_37494394121"><dc:creator>Rodrigo Fernández</dc:creator><dc:date>2022-04-04T22:16:29.335459399</dc:date><loext:sender-initials>RF</loext:sender-initials><text:p text:style-name="P412"><text:span text:style-name="T699">“</text:span><text:span text:style-name="T699">Each gem follows the same standard structure of code organization:”</text:span></text:p></office:annotation><text:span text:style-name="T571">odas las gemas siguen una estructura estándar para organizar el código:</text:span><office:annotation-end office:name="__Annotation__37275_37494394121"/></text:p>
      <text:p text:style-name="P193"><text:span text:style-name="Source_20_Text"><text:span text:style-name="T544">freewill/</text:span></text:span></text:p>
      <text:p text:style-name="P193"><text:span text:style-name="Source_20_Text"><text:span text:style-name="T544">├── bin/</text:span></text:span></text:p>
      <text:p text:style-name="P193"><text:span text:style-name="Source_20_Text"><text:span text:style-name="T544">│ <text:s text:c="2"/>└── freewill</text:span></text:span></text:p>
      <text:p text:style-name="P193"><text:span text:style-name="Source_20_Text"><text:span text:style-name="T544">├── lib/</text:span></text:span></text:p>
      <text:p text:style-name="P193"><text:span text:style-name="Source_20_Text"><text:span text:style-name="T544">│ <text:s text:c="2"/>└── freewill.rb</text:span></text:span></text:p>
      <text:p text:style-name="P193"><text:span text:style-name="Source_20_Text"><text:span text:style-name="T544">├── test/</text:span></text:span></text:p>
      <text:p text:style-name="P193"><text:span text:style-name="Source_20_Text"><text:span text:style-name="T544">│ <text:s text:c="2"/>└── test_freewill.rb</text:span></text:span></text:p>
      <text:p text:style-name="P193"><text:soft-page-break/><text:span text:style-name="Source_20_Text"><text:span text:style-name="T544">├── README</text:span></text:span></text:p>
      <text:p text:style-name="P193"><text:span text:style-name="Source_20_Text"><text:span text:style-name="T544">├── Rakefile</text:span></text:span></text:p>
      <text:p text:style-name="P193"><text:span text:style-name="Source_20_Text"><text:span text:style-name="T544">└── freewill.gemspec</text:span></text:span></text:p>
      <text:p text:style-name="P69"/>
      <text:p text:style-name="P69">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50g7bLITM7"/><text:span text:style-name="T137">(“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50g7bLITM7"/>⁠, los componentes más importantes de una gema son:</text:p>
      <text:list xml:id="list90219527791090" text:continue-list="list90219669395919" text:style-name="Viñeta">
        <text:list-item>
          <text:p text:style-name="P284"><text:span text:style-name="T509">La carpeta </text:span><text:span text:style-name="T511">lib </text:span><text:span text:style-name="T514">que contiene el código de la gema.</text:span></text:p>
        </text:list-item>
        <text:list-item>
          <text:p text:style-name="P312"><text:span text:style-name="T513">Las carpetas </text:span><text:span text:style-name="T510">test</text:span><text:span text:style-name="T513"> o </text:span><text:span text:style-name="T510">spec</text:span><text:span text:style-name="T513"> que contienen las pruebas, dependiendo del framework de pruebas que el desarrollador utilice.</text:span></text:p>
        </text:list-item>
        <text:list-item>
          <text:p text:style-name="P312"><text:span text:style-name="T513">Una gema usualmente tiene un </text:span><text:span text:style-name="T510">Rakefile</text:span><text:span text:style-name="T513">, que junto al programa rake </text:span><text:span text:style-name="T515">(que también es una gema)</text:span><text:span text:style-name="T513"> se usa para automatizar pruebas, generar código, y realizar otras tareas.</text:span></text:p>
        </text:list-item>
        <text:list-item>
          <text:p text:style-name="P312"><text:span text:style-name="T513">La gema también incluye un archivo ejecutable en la carpeta </text:span><text:span text:style-name="T510">bin</text:span><text:span text:style-name="T513">, que será cargado en el entorno donde el usuario instaló la gema.</text:span></text:p>
        </text:list-item>
        <text:list-item>
          <text:p text:style-name="P284"><text:span text:style-name="T514">La documentación usualmente se incluye en el archivo README y dentro del código mismo. Cuando se instala una gema, la documentación es generada automáticamente. Muchas </text:span><text:span text:style-name="T515">gemas</text:span><text:span text:style-name="T514"> incluyen </text:span><text:span text:style-name="T515">RDoc y YARD las cuales son gemas para generar documentación.</text:span></text:p>
        </text:list-item>
        <text:list-item>
          <text:p text:style-name="P313"><text:span text:style-name="T507">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dc:creator>Rodrigo Fernández</dc:creator><dc:date>2022-04-04T22:31:26.808284320</dc:date><loext:sender-initials>RF</loext:sender-initials><text:p text:style-name="P412"><text:span text:style-name="T699">“</text:span><text:span text:style-name="T699">Here, you can see the major components of a gem:</text:span></text:p><text:p text:style-name="P412"><text:span text:style-name="T699">- The lib directory contains the code for the gem</text:span></text:p><text:p text:style-name="P412"><text:span text:style-name="T699">- The test or spec directory contains tests, depending on which test framework the developer uses </text:span></text:p><text:p text:style-name="P412"><text:span text:style-name="T699">- A gem usually has a Rakefile, which the rake program uses to automate tests, generate code, and perform other tasks. </text:span></text:p><text:p text:style-name="P412"><text:span text:style-name="T699">- This gem also includes an executable file in the bin directory, which will be loaded into the user’s PATH when the gem is installed. </text:span></text:p><text:p text:style-name="P412"><text:span text:style-name="T699">- Documentation is usually included in the README and inline with the code. When you install a gem, documentation is generated automatically for you. Most gems include RDoc documentation, but some use YARD docs instead. </text:span></text:p><text:p text:style-name="P412"><text:span text:style-name="T699">-The final piece is the gemspec, which contains information about the gem. The gem’s files, test information, platform, version number and more are all laid out here along with the author’s email and name.”</text:span></text:p></office:annotation></text:p>
        </text:list-item>
      </text:list>
      <text:list xml:id="list90220325327822" text:continue-list="list90219480621236" text:style-name="Numeración">
        <text:list-item>
          <text:list>
            <text:list-item>
              <text:list>
                <text:list-item>
                  <text:h text:style-name="P355" text:outline-level="3"><text:bookmark-start text:name="__RefHeading___Toc8205_27581758391"/>Creación de una Gema<text:bookmark-end text:name="__RefHeading___Toc8205_27581758391"/></text:h>
                </text:list-item>
              </text:list>
            </text:list-item>
          </text:list>
        </text:list-item>
      </text:list>
      <text:p text:style-name="P123"><text:span text:style-name="T508">P</text:span><text:span text:style-name="T503">ara implementar </text:span><text:span text:style-name="T532">una</text:span><text:span text:style-name="T503"> gema se pueden seguir las guías paso a paso de la página RubyGems.org, pero, tener que crear manualmente la estructura necesaria para la gema sería un poco tedioso, por suerte, existe una gema llamada Bundler que facilita este proceso.</text:span></text:p>
      <text:p text:style-name="P123"><text:soft-page-break/><office:annotation office:name="__Annotation__61238_37494394121"><dc:creator>Rodrigo Fernández</dc:creator><dc:date>2022-04-04T22:43:37.044685713</dc:date><loext:sender-initials>RF</loext:sender-initials><text:p text:style-name="P412"><text:span text:style-name="T699">“</text:span><text:span text:style-name="T699">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412"><text:span text:style-name="T699">Did you know that you can use Bundler for not only gem dependency management but also for writing our own gems? It’s really easy to do this and Bundler provides a couple of things to help you along this path.”</text:span></text:p></office:annotation><text:span text:style-name="T503">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g9lQzfTeKX"/><text:span text:style-name="T137">(“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g9lQzfTeKX"/>⁠<text:span text:style-name="T503">.</text:span></text:p>
      <text:p text:style-name="P124"><text:span text:style-name="T519">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bD3dPKjwCm"/><text:span text:style-name="T164">(“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bD3dPKjwCm"/><text:span text:style-name="T519">⁠ </text:span><text:span text:style-name="T520">son Rbenv y RVM. Decidimos utilizar RVM por la experiencia previa que teníamos con esta herramienta.</text:span></text:p>
      <text:p text:style-name="P53"><office:annotation office:name="__Annotation__74227_37494394121"><dc:creator>Rodrigo Fernández</dc:creator><dc:date>2022-04-04T23:08:18.380949134</dc:date><loext:sender-initials>RF</loext:sender-initials><text:p text:style-name="P412"><text:span text:style-name="T700">RVM is a command-line tool which allows you to easily install, manage, and work with multiple ruby environments from interpreters to sets of gems.</text:span></text:p></office:annotation><text:span text:style-name="T513">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513">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4XDaO4X7iM"/><text:span text:style-name="T165">(“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4XDaO4X7iM"/><text:span text:style-name="T513">⁠.</text:span></text:p>
      <text:p text:style-name="P54"><text:span text:style-name="T516">E</text:span><text:span text:style-name="T517">n </text:span><text:span text:style-name="T518">el </text:span><text:span text:style-name="T518"><text:reference-ref text:reference-format="text" text:ref-name="Anexo A  - Instalación de RVM, Ruby y Bundler">Anexo A  - Instalación de RVM, Ruby y Bundler</text:reference-ref></text:span><text:span text:style-name="T518"><text:s/></text:span><text:span text:style-name="T517">se procede a detallar los pasos para instalar RVM, Ruby y Bundler.</text:span></text:p>
      <text:list xml:id="list90220050246939" text:continue-numbering="true" text:style-name="Numeración">
        <text:list-item>
          <text:h text:style-name="P260" text:outline-level="1"><text:bookmark-start text:name="__RefHeading___Toc8199_2758175839"/><text:span text:style-name="T1">MARCO </text:span><text:span text:style-name="T38">Metodológico</text:span><text:bookmark-end text:name="__RefHeading___Toc8199_2758175839"/></text:h>
          <text:list>
            <text:list-item>
              <text:h text:style-name="P273" text:outline-level="2"><text:bookmark-start text:name="__RefHeading___Toc388_13217376221"/>Arquitectura del Sistema<text:bookmark-end text:name="__RefHeading___Toc388_13217376221"/></text:h>
              <text:list>
                <text:list-header>
                  <text:p text:style-name="P307"><text:span text:style-name="T523">Antes de comenzar a explicar la arquitectura, </text:span><text:span text:style-name="T524">es importante </text:span><text:span text:style-name="T525">mencionar que el nombre del</text:span><text:span text:style-name="T524"> sistema </text:span><text:span text:style-name="T525">es LIRI. </text:span><text:span text:style-name="T527">Este nombre </text:span><text:span text:style-name="T525">surgió como una combinación de los nombres de los integrantes del presente TFG, de </text:span><text:span text:style-name="T521">Les-</text:span><text:span text:style-name="T512">li</text:span><text:span text:style-name="T521">e y Ro-d</text:span><text:span text:style-name="T512">ri</text:span><text:span text:style-name="T521">-go </text:span><text:span text:style-name="T526">resultó Liri</text:span><text:span text:style-name="T521">.</text:span></text:p>
                </text:list-header>
              </text:list>
            </text:list-item>
          </text:list>
        </text:list-item>
      </text:list>
      <text:p text:style-name="P87"><text:span text:style-name="T646">El sistema Liri est</text:span><text:span text:style-name="T381">á compuesto por dos aplicaciones, una Aplicación Coordinadora, que es la encargada de coordinar el proceso de ejecución de pruebas, y una Aplicación </text:span><text:span text:style-name="T382">Agente</text:span><text:span text:style-name="T381">, que es la encargada </text:span><text:span text:style-name="T383">de ejecutar las pruebas y enviar los resultados a la Aplicación Coordinadora. La Aplicación coordinadora se comunica con uno o más Aplicaciones </text:span><text:span text:style-name="T382">Agente</text:span><text:span text:style-name="T383"> para lograr su cometido. </text:span><text:span text:style-name="T282">En la </text:span><text:span text:style-name="T282"><text:sequence-ref text:reference-format="category-and-value" text:ref-name="refFigure13">Figura 14</text:sequence-ref></text:span><text:span text:style-name="T282"><text:s/>se puede apreciar el diagrama de componentes del sistema Liri</text:span><text:span text:style-name="T383"> representando una Aplicación Coordinadora comunicándose con N Aplicaciones </text:span><text:span text:style-name="T382">Agente</text:span><text:span text:style-name="T383">.</text:span></text:p>
      <text:p text:style-name="P229"><draw:frame draw:style-name="fr1" draw:name="Marco14" text:anchor-type="as-char" svg:width="14.111cm" style:rel-width="91%" svg:height="8.109cm" style:rel-height="scale-min" draw:z-index="33"><draw:text-box><text:p text:style-name="P235"/><text:p text:style-name="P235"><draw:g text:anchor-type="as-char" draw:z-index="34" draw:name="Objeto de grupo 12" draw:style-name="gr1"><draw:custom-shape draw:style-name="gr83" draw:text-style-name="P414" svg:width="9.208cm" svg:height="6.668cm" svg:x="0cm" svg:y="0cm"><text:p/><draw:enhanced-geometry svg:viewBox="0 0 21600 21600" draw:mirror-vertical="false" draw:mirror-horizontal="false" draw:type="rectangle" draw:enhanced-path="M 0 0 L 21600 0 21600 21600 0 21600 0 0 Z N"/></draw:custom-shape><draw:custom-shape draw:style-name="gr84" draw:text-style-name="P414" svg:width="3.493cm" svg:height="5.398cm" svg:x="0.318cm" svg:y="0.953cm"><text:p/><draw:enhanced-geometry svg:viewBox="0 0 21600 21600" draw:mirror-vertical="false" draw:mirror-horizontal="false" draw:type="rectangle" draw:enhanced-path="M 0 0 L 21600 0 21600 21600 0 21600 0 0 Z N"/></draw:custom-shape><draw:custom-shape draw:style-name="gr84" draw:text-style-name="P414" svg:width="3.493cm" svg:height="5.398cm" svg:x="5.398cm" svg:y="0.953cm"><text:p/><draw:enhanced-geometry svg:viewBox="0 0 21600 21600" draw:mirror-vertical="false" draw:mirror-horizontal="false" draw:type="rectangle" draw:enhanced-path="M 0 0 L 21600 0 21600 21600 0 21600 0 0 Z N"/></draw:custom-shape><draw:custom-shape draw:style-name="gr85" draw:text-style-name="P414" xml:id="id89" draw:id="id89" svg:width="2.858cm" svg:height="0.953cm" svg:x="0.635cm" svg:y="3.175cm"><text:p text:style-name="P413"><text:span text:style-name="T704">Aplicación Coordinadora</text:span></text:p><draw:enhanced-geometry svg:viewBox="0 0 21600 21600" draw:mirror-vertical="false" draw:mirror-horizontal="false" draw:type="rectangle" draw:enhanced-path="M 0 0 L 21600 0 21600 21600 0 21600 0 0 Z N"/></draw:custom-shape><draw:custom-shape draw:style-name="gr85" draw:text-style-name="P414" xml:id="id90" draw:id="id90" svg:width="2.858cm" svg:height="0.953cm" svg:x="5.715cm" svg:y="1.27cm"><text:p text:style-name="P413"><text:span text:style-name="T704">Aplicación Agente 1</text:span></text:p><draw:enhanced-geometry svg:viewBox="0 0 21600 21600" draw:type="rectangle" draw:enhanced-path="M 0 0 L 21600 0 21600 21600 0 21600 0 0 Z N"/></draw:custom-shape><draw:custom-shape draw:style-name="gr86" draw:text-style-name="P414" xml:id="id91" draw:id="id91" svg:width="2.857cm" svg:height="0.953cm" svg:x="5.715cm" svg:y="3.175cm"><text:p text:style-name="P413"><text:span text:style-name="T704">Aplicación Agente 2</text:span></text:p><draw:enhanced-geometry svg:viewBox="0 0 21600 21600" draw:type="rectangle" draw:enhanced-path="M 0 0 L 21600 0 21600 21600 0 21600 0 0 Z N"/></draw:custom-shape><draw:custom-shape draw:style-name="gr85" draw:text-style-name="P414" xml:id="id92" draw:id="id92" svg:width="2.858cm" svg:height="0.953cm" svg:x="5.715cm" svg:y="5.08cm"><text:p text:style-name="P413"><text:span text:style-name="T704">Aplicación Agente N</text:span></text:p><draw:enhanced-geometry svg:viewBox="0 0 21600 21600" draw:type="rectangle" draw:enhanced-path="M 0 0 L 21600 0 21600 21600 0 21600 0 0 Z N"/></draw:custom-shape><draw:connector draw:style-name="gr87" draw:text-style-name="P421" svg:x1="2.064cm" svg:y1="3.176cm" svg:x2="5.715cm" svg:y2="1.747cm" draw:start-shape="id89" draw:start-glue-point="0" draw:end-shape="id90" draw:end-glue-point="3" svg:d="M2064-159v-1429h3651" svg:viewBox="0 0 3653 1431"><text:p/></draw:connector><draw:connector draw:style-name="gr87" draw:text-style-name="P421" svg:x1="3.493cm" svg:y1="3.651cm" svg:x2="5.715cm" svg:y2="3.651cm" draw:start-shape="id89" draw:start-glue-point="1" draw:end-shape="id91" draw:end-glue-point="3" svg:d="M3493 317h2222" svg:viewBox="0 0 2224 2"><text:p/></draw:connector><draw:connector draw:style-name="gr87" draw:text-style-name="P421" svg:x1="2.064cm" svg:y1="4.128cm" svg:x2="5.715cm" svg:y2="5.557cm" draw:start-shape="id89" draw:start-glue-point="2" draw:end-shape="id92" draw:end-glue-point="3" svg:d="M2064 794v1429h3651" svg:viewBox="0 0 3653 1431"><text:p/></draw:connector><draw:custom-shape draw:style-name="gr88" draw:text-style-name="P430" svg:width="2.149cm" svg:height="0.318cm" svg:x="3.493cm" svg:y="0.318cm"><text:p text:style-name="P413"><text:span text:style-name="T706">Sistema Liri</text:span></text:p><draw:enhanced-geometry svg:viewBox="0 0 21600 21600" draw:type="rectangle" draw:enhanced-path="M 0 0 L 21600 0 21600 21600 0 21600 0 0 Z N"/></draw:custom-shape></draw:g></text:p><text:p text:style-name="P235"/><text:p text:style-name="P235">Figura <text:sequence text:ref-name="refFigure13" text:name="Figure" text:formula="ooow:Figure+1" style:num-format="1">14</text:sequence>: <text:span text:style-name="T273">Esquema de </text:span><text:span text:style-name="T274">componentes del sistema Liri</text:span><text:span text:style-name="T270">.</text:span></text:p><text:p text:style-name="P224">Elaboraci<text:span text:style-name="T476">ón propia.</text:span></text:p></draw:text-box></draw:frame></text:p>
      <text:list xml:id="list90219911967041" text:continue-numbering="true" text:style-name="Numeración">
        <text:list-item>
          <text:list>
            <text:list-item>
              <text:list>
                <text:list-item>
                  <text:h text:style-name="P356" text:outline-level="3"><text:bookmark-start text:name="__RefHeading___Toc76130_2898270441"/>Aplicación Coordinadora<text:bookmark-end text:name="__RefHeading___Toc76130_2898270441"/></text:h>
                </text:list-item>
              </text:list>
              <text:p text:style-name="P314">La <text:span text:style-name="T647">Aplicación Coordinadora es la que se encarga de iniciar y coordinar el proceso de ejecución de pruebas unitarias.</text:span></text:p>
            </text:list-item>
          </text:list>
        </text:list-item>
      </text:list>
      <text:p text:style-name="_34_._20_Contenido_20_"><text:soft-page-break/>En la <text:sequence-ref text:reference-format="category-and-value" text:ref-name="refFigure14">Figura 15</text:sequence-ref><text:s/>se puede apreciar el esquema de los hilos que componen el proceso realizado por la Aplicación Coordinadora. <text:span text:style-name="T648">Dentro del hilo principal, la Aplicaci</text:span><text:span text:style-name="T384">ón Coordinadora </text:span><text:span text:style-name="T385"><text:s/>realiza las siguientes acciones:</text:span></text:p>
      <text:list xml:id="list1082951030" text:style-name="Viñeta_20_Numerada">
        <text:list-item>
          <text:p text:style-name="P315">Solicita la contraseña del usuario actual del sistema operativo donde se está ejecutando el sistema Liri. </text:p>
        </text:list-item>
        <text:list-item>
          <text:p text:style-name="P315"><text:span text:style-name="T282">Comprime la carpeta </text:span><text:span text:style-name="T386">desde donde se está ejecutando el sistema Liri. Se asume que el sistema Liri se está ejecutando dentro de un proyecto Ruby on Rails, y es el código fuente de este proyecto el que se comprime.</text:span></text:p>
        </text:list-item>
        <text:list-item>
          <text:p text:style-name="P315"><text:span text:style-name="T282">Se inicia el hilo 1, el cual a su vez </text:span><text:span text:style-name="T384">inicia un socket UDP de tipo cliente. Este cliente UDP emite una petición broadcast a la red cada cierto tiempo. </text:span><text:span text:style-name="T387">La petición envía los siguientes datos: </text:span><text:span text:style-name="T388">El nombre del usuario actual del sistema operativo, la contraseña solicitada en el punto 1 y la ruta del archivo comprimido generado en el punto 2. </text:span><text:span text:style-name="T389">El</text:span><text:span text:style-name="T390"> cliente UDP, <text:s/>al ejecutarse dentro de un hilo, permite que la Aplicación Coordinadora realice otras operaciones a la par en otros hilos. Además, el </text:span><text:span text:style-name="T388"><text:s/>cliente UDP se ejecuta dentro de un bucle, lo cual le permite sondear constantemente la red para conectar con más Aplicaciones </text:span><text:span text:style-name="T382">Agente</text:span><text:span text:style-name="T388">, esto es necesario en caso de que alguna Aplicación Asitente se inicie </text:span><text:span text:style-name="T390">tiempo después de </text:span><text:span text:style-name="T389">haberse</text:span><text:span text:style-name="T390"> inic</text:span><text:span text:style-name="T389">i</text:span><text:span text:style-name="T390">ado el </text:span><text:span text:style-name="T388">proceso de ejecución de las pruebas. </text:span></text:p>
        </text:list-item>
        <text:list-item>
          <text:p text:style-name="P315"><text:span text:style-name="T385">Se inicia el hilo 2, el cual a su vez inicia un socket TCP de tipo servidor. Este servidor TCP se mantiene en espera a que algún cliente TCP se comunique desde alguna Aplicación Agente. </text:span><text:span text:style-name="T389">Por cada Aplicación </text:span><text:span text:style-name="T382">Agente</text:span><text:span text:style-name="T389"> que se conecte a la Aplicación Coordinadora, se genera un nuevo hilo que se encargue de la comunicación entre la Aplicación Coordinadora y la Aplicación </text:span><text:span text:style-name="T382">Agente</text:span><text:span text:style-name="T389">, es por eso que, en la </text:span><text:span text:style-name="T391"><text:sequence-ref text:reference-format="category-and-value" text:ref-name="refFigure14">Figura 15</text:sequence-ref></text:span><text:span text:style-name="T391"><text:s/>se </text:span><text:span text:style-name="T389">representa varios servidores TCP ejecutandose en varios hilos hasta el hilo N. </text:span><text:span text:style-name="T392">A través de esta conexión TCP es que se coordina la ejecución del conjunto de pruebas unitarias.</text:span></text:p>
        </text:list-item>
      </text:list>
      <text:p text:style-name="P76"/>
      <text:p text:style-name="P229"><text:soft-page-break/><draw:frame draw:style-name="fr1" draw:name="Marco11" text:anchor-type="as-char" svg:width="14.607cm" style:rel-width="94%" svg:height="11.035cm" style:rel-height="scale-min" draw:z-index="37"><draw:text-box><text:p text:style-name="P235"/><text:p text:style-name="P235"><draw:g text:anchor-type="as-char" draw:z-index="38" draw:name="Objeto de grupo 2" draw:style-name="gr1"><draw:custom-shape draw:style-name="gr101" draw:text-style-name="P414" svg:width="3.119cm" svg:height="3.493cm" svg:x="0cm" svg:y="4.759cm"><text:p/><draw:enhanced-geometry svg:viewBox="0 0 21600 21600" draw:mirror-horizontal="false" draw:mirror-vertical="false" draw:type="rectangle" draw:enhanced-path="M 0 0 L 21600 0 21600 21600 0 21600 0 0 Z N"/></draw:custom-shape><draw:custom-shape draw:style-name="gr102" draw:text-style-name="P414" svg:width="9.931cm" svg:height="3.493cm" svg:x="3.404cm" svg:y="4.759cm"><text:p/><draw:enhanced-geometry svg:viewBox="0 0 21600 21600" draw:mirror-horizontal="false" draw:mirror-vertical="false" draw:type="rectangle" draw:enhanced-path="M 0 0 L 21600 0 21600 21600 0 21600 0 0 Z N"/></draw:custom-shape><draw:custom-shape draw:style-name="gr103" draw:text-style-name="P414" xml:id="id97" draw:id="id97" svg:width="2.555cm" svg:height="0.953cm" svg:x="5.389cm" svg:y="0cm"><text:p text:style-name="P413"><text:span text:style-name="T704">Aplicación Coordinadora</text:span></text:p><draw:enhanced-geometry svg:viewBox="0 0 21600 21600" draw:type="rectangle" draw:enhanced-path="M 0 0 L 21600 0 21600 21600 0 21600 0 0 Z N"/></draw:custom-shape><draw:custom-shape draw:style-name="gr104" draw:text-style-name="P414" xml:id="id98" draw:id="id98" svg:width="5.081cm" svg:height="1.588cm" svg:x="4.128cm" svg:y="1.905cm"><text:p text:style-name="P413"><text:span text:style-name="T704">Hilo Principal</text:span></text:p><text:p text:style-name="P413"><text:span text:style-name="T704"/></text:p><text:p text:style-name="P413"><text:span text:style-name="T704">- Se solicita contraseña de usuario</text:span></text:p><text:p text:style-name="P413"><text:span text:style-name="T704">- Se comprime el código fuente</text:span></text:p><draw:enhanced-geometry svg:viewBox="0 0 21600 21600" draw:type="rectangle" draw:enhanced-path="M 0 0 L 21600 0 21600 21600 0 21600 0 0 Z N"/></draw:custom-shape><draw:custom-shape draw:style-name="gr105" draw:text-style-name="P414" xml:id="id99" draw:id="id99" svg:width="2.553cm" svg:height="0.953cm" svg:x="0.284cm" svg:y="5.076cm"><text:p text:style-name="P413"><text:span text:style-name="T704">Hilo 1</text:span></text:p><draw:enhanced-geometry svg:viewBox="0 0 21600 21600" draw:mirror-horizontal="false" draw:mirror-vertical="false" draw:type="rectangle" draw:enhanced-path="M 0 0 L 21600 0 21600 21600 0 21600 0 0 Z N"/></draw:custom-shape><draw:custom-shape draw:style-name="gr91" draw:text-style-name="P414" xml:id="id101" draw:id="id101" svg:width="2.555cm" svg:height="0.953cm" svg:x="3.796cm" svg:y="5.076cm"><text:p text:style-name="P413"><text:span text:style-name="T704">Hilo 2</text:span></text:p><draw:enhanced-geometry svg:viewBox="0 0 21600 21600" draw:type="rectangle" draw:enhanced-path="M 0 0 L 21600 0 21600 21600 0 21600 0 0 Z N"/></draw:custom-shape><draw:custom-shape draw:style-name="gr91" draw:text-style-name="P414" xml:id="id102" draw:id="id102" svg:width="2.555cm" svg:height="0.953cm" svg:x="6.971cm" svg:y="5.076cm"><text:p text:style-name="P413"><text:span text:style-name="T704">Hilo 3</text:span></text:p><draw:enhanced-geometry svg:viewBox="0 0 21600 21600" draw:type="rectangle" draw:enhanced-path="M 0 0 L 21600 0 21600 21600 0 21600 0 0 Z N"/></draw:custom-shape><draw:custom-shape draw:style-name="gr91" draw:text-style-name="P414" xml:id="id100" draw:id="id100" svg:width="2.555cm" svg:height="0.953cm" svg:x="10.497cm" svg:y="5.075cm"><text:p text:style-name="P413"><text:span text:style-name="T704">Hilo N</text:span></text:p><draw:enhanced-geometry svg:viewBox="0 0 21600 21600" draw:type="rectangle" draw:enhanced-path="M 0 0 L 21600 0 21600 21600 0 21600 0 0 Z N"/></draw:custom-shape><draw:connector draw:style-name="gr106" draw:text-style-name="P445" draw:type="line" svg:x1="6.666cm" svg:y1="0.954cm" svg:x2="6.668cm" svg:y2="1.906cm" draw:start-shape="id97" draw:start-glue-point="2" draw:end-shape="id98" draw:end-glue-point="0" svg:d="M6666-3173l2 952" svg:viewBox="0 0 4 954"><text:p text:style-name="P444"><text:span text:style-name="T706">Inicia</text:span></text:p></draw:connector><draw:connector draw:style-name="gr106" draw:text-style-name="P418" draw:type="line" svg:x1="6.668cm" svg:y1="3.494cm" svg:x2="1.559cm" svg:y2="5.077cm" draw:start-shape="id98" draw:start-glue-point="2" draw:end-shape="id99" draw:end-glue-point="0" svg:d="M6668-633l-5109 1584" svg:viewBox="0 0 5110 1586"><text:p text:style-name="P413"><text:span text:style-name="T706">Inicia</text:span></text:p></draw:connector><draw:connector draw:style-name="gr106" draw:text-style-name="P418" draw:type="line" svg:x1="6.668cm" svg:y1="3.494cm" svg:x2="11.774cm" svg:y2="5.075cm" draw:start-shape="id98" draw:start-glue-point="2" draw:end-shape="id100" draw:end-glue-point="0" svg:d="M6668-633l5106 1582" svg:viewBox="0 0 5108 1584"><text:p text:style-name="P413"><text:span text:style-name="T706">Inicia</text:span></text:p></draw:connector><draw:connector draw:style-name="gr106" draw:text-style-name="P418" draw:type="line" svg:x1="6.668cm" svg:y1="3.494cm" svg:x2="5.073cm" svg:y2="5.077cm" draw:start-shape="id98" draw:start-glue-point="2" draw:end-shape="id101" draw:end-glue-point="0" svg:d="M6668-633l-1595 1584" svg:viewBox="0 0 1596 1586"><text:p text:style-name="P413"><text:span text:style-name="T706">Inicia</text:span></text:p></draw:connector><draw:connector draw:style-name="gr106" draw:text-style-name="P418" draw:type="line" svg:x1="6.668cm" svg:y1="3.494cm" svg:x2="8.248cm" svg:y2="5.077cm" draw:start-shape="id98" draw:start-glue-point="2" draw:end-shape="id102" draw:end-glue-point="0" svg:d="M6668-633l1580 1584" svg:viewBox="0 0 1582 1586"><text:p text:style-name="P413"><text:span text:style-name="T706">Inicia</text:span></text:p></draw:connector><draw:custom-shape draw:style-name="gr91" draw:text-style-name="P414" xml:id="id103" draw:id="id103" svg:width="2.555cm" svg:height="0.953cm" svg:x="0.303cm" svg:y="6.981cm"><text:p text:style-name="P413"><text:span text:style-name="T704">Cliente UDP</text:span></text:p><draw:enhanced-geometry svg:viewBox="0 0 21600 21600" draw:mirror-horizontal="false" draw:mirror-vertical="false" draw:type="rectangle" draw:enhanced-path="M 0 0 L 21600 0 21600 21600 0 21600 0 0 Z N"/></draw:custom-shape><draw:custom-shape draw:style-name="gr91" draw:text-style-name="P414" xml:id="id104" draw:id="id104" svg:width="2.555cm" svg:height="0.953cm" svg:x="3.796cm" svg:y="6.981cm"><text:p text:style-name="P413"><text:span text:style-name="T704">Servidor TCP</text:span></text:p><draw:enhanced-geometry svg:viewBox="0 0 21600 21600" draw:mirror-horizontal="false" draw:mirror-vertical="false" draw:type="rectangle" draw:enhanced-path="M 0 0 L 21600 0 21600 21600 0 21600 0 0 Z N"/></draw:custom-shape><draw:custom-shape draw:style-name="gr91" draw:text-style-name="P414" xml:id="id106" draw:id="id106" svg:width="2.555cm" svg:height="0.953cm" svg:x="10.478cm" svg:y="6.981cm"><text:p text:style-name="P413"><text:span text:style-name="T704">Servidor TCP</text:span></text:p><draw:enhanced-geometry svg:viewBox="0 0 21600 21600" draw:mirror-horizontal="false" draw:mirror-vertical="false" draw:type="rectangle" draw:enhanced-path="M 0 0 L 21600 0 21600 21600 0 21600 0 0 Z N"/></draw:custom-shape><draw:connector draw:style-name="gr106" draw:text-style-name="P418" draw:type="line" svg:x1="1.559cm" svg:y1="6.029cm" svg:x2="1.58cm" svg:y2="6.982cm" draw:start-shape="id99" draw:start-glue-point="2" draw:end-shape="id103" draw:end-glue-point="0" svg:d="M1559 1903l21 953" svg:viewBox="0 0 23 954"><text:p text:style-name="P413"><text:span text:style-name="T706">Inicia</text:span></text:p></draw:connector><draw:connector draw:style-name="gr107" draw:text-style-name="P418" draw:type="line" svg:x1="5.073cm" svg:y1="6.029cm" svg:x2="5.073cm" svg:y2="6.982cm" draw:start-shape="id101" draw:start-glue-point="2" draw:end-shape="id104" draw:end-glue-point="0" svg:d="M5073 1903v953" svg:viewBox="0 0 2 954"><text:p text:style-name="P413"><text:span text:style-name="T706">Inicia</text:span></text:p></draw:connector><draw:connector draw:style-name="gr107" draw:text-style-name="P418" draw:type="line" svg:x1="8.248cm" svg:y1="6.029cm" svg:x2="8.262cm" svg:y2="6.982cm" draw:start-shape="id102" draw:start-glue-point="2" draw:end-shape="id105" draw:end-glue-point="0" svg:d="M8248 1903l14 953" svg:viewBox="0 0 16 954"><text:p text:style-name="P413"><text:span text:style-name="T706">Inicia</text:span></text:p></draw:connector><draw:connector draw:style-name="gr107" draw:text-style-name="P446" draw:type="line" svg:x1="11.774cm" svg:y1="6.027cm" svg:x2="11.755cm" svg:y2="6.982cm" draw:start-shape="id100" draw:start-glue-point="2" draw:end-shape="id106" draw:end-glue-point="0" svg:d="M11774 1901l-19 955" svg:viewBox="0 0 21 956"><text:p text:style-name="P413"><text:span text:style-name="T706">Inicia</text:span></text:p></draw:connector><draw:custom-shape draw:style-name="gr91" draw:text-style-name="P414" xml:id="id105" draw:id="id105" svg:width="2.555cm" svg:height="0.953cm" svg:x="6.985cm" svg:y="6.981cm"><text:p text:style-name="P413"><text:span text:style-name="T704">Servidor TCP</text:span></text:p><draw:enhanced-geometry svg:viewBox="0 0 21600 21600" draw:mirror-horizontal="false" draw:mirror-vertical="false" draw:type="rectangle" draw:enhanced-path="M 0 0 L 21600 0 21600 21600 0 21600 0 0 Z N"/></draw:custom-shape></draw:g></text:p><text:p text:style-name="P235"/><text:p text:style-name="P235">Figura <text:sequence text:ref-name="refFigure14" text:name="Figure" text:formula="ooow:Figure+1" style:num-format="1">15</text:sequence>: <text:span text:style-name="T273">Esquema de proceso de la Aplicación Coordinadora</text:span><text:span text:style-name="T270">.</text:span></text:p><text:p text:style-name="_35_._20_Figura_20_Titulo_20_2_20__28_Fuente_29_"><text:span text:style-name="T647">Basado</text:span> <text:span text:style-name="T647">en</text:span> <text:span text:style-name="Emphasis"><text:span text:style-name="T602">Java Thread</text:span></text:span> [F<text:span text:style-name="T602">igura</text:span>], por <text:span text:style-name="T602">Javin Paul</text:span>, 20<text:span text:style-name="T602">20</text:span>, <text:span text:style-name="T602">Blog Javarevisited</text:span> (https://javarevisited.blogspot.com/2019/02/thread-code-and-data-how-multithreading-java-program-execute.html#axzz7PuUzkgbC). </text:p></draw:text-box></draw:frame></text:p>
      <text:list xml:id="list90220757678362" text:continue-list="list90219911967041" text:style-name="Numeración">
        <text:list-item>
          <text:list>
            <text:list-item>
              <text:list>
                <text:list-item>
                  <text:h text:style-name="P356" text:outline-level="3"><text:bookmark-start text:name="__RefHeading___Toc76130_28982704411"/>Aplicación <text:span text:style-name="T649">Agente</text:span><text:bookmark-end text:name="__RefHeading___Toc76130_28982704411"/></text:h>
                </text:list-item>
              </text:list>
              <text:p text:style-name="P307">La <text:span text:style-name="T647">Aplicación Agente es la encargada de ejecutar el conjunto de pruebas unitarias.</text:span></text:p>
            </text:list-item>
          </text:list>
        </text:list-item>
      </text:list>
      <text:p text:style-name="P118">Como se observa en la <text:sequence-ref text:reference-format="category-and-value" text:ref-name="refFigure15">Figura 16</text:sequence-ref>, <text:span text:style-name="T650">la Aplicaci</text:span><text:span text:style-name="T393">ón Agente realiza las siguientes acciones dentro de </text:span><text:span text:style-name="T394">un</text:span><text:span text:style-name="T393"> hilo principal:</text:span></text:p>
      <text:list xml:id="list90219461825313" text:continue-list="list1082951030" text:style-name="Viñeta_20_Numerada">
        <text:list-item text:start-value="1">
          <text:p text:style-name="P316"><text:span text:style-name="T386">Se inicia el hilo 1, el cual a su vez </text:span><text:span text:style-name="T384">inicia un socket UDP de tipo </text:span><text:span text:style-name="T394">servidor</text:span><text:span text:style-name="T384">. Este </text:span><text:span text:style-name="T394">servidor</text:span><text:span text:style-name="T384"> UDP </text:span><text:span text:style-name="T394">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316"><text:span text:style-name="T394">L</text:span><text:span text:style-name="T282">uego de obtener los datos de la petición UDP, se procede a obtener el archivo comprimido. Esto se logra a través del protocolo SCP, </text:span><text:span text:style-name="T395">el cual utiliza el usuario, la contraseña y la ruta del archivo comprimido para conectarse a la computadora donde se está ejecutan</text:span><text:soft-page-break/><text:span text:style-name="T395">do la Aplicación Coordinadora, para obtener el código fuente comprimido. Una vez obtenido el archivo comprimido, se procede a descomprimirlo.</text:span></text:p>
        </text:list-item>
        <text:list-item>
          <text:p text:style-name="P316"><text:span text:style-name="T395">U</text:span><text:span text:style-name="T282">na vez obtenido y descomprimido el archivo, se inicia un socket TCP de tipo cliente. </text:span><text:span text:style-name="T396">Este cliente TCP se conecta al servidor TCP de la Aplicación Coordinadora y a través de esta conexión se procede a ejecutar el conjunto de pruebas.</text:span></text:p>
          <text:p text:style-name="P316"><text:span text:style-name="T396">E</text:span><text:span text:style-name="T282">n la </text:span><text:span text:style-name="T282"><text:sequence-ref text:reference-format="category-and-value" text:ref-name="refFigure15">Figura 16</text:sequence-ref></text:span><text:span text:style-name="T282"><text:s/>se expresa que dentro del hilo 1 se inician: el servidor UDP, la conexión SCP y el c</text:span><text:span text:style-name="T397">l</text:span><text:span text:style-name="T282">iente TCP. Es importante aclarar que la flecha que va desde el </text:span><text:span text:style-name="T397">s</text:span><text:span text:style-name="T282">ervidor UDP a la conexión SCP indica dependencia, es decir, se inicia la conexión SCP luego de que el </text:span><text:span text:style-name="T397">s</text:span><text:span text:style-name="T282">ervidor UDP haya recibido la petición de la Aplicación Coordinadora. Del mismo modo, </text:span><text:span text:style-name="T398">la flecha que va desde </text:span><text:span text:style-name="T397">c</text:span><text:span text:style-name="T398">onexión SCP hacia </text:span><text:span text:style-name="T397">c</text:span><text:span text:style-name="T398">liente TCP indica que el </text:span><text:span text:style-name="T397">c</text:span><text:span text:style-name="T398">liente TCP se inicia una vez que se haya recibido y descomprimido el código fuente.</text:span></text:p>
        </text:list-item>
      </text:list>
      <text:p text:style-name="P229"><draw:frame draw:style-name="fr1" draw:name="Marco15" text:anchor-type="as-char" svg:width="14.607cm" style:rel-width="94%" svg:height="11.035cm" style:rel-height="scale-min" draw:z-index="39"><draw:text-box><text:p text:style-name="P235"/><text:p text:style-name="P235"><draw:g text:anchor-type="as-char" draw:z-index="40" draw:name="Objeto de grupo 13" draw:style-name="gr1"><draw:custom-shape draw:style-name="gr103" draw:text-style-name="P414" xml:id="id107" draw:id="id107" svg:width="2.555cm" svg:height="0.953cm" svg:x="4.12cm" svg:y="0cm"><text:p text:style-name="P413"><text:span text:style-name="T704">Aplicación Agente</text:span></text:p><draw:enhanced-geometry svg:viewBox="0 0 21600 21600" draw:type="rectangle" draw:enhanced-path="M 0 0 L 21600 0 21600 21600 0 21600 0 0 Z N"/></draw:custom-shape><draw:connector draw:style-name="gr106" draw:text-style-name="P445" draw:type="line" svg:x1="5.398cm" svg:y1="0.954cm" svg:x2="5.39cm" svg:y2="1.907cm" draw:start-shape="id107" draw:start-glue-point="2" draw:end-shape="id108" draw:end-glue-point="0" svg:d="M5398-3968l-8 953" svg:viewBox="0 0 9 954"><text:p text:style-name="P444"><text:span text:style-name="T706">Inicia</text:span></text:p></draw:connector><draw:custom-shape draw:style-name="gr103" draw:text-style-name="P414" svg:width="2.555cm" svg:height="0.953cm" svg:x="4.12cm" svg:y="0cm"><text:p text:style-name="P413"><text:span text:style-name="T704">Aplicación Agente</text:span></text:p><draw:enhanced-geometry svg:viewBox="0 0 21600 21600" draw:type="rectangle" draw:enhanced-path="M 0 0 L 21600 0 21600 21600 0 21600 0 0 Z N"/></draw:custom-shape><draw:custom-shape draw:style-name="gr91" draw:text-style-name="P414" xml:id="id108" draw:id="id108" svg:width="2.555cm" svg:height="0.953cm" svg:x="4.113cm" svg:y="1.905cm"><text:p text:style-name="P413"><text:span text:style-name="T704">Hilo Principal</text:span></text:p><draw:enhanced-geometry svg:viewBox="0 0 21600 21600" draw:type="rectangle" draw:enhanced-path="M 0 0 L 21600 0 21600 21600 0 21600 0 0 Z N"/></draw:custom-shape><draw:connector draw:style-name="gr107" draw:text-style-name="P418" draw:type="line" svg:x1="5.39cm" svg:y1="2.859cm" svg:x2="5.39cm" svg:y2="3.812cm" draw:start-shape="id108" draw:start-glue-point="2" draw:end-shape="id109" svg:d="M5390-2063v953" svg:viewBox="0 0 2 954"><text:p text:style-name="P413"><text:span text:style-name="T706">Inicia</text:span></text:p></draw:connector><draw:custom-shape draw:style-name="gr105" draw:text-style-name="P414" xml:id="id109" draw:id="id109" svg:width="2.553cm" svg:height="0.953cm" svg:x="4.115cm" svg:y="3.81cm"><text:p text:style-name="P413"><text:span text:style-name="T704">Hilo 1</text:span></text:p><draw:enhanced-geometry svg:viewBox="0 0 21600 21600" draw:mirror-horizontal="false" draw:mirror-vertical="false" draw:type="rectangle" draw:enhanced-path="M 0 0 L 21600 0 21600 21600 0 21600 0 0 Z N"/></draw:custom-shape><draw:custom-shape draw:style-name="gr108" draw:text-style-name="P414" xml:id="id111" draw:id="id111" svg:width="4.446cm" svg:height="2.223cm" svg:x="3.201cm" svg:y="7.62cm"><text:p text:style-name="P413"><text:span text:style-name="T704">Conexión SCP</text:span></text:p><text:p text:style-name="P413"><text:span text:style-name="T704"/></text:p><text:p text:style-name="P437"><text:span text:style-name="T704">- Se obtiene el archivo comprimido</text:span></text:p><text:p text:style-name="P437"><text:span text:style-name="T704">- Se descomprime el archivo</text:span></text:p><draw:enhanced-geometry svg:viewBox="0 0 21600 21600" draw:mirror-horizontal="false" draw:mirror-vertical="false" draw:type="rectangle" draw:enhanced-path="M 0 0 L 21600 0 21600 21600 0 21600 0 0 Z N"/></draw:custom-shape><draw:custom-shape draw:style-name="gr109" draw:text-style-name="P414" xml:id="id110" draw:id="id110" svg:width="2.555cm" svg:height="0.955cm" svg:x="0cm" svg:y="6.033cm"><text:p text:style-name="P413"><text:span text:style-name="T704">Servidor UDP</text:span></text:p><draw:enhanced-geometry svg:viewBox="0 0 21600 21600" draw:mirror-horizontal="false" draw:mirror-vertical="false" draw:type="rectangle" draw:enhanced-path="M 0 0 L 21600 0 21600 21600 0 21600 0 0 Z N"/></draw:custom-shape><draw:connector draw:style-name="gr110" draw:text-style-name="P418" draw:type="line" svg:x1="5.39cm" svg:y1="4.764cm" svg:x2="1.277cm" svg:y2="6.033cm" draw:start-shape="id109" draw:start-glue-point="2" draw:end-shape="id110" draw:end-glue-point="0" svg:d="M5390-158l-4113 1270" svg:viewBox="0 0 4115 1272"><text:p text:style-name="P413"><text:span text:style-name="T706">Inicia</text:span></text:p></draw:connector><draw:connector draw:style-name="gr110" draw:text-style-name="P418" draw:type="line" svg:x1="5.39cm" svg:y1="4.764cm" svg:x2="5.424cm" svg:y2="7.621cm" draw:start-shape="id109" draw:start-glue-point="2" draw:end-shape="id111" draw:end-glue-point="0" svg:d="M5390-158l34 2858" svg:viewBox="0 0 35 2859"><text:p text:style-name="P413"><text:span text:style-name="T706">Inicia</text:span></text:p></draw:connector><draw:custom-shape draw:style-name="gr111" draw:text-style-name="P414" xml:id="id112" draw:id="id112" svg:width="2.553cm" svg:height="0.955cm" svg:x="8.269cm" svg:y="6.033cm"><text:p text:style-name="P413"><text:span text:style-name="T704">Cliente TCP</text:span></text:p><draw:enhanced-geometry svg:viewBox="0 0 21600 21600" draw:mirror-horizontal="false" draw:mirror-vertical="false" draw:type="rectangle" draw:enhanced-path="M 0 0 L 21600 0 21600 21600 0 21600 0 0 Z N"/></draw:custom-shape><draw:connector draw:style-name="gr110" draw:text-style-name="P418" draw:type="line" svg:x1="5.39cm" svg:y1="4.764cm" svg:x2="9.544cm" svg:y2="6.033cm" draw:start-shape="id109" draw:start-glue-point="2" draw:end-shape="id112" draw:end-glue-point="0" svg:d="M5390-158l4154 1270" svg:viewBox="0 0 4156 1272"><text:p text:style-name="P413"><text:span text:style-name="T706">Inicia</text:span></text:p></draw:connector><draw:connector draw:style-name="gr94" draw:text-style-name="P421" svg:x1="1.277cm" svg:y1="6.987cm" svg:x2="3.201cm" svg:y2="8.731cm" draw:start-shape="id110" draw:start-glue-point="2" draw:end-shape="id111" svg:d="M1277 2066v1744h1924" svg:viewBox="0 0 1926 1746"><text:p/></draw:connector><draw:connector draw:style-name="gr94" draw:text-style-name="P421" svg:x1="7.646cm" svg:y1="8.731cm" svg:x2="9.544cm" svg:y2="6.987cm" draw:start-shape="id111" draw:start-glue-point="1" draw:end-shape="id112" draw:end-glue-point="2" svg:d="M7646 3810h1898v-1744" svg:viewBox="0 0 1900 1746"><text:p/></draw:connector></draw:g></text:p><text:p text:style-name="P235"/><text:p text:style-name="P235">Figura <text:sequence text:ref-name="refFigure15" text:name="Figure" text:formula="ooow:Figure+1" style:num-format="1">16</text:sequence>: <text:span text:style-name="T273">Esquema de proceso de la Aplicación </text:span><text:span text:style-name="T275">Agente</text:span><text:span text:style-name="T270">.</text:span></text:p><text:p text:style-name="_35_._20_Figura_20_Titulo_20_2_20__28_Fuente_29_"><text:span text:style-name="T647">Basado</text:span> <text:span text:style-name="T647">en</text:span> <text:span text:style-name="Emphasis"><text:span text:style-name="T602">Java Thread</text:span></text:span> [F<text:span text:style-name="T602">igura</text:span>], por <text:span text:style-name="T602">Javin Paul</text:span>, 20<text:span text:style-name="T602">20</text:span>, <text:span text:style-name="T602">Blog Javarevisited</text:span> (https://javarevisited.blogspot.com/2019/02/thread-code-and-data-how-multithreading-java-program-execute.html#axzz7PuUzkgbC). </text:p></draw:text-box></draw:frame></text:p>
      <text:list xml:id="list90220792764309" text:continue-list="list90220757678362" text:style-name="Numeración">
        <text:list-item>
          <text:list>
            <text:list-item>
              <text:list>
                <text:list-item>
                  <text:h text:style-name="P358" text:outline-level="3"><text:bookmark-start text:name="__RefHeading___Toc76130_289827044111"/><text:soft-page-break/>Conexión <text:span text:style-name="T604">Aplicación Coordinadora – Aplicación </text:span>Agente <text:bookmark-end text:name="__RefHeading___Toc76130_289827044111"/></text:h>
                </text:list-item>
              </text:list>
              <text:p text:style-name="P317">En la <text:sequence-ref text:reference-format="category-and-value" text:ref-name="refFigure16">Figura 17</text:sequence-ref><text:s/>se presenta <text:span text:style-name="T651">el proceso de comunicaci</text:span><text:span text:style-name="T399">ón entre la Aplicación Coordinadora y una Aplicación Agente. </text:span><text:span text:style-name="T397">A continuación se detalla el proceso de comunicación:</text:span></text:p>
            </text:list-item>
          </text:list>
        </text:list-item>
      </text:list>
      <text:list xml:id="list90219466038622" text:continue-list="list90219461825313" text:style-name="Viñeta_20_Numerada">
        <text:list-item text:start-value="1">
          <text:p text:style-name="P318"><text:span text:style-name="T394">L</text:span><text:span text:style-name="T282">a Aplicación Coordinadora inicia un cliente UDP y un servidor TC</text:span><text:span text:style-name="T400">P</text:span><text:span text:style-name="T282">, mientras que la Aplicación Agente inicia un servidor UDP.</text:span></text:p>
        </text:list-item>
        <text:list-item>
          <text:p text:style-name="P318"><text:span text:style-name="T282">El cliente UDP </text:span><text:span text:style-name="T400">de la Aplicación Coordinadora</text:span><text:span text:style-name="T282"> se conecta al Servidor UDP </text:span><text:span text:style-name="T400">de la Aplicación Agente</text:span><text:span text:style-name="T282">.</text:span></text:p>
        </text:list-item>
        <text:list-item>
          <text:p text:style-name="P318"><text:span text:style-name="T282">Una vez </text:span><text:span text:style-name="T400">que la Aplicación Agente</text:span><text:span text:style-name="T282"> proces</text:span><text:span text:style-name="T400">a</text:span><text:span text:style-name="T282"> la petición UDP, procede a obtener el código fuente a través de una conexión SCP </text:span><text:span text:style-name="T400">con la máquina en la que se está ejecutando la Aplicación Coordinadora, para esto hace uso del usuario, contraseña y la ruta recibidos en la petición UDP</text:span><text:span text:style-name="T282">. </text:span><text:span text:style-name="T400">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318"><text:span text:style-name="T282">Una vez obtenido y descomprimido el código fuente, se inicia un cliente TCP </text:span><text:span text:style-name="T400">en la Aplicación Agente que</text:span><text:span text:style-name="T282"> se conecta con el servidor TCP </text:span><text:span text:style-name="T400">de la Aplicación Coordinadora</text:span><text:span text:style-name="T282">.</text:span></text:p>
        </text:list-item>
        <text:list-item>
          <text:p text:style-name="P318"><text:span text:style-name="T400">A través de la conexión TCP establecida entre la Aplicación Coordinadora y la Aplicación Agente, </text:span><text:span text:style-name="T401">se procede a iniciar la ejecución de pruebas unitarias. La Aplicación Coordinadora</text:span><text:span text:style-name="T400"> le</text:span><text:span text:style-name="T282"> indica el conjunto de pruebas a ejecutar </text:span><text:span text:style-name="T401">a</text:span><text:span text:style-name="T400"> la Aplicación Agente, </text:span><text:span text:style-name="T401">y este</text:span><text:span text:style-name="T400"> </text:span><text:span text:style-name="T282">ejecuta estas pruebas y devuelve los resultados </text:span><text:span text:style-name="T401">a la Aplicación Coordinadora</text:span><text:span text:style-name="T282">. Este proceso se repite hasta que no haya más pruebas que ejecutar.</text:span></text:p>
        </text:list-item>
        <text:list-item>
          <text:p text:style-name="P319">El servidor TCP y el cliente TCP terminan la conexión.</text:p>
        </text:list-item>
        <text:list-item>
          <text:p text:style-name="P319">El sistema Liri procede a mostrar un resúmen de los resultados de la ejecución de las pruebas.</text:p>
        </text:list-item>
      </text:list>
      <text:p text:style-name="P77"><text:soft-page-break/><draw:frame draw:style-name="fr1" draw:name="Marco16" text:anchor-type="as-char" svg:width="14.607cm" style:rel-width="94%" svg:height="11.035cm" style:rel-height="scale-min" draw:z-index="35"><draw:text-box><text:p text:style-name="P235"/><text:p text:style-name="P235"><draw:g text:anchor-type="as-char" draw:z-index="36" draw:name="Objeto de grupo 14" draw:style-name="gr1"><draw:custom-shape draw:style-name="gr89" draw:text-style-name="P414" svg:width="3.19cm" svg:height="8.893cm" svg:x="9.193cm" svg:y="0cm"><text:p text:style-name="P413"><text:span text:style-name="T704">Aplicación </text:span></text:p><text:p text:style-name="P413"><text:span text:style-name="T704">Agente</text:span></text:p><draw:enhanced-geometry svg:viewBox="0 0 21600 21600" draw:mirror-horizontal="false" draw:mirror-vertical="false" draw:type="rectangle" draw:enhanced-path="M 0 0 L 21600 0 21600 21600 0 21600 0 0 Z N"/></draw:custom-shape><draw:custom-shape draw:style-name="gr90" draw:text-style-name="P414" svg:width="3.19cm" svg:height="8.891cm" svg:x="0cm" svg:y="0cm"><text:p text:style-name="P413"><text:span text:style-name="T704">Aplicación Coordinadora</text:span></text:p><draw:enhanced-geometry svg:viewBox="0 0 21600 21600" draw:mirror-horizontal="false" draw:mirror-vertical="false" draw:type="rectangle" draw:enhanced-path="M 0 0 L 21600 0 21600 21600 0 21600 0 0 Z N"/></draw:custom-shape><draw:custom-shape draw:style-name="gr91" draw:text-style-name="P414" xml:id="id93" draw:id="id93" svg:width="2.555cm" svg:height="0.953cm" svg:x="0.332cm" svg:y="1.272cm"><text:p text:style-name="P413"><text:span text:style-name="T704">Cliente UDP</text:span></text:p><draw:enhanced-geometry svg:viewBox="0 0 21600 21600" draw:mirror-horizontal="false" draw:mirror-vertical="false" draw:type="rectangle" draw:enhanced-path="M 0 0 L 21600 0 21600 21600 0 21600 0 0 Z N"/></draw:custom-shape><draw:custom-shape draw:style-name="gr91" draw:text-style-name="P414" xml:id="id94" draw:id="id94" svg:width="2.555cm" svg:height="0.953cm" svg:x="9.497cm" svg:y="1.272cm"><text:p text:style-name="P413"><text:span text:style-name="T704">Servidor UDP</text:span></text:p><draw:enhanced-geometry svg:viewBox="0 0 21600 21600" draw:mirror-horizontal="false" draw:mirror-vertical="false" draw:type="rectangle" draw:enhanced-path="M 0 0 L 21600 0 21600 21600 0 21600 0 0 Z N"/></draw:custom-shape><draw:custom-shape draw:style-name="gr91" draw:text-style-name="P414" xml:id="id95" draw:id="id95" svg:width="2.555cm" svg:height="0.953cm" svg:x="9.511cm" svg:y="3.177cm"><text:p text:style-name="P413"><text:span text:style-name="T704">Conexión SCP</text:span></text:p><draw:enhanced-geometry svg:viewBox="0 0 21600 21600" draw:mirror-horizontal="false" draw:mirror-vertical="false" draw:type="rectangle" draw:enhanced-path="M 0 0 L 21600 0 21600 21600 0 21600 0 0 Z N"/></draw:custom-shape><draw:custom-shape draw:style-name="gr92" draw:text-style-name="P414" xml:id="id96" draw:id="id96" svg:width="2.555cm" svg:height="3.176cm" svg:x="9.511cm" svg:y="5.399cm"><text:p text:style-name="P413"><text:span text:style-name="T704">Cliente TCP</text:span></text:p><draw:enhanced-geometry svg:viewBox="0 0 21600 21600" draw:mirror-horizontal="false" draw:mirror-vertical="false" draw:type="rectangle" draw:enhanced-path="M 0 0 L 21600 0 21600 21600 0 21600 0 0 Z N"/></draw:custom-shape><draw:custom-shape draw:style-name="gr92" draw:text-style-name="P414" svg:width="2.555cm" svg:height="3.176cm" svg:x="0.318cm" svg:y="5.398cm"><text:p text:style-name="P413"><text:span text:style-name="T704">Servidor TCP</text:span></text:p><draw:enhanced-geometry svg:viewBox="0 0 21600 21600" draw:mirror-horizontal="false" draw:mirror-vertical="false" draw:type="rectangle" draw:enhanced-path="M 0 0 L 21600 0 21600 21600 0 21600 0 0 Z N"/></draw:custom-shape><draw:connector draw:style-name="gr93" draw:text-style-name="P441" draw:type="line" svg:x1="2.886cm" svg:y1="1.749cm" svg:x2="9.497cm" svg:y2="1.749cm" draw:start-shape="id93" draw:start-glue-point="1" draw:end-shape="id94" draw:end-glue-point="3" svg:d="M2886-2699h6611" svg:viewBox="0 0 6613 2"><text:p text:style-name="P423"><text:span text:style-name="T706"><text:s text:c="7"/></text:span><text:span text:style-name="T706">Se conecta con</text:span></text:p><text:p text:style-name="P422"><text:span text:style-name="T706"/></text:p></draw:connector><draw:connector draw:style-name="gr94" draw:text-style-name="P431" draw:type="line" svg:x1="10.774cm" svg:y1="2.225cm" svg:x2="10.788cm" svg:y2="3.178cm" draw:start-shape="id94" draw:start-glue-point="2" draw:end-shape="id95" draw:end-glue-point="0" svg:d="M10774-2223l14 953" svg:viewBox="0 0 16 954"><text:p/></draw:connector><draw:line draw:style-name="gr95" draw:text-style-name="P442" svg:x1="2.857cm" svg:y1="5.715cm" svg:x2="9.525cm" svg:y2="5.715cm"><text:p text:style-name="P423"><text:span text:style-name="T706"><text:s text:c="7"/></text:span><text:span text:style-name="T706">Se establece conexión</text:span></text:p><text:p text:style-name="P422"><text:span text:style-name="T706"/></text:p></draw:line><draw:custom-shape draw:style-name="gr96" draw:text-style-name="P414" svg:width="5.398cm" svg:height="1.588cm" svg:x="3.493cm" svg:y="6.033cm"><text:p/><draw:enhanced-geometry svg:viewBox="0 0 21600 21600" draw:mirror-horizontal="false" draw:mirror-vertical="false" draw:type="rectangle" draw:enhanced-path="M 0 0 L 21600 0 21600 21600 0 21600 0 0 Z N"/></draw:custom-shape><draw:line draw:style-name="gr95" draw:text-style-name="P442" svg:x1="3.175cm" svg:y1="3.493cm" svg:x2="9.525cm" svg:y2="3.493cm"><text:p text:style-name="P423"><text:span text:style-name="T706"><text:s text:c="3"/></text:span><text:span text:style-name="T706">Se obtiene código fuente</text:span></text:p><text:p text:style-name="P422"><text:span text:style-name="T706"/></text:p></draw:line><draw:connector draw:style-name="gr94" draw:text-style-name="P421" draw:type="line" svg:x1="10.788cm" svg:y1="4.13cm" svg:x2="10.788cm" svg:y2="5.4cm" draw:start-shape="id95" draw:start-glue-point="2" draw:end-shape="id96" draw:end-glue-point="0" svg:d="M10788-318v1271" svg:viewBox="0 0 2 1272"><text:p/></draw:connector><draw:line draw:style-name="gr97" draw:text-style-name="P443" svg:x1="2.857cm" svg:y1="7.303cm" svg:x2="9.525cm" svg:y2="7.303cm"><text:p text:style-name="P423"><text:span text:style-name="T706"><text:s text:c="7"/></text:span><text:span text:style-name="T706">Se devuelve el resultado de la ejecución</text:span></text:p><text:p text:style-name="P422"><text:span text:style-name="T706"/></text:p></draw:line><draw:line draw:style-name="gr98" draw:text-style-name="P443" svg:x1="2.857cm" svg:y1="8.22cm" svg:x2="9.525cm" svg:y2="8.22cm"><text:p text:style-name="P423"><text:span text:style-name="T706"><text:s text:c="7"/></text:span><text:span text:style-name="T706">Se termina la conexión</text:span></text:p><text:p text:style-name="P422"><text:span text:style-name="T706"/></text:p></draw:line><draw:line draw:style-name="gr99" draw:text-style-name="P443" svg:x1="2.857cm" svg:y1="6.668cm" svg:x2="9.525cm" svg:y2="6.668cm"><text:p text:style-name="P423"><text:span text:style-name="T706"><text:s text:c="7"/></text:span><text:span text:style-name="T706">Se envía las pruebas a ejecutar</text:span></text:p><text:p text:style-name="P422"><text:span text:style-name="T706"/></text:p></draw:line><draw:g draw:name="2-circle-arrow 3" draw:style-name="gr27"><draw:custom-shape draw:name="Pfeil: gebogen 19_ 3" draw:style-name="gr100" draw:text-style-name="P424"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4" draw:style-name="gr100" draw:text-style-name="P424" svg:width="0.406cm" svg:height="0.408cm" draw:transform="skewX (-0.00436332312998594) rotate (0.782256570743858) translate (8.255cm 6.33159722222222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g></text:p><text:p text:style-name="P235"/><text:p text:style-name="P235">Figura <text:sequence text:ref-name="refFigure16" text:name="Figure" text:formula="ooow:Figure+1" style:num-format="1">17</text:sequence>: <text:span text:style-name="T273">Esquema de </text:span><text:span text:style-name="T276">conexi</text:span><text:span text:style-name="T442">ón entre Apl</text:span><text:span text:style-name="T443">i</text:span><text:span text:style-name="T442">cación Coordinadora y Aplicación Agente</text:span><text:span text:style-name="T270">.</text:span></text:p><text:p text:style-name="P226">Elaboraci<text:span text:style-name="T476">ón Propia.</text:span></text:p></draw:text-box></draw:frame></text:p>
      <text:list xml:id="list90219621302198" text:continue-list="list90220792764309" text:style-name="Numeración">
        <text:list-item>
          <text:list>
            <text:list-item>
              <text:h text:style-name="P274" text:outline-level="2"><text:bookmark-start text:name="__RefHeading___Toc13812_163613019"/><text:span text:style-name="T36">Implementación</text:span><text:span text:style-name="T37"> del Sistema</text:span><office:annotation office:name="__Annotation__57316_3749439412"><dc:creator>Rodrigo Fernández</dc:creator><dc:date>2022-04-04T22:31:26.808284320</dc:date><loext:sender-initials>RF</loext:sender-initials><text:p text:style-name="P412"><text:span text:style-name="T699">“</text:span><text:span text:style-name="T699">Here, you can see the major components of a gem:</text:span></text:p><text:p text:style-name="P412"><text:span text:style-name="T699">- The lib directory contains the code for the gem</text:span></text:p><text:p text:style-name="P412"><text:span text:style-name="T699">- The test or spec directory contains tests, depending on which test framework the developer uses </text:span></text:p><text:p text:style-name="P412"><text:span text:style-name="T699">- A gem usually has a Rakefile, which the rake program uses to automate tests, generate code, and perform other tasks. </text:span></text:p><text:p text:style-name="P412"><text:span text:style-name="T699">- This gem also includes an executable file in the bin directory, which will be loaded into the user’s PATH when the gem is installed. </text:span></text:p><text:p text:style-name="P412"><text:span text:style-name="T699">- Documentation is usually included in the README and inline with the code. When you install a gem, documentation is generated automatically for you. Most gems include RDoc documentation, but some use YARD docs instead. </text:span></text:p><text:p text:style-name="P412"><text:span text:style-name="T699">-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365" text:outline-level="3"><text:bookmark-start text:name="__RefHeading___Toc8207_2758175839"/><text:span text:style-name="T243">Creación de </text:span><text:span text:style-name="T244">la</text:span><text:span text:style-name="T243"> Gema </text:span><text:span text:style-name="T244">Liri</text:span><text:span text:style-name="T243"> </text:span><text:span text:style-name="T244">usando Bundler</text:span><text:bookmark-end text:name="__RefHeading___Toc8207_2758175839"/></text:h>
                </text:list-item>
              </text:list>
            </text:list-item>
          </text:list>
        </text:list-item>
      </text:list>
      <text:p text:style-name="P124"><text:span text:style-name="T522">Para aprovechar las bondades que nos ofrece Ruby y sus gemas, decidimos empaquetar el </text:span><text:span text:style-name="T528">sistema Liri</text:span><text:span text:style-name="T522"> en una gema </text:span><text:span text:style-name="T528">a la cual también </text:span><text:span text:style-name="T529">nombramos</text:span><text:span text:style-name="T528"> como Liri</text:span><text:span text:style-name="T522">.</text:span></text:p>
      <text:p text:style-name="P66">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lL54BQfeoE"/><text:span text:style-name="T137">«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lL54BQfeoE"/></text:p>
      <text:p text:style-name="_33_._20_Contenido_20_Titulo_20_4">Generar la estructura de la gema</text:p>
      <text:p text:style-name="P220"><text:span text:style-name="Source_20_Text"><text:span text:style-name="T575">liri@liri-virtualbox:~</text:span></text:span><text:span text:style-name="Source_20_Text"><text:span text:style-name="T578">$</text:span></text:span><text:span text:style-name="Source_20_Text"><text:span text:style-name="T237"> </text:span></text:span><text:span text:style-name="Source_20_Text"><text:span text:style-name="T238">bundle gem liri</text:span></text:span></text:p>
      <text:p text:style-name="P67"><text:span text:style-name="T205">A</text:span><text:span text:style-name="T137">l ejecutar el comando indicado </text:span><text:span text:style-name="T206">se</text:span><text:span text:style-name="T137"> solicitará especificar</text:span><text:span text:style-name="T206">:</text:span></text:p>
      <text:list xml:id="list90218878954391" text:continue-list="list90219527791090" text:style-name="Viñeta">
        <text:list-item>
          <text:p text:style-name="P285"><text:span text:style-name="T167">E</text:span><text:span text:style-name="T166">l framework de pruebas a utilizar.</text:span></text:p>
        </text:list-item>
        <text:list-item>
          <text:p text:style-name="P285"><text:span text:style-name="T166">C</text:span><text:span text:style-name="T167">onfirmar el uso de la licencia MIT.</text:span></text:p>
        </text:list-item>
        <text:list-item>
          <text:p text:style-name="P326"><text:soft-page-break/>Confirmar la inclusión de un código de conducta.</text:p>
        </text:list-item>
      </text:list>
      <text:p text:style-name="P119"><text:span text:style-name="T167">E</text:span><text:span text:style-name="T190">n la </text:span><text:span text:style-name="T190"><text:sequence-ref text:reference-format="category-and-value" text:ref-name="refFigure17">Figura 18</text:sequence-ref></text:span><text:span text:style-name="T167"><text:s/></text:span><text:span text:style-name="T190">se muestra el resultado de la ejecución del comando anterior.</text:span></text:p>
      <text:p text:style-name="P62"><draw:frame draw:style-name="fr8" draw:name="Marco17" text:anchor-type="char" svg:x="0.333cm" svg:y="-0.023cm" svg:width="14.859cm" draw:z-index="8"><draw:text-box fo:min-height="16.979cm"><text:p text:style-name="_35_._20_Figura_20_Titulo_20_1_20__28_Leyenda_29_"><draw:frame draw:style-name="fr11" draw:name="Imagen7" text:anchor-type="paragraph" svg:width="14.859cm" style:rel-width="100%" svg:height="16.979cm" style:rel-height="scale" draw:z-index="9"><draw:image xlink:href="Pictures/1000000000000326000003A15F721F4172208306.png" xlink:type="simple" xlink:show="embed" xlink:actuate="onLoad" loext:mime-type="image/png"/></draw:frame>Figura <text:sequence text:ref-name="refFigure17" text:name="Figure" text:formula="ooow:Figure+1" style:num-format="1">18</text:sequence>: <text:span text:style-name="T654">Ejecución del comando bundle gem liri</text:span></text:p><text:p text:style-name="_35_._20_Figura_20_Titulo_20_2_20__28_Fuente_29_"><text:span text:style-name="T654">E</text:span><text:span text:style-name="T653">laboración propia.</text:span></text:p></draw:text-box></draw:frame></text:p>
      <text:p text:style-name="_33_._20_Contenido_20_Titulo_20_4"><text:soft-page-break/>Configurar el archivo liri.gemspec</text:p>
      <text:p text:style-name="P57">Es necesario configurar este archivo para poder compilar la gema. Además, esta información será mostrada en RubyGems.org cuando se publique la gema. Las configuraciones necesarias son las siguientes:</text:p>
      <text:list xml:id="list90219614864991" text:continue-numbering="true" text:style-name="Viñeta">
        <text:list-item>
          <text:p text:style-name="P327">spec.authors, el nombre de los autores de la gema.</text:p>
        </text:list-item>
        <text:list-item>
          <text:p text:style-name="P327">spec.email, el correo electrónico de los autores de la gema. </text:p>
        </text:list-item>
        <text:list-item>
          <text:p text:style-name="P327">spec.summary, una breve descripción de la gema. </text:p>
        </text:list-item>
        <text:list-item>
          <text:p text:style-name="P327">spec.description, una descripción más completa de la gema.</text:p>
        </text:list-item>
        <text:list-item>
          <text:p text:style-name="P280"><text:span text:style-name="T165">spec.homepage, la </text:span><text:span text:style-name="T170">página web de la gema</text:span><text:span text:style-name="T165">, en nuestro caso, </text:span><text:span text:style-name="T170">como no tenemos página web, solo</text:span><text:span text:style-name="T165"> </text:span><text:span text:style-name="T170">especificamos el repositorio en donde alojamos la gema</text:span><text:span text:style-name="T165"> “</text:span>https://github.com/rofaccess/tfg”.</text:p>
        </text:list-item>
        <text:list-item>
          <text:p text:style-name="P286"><text:span text:style-name="T580">spec.metadata[</text:span><text:span text:style-name="T189">“</text:span><text:span text:style-name="T580">allowed_push_host”], </text:span><text:span text:style-name="T331">se especifica “https://rubygems.org”,</text:span><text:span text:style-name="T580"> el cual es la url RubyGems.org en donde la gema será publicada para ser accesible a todo el mundo.</text:span></text:p>
        </text:list-item>
        <text:list-item>
          <text:p text:style-name="P329">spec.metadata[<text:span text:style-name="T165">“</text:span>source_code_uri”], el repositorio donde tenemos alojado el código fuente de la gema, en nuestro caso el código está en “https://github.com/rofaccess/tfg/liri”.</text:p>
        </text:list-item>
        <text:list-item>
          <text:p text:style-name="P286"><text:span text:style-name="T580">spec.metadata[“</text:span><text:span text:style-name="T332">changelog</text:span><text:span text:style-name="T581">_uri”], </text:span><text:span text:style-name="T332">es el log de cambios de la gema, aquí se indica información relevante sobre los cambios que se van agregando a la gema a medida que se lanzan nuevas versiones</text:span><text:span text:style-name="T581">, en nuestro </text:span><text:span text:style-name="T332">caso todavía no lanzamos versiones por lo que solo referenciamos a “</text:span><text:a xlink:type="simple" xlink:href="https://github.com/rofaccess/tfg/blob/master/liri/README.md" text:style-name="Internet_20_link" text:visited-style-name="Visited_20_Internet_20_Link"><text:span text:style-name="T487">https://github.com/rofaccess/tfg/blob/master/liri/README.md</text:span></text:a><text:span text:style-name="T332">”, porque osino al momento de querer hacer algo con la gema se lanzará un error indicando que el archivo gemspec es inválido.</text:span></text:p>
        </text:list-item>
      </text:list>
      <text:p text:style-name="_33_._20_Contenido_20_Titulo_20_4">Agregar dependencias</text:p>
      <text:p text:style-name="P58"><text:soft-page-break/>En el archivo liri.gemspec se deben configurar las dependencias que serán necesarias al momento de ejecutar la gema. Estas dependencias también pueden agregarse <text:span text:style-name="T582">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120"><text:span text:style-name="T171">Las dependencias usadas por </text:span><text:span text:style-name="T191">la gema Liri</text:span><text:span text:style-name="T171"> son las siguientes:</text:span></text:p>
      <text:list xml:id="list90219495675983" text:continue-numbering="true" text:style-name="Viñeta">
        <text:list-item>
          <text:p text:style-name="P287"><text:span text:style-name="T171">rubyzip, </text:span><office:annotation office:name="__Annotation__35954_3906677904"><dc:creator>Rodrigo Fernández</dc:creator><dc:date>2022-04-07T16:19:48.971132961</dc:date><loext:sender-initials>RF</loext:sender-initials><text:p text:style-name="P412"><text:span text:style-name="T699">“</text:span><text:span text:style-name="T699">Rubyzip is a ruby library for reading and writing zip files”</text:span></text:p></office:annotation><text:span text:style-name="T171">es una </text:span><text:span text:style-name="T176">librería Ruby para </text:span><text:span text:style-name="T177">lectura y escritura de archivos zip</text:span><office:annotation-end office:name="__Annotation__35954_3906677904"/><text:span text:style-name="T177">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2eW6PPXhvE"/><text:span text:style-name="T177">(“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2eW6PPXhvE"/><text:span text:style-name="T177">⁠.</text:span><text:span text:style-name="T176"> </text:span><text:span text:style-name="T177">Lo</text:span><text:span text:style-name="T171"> empleamos para </text:span><text:span text:style-name="T191">comprimir el código fuente de la aplicación Ruby on Rails cuyas pruebas se deben ejecutar.</text:span></text:p>
        </text:list-item>
        <text:list-item>
          <text:p text:style-name="P287"><text:span text:style-name="T172">c</text:span><text:span text:style-name="T171">ommander, </text:span><office:annotation office:name="__Annotation__41756_3906677904"><dc:creator>Rodrigo Fernández</dc:creator><dc:date>2022-04-07T16:25:34.531319875</dc:date><loext:sender-initials>RF</loext:sender-initials><text:p text:style-name="P412"><text:span text:style-name="T699">“</text:span><text:span text:style-name="T699">The complete solution for Ruby command-line executables”</text:span></text:p></office:annotation><text:span text:style-name="T171">es </text:span><text:span text:style-name="T178">una</text:span><text:span text:style-name="T171"> </text:span><text:span text:style-name="T178">solución muy completa para escribir programas Ruby ejecutables en línea de comandos</text:span><office:annotation-end office:name="__Annotation__41756_3906677904"/><text:span text:style-name="T178">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dOvEs95LgL"/><text:span text:style-name="T178">(“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dOvEs95LgL"/><text:span text:style-name="T178">⁠.</text:span><text:span text:style-name="T172"> Est</text:span><text:span text:style-name="T178">o nos permite que </text:span><text:span text:style-name="T188">la gema</text:span><text:span text:style-name="T178"> </text:span><text:span text:style-name="T188">L</text:span><text:span text:style-name="T178">iri sea ejecutable.</text:span></text:p>
        </text:list-item>
        <text:list-item>
          <text:p text:style-name="P288"><text:span text:style-name="T172">highline, </text:span><office:annotation office:name="__Annotation__48687_3906677904"><dc:creator>Rodrigo Fernández</dc:creator><dc:date>2022-04-07T16:30:48.789623447</dc:date><loext:sender-initials>RF</loext:sender-initials><text:p text:style-name="P412"><text:span text:style-name="T699">“</text:span><text:span text:style-name="T699">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72">es </text:span><text:span text:style-name="T179">una librería diseñada para facilitar las tediosas tareas de entrada y salida en línea de comandos. Proporciona un sistema robusto para solicitar datos de un usuario</text:span><office:annotation-end office:name="__Annotation__48687_3906677904"/><text:span text:style-name="T179">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PRDwtLCAkU"/><text:span text:style-name="T179">(“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PRDwtLCAkU"/><text:span text:style-name="T179">⁠.</text:span><text:span text:style-name="T172"> </text:span><text:span text:style-name="T179">Con esta gema</text:span><text:span text:style-name="T172"> </text:span><text:span text:style-name="T179">solicitamos </text:span><text:span text:style-name="T191">la contraseña del usuario</text:span><text:span text:style-name="T172"> al momento de ejecutar la gema </text:span><text:span text:style-name="T188">L</text:span><text:span text:style-name="T172">iri.</text:span></text:p>
        </text:list-item>
        <text:list-item>
          <text:p text:style-name="P289"><text:span text:style-name="T173">net-scp, </text:span><office:annotation office:name="__Annotation__55326_3906677904"><dc:creator>Rodrigo Fernández</dc:creator><dc:date>2022-04-07T16:58:41.620564328</dc:date><loext:sender-initials>RF</loext:sender-initials><text:p text:style-name="P412"><text:span text:style-name="T699">“</text:span><text:span text:style-name="T699">Pure Ruby implementation of the SCP protocol ”</text:span></text:p></office:annotation><text:span text:style-name="T173">es </text:span><text:span text:style-name="T180">una implementación del protocolo SCP en el lenguaje Ruby</text:span><office:annotation-end office:name="__Annotation__55326_3906677904"/><text:span text:style-name="T180">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cEixBD0nbw"/><text:span text:style-name="T180">(“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cEixBD0nbw"/><text:span text:style-name="T180">⁠, la cual</text:span><text:span text:style-name="T173"> usamos para compartir el código fuente comprimido a </text:span><text:span text:style-name="T191">las Aplicaciones Agente</text:span><text:span text:style-name="T173"> del sistema </text:span><text:span text:style-name="T191">L</text:span><text:span text:style-name="T173">iri.</text:span></text:p>
        </text:list-item>
      </text:list>
      <text:p text:style-name="_33_._20_Contenido_20_Titulo_20_4">Configurar el archivo Gemfile</text:p>
      <text:p text:style-name="P56">En este archivo configuramos las dependencias que vamos a usar durante el desarrollo. Las dependencias definidas en este archivo son:</text:p>
      <text:list xml:id="list90219431301398" text:continue-numbering="true" text:style-name="Viñeta">
        <text:list-item>
          <text:p text:style-name="P290"><text:span text:style-name="T168">rake, </text:span><office:annotation office:name="__Annotation__75459_3906677904"><dc:creator>Rodrigo Fernández</dc:creator><dc:date>2022-04-07T18:10:20.340223756</dc:date><loext:sender-initials>RF</loext:sender-initials><text:p text:style-name="P412"><text:span text:style-name="T699">“</text:span><text:span text:style-name="T699">Rake is a Make-like program implemented in Ruby.”</text:span></text:p></office:annotation><text:span text:style-name="T181">es un programa similar al comando make presente en Linux, pero, implementado para Ruby</text:span><office:annotation-end office:name="__Annotation__75459_3906677904"/><text:span text:style-name="T181">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xSFtNKm4Fz"/><text:span text:style-name="T181">(“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xSFtNKm4Fz"/><text:span text:style-name="T181">⁠. Esta gema</text:span><text:span text:style-name="T168"> nos permite </text:span><text:span text:style-name="T169">automatizar ciertas tareas, como ser: compilar, instalar y publicar la gema. Las tareas se definen </text:span><text:span text:style-name="T175">en </text:span><text:span text:style-name="T169">el archivo Rakefile.</text:span></text:p>
        </text:list-item>
        <text:list-item>
          <text:p text:style-name="P290"><text:soft-page-break/><text:span text:style-name="T174">rspec, </text:span><office:annotation office:name="__Annotation__101140_3906677904"><dc:creator>Rodrigo Fernández</dc:creator><dc:date>2022-04-07T18:33:32.373112016</dc:date><loext:sender-initials>RF</loext:sender-initials><text:p text:style-name="P412"><text:span text:style-name="T699">“</text:span><text:span text:style-name="T699">RSpec is a Behaviour-Driven Development tool for Ruby programmers”</text:span></text:p></office:annotation><text:span text:style-name="T182">es una </text:span><text:span text:style-name="T183">herramienta</text:span><text:span text:style-name="T182"> para realizar desarrollo guiado por comportamiento en Ruby</text:span><office:annotation-end office:name="__Annotation__101140_3906677904"/><text:span text:style-name="T182">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YJOSSUdKtg"/><text:span text:style-name="T182">(“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YJOSSUdKtg"/><text:span text:style-name="T182">⁠, </text:span><text:span text:style-name="T174">que nos permite implementar y ejecutar pruebas unitarias de la gema </text:span><text:span text:style-name="T188">L</text:span><text:span text:style-name="T174">iri.</text:span></text:p>
        </text:list-item>
        <text:list-item>
          <text:p text:style-name="P328">rubocop, <office:annotation office:name="__Annotation__101368_3906677904"><dc:creator>Rodrigo Fernández</dc:creator><dc:date>2022-04-07T18:39:44.432164976</dc:date><loext:sender-initials>RF</loext:sender-initials><text:p text:style-name="P412"><text:span text:style-name="T699">“</text:span><text:span text:style-name="T699">A Ruby static code analyzer and formatter, based on the community Ruby style guide.”</text:span></text:p></office:annotation>es un analizador <text:span text:style-name="T586">y formateador de código estático en Ruby, basado en la guía de estilo comunitaria de Ruby</text:span><office:annotation-end office:name="__Annotation__101368_3906677904"/><text:span text:style-name="T586">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BSD91pHdiM"/><text:span text:style-name="T586">(“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BSD91pHdiM"/><text:span text:style-name="T586">⁠,</text:span> que nos permite seguir ciertos estándares al momento de escribir el código de la gema <text:span text:style-name="T603">L</text:span>iri.</text:p>
        </text:list-item>
        <text:list-item>
          <text:p text:style-name="P291"><text:span text:style-name="T175">y</text:span><text:span text:style-name="T165">ard, </text:span><office:annotation office:name="__Annotation__108236_3906677904"><dc:creator>Rodrigo Fernández</dc:creator><dc:date>2022-04-07T18:43:46.866577676</dc:date><loext:sender-initials>RF</loext:sender-initials><text:p text:style-name="P412"><text:span text:style-name="T699">“</text:span><text:span text:style-name="T699">YARD is a documentation generation tool for the Ruby programming language.”</text:span></text:p></office:annotation><text:span text:style-name="T175">es una herramienta </text:span><text:span text:style-name="T184">de generación de documentación para el lenguaje de programación Ruby</text:span><office:annotation-end office:name="__Annotation__108236_3906677904"/><text:span text:style-name="T184">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pW9OTF3gLd"/><text:span text:style-name="T184">(“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pW9OTF3gLd"/><text:span text:style-name="T184">⁠</text:span><text:span text:style-name="T175">, la cual nos permite generar la documentación de la gema </text:span><text:span text:style-name="T188">L</text:span><text:span text:style-name="T175">iri con base en los comentarios que agregamos al código.</text:span></text:p>
        </text:list-item>
      </text:list>
      <text:p text:style-name="_33_._20_Contenido_20_Titulo_20_4">Instalar dependencias</text:p>
      <text:p text:style-name="P60">Una vez que hemos configurado el gemspec y agregado las dependencias en el gemspec y el Gemfile, se procede a instalar las dependencias especificadas <text:span text:style-name="T584">accediendo a la carpeta liri y</text:span> ejecutando <text:span text:style-name="T585">el</text:span> siguiente comando:</text:p>
      <text:p text:style-name="P219"><text:span text:style-name="Source_20_Text"><text:span text:style-name="T574">liri@liri-virtualbox:~</text:span></text:span><text:span text:style-name="Source_20_Text"><text:span text:style-name="T577">liri</text:span></text:span><text:span text:style-name="Source_20_Text"><text:span text:style-name="T576">$</text:span></text:span><text:span text:style-name="Source_20_Text"> </text:span><text:span text:style-name="Source_20_Text"><text:span text:style-name="T683">bundle install</text:span></text:span></text:p>
      <text:p text:style-name="_33_._20_Contenido_20_Titulo_20_4"><text:span text:style-name="T201">Compilar e i</text:span><text:span text:style-name="T202">nstalar </text:span><text:span text:style-name="T201">la gema</text:span></text:p>
      <text:p text:style-name="P59">Para comprobar que la gema es funcional, primero debemos compilarla e instalarla a través de los siguientes comandos:</text:p>
      <text:p text:style-name="P219"><text:span text:style-name="Source_20_Text"><text:span text:style-name="T574">liri@liri-virtualbox:~</text:span></text:span><text:span text:style-name="Source_20_Text"><text:span text:style-name="T577">liri</text:span></text:span><text:span text:style-name="Source_20_Text"><text:span text:style-name="T576">$</text:span></text:span><text:span text:style-name="Source_20_Text"> </text:span><text:span text:style-name="Source_20_Text"><text:span text:style-name="T682">gem build liri.gemspec</text:span></text:span></text:p>
      <text:p text:style-name="P219"><text:span text:style-name="Source_20_Text"><text:span text:style-name="T574">liri@liri-virtualbox:~</text:span></text:span><text:span text:style-name="Source_20_Text"><text:span text:style-name="T577">liri</text:span></text:span><text:span text:style-name="Source_20_Text"><text:span text:style-name="T576">$</text:span></text:span><text:span text:style-name="Source_20_Text"> </text:span><text:span text:style-name="Source_20_Text"><text:span text:style-name="T682">gem install liri-0.1.0.gem</text:span></text:span></text:p>
      <text:p text:style-name="P219"><text:span text:style-name="Source_20_Text"><text:span text:style-name="T574">liri@liri-virtualbox:~</text:span></text:span><text:span text:style-name="Source_20_Text"><text:span text:style-name="T577">liri</text:span></text:span><text:span text:style-name="Source_20_Text"><text:span text:style-name="T576">$</text:span></text:span><text:span text:style-name="Source_20_Text"> </text:span><text:span text:style-name="Source_20_Text"><text:span text:style-name="T682">gem list liri</text:span></text:span></text:p>
      <text:p text:style-name="_34_._20_Contenido_20_">El último comando nos mostrará la gema ya instalada, aunque todavía no se podrá ejecutar. Más adelante, se explicará como hacer que liri sea ejecutable.</text:p>
      <text:p text:style-name="_34_._20_Contenido_20_">Como el trabajo de compilar e instalar la gema suele ser repetitiva, definimos ciertas tareas rake para facilitar el proceso, no se entrará en mucho detalle al respecto, pero si se quiere 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HZNUu1cLLk"/>(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HZNUu1cLLk"/>⁠ se pueden encontrar ejemplos de como definir estas tareas, o bien, accediendo al archivo Rakefile de nuestro repositorio de la gema Liri en Github.</text:p>
      <text:p text:style-name="_33_._20_Contenido_20_Titulo_20_4"><text:soft-page-break/><text:span text:style-name="T583">H</text:span>acer que la gema liri sea ejecutable</text:p>
      <text:p text:style-name="_34_._20_Contenido_20_">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kF88VS61XD"/><text:span text:style-name="T137">(“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kF88VS61XD"/>⁠,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139">Una vez creado el archivo, se debe repetir el proceso de compilar e instalar la gema, para luego ejecutar el siguiente comando:</text:p>
      <text:p text:style-name="P220"><text:span text:style-name="Source_20_Text"><text:span text:style-name="T574">liri@liri-virtualbox:~</text:span></text:span><text:span text:style-name="Source_20_Text"><text:span text:style-name="T579">liri</text:span></text:span><text:span text:style-name="Source_20_Text"><text:span text:style-name="T576">$</text:span></text:span><text:span text:style-name="Source_20_Text"> </text:span><text:span text:style-name="Source_20_Text"><text:span text:style-name="T682">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 el resultado final dentro de la gema Liri es un poco más complejo.</text:p>
      <text:p text:style-name="P144">Actualmente, el ejecutable de la gema Liri soporta l<text:span text:style-name="T282">as siguientes formas de ejecución:</text:span></text:p>
      <text:list xml:id="list90219448257963" text:continue-numbering="true" text:style-name="Viñeta">
        <text:list-item>
          <text:p text:style-name="P320"><text:soft-page-break/>liri manager: Ejecuta la Aplicación Coordinadora.</text:p>
        </text:list-item>
        <text:list-item>
          <text:p text:style-name="P320">liri m: Es un alias de liri manager.</text:p>
        </text:list-item>
        <text:list-item>
          <text:p text:style-name="P320">liri agent: Ejecuta la Aplicación Agente.</text:p>
        </text:list-item>
        <text:list-item>
          <text:p text:style-name="P320">liri a: Es un alias de liri agente.</text:p>
        </text:list-item>
        <text:list-item>
          <text:p text:style-name="P320">liri tests: Retorna la cantidad total de tests de una aplicación.</text:p>
        </text:list-item>
        <text:list-item>
          <text:p text:style-name="P330"><text:span text:style-name="T409">l</text:span><text:span text:style-name="T282">iri </text:span><text:span text:style-name="T409">help: Detalla como utilizar el ejecutable de la gema Liri. En la </text:span><text:span text:style-name="T409"><text:sequence-ref text:reference-format="category-and-value" text:ref-name="refFigure18">Figura 19</text:sequence-ref></text:span><text:span text:style-name="T409"><text:s/>se muestra un ejemplo de la ejecución del comando.</text:span></text:p>
        </text:list-item>
      </text:list>
      <text:p text:style-name="P80"><draw:frame draw:style-name="fr9" draw:name="Marco37" text:anchor-type="as-char" svg:width="13.554cm" draw:z-index="82"><draw:text-box fo:min-height="10.296cm"><text:p text:style-name="Figure"><draw:frame draw:style-name="fr12" draw:name="Imagen22" text:anchor-type="as-char" svg:width="13.554cm" svg:height="9.266cm" draw:z-index="83"><draw:image xlink:href="Pictures/10000000000002CF00000263DDAB6D271A4CDDDF.png" xlink:type="simple" xlink:show="embed" xlink:actuate="onLoad" loext:mime-type="image/png"/></draw:frame></text:p><text:p text:style-name="_35_._20_Figura_20_Titulo_20_1_20__28_Leyenda_29_">Figura <text:sequence text:ref-name="refFigure18" text:name="Figure" text:formula="ooow:Figure+1" style:num-format="1">19</text:sequence>:<text:span text:style-name="T270"> </text:span><text:span text:style-name="T277">Ejecuci</text:span><text:span text:style-name="T444">ón del comando liri help</text:span><text:span text:style-name="T270">.</text:span></text:p></draw:text-box></draw:frame></text:p>
      <text:list xml:id="list90219226421328" text:continue-list="list90219621302198" text:style-name="Numeración">
        <text:list-item>
          <text:list>
            <text:list-item>
              <text:list>
                <text:list-item>
                  <text:h text:style-name="P359" text:outline-level="3"><text:bookmark-start text:name="__RefHeading___Toc13814_1636130191"/><text:span text:style-name="T688">Funcionamiento</text:span> de la Aplicación <text:span text:style-name="T686">Coordinadora</text:span><text:bookmark-end text:name="__RefHeading___Toc13814_1636130191"/></text:h>
                </text:list-item>
              </text:list>
            </text:list-item>
          </text:list>
        </text:list-item>
      </text:list>
      <text:p text:style-name="_34_._20_Contenido_20_"><text:span text:style-name="T688">A continuación se explica a grandes rasgos del funcionamiento de la Aplicación Coordinadora entrando un poco en detalles de implementaci</text:span><text:span text:style-name="T411">ón.</text:span></text:p>
      <text:p text:style-name="P147"><text:span text:style-name="T282">Cuando se inicia la Aplicación Coordinadora se realiza</text:span><text:span text:style-name="T412">n</text:span><text:span text:style-name="T282"> las siguientes acciones:</text:span></text:p>
      <text:list xml:id="list90219112940588" text:continue-list="list90219448257963" text:style-name="Viñeta">
        <text:list-item>
          <text:p text:style-name="P321"><text:soft-page-break/>Se valida que la Aplicación esté ejecutandose dentro de un proyecto Ruby on Rails. Para validar esto, lo único que se hace es verificar si existe el archivo Gemfile el cual debería estar presente en cualquier proyecto Ruby on Rails.</text:p>
        </text:list-item>
        <text:list-item>
          <text:p text:style-name="P331"><text:span text:style-name="T282">Se crea una carpeta llamada liri que contiene una estructura de carpetas y archivos que es usada </text:span><text:span text:style-name="T412">por</text:span><text:span text:style-name="T282"> la Aplicación Coordinadora para realizar su trabajo. Más adelante se entrará en detalle respec</text:span><text:span text:style-name="T412">to.</text:span></text:p>
        </text:list-item>
        <text:list-item>
          <text:p text:style-name="P322">Se instancia el objeto que manejará el log de la aplicación.</text:p>
        </text:list-item>
        <text:list-item>
          <text:p text:style-name="P322">Se solicita la contraseña del usuario usando la gema highline.</text:p>
        </text:list-item>
        <text:list-item>
          <text:p text:style-name="P322">Se comprime el proyecto Ruby o Rails.</text:p>
        </text:list-item>
        <text:list-item>
          <text:p text:style-name="P322">Se obtienen todos los tests a ejecutar.</text:p>
        </text:list-item>
        <text:list-item>
          <text:p text:style-name="P322">Se inicia el hilo con el cliente UDP que estará sondeando la red en busca de Aplicaciones Agente.</text:p>
        </text:list-item>
        <text:list-item>
          <text:p text:style-name="P322">Se inicia el servidor TCP que se encargará de coordinar la ejecución de pruebas.</text:p>
        </text:list-item>
        <text:list-item>
          <text:p text:style-name="P322">Cuando se hayan ejecutado todas las pruebas, la Aplicación Coordinadora terminará el proceso mostrando los resultados en pantalla.</text:p>
        </text:list-item>
      </text:list>
      <text:p text:style-name="P147">La carpeta creada durante la ejecuci<text:span text:style-name="T282">ón de la Aplicación Coordinadora </text:span><text:span text:style-name="T412">tiene la siguiente estructura</text:span><text:span text:style-name="T282">:</text:span></text:p>
      <text:p text:style-name="P196"><text:span text:style-name="Source_20_Text"><text:span text:style-name="T546">liri</text:span></text:span><text:span text:style-name="Source_20_Text"><text:span text:style-name="T544">/</text:span></text:span></text:p>
      <text:p text:style-name="P196"><text:span text:style-name="Source_20_Text"><text:span text:style-name="T544">├── </text:span></text:span><text:span text:style-name="Source_20_Text"><text:span text:style-name="T546">logs</text:span></text:span><text:span text:style-name="Source_20_Text"><text:span text:style-name="T544">/</text:span></text:span></text:p>
      <text:p text:style-name="P196"><text:span text:style-name="Source_20_Text"><text:span text:style-name="T544">│ <text:s text:c="2"/>└── </text:span></text:span><text:span text:style-name="Source_20_Text"><text:span text:style-name="T546">liri-manager.log</text:span></text:span></text:p>
      <text:p text:style-name="P196"><text:span text:style-name="Source_20_Text"><text:span text:style-name="T544">├── </text:span></text:span><text:span text:style-name="Source_20_Text"><text:span text:style-name="T546">manager</text:span></text:span><text:span text:style-name="Source_20_Text"><text:span text:style-name="T544">/</text:span></text:span></text:p>
      <text:p text:style-name="P196"><text:span text:style-name="Source_20_Text"><text:span text:style-name="T544">│ <text:s text:c="2"/>└── </text:span></text:span><text:span text:style-name="Source_20_Text"><text:span text:style-name="T546">discourse</text:span></text:span><text:span text:style-name="Source_20_Text"><text:span text:style-name="T544">.</text:span></text:span><text:span text:style-name="Source_20_Text"><text:span text:style-name="T545">zip</text:span></text:span></text:p>
      <text:p text:style-name="P196"><text:span text:style-name="Source_20_Text"><text:span text:style-name="T544">├── </text:span></text:span><text:span text:style-name="Source_20_Text"><text:span text:style-name="T546">liri-config.yml</text:span></text:span></text:p>
      <text:p text:style-name="P196"><text:span text:style-name="Source_20_Text"><text:span text:style-name="T545">└── </text:span></text:span><text:span text:style-name="Source_20_Text"><text:span text:style-name="T546">liri-credentials.yml</text:span></text:span></text:p>
      <text:p text:style-name="P142"><text:span text:style-name="Source_20_Text"><text:span text:style-name="T282"/></text:span></text:p>
      <text:p text:style-name="P142"><text:span text:style-name="Source_20_Text"><text:span text:style-name="T282">La explicación de la estructura es la siguiente:</text:span></text:span></text:p>
      <text:list xml:id="list90220009663792" text:continue-numbering="true" text:style-name="Viñeta">
        <text:list-item>
          <text:p text:style-name="P292"><text:soft-page-break/><text:span text:style-name="Source_20_Text"><text:span text:style-name="T282">En la carpeta logs, se guardan los logs de ejecución de la </text:span></text:span><text:span text:style-name="Source_20_Text"><text:span text:style-name="T372">A</text:span></text:span><text:span text:style-name="Source_20_Text"><text:span text:style-name="T282">plicación </text:span></text:span><text:span text:style-name="Source_20_Text"><text:span text:style-name="T372">C</text:span></text:span><text:span text:style-name="Source_20_Text"><text:span text:style-name="T282">oordinadora. Estos logs se registran usando la librería logger de Ruby.</text:span></text:span></text:p>
        </text:list-item>
        <text:list-item>
          <text:p text:style-name="P292"><text:span text:style-name="Source_20_Text"><text:span text:style-name="T282">En la carpeta manager se guarda el código fuente </text:span></text:span><text:span text:style-name="Source_20_Text"><text:span text:style-name="T371">comprimido</text:span></text:span><text:span text:style-name="Source_20_Text"><text:span text:style-name="T282"> de</text:span></text:span><text:span text:style-name="Source_20_Text"><text:span text:style-name="T412">l proyecto Ruby on Rails cuyas pruebas se quiere ejecutar, en el ejemplo dado, el nombre de</text:span></text:span><text:span text:style-name="Source_20_Text"><text:span text:style-name="T282"> la aplicación </text:span></text:span><text:span text:style-name="Source_20_Text"><text:span text:style-name="T412">es </text:span></text:span><text:span text:style-name="Source_20_Text"><text:span text:style-name="T368">discourse</text:span></text:span><text:span text:style-name="Source_20_Text"><text:span text:style-name="T282">. </text:span></text:span><text:span text:style-name="Source_20_Text"><text:span text:style-name="T367">La compresión del código se realiza usando la gema rubyzip.</text:span></text:span></text:p>
        </text:list-item>
        <text:list-item>
          <text:p text:style-name="P292"><text:span text:style-name="Source_20_Text"><text:span text:style-name="T282">En el archivo liri-config.yml se definen algunas configuraciones, las más importantes son: una configuración para definir cuantas pruebas unitarias se van a enviar a </text:span></text:span><text:span text:style-name="Source_20_Text"><text:span text:style-name="T369">las Aplicaciones Agente,</text:span></text:span><text:span text:style-name="Source_20_Text"><text:span text:style-name="T282"> una configuración para mostrar o no el log de ejecución de la </text:span></text:span><text:span text:style-name="Source_20_Text"><text:span text:style-name="T372">A</text:span></text:span><text:span text:style-name="Source_20_Text"><text:span text:style-name="T282">plicación </text:span></text:span><text:span text:style-name="Source_20_Text"><text:span text:style-name="T372">C</text:span></text:span><text:span text:style-name="Source_20_Text"><text:span text:style-name="T366">oordinadora</text:span></text:span><text:span text:style-name="Source_20_Text"><text:span text:style-name="T365"> </text:span></text:span><text:span text:style-name="Source_20_Text"><text:span text:style-name="T410">y los puertos UDP y TCP a utilizar.</text:span></text:span></text:p>
        </text:list-item>
        <text:list-item>
          <text:p text:style-name="P292"><text:span text:style-name="Source_20_Text"><text:span text:style-name="T365">En el archivo liri-credentials.yml se guarda la contraseña que se pide al inicio de la ejecución de la </text:span></text:span><text:span text:style-name="Source_20_Text"><text:span text:style-name="T372">A</text:span></text:span><text:span text:style-name="Source_20_Text"><text:span text:style-name="T365">plicación </text:span></text:span><text:span text:style-name="Source_20_Text"><text:span text:style-name="T372">C</text:span></text:span><text:span text:style-name="Source_20_Text"><text:span text:style-name="T365">oordinadora, de este modo, la contraseña </text:span></text:span><text:span text:style-name="Source_20_Text"><text:span text:style-name="T367">solo se pide la primera vez.</text:span></text:span></text:p>
        </text:list-item>
      </text:list>
      <text:list xml:id="list90220518969227" text:continue-list="list90219226421328" text:style-name="Numeración">
        <text:list-item>
          <text:list>
            <text:list-item>
              <text:list>
                <text:list-item>
                  <text:h text:style-name="P360" text:outline-level="3"><text:bookmark-start text:name="__RefHeading___Toc13814_1636130192"/><text:span text:style-name="T689">Funcionamiento</text:span> de la Aplicación Agente<text:bookmark-end text:name="__RefHeading___Toc13814_1636130192"/></text:h>
                </text:list-item>
              </text:list>
            </text:list-item>
          </text:list>
        </text:list-item>
      </text:list>
      <text:p text:style-name="P142"><text:span text:style-name="T688">A continuación se explica a grandes rasgos del funcionamiento de la Aplicación Agente entrando un poco en detalles de implementaci</text:span><text:span text:style-name="T411">ón.</text:span></text:p>
      <text:p text:style-name="P148"><text:span text:style-name="T282">Cuando se inicia la Aplicación </text:span><text:span text:style-name="T413">Agente</text:span><text:span text:style-name="T282"> se realiza</text:span><text:span text:style-name="T412">n</text:span><text:span text:style-name="T282"> las siguientes acciones:</text:span></text:p>
      <text:list xml:id="list90219872294891" text:continue-list="list90220009663792" text:style-name="Viñeta">
        <text:list-item>
          <text:p text:style-name="P332"><text:span text:style-name="T282">Se crea una carpeta llamada liri que contiene una estructura de carpetas y archivos que es usada </text:span><text:span text:style-name="T412">por</text:span><text:span text:style-name="T282"> la Aplicación </text:span><text:span text:style-name="T413">Agente</text:span><text:span text:style-name="T282"> para realizar su trabajo. Más adelante se entrará en detalle respec</text:span><text:span text:style-name="T412">to.</text:span></text:p>
        </text:list-item>
        <text:list-item>
          <text:p text:style-name="P323">Se instancia el objeto que manejará el log de la aplicación.</text:p>
        </text:list-item>
        <text:list-item>
          <text:p text:style-name="P324">Se inicia el servidor UDP que se mantiene en espera a que la Aplicación Manager se conecte.</text:p>
        </text:list-item>
        <text:list-item>
          <text:p text:style-name="P333"><text:span text:style-name="T282">Una vez que se recibe la petición de la Aplicación Manager, se usan los datos recibidos para obtener el código fuente </text:span><text:span text:style-name="T414">comprimido </text:span><text:span text:style-name="T282">del proyecto Ruby on Rails.</text:span></text:p>
        </text:list-item>
        <text:list-item>
          <text:p text:style-name="P325">Se descomprime el código fuente.</text:p>
        </text:list-item>
        <text:list-item>
          <text:p text:style-name="P325"><text:soft-page-break/>Se inicia el cliente TCP que se conectará al servidor TCP de la Aplicación Coordinadora para realizar el proceso de ejecución de pruebas.</text:p>
        </text:list-item>
        <text:list-item>
          <text:p text:style-name="P325">Cuando no existan más pruebas que ejecutar, la Aplicación Coordinadora informará de la finalización del proceso a la Aplicación Agente, que procederá a borrar el código fuente comprimido y descomprimido.</text:p>
        </text:list-item>
      </text:list>
      <text:p text:style-name="P142"><text:span text:style-name="Source_20_Text"><text:span text:style-name="T569">L</text:span></text:span><text:span text:style-name="Source_20_Text"><text:span text:style-name="T568">a carpeta creada durante la ejecuci</text:span></text:span><text:span text:style-name="Source_20_Text"><text:span text:style-name="T411">ón de la Aplicación </text:span></text:span><text:span text:style-name="Source_20_Text"><text:span text:style-name="T413">Agente</text:span></text:span><text:span text:style-name="Source_20_Text"><text:span text:style-name="T411"> </text:span></text:span><text:span text:style-name="Source_20_Text"><text:span text:style-name="T412">tiene la siguiente estructura</text:span></text:span><text:span text:style-name="Source_20_Text"><text:span text:style-name="T411">:</text:span></text:span></text:p>
      <text:p text:style-name="P197"><text:span text:style-name="Source_20_Text"><text:span text:style-name="T546">liri</text:span></text:span><text:span text:style-name="Source_20_Text"><text:span text:style-name="T544">/</text:span></text:span></text:p>
      <text:p text:style-name="P197"><text:span text:style-name="Source_20_Text"><text:span text:style-name="T544">├── </text:span></text:span><text:span text:style-name="Source_20_Text"><text:span text:style-name="T546">logs</text:span></text:span><text:span text:style-name="Source_20_Text"><text:span text:style-name="T544">/</text:span></text:span></text:p>
      <text:p text:style-name="P197"><text:span text:style-name="Source_20_Text"><text:span text:style-name="T544">│ <text:s text:c="2"/>└── </text:span></text:span><text:span text:style-name="Source_20_Text"><text:span text:style-name="T546">liri-</text:span></text:span><text:span text:style-name="Source_20_Text"><text:span text:style-name="T548">agent</text:span></text:span><text:span text:style-name="Source_20_Text"><text:span text:style-name="T546">.log</text:span></text:span></text:p>
      <text:p text:style-name="P197"><text:span text:style-name="Source_20_Text"><text:span text:style-name="T544">├── </text:span></text:span><text:span text:style-name="Source_20_Text"><text:span text:style-name="T548">agent</text:span></text:span><text:span text:style-name="Source_20_Text"><text:span text:style-name="T544">/</text:span></text:span></text:p>
      <text:p text:style-name="P197"><text:span text:style-name="Source_20_Text"><text:span text:style-name="T544">│ <text:s text:c="2"/>└── </text:span></text:span><text:span text:style-name="Source_20_Text"><text:span text:style-name="T546">discourse</text:span></text:span><text:span text:style-name="Source_20_Text"><text:span text:style-name="T544">.</text:span></text:span><text:span text:style-name="Source_20_Text"><text:span text:style-name="T545">zip</text:span></text:span></text:p>
      <text:p text:style-name="P197"><text:span text:style-name="Source_20_Text"><text:span text:style-name="T544">├── </text:span></text:span><text:span text:style-name="Source_20_Text"><text:span text:style-name="T546">liri-config.yml</text:span></text:span></text:p>
      <text:p text:style-name="P197"><text:span text:style-name="Source_20_Text"><text:span text:style-name="T546"/></text:span></text:p>
      <text:p text:style-name="P142"><text:span text:style-name="Source_20_Text"><text:span text:style-name="T282">La explicación de la estructura es la siguiente:</text:span></text:span></text:p>
      <text:list xml:id="list90219329548962" text:continue-numbering="true" text:style-name="Viñeta">
        <text:list-item>
          <text:p text:style-name="P293"><text:span text:style-name="Source_20_Text"><text:span text:style-name="T282">En la carpeta logs, se guardan los logs de ejecución de la </text:span></text:span><text:span text:style-name="Source_20_Text"><text:span text:style-name="T372">A</text:span></text:span><text:span text:style-name="Source_20_Text"><text:span text:style-name="T282">plicación </text:span></text:span><text:span text:style-name="Source_20_Text"><text:span text:style-name="T413">Agente</text:span></text:span><text:span text:style-name="Source_20_Text"><text:span text:style-name="T282">. Estos logs se registran usando la librería logger de Ruby.</text:span></text:span></text:p>
        </text:list-item>
        <text:list-item>
          <text:p text:style-name="P293"><text:span text:style-name="Source_20_Text"><text:span text:style-name="T282">En la carpeta </text:span></text:span><text:span text:style-name="Source_20_Text"><text:span text:style-name="T413">agent</text:span></text:span><text:span text:style-name="Source_20_Text"><text:span text:style-name="T282"> se guarda el código fuente </text:span></text:span><text:span text:style-name="Source_20_Text"><text:span text:style-name="T371">comprimido</text:span></text:span><text:span text:style-name="Source_20_Text"><text:span text:style-name="T282"> </text:span></text:span><text:span text:style-name="Source_20_Text"><text:span text:style-name="T370">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293"><text:span text:style-name="Source_20_Text"><text:span text:style-name="T151">En el archivo liri-config.yml se definen algunas configuraciones, las más importantes son: una configuración para definir cuantas pruebas unitarias se van a enviar a </text:span></text:span><text:span text:style-name="Source_20_Text"><text:span text:style-name="T153">las Aplicaciones Agente,</text:span></text:span><text:span text:style-name="Source_20_Text"><text:span text:style-name="T151"> una configuración para mostrar o no el log de ejecución de la </text:span></text:span><text:span text:style-name="Source_20_Text"><text:span text:style-name="T150">A</text:span></text:span><text:span text:style-name="Source_20_Text"><text:span text:style-name="T151">plicación </text:span></text:span><text:span text:style-name="Source_20_Text"><text:span text:style-name="T150">C</text:span></text:span><text:span text:style-name="Source_20_Text"><text:span text:style-name="T154">oordinadora</text:span></text:span><text:span text:style-name="Source_20_Text"><text:span text:style-name="T149"> </text:span></text:span><text:span text:style-name="Source_20_Text"><text:span text:style-name="T152">y los puertos UDP y TCP a utilizar.</text:span></text:span></text:p>
        </text:list-item>
      </text:list>
      <text:list xml:id="list90219980423268" text:continue-list="list90220518969227" text:style-name="Numeración">
        <text:list-item>
          <text:list>
            <text:list-item>
              <text:list>
                <text:list-item>
                  <text:h text:style-name="P361" text:outline-level="3"><text:bookmark-start text:name="__RefHeading___Toc13814_163613019"/><text:span text:style-name="T689">Instalador</text:span> de la Aplicación Agente<text:bookmark-end text:name="__RefHeading___Toc13814_163613019"/></text:h>
                </text:list-item>
              </text:list>
            </text:list-item>
          </text:list>
        </text:list-item>
      </text:list>
      <text:p text:style-name="P127"><text:span text:style-name="T199">L</text:span><text:span text:style-name="T193">as Aplicaciones Agente </text:span><text:span text:style-name="T194">deben ejecutarse como servicio al momento de encender la computadora en donde están alojadas, </text:span><text:span text:style-name="T198">porque no sería práctico iniciar manualmente cada Aplicación Agente en cada computadora de la red.</text:span><text:span text:style-name="T194"> A continuación se </text:span><text:span text:style-name="T195">explica a grandes </text:span><text:soft-page-break/><text:span text:style-name="T195">rasgos</text:span><text:span text:style-name="T194"> como </text:span><text:span text:style-name="T196">está compuesto el </text:span><text:span text:style-name="T194">instalador para la Aplicación Agente. Este instalador instala la Aplicación Agente y lo ejecuta como servicio.</text:span></text:p>
      <text:p text:style-name="P61">El instalador de la Aplicación Agente consiste en una carpeta comprimida en formato zip con la siguiente estructura:</text:p>
      <text:p text:style-name="P195"><text:span text:style-name="Source_20_Text"><text:span text:style-name="T547">liriagent</text:span></text:span><text:span text:style-name="Source_20_Text"><text:span text:style-name="T544">/</text:span></text:span></text:p>
      <text:p text:style-name="P195"><text:span text:style-name="Source_20_Text"><text:span text:style-name="T544">├── </text:span></text:span><text:span text:style-name="Source_20_Text"><text:span text:style-name="T547">bin</text:span></text:span><text:span text:style-name="Source_20_Text"><text:span text:style-name="T544">/</text:span></text:span></text:p>
      <text:p text:style-name="P195"><text:span text:style-name="Source_20_Text"><text:span text:style-name="T544">│ <text:s text:c="2"/>└── </text:span></text:span><text:span text:style-name="Source_20_Text"><text:span text:style-name="T554">common_functions</text:span></text:span><text:span text:style-name="Source_20_Text"><text:span text:style-name="T546">.</text:span></text:span><text:span text:style-name="Source_20_Text"><text:span text:style-name="T547">sh</text:span></text:span></text:p>
      <text:p text:style-name="P195"><text:span text:style-name="Source_20_Text"><text:span text:style-name="T554">│ <text:s text:c="2"/>└── install</text:span></text:span><text:span text:style-name="Source_20_Text"><text:span text:style-name="T546">.</text:span></text:span><text:span text:style-name="Source_20_Text"><text:span text:style-name="T547">sh</text:span></text:span></text:p>
      <text:p text:style-name="P195"><text:span text:style-name="Source_20_Text"><text:span text:style-name="T554">│ <text:s text:c="2"/>└── messages</text:span></text:span><text:span text:style-name="Source_20_Text"><text:span text:style-name="T546">.</text:span></text:span><text:span text:style-name="Source_20_Text"><text:span text:style-name="T547">sh</text:span></text:span></text:p>
      <text:p text:style-name="P195"><text:span text:style-name="Source_20_Text"><text:span text:style-name="T554">│ <text:s text:c="2"/>└── set_variables</text:span></text:span><text:span text:style-name="Source_20_Text"><text:span text:style-name="T546">.</text:span></text:span><text:span text:style-name="Source_20_Text"><text:span text:style-name="T547">sh</text:span></text:span></text:p>
      <text:p text:style-name="P195"><text:span text:style-name="Source_20_Text"><text:span text:style-name="T554">│ <text:s text:c="2"/>└── shutdown</text:span></text:span><text:span text:style-name="Source_20_Text"><text:span text:style-name="T546">.</text:span></text:span><text:span text:style-name="Source_20_Text"><text:span text:style-name="T547">sh</text:span></text:span></text:p>
      <text:p text:style-name="P195"><text:span text:style-name="Source_20_Text"><text:span text:style-name="T554">│ <text:s text:c="2"/>└── startup</text:span></text:span><text:span text:style-name="Source_20_Text"><text:span text:style-name="T546">.</text:span></text:span><text:span text:style-name="Source_20_Text"><text:span text:style-name="T547">sh</text:span></text:span></text:p>
      <text:p text:style-name="P195"><text:span text:style-name="Source_20_Text"><text:span text:style-name="T554">│ <text:s text:c="2"/>└── update</text:span></text:span><text:span text:style-name="Source_20_Text"><text:span text:style-name="T546">.</text:span></text:span><text:span text:style-name="Source_20_Text"><text:span text:style-name="T547">sh</text:span></text:span></text:p>
      <text:p text:style-name="P195"><text:span text:style-name="Source_20_Text"><text:span text:style-name="T544">├── </text:span></text:span><text:span text:style-name="Source_20_Text"><text:span text:style-name="T547">lib</text:span></text:span><text:span text:style-name="Source_20_Text"><text:span text:style-name="T544">/</text:span></text:span></text:p>
      <text:p text:style-name="P195"><text:span text:style-name="Source_20_Text"><text:span text:style-name="T544">│ <text:s text:c="2"/>└── </text:span></text:span><text:span text:style-name="Source_20_Text"><text:span text:style-name="T554">liri-0.1.4.gem</text:span></text:span></text:p>
      <text:p text:style-name="P195"><text:span text:style-name="Source_20_Text"><text:span text:style-name="T239">└</text:span></text:span><text:span text:style-name="Source_20_Text"><text:span text:style-name="T544">── </text:span></text:span><text:span text:style-name="Source_20_Text"><text:span text:style-name="T547">work</text:span></text:span><text:span text:style-name="Source_20_Text"><text:span text:style-name="T544">/</text:span></text:span></text:p>
      <text:p text:style-name="P195"><text:span text:style-name="Source_20_Text"><text:span text:style-name="T544"/></text:span></text:p>
      <text:p text:style-name="P141"><text:span text:style-name="Source_20_Text"><text:span text:style-name="T565">La carpeta bin contiene archivos con scripts en formato bash. El cometido de cada archivo es el siguiente:</text:span></text:span></text:p>
      <text:list xml:id="list90219325152094" text:continue-list="list90219329548962" text:style-name="Viñeta">
        <text:list-item>
          <text:p text:style-name="P280"><text:span text:style-name="Source_20_Text"><text:span text:style-name="T556">common_functions.</text:span></text:span><text:span text:style-name="Source_20_Text"><text:span text:style-name="T557">sh</text:span></text:span><text:span text:style-name="Source_20_Text"><text:span text:style-name="T556">: </text:span></text:span><text:span text:style-name="Source_20_Text"><text:span text:style-name="T554">contiene funciones que se reutilizan en otros archivos, como ser funciones para iniciar y detener el servicio de la Aplicaci</text:span></text:span><text:span text:style-name="Source_20_Text"><text:span text:style-name="T547">ó</text:span></text:span><text:span text:style-name="Source_20_Text"><text:span text:style-name="T554">n Agente, </text:span></text:span><text:span text:style-name="Source_20_Text"><text:span text:style-name="T555">funciones para instalar RVM y Ruby, etc.</text:span></text:span></text:p>
        </text:list-item>
        <text:list-item>
          <text:p text:style-name="P280"><text:span text:style-name="Source_20_Text"><text:span text:style-name="T557">install.sh:</text:span></text:span><text:span text:style-name="Source_20_Text"><text:span text:style-name="T555"> este es el script principal, el cual instala la Aplicaci</text:span></text:span><text:span text:style-name="Source_20_Text"><text:span text:style-name="T548">ó</text:span></text:span><text:span text:style-name="Source_20_Text"><text:span text:style-name="T555">n Agente y lo inicia como un servicio del sistema operativo.</text:span></text:span></text:p>
        </text:list-item>
        <text:list-item>
          <text:p text:style-name="P280"><text:span text:style-name="Source_20_Text"><text:span text:style-name="T557">messages.sh: </text:span></text:span><text:span text:style-name="Source_20_Text"><text:span text:style-name="T555">contiene funciones para imprimir mensajes de error, advertencia, informativas, etc. Es utilizada dentro de los otros archivos bash.</text:span></text:span></text:p>
        </text:list-item>
        <text:list-item>
          <text:p text:style-name="P280"><text:span text:style-name="Source_20_Text"><text:span text:style-name="T557">set_variables.sh:</text:span></text:span><text:span text:style-name="Source_20_Text"><text:span text:style-name="T555"> Define variables que son usadas en los otros archivos bash, como ser, las rutas de las carpetas del instalador, la ubicaci</text:span></text:span><text:span text:style-name="Source_20_Text"><text:span text:style-name="T548">ó</text:span></text:span><text:span text:style-name="Source_20_Text"><text:span text:style-name="T555">n de RVM, la versi</text:span></text:span><text:span text:style-name="Source_20_Text"><text:span text:style-name="T548">ó</text:span></text:span><text:span text:style-name="Source_20_Text"><text:span text:style-name="T555">n de la gema Liri, etc.</text:span></text:span></text:p>
        </text:list-item>
        <text:list-item>
          <text:p text:style-name="P280"><text:span text:style-name="Source_20_Text"><text:span text:style-name="T558">shutdown.sh:</text:span></text:span><text:span text:style-name="Source_20_Text"><text:span text:style-name="T560"> Es el script que se ejecuta al momento de detener el servicio. Actualmente no tiene contenido. Se lo tiene a pesar de que no tiene contenido para seguir un </text:span></text:span><text:soft-page-break/><text:span text:style-name="Source_20_Text"><text:span text:style-name="T560">est</text:span></text:span><text:span text:style-name="Source_20_Text"><text:span text:style-name="T549">á</text:span></text:span><text:span text:style-name="Source_20_Text"><text:span text:style-name="T560">ndar que se suele utilizar al momento de definir servicios en sistemas operativos Linux.</text:span></text:span></text:p>
        </text:list-item>
        <text:list-item>
          <text:p text:style-name="P280"><text:span text:style-name="Source_20_Text"><text:span text:style-name="T558">startup.sh: </text:span></text:span><text:span text:style-name="Source_20_Text"><text:span text:style-name="T561">Es el script que se ejecuta al momento de iniciar la Aplicaci</text:span></text:span><text:span text:style-name="Source_20_Text"><text:span text:style-name="T563">ó</text:span></text:span><text:span text:style-name="Source_20_Text"><text:span text:style-name="T561">n Agente como servicio del sistema operativo. Este script se encarga de configurar RVM, la versi</text:span></text:span><text:span text:style-name="Source_20_Text"><text:span text:style-name="T563">ó</text:span></text:span><text:span text:style-name="Source_20_Text"><text:span text:style-name="T561">n de Ruby utilizada por la gema Liri y el gemset en donde se van a instalar los requerimientos de la gema Liri, luego inicia la Aplicaci</text:span></text:span><text:span text:style-name="Source_20_Text"><text:span text:style-name="T563">ó</text:span></text:span><text:span text:style-name="Source_20_Text"><text:span text:style-name="T561">n Agente usando el comando liri a.</text:span></text:span></text:p>
        </text:list-item>
        <text:list-item>
          <text:p text:style-name="P294"><text:span text:style-name="Source_20_Text"><text:span text:style-name="T559">update.sh: </text:span></text:span><text:span text:style-name="Source_20_Text"><text:span text:style-name="T562">Este script se utiliza para actualizar la versi</text:span></text:span><text:span text:style-name="Source_20_Text"><text:span text:style-name="T564">ó</text:span></text:span><text:span text:style-name="Source_20_Text"><text:span text:style-name="T562">n de la gem Liri. Normalmente se usar</text:span></text:span><text:span text:style-name="Source_20_Text"><text:span text:style-name="T564">í</text:span></text:span><text:span text:style-name="Source_20_Text"><text:span text:style-name="T562">a cuando el gema Liri ya est</text:span></text:span><text:span text:style-name="Source_20_Text"><text:span text:style-name="T564">á</text:span></text:span><text:span text:style-name="Source_20_Text"><text:span text:style-name="T562"> instalada. Entonces este script detiene el servicio, instala la nueva versi</text:span></text:span><text:span text:style-name="Source_20_Text"><text:span text:style-name="T564">ó</text:span></text:span><text:span text:style-name="Source_20_Text"><text:span text:style-name="T562">n de la gema y procede a iniciar de nuevo el servicio.</text:span></text:span></text:p>
        </text:list-item>
      </text:list>
      <text:p text:style-name="P141"><text:span text:style-name="Source_20_Text"><text:span text:style-name="T565">La carpeta lib contiene el compilado de la gema Liri, el script de instalaci</text:span></text:span><text:span text:style-name="Source_20_Text"><text:span text:style-name="T550">ó</text:span></text:span><text:span text:style-name="Source_20_Text"><text:span text:style-name="T565">n se encarga de instalar este compilado.</text:span></text:span></text:p>
      <text:p text:style-name="P141"><text:span text:style-name="Source_20_Text"><text:span text:style-name="T565">La carpeta work </text:span></text:span><text:span text:style-name="Source_20_Text"><text:span text:style-name="T566">es utilizada por la Aplicaci</text:span></text:span><text:span text:style-name="Source_20_Text"><text:span text:style-name="T551">ó</text:span></text:span><text:span text:style-name="Source_20_Text"><text:span text:style-name="T566">n Agente </text:span></text:span><text:span text:style-name="Source_20_Text"><text:span text:style-name="T567">para guardar la carpeta liri creada en la primera ejecuci</text:span></text:span><text:span text:style-name="Source_20_Text"><text:span text:style-name="T552">ó</text:span></text:span><text:span text:style-name="Source_20_Text"><text:span text:style-name="T567">n de la Aplicaci</text:span></text:span><text:span text:style-name="Source_20_Text"><text:span text:style-name="T552">ó</text:span></text:span><text:span text:style-name="Source_20_Text"><text:span text:style-name="T567">n. Esta carpeta guarda informaci</text:span></text:span><text:span text:style-name="Source_20_Text"><text:span text:style-name="T552">ó</text:span></text:span><text:span text:style-name="Source_20_Text"><text:span text:style-name="T567">n relativa al proceso de ejecuci</text:span></text:span><text:span text:style-name="Source_20_Text"><text:span text:style-name="T552">ó</text:span></text:span><text:span text:style-name="Source_20_Text"><text:span text:style-name="T567">n tal y como se explic</text:span></text:span><text:span text:style-name="Source_20_Text"><text:span text:style-name="T552">ó</text:span></text:span><text:span text:style-name="Source_20_Text"><text:span text:style-name="T567"> en la secci</text:span></text:span><text:span text:style-name="Source_20_Text"><text:span text:style-name="T552">ó</text:span></text:span><text:span text:style-name="Source_20_Text"><text:span text:style-name="T567">n </text:span></text:span><text:span text:style-name="Source_20_Text"><text:span text:style-name="T567"><text:bookmark-ref text:reference-format="number" text:ref-name="__RefHeading___Toc13814_1636130192">3.2.3</text:bookmark-ref></text:span></text:span><text:span text:style-name="Source_20_Text"><text:span text:style-name="T567"><text:bookmark-ref text:reference-format="text" text:ref-name="__RefHeading___Toc13814_1636130192">Funcionamiento de la Aplicación Agente</text:bookmark-ref></text:span></text:span><text:span text:style-name="Source_20_Text"><text:span text:style-name="T566">.</text:span></text:span></text:p>
      <text:p text:style-name="P143"><text:span text:style-name="Source_20_Text"><text:span text:style-name="T570">El ejecutar el script de instalaci</text:span></text:span><text:span text:style-name="Source_20_Text"><text:span text:style-name="T553">ó</text:span></text:span><text:span text:style-name="Source_20_Text"><text:span text:style-name="T570">n de la Aplicaci</text:span></text:span><text:span text:style-name="Source_20_Text"><text:span text:style-name="T553">ó</text:span></text:span><text:span text:style-name="Source_20_Text"><text:span text:style-name="T570">n Agente, se realizan las siguientes acciones:</text:span></text:span></text:p>
      <text:list xml:id="list90219531831945" text:continue-numbering="true" text:style-name="Viñeta">
        <text:list-item>
          <text:p text:style-name="P295"><text:span text:style-name="Source_20_Text"><text:span text:style-name="T570">Se chequea los requerimientos y se muestran instrucciones indicando que programas son necesarios para finalizar con </text:span></text:span><text:span text:style-name="Source_20_Text"><text:span text:style-name="T553">éxito </text:span></text:span><text:span text:style-name="Source_20_Text"><text:span text:style-name="T570">la instalaci</text:span></text:span><text:span text:style-name="Source_20_Text"><text:span text:style-name="T553">ó</text:span></text:span><text:span text:style-name="Source_20_Text"><text:span text:style-name="T570">n. En el </text:span></text:span><text:span text:style-name="Source_20_Text"><text:span text:style-name="T570"><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570">, se detallan los requerimientos y el porque de su necesidad para la distribuci</text:span></text:span><text:span text:style-name="Source_20_Text"><text:span text:style-name="T553">ó</text:span></text:span><text:span text:style-name="Source_20_Text"><text:span text:style-name="T570">n Manjaro.</text:span></text:span></text:p>
        </text:list-item>
        <text:list-item>
          <text:p text:style-name="P295"><text:span text:style-name="Source_20_Text"><text:span text:style-name="T570">Se instala RVM, el cual es necesario para instalar Ruby.</text:span></text:span></text:p>
        </text:list-item>
        <text:list-item>
          <text:p text:style-name="P295"><text:span text:style-name="Source_20_Text"><text:span text:style-name="T570">Se instala Ruby, el cual es necesario para insalar y ejecutar la gema Liri.</text:span></text:span></text:p>
        </text:list-item>
        <text:list-item>
          <text:p text:style-name="P295"><text:span text:style-name="Source_20_Text"><text:span text:style-name="T570">Se configura el gemset para aislar las librer</text:span></text:span><text:span text:style-name="Source_20_Text"><text:span text:style-name="T553">í</text:span></text:span><text:span text:style-name="Source_20_Text"><text:span text:style-name="T570">as utilizadas por la gema Liri.</text:span></text:span></text:p>
        </text:list-item>
        <text:list-item>
          <text:p text:style-name="P295"><text:span text:style-name="Source_20_Text"><text:span text:style-name="T570">Se instala la gem Liri.</text:span></text:span></text:p>
        </text:list-item>
        <text:list-item>
          <text:p text:style-name="P295"><text:soft-page-break/><text:span text:style-name="Source_20_Text"><text:span text:style-name="T570">Se crea, activa e inicia la Aplicaci</text:span></text:span><text:span text:style-name="Source_20_Text"><text:span text:style-name="T553">ó</text:span></text:span><text:span text:style-name="Source_20_Text"><text:span text:style-name="T570">n Agente como un servicio.</text:span></text:span></text:p>
        </text:list-item>
      </text:list>
      <text:list xml:id="list90219939418693" text:continue-list="list90219980423268" text:style-name="Numeración">
        <text:list-item>
          <text:list>
            <text:list-item>
              <text:h text:style-name="P262" text:outline-level="2"><text:bookmark-start text:name="__RefHeading___Toc76128_289827044"/><text:span text:style-name="T40">Uso</text:span><text:span text:style-name="T39"> del Sistema</text:span><text:bookmark-end text:name="__RefHeading___Toc76128_289827044"/></text:h>
            </text:list-item>
          </text:list>
        </text:list-item>
      </text:list>
      <text:p text:style-name="P82"><text:span text:style-name="T192">Como se indicó en la </text:span><text:span text:style-name="T192"><text:sequence-ref text:reference-format="category-and-value" text:ref-name="refFigure13">Figura 14</text:sequence-ref></text:span><text:span text:style-name="T192">, el sistema Liri está compuesto por una </text:span><text:span text:style-name="T188">A</text:span><text:span text:style-name="T185">plicación </text:span><text:span text:style-name="T188">C</text:span><text:span text:style-name="T185">oordinadora </text:span><text:span text:style-name="T192">y una</text:span><text:span text:style-name="T185"> </text:span><text:span text:style-name="T188">A</text:span><text:span text:style-name="T185">plicación </text:span><text:span text:style-name="T200">Agente</text:span><text:span text:style-name="T188">. </text:span><text:span text:style-name="T192">Ambas aplicaciones</text:span><text:span text:style-name="T185"> se empaquetan en una misma gema </text:span><text:span text:style-name="T192"><text:s/>denominada Liri</text:span><text:span text:style-name="T185">. El ejecutable de la gema soporta el paso de parámetros para especificar cuál de las aplicaciones ejecutar.</text:span></text:p>
      <text:p text:style-name="P81"><text:span text:style-name="T165">En las siguientes secciones</text:span><text:span text:style-name="T186"> </text:span><text:span text:style-name="T187">se explicará a grandes rasgos </text:span><text:span text:style-name="T197">como instalar y usar el sistema.</text:span></text:p>
      <text:list xml:id="list90219272833671" text:continue-numbering="true" text:style-name="Numeración">
        <text:list-item>
          <text:list>
            <text:list-item>
              <text:list>
                <text:list-item>
                  <text:h text:style-name="P357" text:outline-level="3"><text:bookmark-start text:name="__RefHeading___Toc76130_289827044"/><text:span text:style-name="T687">Uso de la </text:span>Aplicación Coordinadora<text:bookmark-end text:name="__RefHeading___Toc76130_289827044"/></text:h>
                </text:list-item>
              </text:list>
            </text:list-item>
          </text:list>
        </text:list-item>
      </text:list>
      <text:p text:style-name="_33_._20_Contenido_20_Titulo_20_4"><text:span text:style-name="T326">Instalación</text:span><text:span text:style-name="T118"> de la aplicación</text:span></text:p>
      <text:p text:style-name="P140"><text:span text:style-name="T489">Para </text:span><text:span text:style-name="T336">ejecutar la </text:span><text:span text:style-name="T340">A</text:span><text:span text:style-name="T336">plicación </text:span><text:span text:style-name="T340">C</text:span><text:span text:style-name="T336">oordinadora</text:span><text:span text:style-name="T489">, el programador debe instalar la gema </text:span><text:span text:style-name="T492">L</text:span><text:span text:style-name="T489">iri ejecutando el siguiente comando:</text:span></text:p>
      <text:p text:style-name="P221"><text:span text:style-name="Source_20_Text"><text:span text:style-name="T574">liri@liri-virtualbox:~</text:span></text:span><text:span text:style-name="Source_20_Text"><text:span text:style-name="T576">$</text:span></text:span><text:span text:style-name="Source_20_Text"> </text:span><text:span text:style-name="Source_20_Text"><text:span text:style-name="T682">gem install liri</text:span></text:span></text:p>
      <text:p text:style-name="P126"><text:span text:style-name="T340">El</text:span><text:span text:style-name="T489"> comando </text:span><text:span text:style-name="T492">anterior instala la gema desde el repositorio de RubyGems.org.</text:span></text:p>
      <text:p text:style-name="_33_._20_Contenido_20_Titulo_20_4">Ejecución de la aplicación</text:p>
      <text:p text:style-name="P85"><text:span text:style-name="T338">A modo de ejemplo, usaremos la aplicación open source discourse para explicar el proceso. </text:span><text:span text:style-name="T339">El </text:span><text:span text:style-name="T337">programador debe ubicarse en la carpeta raíz de la aplicación </text:span><text:span text:style-name="T338">discourse y</text:span><text:span text:style-name="T337"> ejecutar el siguiente comando:</text:span></text:p>
      <text:p text:style-name="P221"><text:span text:style-name="Source_20_Text"><text:span text:style-name="T574">liri@liri-virtualbox:~</text:span></text:span><text:span text:style-name="Source_20_Text"><text:span text:style-name="T576">discourse$</text:span></text:span><text:span text:style-name="Source_20_Text"> liri </text:span><text:span text:style-name="Source_20_Text"><text:span text:style-name="T682">m</text:span></text:span></text:p>
      <text:p text:style-name="P84"><text:span text:style-name="T588">El programa pide el ingreso de la contraseña de usuario del sistema operativo. Esta contraseña será utilizada por la Aplicación Agente para obtener el código fuente de la aplicación </text:span><text:span text:style-name="T364">discourse</text:span><text:span text:style-name="T590">.</text:span></text:p>
      <text:p text:style-name="P73"><text:span text:style-name="T589">En la </text:span><text:span text:style-name="T589"><text:sequence-ref text:reference-format="category-and-value" text:ref-name="refFigure19">Figura 20</text:sequence-ref></text:span><text:span text:style-name="T589"><text:s/>se muestra un ejemplo de ejecución </text:span>de la<text:span text:style-name="T589"> Aplicación C</text:span>oordinadora.</text:p>
      <text:p text:style-name="P83"><text:soft-page-break/><draw:frame draw:style-name="fr9" draw:name="Marco36" text:anchor-type="as-char" svg:width="15.499cm" draw:z-index="17"><draw:text-box fo:min-height="3.771cm"><text:p text:style-name="_35_._20_Figura_20_Titulo_20_1_20__28_Leyenda_29_"><draw:frame draw:style-name="fr11" draw:name="Imagen12" text:anchor-type="paragraph" svg:width="15.499cm" style:rel-width="100%" svg:height="3.771cm" style:rel-height="scale" draw:z-index="18"><draw:image xlink:href="Pictures/10000000000002CF000000AFDC2293688D61BC12.png" xlink:type="simple" xlink:show="embed" xlink:actuate="onLoad" loext:mime-type="image/png"/></draw:frame>Figura <text:sequence text:ref-name="refFigure19" text:name="Figure" text:formula="ooow:Figure+1" style:num-format="1">20</text:sequence>: <text:span text:style-name="T270">Ejecución de la Aplicación Coordinadora.</text:span></text:p></draw:text-box></draw:frame></text:p>
      <text:p text:style-name="P145"><text:span text:style-name="T590">En la primera ejecución del programa, se crea la carpeta llamada liri, en donde se guarda la estructura de carpetas y archivos relativos a la ejecución de la Aplicación Coordinadora tal y como se indic</text:span><text:span text:style-name="T410">ó en la sección </text:span><text:span text:style-name="T347"><text:bookmark-ref text:reference-format="number" text:ref-name="__RefHeading___Toc13814_1636130191">3.2.2</text:bookmark-ref></text:span><text:span text:style-name="T347"><text:bookmark-ref text:reference-format="text" text:ref-name="__RefHeading___Toc13814_1636130191">Funcionamiento de la Aplicación Coordinadora</text:bookmark-ref></text:span><text:span text:style-name="T502">.</text:span></text:p>
      <text:p text:style-name="P127"><text:span text:style-name="Source_20_Text"><text:span text:style-name="T349">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349"><text:bookmark-ref text:reference-format="chapter" text:ref-name="__RefHeading___Toc76130_289827044111">3.1.3</text:bookmark-ref></text:span></text:span><text:span text:style-name="Source_20_Text"><text:span text:style-name="T349"><text:s/></text:span></text:span><text:span text:style-name="Source_20_Text"><text:span text:style-name="T349"><text:bookmark-ref text:reference-format="text" text:ref-name="__RefHeading___Toc76130_289827044111">Conexión Aplicación Coordinadora – Aplicación Agente </text:bookmark-ref></text:span></text:span><text:span text:style-name="Source_20_Text"><text:span text:style-name="T349">.</text:span></text:span></text:p>
      <text:list xml:id="list90220330050136" text:continue-numbering="true" text:style-name="Numeración">
        <text:list-item>
          <text:list>
            <text:list-item>
              <text:list>
                <text:list-item>
                  <text:h text:style-name="P366" text:outline-level="3"><text:bookmark-start text:name="__RefHeading___Toc76132_289827044"/><text:span text:style-name="T248">Uso</text:span><text:span text:style-name="T247"> de la </text:span><text:span text:style-name="T245">Aplicación </text:span><text:span text:style-name="T246">Agente</text:span><text:bookmark-end text:name="__RefHeading___Toc76132_289827044"/></text:h>
                </text:list-item>
              </text:list>
            </text:list-item>
          </text:list>
        </text:list-item>
      </text:list>
      <text:p text:style-name="P215"><text:span text:style-name="T326">Instalación</text:span><text:span text:style-name="T118"> de la aplicación</text:span></text:p>
      <text:p text:style-name="P63"><text:span text:style-name="T489">Para </text:span><text:span text:style-name="T336">ejecutar la </text:span><text:span text:style-name="T340">A</text:span><text:span text:style-name="T336">plicación </text:span><text:span text:style-name="T341">Agente</text:span><text:span text:style-name="T489">, el </text:span><text:span text:style-name="T499">desarrollador</text:span><text:span text:style-name="T489"> </text:span><text:span text:style-name="T341">puede</text:span><text:span text:style-name="T489"> instalar la gema </text:span><text:span text:style-name="T492">L</text:span><text:span text:style-name="T489">iri ejecutando el siguiente comando:</text:span></text:p>
      <text:p text:style-name="P221"><text:span text:style-name="Source_20_Text"><text:span text:style-name="T574">liri@liri-virtualbox:~</text:span></text:span><text:span text:style-name="Source_20_Text"><text:span text:style-name="T576">$</text:span></text:span><text:span text:style-name="Source_20_Text"> </text:span><text:span text:style-name="Source_20_Text"><text:span text:style-name="T682">gem install liri</text:span></text:span></text:p>
      <text:p text:style-name="P63"><text:span text:style-name="T340">El</text:span><text:span text:style-name="T489"> comando </text:span><text:span text:style-name="T492">anterior instala la gema desde el repositorio de RubyGems.org.</text:span></text:p>
      <text:p text:style-name="P63"><text:span text:style-name="T492">P</text:span><text:span text:style-name="T493">ero, instalar la aplicación de este modo no es muy conveniente </text:span><text:span text:style-name="T341">porque</text:span><text:span text:style-name="T493"> necesitaríamos iniciar manualmente la Aplicación Agente cada vez que se inicia la computadora en donde está alojada. </text:span></text:p>
      <text:p text:style-name="P128"><text:soft-page-break/><text:span text:style-name="T488">La mejor forma de instalar la Aplicación Agente es usando el instalador </text:span><text:span text:style-name="T494">que tenemos alojado en nuestro repositorio de Github de la gema Liri.</text:span><text:span text:style-name="T500"> Este instalador instala la Apli</text:span><text:span text:style-name="T501">c</text:span><text:span text:style-name="T500">aci</text:span><text:span text:style-name="T345">ón Agente como un servicio del sistema operativo.</text:span></text:p>
      <text:p text:style-name="P55"><text:span text:style-name="T498">E</text:span><text:span text:style-name="T496">n e</text:span><text:span text:style-name="T343">l </text:span><text:span text:style-name="T343"><text:reference-ref text:reference-format="text" text:ref-name="Anexo C - Instalación del Agente Liri dentro de la distribución Manjaro">Anexo C - Instalación del Agente Liri dentro de la distribución Manjaro</text:reference-ref></text:span><text:span text:style-name="T495">,</text:span><text:span text:style-name="T496"> se explica como instalar la Aplicación Agente, usando el instalador alojado en el repositorio Github. </text:span><text:span text:style-name="T497">Si bien, el ejemplo dado es para instalar en la distribuci</text:span><text:span text:style-name="T344">ón Manjaro, cabe aclarar que el instalador también se ejecutó y se comprobó su funcionamiento exitoso en las siguientes distribuciones Linux: Debian, Ubuntu y Fedora.</text:span></text:p>
      <text:p text:style-name="P215">Ejecución de la aplicación</text:p>
      <text:p text:style-name="P55"><text:span text:style-name="Source_20_Text"><text:span text:style-name="T350">Una vez instalada la </text:span></text:span><text:span text:style-name="Source_20_Text"><text:span text:style-name="T351">gema Liri</text:span></text:span><text:span text:style-name="Source_20_Text"><text:span text:style-name="T350">, </text:span></text:span><text:span text:style-name="Source_20_Text"><text:span text:style-name="T351">el</text:span></text:span><text:span text:style-name="T339"> </text:span><text:span text:style-name="T342">desarrollador</text:span><text:span text:style-name="T337"> </text:span><text:span text:style-name="T346">puede</text:span><text:span text:style-name="T342"> abrir la una consola de línea de comando y</text:span><text:span text:style-name="T337"> ejecutar el siguiente comando:</text:span></text:p>
      <text:p text:style-name="_34_._20_Contenido_20_Codigo"><text:span text:style-name="Source_20_Text"><text:span text:style-name="T574">liri@liri-virtualbox:~</text:span></text:span><text:span text:style-name="Source_20_Text"><text:span text:style-name="T576">$</text:span></text:span><text:span text:style-name="Source_20_Text"> liri a</text:span></text:p>
      <text:p text:style-name="P74"><text:span text:style-name="Source_20_Text"><text:span text:style-name="T354">En la </text:span></text:span><text:span text:style-name="Source_20_Text"><text:span text:style-name="T354"><text:sequence-ref text:reference-format="category-and-value" text:ref-name="refFigure20">Figura 21</text:sequence-ref></text:span></text:span><text:span text:style-name="Source_20_Text"><text:span text:style-name="T354"><text:s/>se muestra un ejemplo de ejecución </text:span></text:span><text:span text:style-name="Source_20_Text"><text:span text:style-name="T348">de la</text:span></text:span><text:span text:style-name="Source_20_Text"><text:span text:style-name="T354"> Aplicación </text:span></text:span><text:span text:style-name="Source_20_Text"><text:span text:style-name="T356">Agente</text:span></text:span><text:span text:style-name="Source_20_Text"><text:span text:style-name="T348">.</text:span></text:span></text:p>
      <text:p text:style-name="P191"/>
      <text:p text:style-name="P79"><text:span text:style-name="Source_20_Text"><text:span text:style-name="T355"><draw:frame draw:style-name="fr9" draw:name="Marco38" text:anchor-type="as-char" svg:width="15.499cm" draw:z-index="84"><draw:text-box fo:min-height="3.771cm"><text:p text:style-name="_35_._20_Figura_20_Titulo_20_1_20__28_Leyenda_29_"><draw:frame draw:style-name="fr11" draw:name="Imagen23" text:anchor-type="paragraph" svg:width="15.499cm" style:rel-width="100%" svg:height="3.771cm" style:rel-height="scale" draw:z-index="85"><draw:image xlink:href="Pictures/1000000000000449000000F27393F0F2F237C817.png" xlink:type="simple" xlink:show="embed" xlink:actuate="onLoad" loext:mime-type="image/png"/></draw:frame>Figura <text:sequence text:ref-name="refFigure20" text:name="Figure" text:formula="ooow:Figure+1" style:num-format="1">21</text:sequence>: <text:span text:style-name="T270">Ejecución de la Aplicación </text:span><text:span text:style-name="T278">Agente</text:span><text:span text:style-name="T270">.</text:span></text:p></draw:text-box></draw:frame></text:span></text:span></text:p>
      <text:p text:style-name="P55"><text:span text:style-name="Source_20_Text"><text:span text:style-name="T352">E</text:span></text:span><text:span text:style-name="Source_20_Text"><text:span text:style-name="T351">n caso de haber usado el instalador alojado en Github, </text:span></text:span><text:span text:style-name="Source_20_Text"><text:span text:style-name="T350">basta con encender la computadora </text:span></text:span><text:span text:style-name="Source_20_Text"><text:span text:style-name="T358">o computadoras</text:span></text:span><text:span text:style-name="Source_20_Text"><text:span text:style-name="T350"> en donde está in</text:span></text:span><text:span text:style-name="Source_20_Text"><text:span text:style-name="T351">s</text:span></text:span><text:span text:style-name="Source_20_Text"><text:span text:style-name="T350">talada, y la Aplicación </text:span></text:span><text:span text:style-name="Source_20_Text"><text:span text:style-name="T358">Agente</text:span></text:span><text:span text:style-name="Source_20_Text"><text:span text:style-name="T350"> se iniciará automáticamente como un servicio del </text:span></text:span><text:span text:style-name="Source_20_Text"><text:span text:style-name="T357">s</text:span></text:span><text:span text:style-name="Source_20_Text"><text:span text:style-name="T350">istema </text:span></text:span><text:span text:style-name="Source_20_Text"><text:span text:style-name="T357">o</text:span></text:span><text:span text:style-name="Source_20_Text"><text:span text:style-name="T350">perativo.</text:span></text:span></text:p>
      <text:p text:style-name="P146"><text:span text:style-name="Source_20_Text"><text:span text:style-name="T353">En la primera ejecución del programa, se crea </text:span></text:span><text:span text:style-name="Source_20_Text"><text:span text:style-name="T359">la</text:span></text:span><text:span text:style-name="Source_20_Text"><text:span text:style-name="T353"> carpeta llamada liri, en donde se </text:span></text:span><text:span text:style-name="Source_20_Text"><text:span text:style-name="T358">guarda</text:span></text:span><text:span text:style-name="Source_20_Text"><text:span text:style-name="T353"> </text:span></text:span><text:span text:style-name="Source_20_Text"><text:span text:style-name="T359">la estructura de carpetas y </text:span></text:span><text:span text:style-name="Source_20_Text"><text:span text:style-name="T353">archivo</text:span></text:span><text:span text:style-name="Source_20_Text"><text:span text:style-name="T359">s</text:span></text:span><text:span text:style-name="Source_20_Text"><text:span text:style-name="T353"> relativo</text:span></text:span><text:span text:style-name="Source_20_Text"><text:span text:style-name="T359">s</text:span></text:span><text:span text:style-name="Source_20_Text"><text:span text:style-name="T353"> a la ejecución de la </text:span></text:span><text:span text:style-name="Source_20_Text"><text:span text:style-name="T360">A</text:span></text:span><text:span text:style-name="Source_20_Text"><text:span text:style-name="T353">plicación </text:span></text:span><text:span text:style-name="Source_20_Text"><text:span text:style-name="T361">Agente</text:span></text:span><text:span text:style-name="Source_20_Text"><text:span text:style-name="T353"> </text:span></text:span><text:span text:style-name="Source_20_Text"><text:span text:style-name="T359">ta</text:span></text:span><text:span text:style-name="Source_20_Text"><text:span text:style-name="T358">l</text:span></text:span><text:span text:style-name="Source_20_Text"><text:span text:style-name="T359"> y como se indicó en la sección</text:span></text:span><text:span text:style-name="Source_20_Text"><text:span text:style-name="T353"> </text:span></text:span><text:span text:style-name="Source_20_Text"><text:span text:style-name="T353"><text:bookmark-ref text:reference-format="number" text:ref-name="__RefHeading___Toc13814_163613019">3.2.4</text:bookmark-ref></text:span></text:span><text:span text:style-name="Source_20_Text"><text:span text:style-name="T353"><text:bookmark-ref text:reference-format="text" text:ref-name="__RefHeading___Toc13814_163613019">Instalador de la Aplicación Agente</text:bookmark-ref></text:span></text:span><text:span text:style-name="Source_20_Text"><text:span text:style-name="T353">. </text:span></text:span><text:span text:style-name="Source_20_Text"><text:span text:style-name="T361">Si la Aplicación Agente fue ejecutada usando el comando liri a, la carpeta se creará en la misma ruta en </text:span></text:span><text:soft-page-break/><text:span text:style-name="Source_20_Text"><text:span text:style-name="T361">donde se ejecutó el comando, pero si fue iniciado como un servicio, entonces la carpeta se creará dentro de la carpeta work del instalador de la Aplicación Agente.</text:span></text:span></text:p>
      <text:list xml:id="list90219658409895" text:continue-numbering="true" text:style-name="Numeración">
        <text:list-item>
          <text:h text:style-name="P261" text:outline-level="1"><text:bookmark-start text:name="__RefHeading___Toc386_1321737621"/>Conclusi<text:span text:style-name="T34">ón</text:span><text:bookmark-end text:name="__RefHeading___Toc386_1321737621"/></text:h>
        </text:list-item>
      </text:list>
      <text:p text:style-name="P26">Con el uso del sistema y su arquitectura distribuida con computadoras interconectadas entre sí mediante red local utilizando por lo menos dos computadoras, fue posible reducir el tiempo de ejecución y obtención de resultados de las pruebas unitarias.</text:p>
      <text:list xml:id="list90219955001727" text:continue-numbering="true" text:style-name="Numeración">
        <text:list-header>
          <text:p text:style-name="P374"><text:bookmark-start text:name="__RefHeading___Toc386_1321737622"/>Referencia Bibliográfica<text:bookmark-end text:name="__RefHeading___Toc386_1321737622"/></text:p>
        </text:list-header>
      </text:list>
      <text:p text:style-name="P211"><text:s/></text:p>
      <text:section text:style-name="Sect1" text:name="ADDIN Mendeley Bibliography CSL_BIBLIOGRAPHY  RNDXQ6PtraIM8">
        <text:p text:style-name="P258">Acerca de Ruby. (s/f). Recuperado el 21 de abril de 2022, de https://www.ruby-lang.org/es/about/#fn1</text:p>
        <text:p text:style-name="P258">Athanasiou, D., Nugroho, A., Visser, J., &amp; Zaidman, A. (2014). Test Code Quality and Its Relation to Issue Handling Performance. <text:span text:style-name="T268">IEEE Transactions on Software Engineering</text:span>, <text:span text:style-name="T268">40</text:span>(11), 1100–1125. https://doi.org/10.1109/TSE.2014.2342227</text:p>
        <text:p text:style-name="P258">Bertolino, A. (2001). CHAPTER 5 SOFTWARE TESTING. En A. Abran &amp; J. W. Moore (Eds.), <text:span text:style-name="T268">Guide to the Software Engineering Body of Knoledge SWEBOK</text:span> (pp. 69–86). Los Alamitos, California: IEEE Computer Society.</text:p>
        <text:p text:style-name="P258">Bertolino, A. (2007). Software Testing Research: Achievements, Challenges, Dreams. En IEEE (Ed.), <text:span text:style-name="T268">Future of Software Engineering (FOSE ’07)</text:span> (pp. 85–103). Minneapolis, MN, USA: IEEE. https://doi.org/10.1109/FOSE.2007.25.</text:p>
        <text:p text:style-name="P258">Berzal, F. (2004). <text:span text:style-name="T268">El ciclo de vida de un sistema de información</text:span> (p. 42). p. 42. Departamento de Ciencias de la Computación e Inteligencia Artificial, Universidad de Granada. Recuperado de https://elvex.ugr.es/idbis/db/docs/lifecycle.pdf</text:p>
        <text:p text:style-name="P258">Black, R., Coleman, G., Walsh, M., Cornanguer, B., Forgács, I., Kakkonen, K., &amp; Sabak, J. (2017). <text:span text:style-name="T268">Agile Testings Foundations: An ISTQB Foundation Level Agile Tester guide</text:span> (T. C. I. for I. ‎ BCS, Ed.). Swindon, Inglaterra.</text:p>
        <text:p text:style-name="P258">Blondeau, V., Etien, A., Anquetil, N., Cresson, S., Croisy, P., Stéphane, D., &amp; Ducasse, S. (2017). What are the Testing Habits of Developers? A Case Study in a Large IT Company. <text:span text:style-name="T268">2017 IEEE International Conference on Software Maintenance and Evolution (ICSME)</text:span>, 58–68. Shanghai, China: IEEE. https://doi.org/10.1109/ICSME.2017.68</text:p>
        <text:p text:style-name="P258">Bundler: How to create a Ruby gem with Bundler. (2022). Recuperado el 4 de abril de 2022, de https://bundler.io/v2.0/guides/creating_gem.html</text:p>
        <text:p text:style-name="P258">Cataldi, Z., Lage, F., Pessacq, R., &amp; García Martínez, R. (1999). Ingenieria de software educativo. En D. de P. de la F. de I. UBA (Ed.), <text:span text:style-name="T268">V Congreso Internacional de Ingeniería Informática</text:span> (pp. 185–199). Recuperado de http://laboratorios.fi.uba.ar/lsi/c-icie99-ingenieriasoftwareeducativo.pdf</text:p>
        <text:p text:style-name="P258">Chauhan, V. K. (2014). Smoke Testing. <text:span text:style-name="T268">IJSRP</text:span>, <text:span text:style-name="T268">4</text:span>(2), 1–5. Recuperado de http://www.ijsrp.org/research-paper-0214/ijsrp-p2663.pdf</text:p>
        <text:p text:style-name="P258">Chowdhury, A. E., Bhowmik, A., Hasan, H., &amp; Rahim, M. S. (2017). Analysis of the Veracities of Industry Used Software Development Life Cycle Methodologies. <text:span text:style-name="T268">AJSE</text:span>, <text:span text:style-name="T268">16</text:span>(2), 75–82. https://doi.org/10.53799/ajse.v16i2.71</text:p>
        <text:p text:style-name="P258">Cicnavi. (2011). THE DIFFERENCE BETWEEN UNICAST, MULTICAST AND BROADCAST MESSAGES. Recuperado el 28 de marzo de 2022, de Utilize Windows: <text:soft-page-break/>Information Technology Info website: http://www.utilizewindows.com/the-difference-between-unicast-multicast-and-broadcast-messages/</text:p>
        <text:p text:style-name="P258">Cisco. (2022). Introducción a redes: Direcciones de red IPv4. Recuperado el 23 de marzo de 2022, de Cisco Networking Academy website: http://itroque.edu.mx/cisco/cisco1/course/module8/#8.1.3.4</text:p>
        <text:p text:style-name="P258">Commander. (2022). Recuperado el 7 de abril de 2022, de https://github.com/commander-rb/commander</text:p>
        <text:p text:style-name="P258">Cortés, A. C. (2008). Capítulo 7: Capa de transporte Introducción. Recuperado el 27 de marzo de 2022, de Escuela de Ingeniería Electrónica website: http://www.ie.tec.ac.cr/acotoc/CISCO/R&amp;S CCNA1/R&amp;S_CCNA1_ITN_Chapter7_Capa de transporte.pdf</text:p>
        <text:p text:style-name="P258">Davis Ryan. (2022). minitest-5.15.0 Documentación. Recuperado el 17 de marzo de 2022, de https://docs.seattlerb.org/minitest/</text:p>
        <text:p text:style-name="P258">Diepenbeck, M., &amp; Drechsler, R. (2015). Behavior Driven Development for Tests and Verification. En <text:span text:style-name="T268">Formal Modeling and Verification of Cyber-Physical Systems</text:span> (pp. 275–277). Wiesbaden: Springer Fachmedien Wiesbaden. https://doi.org/10.1007/978-3-658-09994-7_11</text:p>
        <text:p text:style-name="P258">Dominguez, J. A. (2002). An Overview of Defense in Depth at each layer of the TCP/IP Model. <text:span text:style-name="T268">Global Information Assurance Certification</text:span>, p. 15. Recuperado de https://www.giac.org/paper/gsec/2233/overview-defense-in-depth-layer-tcp-ip-model/103817</text:p>
        <text:p text:style-name="P258">Duarte, C., &amp; Amílcar, F. (2011). <text:span text:style-name="T268">Behavior-Driven Development</text:span>. Recuperado de https://www.academia.edu/510270/Behavior-Driven_Development</text:p>
        <text:p text:style-name="P258">Fitzgerald, B., &amp; Stol, K. J. (2017). Continuous software engineering: A roadmap and agenda. <text:span text:style-name="T268">Journal of Systems and Software</text:span>, <text:span text:style-name="T268">123</text:span>, 176–189. https://doi.org/10.1016/j.jss.2015.06.063</text:p>
        <text:p text:style-name="P258">Fúquene Ardila, H. J. (2011). Implementación cliente servidor mediante sockets. <text:span text:style-name="T268">Revista Vínculos</text:span>, <text:span text:style-name="T268">8</text:span>(2), 48–59. https://doi.org/10.14483/2322939X.4197</text:p>
        <text:p text:style-name="P258">Ganesan, D., Lindvall, M., McComas, D., Bartholomew, M., Slegel, S., Medina, B., … Montgomery, L. P. (2013). An analysis of unit tests of a flight software product line. <text:span text:style-name="T268">Science of Computer Programming</text:span>, <text:span text:style-name="T268">78</text:span>(12), 2360–2380. https://doi.org/10.1016/j.scico.2012.02.006</text:p>
        <text:p text:style-name="P258">Gómez, D., Jústiz, D., &amp; Delgado, M. (2013). Unit Tests of Software in a University Environment. <text:span text:style-name="T268">Computacion y Sistemas</text:span>, <text:span text:style-name="T268">17</text:span>(1), 69–77. Recuperado de http://www.scie<text:soft-page-break/>lo.org.mx/scielo.php?script=sci_arttext&amp;pid=S1405-55462013000100008&amp;lng=es&amp;tlng=en</text:p>
        <text:p text:style-name="P258">Grice, S. (2018, abril 2). Making a Command-line Ruby Gem — Write, Build, and Push. Recuperado el 5 de abril de 2022, de Medium website: https://stephenagrice.medium.com/making-a-command-line-ruby-gem-write-build-and-push-aec24c6c49eb</text:p>
        <text:p text:style-name="P258">Guides - RubyGems Guides. (2022). Recuperado el 4 de abril de 2022, de https://guides.rubygems.org/</text:p>
        <text:p text:style-name="P258">Hendricksons, E. (2008). Acceptance Test Driven Development (ATDD): an Overview. Recuperado el 12 de marzo de 2022, de https://testobsessed.com/2008/12/acceptance-test-driven-development-atdd-an-overview/</text:p>
        <text:p text:style-name="P258">Highline. (2022). Recuperado el 7 de abril de 2022, de https://github.com/JEG2/highline</text:p>
        <text:p text:style-name="P258">Hourquebie, L. (2018). Testing en Ruby: Minitest vs RSpec. Recuperado el 17 de marzo de 2022, de Unagi website: https://medium.com/unagi/testing-en-ruby-minitest-vs-rspec-683a3d5fab98</text:p>
        <text:p text:style-name="P258">IETF. (1981). <text:span text:style-name="T268">Transmission Control Protocol DARPA Internet Program Protocol Specification</text:span>. Recuperado de https://www.rfc-editor.org/rfc/pdfrfc/rfc793.txt.pdf</text:p>
        <text:p text:style-name="P258">ISTQB. (2018). <text:span text:style-name="T268">Certified Tester Foundation Level (CTFL)</text:span> (p. 1450). p. 1450. ISTQB. Recuperado de https://istqb-main-web-prod.s3.amazonaws.com/media/documents/ISTQB-CTFL_Syllabus_2018_v3.1.1.pdf</text:p>
        <text:p text:style-name="P258">Juganaru Mathieu, M. (2014). <text:span text:style-name="T268">Introducción a la programación</text:span> (1<text:span text:style-name="T456">a</text:span> ed.). Grupo Editorial Patria. Recuperado de http://librunam.dgbiblio.unam.mx:8991/F/BRA9Q9FFM63CI7Q3NLXUADFT8QFXVX8UHN4CQ5QJ2IUUNJIKNS-43152?func=full-set-set&amp;set_number=030026&amp;set_entry=000007&amp;format=999</text:p>
        <text:p text:style-name="P258">Kaur, S., Singh, K., &amp; Singh, Y. (2016). A Comparative Analysis of Unicast, Multicast, Broadcast and Anycast Addressing Schemes Routing in MANETs. <text:span text:style-name="T268">International Journal of Computer Applications</text:span>, <text:span text:style-name="T268">133</text:span>(9), 16–22. https://doi.org/10.5120/ijca2016908001</text:p>
        <text:p text:style-name="P258">Leppänen, M., Mäkinen, S., Pagels, M., Eloranta, V. P., Itkonen, J., Mäntylä, M. V., &amp; Männistö, T. (2015). The highways and country roads to continuous deployment. <text:span text:style-name="T268">IEEE Software</text:span>, <text:span text:style-name="T268">32</text:span>(2), 64–72. https://doi.org/10.1109/MS.2015.50</text:p>
        <text:p text:style-name="P258">Maeda, S. (s/f). The Ruby Language FAQ. Recuperado el 21 de abril de 2022, de http://docs.ruby-doc.com/docs/TheRubyLanguageFAQ/</text:p>
        <text:p text:style-name="P258"><text:soft-page-break/>Marrero, D. (2000). <text:span text:style-name="T268">Protocolos de Transporte en Redes de Comunicaciones</text:span> (Universida). Las Palmas de Gran Canaria, España. Recuperado de http://hdl.handle.net/10553/1337</text:p>
        <text:p text:style-name="P258">Myers, G. J., Badgett, T., Thomas, T. M., &amp; Sandler, C. (2004). <text:span text:style-name="T268">The Art of Software Testing</text:span> (2<text:span text:style-name="T456">a</text:span> ed.). New Jersey: John Wiley &amp; Sons.</text:p>
        <text:p text:style-name="P258">Net-scp. (2022). Recuperado el 7 de abril de 2022, de https://github.com/net-ssh/net-scp</text:p>
        <text:p text:style-name="P258">North, D. (s/f). Presentamos BDD - Dan North &amp; Associates Ltd. Recuperado el 17 de abril de 2022, de Dan North website: https://dannorth.net/introducing-bdd/</text:p>
        <text:p text:style-name="P258">Oladimeji, P. (2007). Levels of Testing (Swansea Univerity). Swansea Univerity. Recuperado de https://www.cs.swan.ac.uk/~csmarkus/CS339/dissertations/OladimejiP.pdf</text:p>
        <text:p text:style-name="P258">Olan, M. (2003). Unit testing: test early, test often. <text:span text:style-name="T268">Journal of Computer Science in College</text:span>, <text:span text:style-name="T268">19</text:span>(2), 319–328. https://doi.org/10.5555/948785.948830</text:p>
        <text:p text:style-name="P258">Oracle. (2010). Introducción al conjunto de protocolos TCP/IP (Guía de administración del sistema: servicios IP). Recuperado el 12 de marzo de 2022, de Oracle website: https://docs.oracle.com/cd/E19957-01/820-2981/6nei0r0r9/index.html</text:p>
        <text:p text:style-name="P258">Osherove, R. (2014). <text:span text:style-name="T268">The Art of Unit Testing</text:span> (2<text:span text:style-name="T456">a</text:span> ed.). Shelter Island, NY 11964: Manning Publications Co.</text:p>
        <text:p text:style-name="P258">Pauta Ayabaca, L., &amp; Moscoso Bernal, S. (2017). Verificación y Validación de Software. <text:span text:style-name="T268">Killkana Técnica</text:span>, <text:span text:style-name="T268">1</text:span>(3), 25–32. https://doi.org/10.26871/killkana_tecnica.v1i3.112</text:p>
        <text:p text:style-name="P258">Petersen, R. (2008). <text:span text:style-name="T268">Linux: The Complete Reference</text:span>. McGraw-Hill.</text:p>
        <text:p text:style-name="P258">Pineda, D., &amp; Méndez, D. (2018). Socket , Sistema Elemental para la Comunicación Interprocesos. Recuperado el 28 de marzo de 2022, de https://www.researchgate.net/publication/333731438_Socket_Sistema_Elemental_para_la_Comunicacion_Interprocesos</text:p>
        <text:p text:style-name="P258">Pressman, R. S. (2002). <text:span text:style-name="T268">Ingeniería del Software Un enfoque práctico</text:span> (5<text:span text:style-name="T456">a</text:span> ed.; McGraw-Hill/Interamericana de España, Ed.). Madrid, España.</text:p>
        <text:p text:style-name="P258">Pressman, R. S. (2010). <text:span text:style-name="T268">Ingeniería del software Un enfoque práctico</text:span> (7<text:span text:style-name="T456">a</text:span> ed.; McGraw-Hill Interamericana, Ed.). México, D. F.</text:p>
        <text:p text:style-name="P258">Publishing your gem - RubyGems Guides. (2022). Recuperado el 8 de abril de 2022, de https://guides.rubygems.org/publishing/</text:p>
        <text:p text:style-name="P258">Rake. (2022). Recuperado el 7 de abril de 2022, de https://github.com/ruby/rake</text:p>
        <text:p text:style-name="P258"><text:soft-page-break/>RSpec. (2022). Recuperado el 12 de marzo de 2022, de https://relishapp.com/rspec/</text:p>
        <text:p text:style-name="P258">Rubocop. (2022). Recuperado el 7 de abril de 2022, de https://github.com/rubocop/rubocop</text:p>
        <text:p text:style-name="P258">Ruby Version Management - The Ruby Toolbox. (2022). Recuperado el 4 de abril de 2022, de https://www.ruby-toolbox.com/categories/ruby_version_management</text:p>
        <text:p text:style-name="P258">RubyGems.org | your community gem host. (2022). Recuperado el 4 de abril de 2022, de https://rubygems.org/</text:p>
        <text:p text:style-name="P258">RubyGems Basics - RubyGems Guides. (2022). Recuperado el 4 de abril de 2022, de https://guides.rubygems.org/rubygems-basics/</text:p>
        <text:p text:style-name="P258">Rubyzip. (2022). Recuperado el 7 de abril de 2022, de https://github.com/rubyzip/rubyzip</text:p>
        <text:p text:style-name="P258">Ruparelia, N. B. (2010). Software Development Lifecycle Models. <text:span text:style-name="T268">SIGSOFT Softw. Eng. Notes</text:span>, <text:span text:style-name="T268">35</text:span>(3), 8–13. https://doi.org/10.1145/1764810.1764814</text:p>
        <text:p text:style-name="P258">RVM: Ruby Version Manager - Documentation. (2022). Recuperado el 4 de abril de 2022, de https://rvm.io/</text:p>
        <text:p text:style-name="P258">RVM: Ruby Version Manager - Gemset Basics. (2022). Recuperado el 7 de abril de 2022, de https://rvm.io/gemsets/basics</text:p>
        <text:p text:style-name="P258">RVM: Ruby Version Manager - Installing RVM. (2022). Recuperado el 5 de abril de 2022, de https://rvm.io/rvm/install</text:p>
        <text:p text:style-name="P258">Schwaber, K., &amp; Sutherland, J. (2013). La Guía de Scrum La Guía Definitiva de Scrum: Las Reglas del Juego. <text:span text:style-name="T268">Scrum.org</text:span>, 21. Recuperado de http://www.scrumguides.org/docs/scrumguide/v1/scrum-guide-es.pdf</text:p>
        <text:p text:style-name="P258">Schwaber, K., &amp; Sutherland, J. (2020). <text:span text:style-name="T268">2020-Scrum-Guide-Spanish-Latin-South-American</text:span> (p. 15). p. 15. Recuperado de https://scrumguides.org/docs/scrumguide/v2020/2020-Scrum-Guide-Spanish-Latin-South-American.pdf</text:p>
        <text:p text:style-name="P258">Shahin, M., Ali Babar, M., &amp; Zhu, L. (2017). Continuous Integration, Delivery and Deployment: A Systematic Review on Approaches, Tools, Challenges and Practices. <text:span text:style-name="T268">IEEE Access</text:span>, <text:span text:style-name="T268">5</text:span>, 3909–3943. https://doi.org/10.1109/ACCESS.2017.2685629</text:p>
        <text:p text:style-name="P258">Tavarez, J. A. (2014). El software y su importancia. Recuperado el 12 de abril de 2022, de El día cada día mejor website: https://eldia.com.do/el-software-y-su-importancia/</text:p>
        <text:p text:style-name="P258">Trigo Aranda, V. (2004). Historia y evolución de los lenguajes de programación. <text:span text:style-name="T268">Manual formativo de ACTA</text:span>, <text:span text:style-name="T268">34</text:span>, 85–95. Recuperado de https://www.acta.es/medios/articulos/informatica_y_computacion/034083.pdf</text:p>
        <text:p text:style-name="P258"><text:soft-page-break/>tutorialspoint.com. (2011). <text:span text:style-name="T268">Software Testing Tutorial</text:span>.</text:p>
        <text:p text:style-name="P258">Verdejo Alvarez, G. (2003). <text:span text:style-name="T268">SEGURIDAD EN REDES IP</text:span> (Universitat Autònoma de Barcelona). Universitat Autònoma de Barcelona. Recuperado de https://www.cs.upc.edu/~gabriel/</text:p>
        <text:p text:style-name="P258">Wang, A. (2016). Quality Assurance at Cloudera: Distributed Unit Testing - Cloudera Engineering Blog. Recuperado el 14 de julio de 2018, de Cloudera Engineering Blog website: http://blog.cloudera.com/blog/2016/05/quality-assurance-at-cloudera-distributed-unit-testing/</text:p>
        <text:p text:style-name="P258">What is a gem? - RubyGems Guides. (2022). Recuperado el 4 de abril de 2022, de https://guides.rubygems.org/what-is-a-gem/</text:p>
        <text:p text:style-name="P189">Yard. (2022). Recuperado el 7 de abril de 2022, de https://github.com/lsegal/yard</text:p>
      </text:section>
      <text:p text:style-name="P211"><text:s/></text:p>
      <text:list xml:id="list90220646588727" text:continue-numbering="true" text:style-name="Numeración">
        <text:list-header>
          <text:p text:style-name="P375"><text:bookmark-start text:name="__RefHeading___Toc386_13217376221"/>Anexo<text:bookmark-end text:name="__RefHeading___Toc386_13217376221"/></text:p>
          <text:list>
            <text:list-header>
              <text:p text:style-name="P410"><text:bookmark-start text:name="__RefHeading___Toc15726_2944576876"/><text:bookmark-start text:name="Anexo A - Instalación de RVM Ruby y Bundler"/><text:reference-mark-start text:name="Anexo A  - Instalación de RVM, Ruby y Bundler"/>Anexo <text:span text:style-name="T572">A</text:span><text:bookmark-end text:name="Anexo A - Instalación de RVM Ruby y Bundler"/><text:span text:style-name="T572"> <text:s/>- Instalación de RVM, Ruby y Bundler</text:span><text:bookmark-end text:name="__RefHeading___Toc15726_2944576876"/><text:reference-mark-end text:name="Anexo A  - Instalación de RVM, Ruby y Bundler"/></text:p>
            </text:list-header>
          </text:list>
        </text:list-header>
      </text:list>
      <text:p text:style-name="P174"><text:span text:style-name="T2">A conti</text:span><text:span text:style-name="T3">nu</text:span><text:span text:style-name="T573">ación se muestran los comandos a ser ejecutados en una línea de comandos, para instalar RVM y Ruby en la distribución Linux denominada Manjaro. <text:s/>Las instrucciones están basadas según lo </text:span><text:span text:style-name="T305">indicad</text:span><text:span text:style-name="T306">o</text:span><text:span text:style-name="T305"> en</text:span><text:span text:style-name="T146">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IGgmzNCrtC"/><text:span text:style-name="T146">(“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IGgmzNCrtC"/><text:span text:style-name="T146">⁠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Yljs0B7wHh"/><text:span text:style-name="T146">(“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Yljs0B7wHh"/><text:span text:style-name="T146">⁠.</text:span></text:p>
      <text:p text:style-name="P132">Pasos</text:p>
      <text:p text:style-name="P130"><text:span text:style-name="T121">1. </text:span><text:span text:style-name="T117">Instalar claves gpg2</text:span></text:p>
      <text:p text:style-name="P220"><text:span text:style-name="Source_20_Text"><text:span text:style-name="T574">liri@liri-virtualbox:~</text:span></text:span><text:span text:style-name="Source_20_Text"><text:span text:style-name="T576">$</text:span></text:span><text:span text:style-name="Source_20_Text"> gpg2 --recv-keys 409B6B1796C275462A1703113804BB82D39DC0E3 7D2BAF1CF37B13E2069D6956105BD0E739499BDB</text:span><text:span text:style-name="Source_20_Text"><text:span text:style-name="T48"> </text:span></text:span></text:p>
      <text:p text:style-name="P130"><text:span text:style-name="T121">2. </text:span><text:span text:style-name="T117">Instalar </text:span><text:span text:style-name="T322">RVM</text:span></text:p>
      <text:p text:style-name="P220"><text:span text:style-name="Source_20_Text"><text:span text:style-name="T574">liri@liri-virtualbox:~</text:span></text:span><text:span text:style-name="Source_20_Text"><text:span text:style-name="T576">$</text:span></text:span><text:span text:style-name="Source_20_Text"> </text:span><text:span text:style-name="Source_20_Text"><text:span text:style-name="T49">sudo pacman -S </text:span></text:span><text:span text:style-name="Source_20_Text"><text:span text:style-name="T50">curl</text:span></text:span><text:span text:style-name="Source_20_Text"><text:span text:style-name="T48"> </text:span></text:span></text:p>
      <text:p text:style-name="P220"><text:span text:style-name="Source_20_Text"><text:span text:style-name="T84">liri@liri-virtualbox:~</text:span></text:span><text:span text:style-name="Source_20_Text"><text:span text:style-name="T86">$</text:span></text:span><text:span text:style-name="Source_20_Text"><text:span text:style-name="T48"> \curl -sSL https://get.rvm.io | bash -s stable</text:span></text:span></text:p>
      <text:p text:style-name="P220"><text:span text:style-name="Source_20_Text"><text:span text:style-name="T84">liri@liri-virtualbox:~</text:span></text:span><text:span text:style-name="Source_20_Text"><text:span text:style-name="T86">$</text:span></text:span><text:span text:style-name="Source_20_Text"><text:span text:style-name="T48"> </text:span></text:span><text:span text:style-name="Source_20_Text"><text:span text:style-name="T55">source </text:span></text:span><text:span text:style-name="Source_20_Text"><text:span text:style-name="T48">$HOME/.rvm/scripts/rvm </text:span></text:span></text:p>
      <text:p text:style-name="P130"><text:span text:style-name="T121">3. </text:span><text:span text:style-name="T117">Instalar </text:span><text:span text:style-name="T323">Ruby</text:span></text:p>
      <text:p text:style-name="P220"><text:span text:style-name="Source_20_Text"><text:span text:style-name="T574">liri@liri-virtualbox:~</text:span></text:span><text:span text:style-name="Source_20_Text"><text:span text:style-name="T576">$</text:span></text:span><text:span text:style-name="Source_20_Text"> </text:span><text:span text:style-name="Source_20_Text"><text:span text:style-name="T54">rvm install 2.7.2</text:span></text:span><text:span text:style-name="Source_20_Text"><text:span text:style-name="T48"> </text:span></text:span></text:p>
      <text:p text:style-name="P220"><text:span text:style-name="Source_20_Text"><text:span text:style-name="T84">liri@liri-virtualbox:~</text:span></text:span><text:span text:style-name="Source_20_Text"><text:span text:style-name="T86">$</text:span></text:span><text:span text:style-name="Source_20_Text"><text:span text:style-name="T48"> </text:span></text:span><text:span text:style-name="Source_20_Text"><text:span text:style-name="T54">rvm use 2.7.2</text:span></text:span></text:p>
      <text:p text:style-name="P130"><text:span text:style-name="T333">El comando </text:span><text:span text:style-name="T362">rvm use</text:span><text:span text:style-name="T333"> </text:span><text:span text:style-name="T334">sirve para establecer la versión de Ruby a utilizar.</text:span></text:p>
      <text:p text:style-name="P130"><text:span text:style-name="T328">4. </text:span><text:span text:style-name="T324">C</text:span><text:span text:style-name="T325">rear un Gemset</text:span></text:p>
      <text:p text:style-name="P130"><text:span text:style-name="T334">RVM ofrece configuraciones de Ruby independientes y compartimentadas, esto se logra a través de los gemset, </text:span><text:span text:style-name="T335">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B7QQEv2Yn4"/><text:span text:style-name="T148">(“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B7QQEv2Yn4"/><text:span text:style-name="T335">⁠. Con los siguientes comandos procedemos a crear y utilizar un gemset para el proyecto liri:</text:span></text:p>
      <text:p text:style-name="P220"><text:span text:style-name="Source_20_Text"><text:span text:style-name="T574">liri@liri-virtualbox:~</text:span></text:span><text:span text:style-name="Source_20_Text"><text:span text:style-name="T576">$</text:span></text:span><text:span text:style-name="Source_20_Text"> </text:span><text:span text:style-name="Source_20_Text"><text:span text:style-name="T54">rvm </text:span></text:span><text:span text:style-name="Source_20_Text"><text:span text:style-name="T55">gemset create liri</text:span></text:span><text:span text:style-name="Source_20_Text"><text:span text:style-name="T48"> </text:span></text:span></text:p>
      <text:p text:style-name="P220"><text:span text:style-name="Source_20_Text"><text:span text:style-name="T84">liri@liri-virtualbox:~</text:span></text:span><text:span text:style-name="Source_20_Text"><text:span text:style-name="T86">$</text:span></text:span><text:span text:style-name="Source_20_Text"><text:span text:style-name="T48"> </text:span></text:span><text:span text:style-name="Source_20_Text"><text:span text:style-name="T54">rvm </text:span></text:span><text:span text:style-name="Source_20_Text"><text:span text:style-name="T55">gemset use liri</text:span></text:span></text:p>
      <text:p text:style-name="P130"><text:span text:style-name="T328">5. </text:span><text:span text:style-name="T330">V</text:span><text:span text:style-name="T329">erificar Bundler</text:span></text:p>
      <text:p text:style-name="P220"><text:span text:style-name="Source_20_Text"><text:span text:style-name="T574">liri@liri-virtualbox:~</text:span></text:span><text:span text:style-name="Source_20_Text"><text:span text:style-name="T576">$</text:span></text:span><text:span text:style-name="Source_20_Text"> </text:span><text:span text:style-name="Source_20_Text"><text:span text:style-name="T56">bundle -v</text:span></text:span></text:p>
      <text:p text:style-name="P135"><text:soft-page-break/><text:span text:style-name="T685">A</text:span>l instalar Ruby ya se instala por defecto una versión de bundler. Al momento de la ejecución del comando indicado, el resultado es el siguiente: Bundler version 2.1.4</text:p>
      <text:list xml:id="list90220668143019" text:continue-numbering="true" text:style-name="Numeración">
        <text:list-item>
          <text:list>
            <text:list-header>
              <text:p text:style-name="P410"><text:bookmark-start text:name="__RefHeading___Toc132849_1588552113"/><text:reference-mark-start text:name="Anexo B  - Instalación de un entorno virtual de pruebas"/><text:span text:style-name="T685">A</text:span><text:bookmark-start text:name="Anexo A - Instalación de RVM Ruby y Bundler1"/>nexo <text:bookmark-end text:name="Anexo A - Instalación de RVM Ruby y Bundler1"/><text:span text:style-name="T655">B <text:s/>- Instalación </text:span><text:span text:style-name="T100">de la distribución Manjaro en VirtualBox</text:span><text:bookmark-end text:name="__RefHeading___Toc132849_1588552113"/><text:reference-mark-end text:name="Anexo B  - Instalación de un entorno virtual de pruebas"/></text:p>
            </text:list-header>
          </text:list>
        </text:list-item>
      </text:list>
      <text:p text:style-name="P130"><text:bookmark text:name="docs-internal-guid-079ee79d-7fff-4103-9711-e3f8fb6e6d4c"/>Para efectuar las pruebas del sistema Liri se requiere configurar el entorno de trabajo en un sistema operativo Linux. Como existe una gran variedad de distribuciones Linux, se seleccion<text:span text:style-name="T402">ó</text:span> la distribuci<text:span text:style-name="T656">ón</text:span> Manjaro <text:span text:style-name="T402">con la cual</text:span> ya se tiene experiencia previa. </text:p>
      <text:p text:style-name="P130"><text:bookmark text:name="docs-internal-guid-2e7bdde4-7fff-0cec-acb2-1376b9086035"/><text:span text:style-name="T88">Se utiliz</text:span><text:span text:style-name="T90">ó</text:span><text:span text:style-name="T88"> el programa VirtualBox </text:span><text:span text:style-name="T91">en su versión 6.1</text:span><text:span text:style-name="T88">, para virtualizar </text:span><text:span text:style-name="T91">la</text:span><text:span text:style-name="T88"> distribución </text:span><text:span text:style-name="T91">Manjaro</text:span><text:span text:style-name="T88">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12"><text:span text:style-name="T685">C</text:span>reación de una máquina virtual en VirtualBox</text:p>
      <text:p text:style-name="P130">Esta sección no pretende ser un tutorial de VirtualBox así que se procederá a indicar los pasos básicos de configuración a través de capturas de pantalla sin dar muchas explicaciones.</text:p>
      <text:p text:style-name="P133">Pasos:</text:p>
      <text:p text:style-name="P136">1. Abrir el programa VirtualBox e ir al men<text:span text:style-name="T282">ú Machine → New. Se abrirá la siguiente ventana en donde indicaremos las configuraciones tal como se indíca en la </text:span><text:span text:style-name="T282"><text:sequence-ref text:reference-format="category-and-value" text:ref-name="refFigure21">Figura 22</text:sequence-ref></text:span><text:span text:style-name="T282">. </text:span><text:span text:style-name="T404">Luego hacer click en Next.</text:span></text:p>
      <text:p text:style-name="P137"><text:span text:style-name="T282">Tener en cuenta que el valor del campo Machine Folder será diferente al de la </text:span><text:span text:style-name="T405"><text:sequence-ref text:reference-format="category-and-value" text:ref-name="refFigure21">Figura 22</text:sequence-ref></text:span><text:span text:style-name="T405"><text:s/></text:span><text:span text:style-name="T282">porque dependerá de su instalación.</text:span></text:p>
      <text:p text:style-name="P137"><text:span text:style-name="T282">2. Configurar la memoria como se indica en la </text:span><text:span text:style-name="T282"><text:sequence-ref text:reference-format="category-and-value" text:ref-name="refFigure22">Figura 23</text:sequence-ref></text:span><text:span text:style-name="T282">. Luego hacer click en Next.</text:span></text:p>
      <text:p text:style-name="P78">Poca memoria puede causar problemas de performance, por eso se especifican 4GB de memoria para darle un margen aceptable de este recurso a la máquina virtual.</text:p>
      <text:p text:style-name="P137"><text:span text:style-name="T282">3. Configurar el disco virtual como se indica en la </text:span><text:span text:style-name="T282"><text:sequence-ref text:reference-format="category-and-value" text:ref-name="refFigure23">Figura 24</text:sequence-ref></text:span><text:span text:style-name="T282">. Hacer click en Create.</text:span></text:p>
      <text:p text:style-name="P130"><text:soft-page-break/><draw:frame draw:style-name="fr9" draw:name="Marco18" text:anchor-type="as-char" svg:width="15.499cm" draw:z-index="43"><draw:text-box fo:min-height="9.816cm"><text:p text:style-name="_35_._20_Figura_20_Titulo_20_1_20__28_Leyenda_29_"><draw:frame draw:style-name="fr10" draw:name="Imagen3" text:anchor-type="as-char" svg:width="15.499cm" style:rel-width="100%" svg:height="9.816cm" style:rel-height="scale" draw:z-index="44"><draw:image xlink:href="Pictures/100000000000026300000183AA9A6399BA325375.png" xlink:type="simple" xlink:show="embed" xlink:actuate="onLoad" loext:mime-type="image/png"/></draw:frame>Figura <text:sequence text:ref-name="refFigure21" text:name="Figure" text:formula="ooow:Figure+1" style:num-format="1">22</text:sequence>: <text:span text:style-name="T270">Creación de Máquina Virtual</text:span></text:p></draw:text-box></draw:frame></text:p>
      <text:p text:style-name="P194"><draw:frame draw:style-name="fr9" draw:name="Marco19" text:anchor-type="as-char" svg:width="15.499cm" draw:z-index="45"><draw:text-box fo:min-height="9.798cm"><text:p text:style-name="_35_._20_Figura_20_Titulo_20_1_20__28_Leyenda_29_"><draw:frame draw:style-name="fr10" draw:name="Imagen1" text:anchor-type="as-char" svg:width="15.499cm" style:rel-width="100%" svg:height="9.798cm" style:rel-height="scale" draw:z-index="46"><draw:image xlink:href="Pictures/1000000000000261000001818478876CE3B514F5.png" xlink:type="simple" xlink:show="embed" xlink:actuate="onLoad" loext:mime-type="image/png"/></draw:frame>Figura <text:sequence text:ref-name="refFigure22" text:name="Figure" text:formula="ooow:Figure+1" style:num-format="1">23</text:sequence>: <text:span text:style-name="T270">Especificación de memoria en la máquina virtual</text:span></text:p></draw:text-box></draw:frame></text:p>
      <text:p text:style-name="P102"><text:bookmark text:name="docs-internal-guid-363ca62d-7fff-d5aa-342d-976f732e0a7f"/><text:soft-page-break/><draw:frame draw:style-name="fr9" draw:name="Marco20" text:anchor-type="as-char" svg:width="15.499cm" draw:z-index="47"><draw:text-box fo:min-height="9.825cm"><text:p text:style-name="_35_._20_Figura_20_Titulo_20_1_20__28_Leyenda_29_"><draw:frame draw:style-name="fr10" draw:name="Imagen4" text:anchor-type="as-char" svg:width="15.499cm" style:rel-width="100%" svg:height="9.825cm" style:rel-height="scale" draw:z-index="48"><draw:image xlink:href="Pictures/10000000000002640000018425FFA9334306675F.png" xlink:type="simple" xlink:show="embed" xlink:actuate="onLoad" loext:mime-type="image/png"/></draw:frame>Figura <text:sequence text:ref-name="refFigure23" text:name="Figure" text:formula="ooow:Figure+1" style:num-format="1">24</text:sequence>: <text:span text:style-name="T270">Creación de disco virtual</text:span></text:p></draw:text-box></draw:frame></text:p>
      <text:p text:style-name="P103"><text:span text:style-name="T282">4. Configu</text:span><text:span text:style-name="T406">rar el tipo de disco virtual como se indica en la </text:span><text:span text:style-name="T406"><text:sequence-ref text:reference-format="category-and-value" text:ref-name="refFigure24">Figura 25</text:sequence-ref></text:span><text:span text:style-name="T406">. Hacer click en Next.</text:span></text:p>
      <text:p text:style-name="P115">Se especifica un almacenamiento de tipo dinámico en caso de necesitar más espacio en algún momento. </text:p>
      <text:p text:style-name="P104"><text:span text:style-name="T282">5. Configurar el tamaño del disco virtual como se indica en la </text:span><text:span text:style-name="T282"><text:sequence-ref text:reference-format="category-and-value" text:ref-name="refFigure25">Figura 26</text:sequence-ref></text:span><text:span text:style-name="T282">. Hacer click en Create</text:span><text:span text:style-name="T407"> y se creará el disco virtual.</text:span></text:p>
      <text:p text:style-name="P170">Un tamaño inicial de 15 GB es suficiente en la mayoría de los casos.</text:p>
      <text:p text:style-name="P104"><text:span text:style-name="T282">6. Hacer click derecho sobre la disco virtual y acceder al menú Settings. En System → Processor especificar 4 CPU como se indica en la </text:span><text:span text:style-name="T282"><text:sequence-ref text:reference-format="category-and-value" text:ref-name="refFigure26">Figura 27</text:sequence-ref></text:span><text:span text:style-name="T282">.</text:span></text:p>
      <text:p text:style-name="P115">Es necesario especificar de 2 a 4 CPU para que la máquina virtual se desenvuelva bien y no le falten recursos.</text:p>
      <text:p text:style-name="P105"><text:span text:style-name="T282">7. En </text:span><text:span text:style-name="T406">System → </text:span><text:span text:style-name="T282">Network</text:span><text:span text:style-name="T406"> especificar </text:span><text:span text:style-name="T282">el adaptador de red como se indica en la</text:span><text:span text:style-name="T406"> </text:span><text:span text:style-name="T406"><text:sequence-ref text:reference-format="category-and-value" text:ref-name="refFigure27">Figura 28</text:sequence-ref></text:span><text:span text:style-name="T406">.</text:span></text:p>
      <text:p text:style-name="P227"><text:bookmark text:name="docs-internal-guid-c4b35875-7fff-44fb-55e0-a31a2421e504"/><text:soft-page-break/><draw:frame draw:style-name="fr9" draw:name="Marco21" text:anchor-type="as-char" svg:width="12.178cm" draw:z-index="49"><draw:text-box fo:min-height="9.453cm"><text:p text:style-name="_35_._20_Figura_20_Titulo_20_1_20__28_Leyenda_29_"><draw:frame draw:style-name="fr11" draw:name="Imagen5" text:anchor-type="paragraph" svg:width="12.178cm" style:rel-width="100%" svg:height="9.453cm" style:rel-height="scale" draw:z-index="50"><draw:image xlink:href="Pictures/1000000000000257000001D1D32E836BBC892C9A.png" xlink:type="simple" xlink:show="embed" xlink:actuate="onLoad" loext:mime-type="image/png"/></draw:frame>Figura <text:sequence text:ref-name="refFigure24" text:name="Figure" text:formula="ooow:Figure+1" style:num-format="1">25</text:sequence>: <text:span text:style-name="T270">Configurar tipo de disco virtual</text:span></text:p></draw:text-box></draw:frame></text:p>
      <text:p text:style-name="P192"><text:bookmark text:name="docs-internal-guid-c7d1ef0b-7fff-7e21-3868-b2c87376a98e"/><draw:frame draw:style-name="fr9" draw:name="Marco22" text:anchor-type="as-char" svg:width="12.178cm" draw:z-index="51"><draw:text-box fo:min-height="9.453cm"><text:p text:style-name="_35_._20_Figura_20_Titulo_20_1_20__28_Leyenda_29_"><draw:frame draw:style-name="fr11" draw:name="Imagen6" text:anchor-type="paragraph" svg:width="12.178cm" style:rel-width="100%" svg:height="9.453cm" style:rel-height="scale" draw:z-index="52"><draw:image xlink:href="Pictures/100000000000025A000001D32DFEA036206A76A0.png" xlink:type="simple" xlink:show="embed" xlink:actuate="onLoad" loext:mime-type="image/png"/></draw:frame>Figura <text:sequence text:ref-name="refFigure25" text:name="Figure" text:formula="ooow:Figure+1" style:num-format="1">26</text:sequence>: <text:span text:style-name="T270">Configurar tamaño de disco virtual</text:span></text:p></draw:text-box></draw:frame></text:p>
      <text:p text:style-name="P175"><text:bookmark text:name="docs-internal-guid-20b55f6e-7fff-d244-58c0-29221d135e49"/></text:p>
      <text:p text:style-name="P192"><text:soft-page-break/><draw:frame draw:style-name="fr9" draw:name="Marco23" text:anchor-type="as-char" svg:width="12.178cm" draw:z-index="53"><draw:text-box fo:min-height="9.453cm"><text:p text:style-name="_35_._20_Figura_20_Titulo_20_1_20__28_Leyenda_29_"><draw:frame draw:style-name="fr10" draw:name="Imagen8" text:anchor-type="as-char" svg:width="12.178cm" style:rel-width="100%" svg:height="9.453cm" style:rel-height="scale" draw:z-index="54"><draw:image xlink:href="Pictures/10000000000002CB0000024B69AF4AD7F4A1088B.png" xlink:type="simple" xlink:show="embed" xlink:actuate="onLoad" loext:mime-type="image/png"/></draw:frame>Figura <text:sequence text:ref-name="refFigure26" text:name="Figure" text:formula="ooow:Figure+1" style:num-format="1">27</text:sequence>: <text:span text:style-name="T363">Configurar n</text:span><text:span text:style-name="T297">úmero de CPUs de la máquina virtual.</text:span></text:p></draw:text-box></draw:frame></text:p>
      <text:p text:style-name="P192"/>
      <text:p text:style-name="P192"><text:bookmark text:name="docs-internal-guid-0a0d9aa7-7fff-5d0c-a28d-2d046fe3d0c9"/><draw:frame draw:style-name="fr9" draw:name="Marco24" text:anchor-type="as-char" svg:width="12.178cm" draw:z-index="55"><draw:text-box fo:min-height="9.453cm"><text:p text:style-name="_35_._20_Figura_20_Titulo_20_1_20__28_Leyenda_29_"><draw:frame draw:style-name="fr10" draw:name="Imagen9" text:anchor-type="as-char" svg:width="12.178cm" style:rel-width="100%" svg:height="9.453cm" style:rel-height="scale" draw:z-index="56"><draw:image xlink:href="Pictures/10000000000002CB0000024B69AF4AD7F4A1088B.png" xlink:type="simple" xlink:show="embed" xlink:actuate="onLoad" loext:mime-type="image/png"/></draw:frame>Figura <text:sequence text:ref-name="refFigure27" text:name="Figure" text:formula="ooow:Figure+1" style:num-format="1">28</text:sequence>: <text:span text:style-name="T270">Configurar adaptador de red de la máquina virtual.</text:span></text:p></draw:text-box></draw:frame></text:p>
      <text:p text:style-name="P130"/>
      <text:p text:style-name="P134"><text:soft-page-break/><text:span text:style-name="T93">I</text:span><text:span text:style-name="T92">nstalación de la distribución Manjaro</text:span></text:p>
      <text:p text:style-name="P107">A continuación se explicará a grandes rasgos a través de imágenes la instalación de Manjaro en su versión 21.2.4.</text:p>
      <text:p text:style-name="P113">Pasos:</text:p>
      <text:p text:style-name="P107">1. Click derecho en la máquina virtual, hacer click en Start y seleccionar la imágen iso de la distribución a instalar tal como se indica en la <text:sequence-ref text:reference-format="category-and-value" text:ref-name="refFigure28">Figura 29</text:sequence-ref>. Luego hacer click en Start.</text:p>
      <text:p text:style-name="P107">2. Seleccionar la opción Boot with open source drivers <text:span text:style-name="T675">como se indica en la </text:span><text:span text:style-name="T675"><text:sequence-ref text:reference-format="category-and-value" text:ref-name="refFigure29">Figura 30</text:sequence-ref></text:span><text:span text:style-name="T675"><text:s/>y presionar la tecla Enter.</text:span></text:p>
      <text:p text:style-name="P108">3. <text:span text:style-name="T676">Iniciar el instalador de Manjaro tal como se indica en la </text:span><text:span text:style-name="T676"><text:sequence-ref text:reference-format="category-and-value" text:ref-name="refFigure30">Figura 31</text:sequence-ref></text:span><text:span text:style-name="T676">.</text:span></text:p>
      <text:p text:style-name="P109">4. Seleccionar idioma tal como se indica en la <text:sequence-ref text:reference-format="category-and-value" text:ref-name="refFigure31">Figura 32</text:sequence-ref>. Click en Next.</text:p>
      <text:p text:style-name="P109">5. Seleccionar región tal como se indica en la <text:sequence-ref text:reference-format="category-and-value" text:ref-name="refFigure32">Figura 33</text:sequence-ref>. Click en Next.</text:p>
      <text:p text:style-name="P109">6. Seleccionar idioma del teclado tal como se indica en la <text:sequence-ref text:reference-format="category-and-value" text:ref-name="refFigure33">Figura 34</text:sequence-ref>. Click en Next.</text:p>
      <text:p text:style-name="P109">7. Configurar las particiones usando la opción Erase disk tal y como se indica en la <text:sequence-ref text:reference-format="category-and-value" text:ref-name="refFigure34">Figura 35</text:sequence-ref>.Click en Next.</text:p>
      <text:p text:style-name="P109">8. Configurar usuarios tal y como se indica en la <text:sequence-ref text:reference-format="category-and-value" text:ref-name="refFigure35">Figura 36</text:sequence-ref>. <text:span text:style-name="T677">Usamos como usuario y contraseña la palabra liri. Click en Next.</text:span></text:p>
      <text:p text:style-name="P110">9. En la <text:sequence-ref text:reference-format="category-and-value" text:ref-name="refFigure36">Figura 37</text:sequence-ref><text:s/>hacer click en Install <text:span text:style-name="T681">e</text:span> Install now. Esperar a que el proceso termine, hacer click en el botón <text:span text:style-name="T678">Done y apagar la máquina virtual</text:span>.</text:p>
      <text:p text:style-name="P111">10. Hacer click derecho en la máquina virtual, acceder a Settings → Storage y quitar la imágen iso según lo indicado en la <text:bookmark text:name="MendeleyTempCursorBookmark1"/><text:sequence-ref text:reference-format="category-and-value" text:ref-name="refFigure37">Figura 38</text:sequence-ref>. Esto es necesario para que cuando iniciemos la máquina virtual, se inicie el sistema recién instalado y no el instalador. Hacer click en OK.</text:p>
      <text:p text:style-name="P111">11. En este punto ya podemos iniciar el sistema recién instalado haciendo click en Start.</text:p>
      <text:p text:style-name="P107"/>
      <text:p text:style-name="P106"><text:soft-page-break/><draw:frame draw:style-name="fr9" draw:name="Marco25" text:anchor-type="as-char" svg:width="12.178cm" draw:z-index="57"><draw:text-box fo:min-height="9.453cm"><text:p text:style-name="_35_._20_Figura_20_Titulo_20_1_20__28_Leyenda_29_"><draw:frame draw:style-name="fr10" draw:name="Imagen10" text:anchor-type="as-char" svg:width="12.178cm" style:rel-width="100%" svg:height="9.453cm" style:rel-height="scale" draw:z-index="58"><draw:image xlink:href="Pictures/10000000000002890000022DA836242A519D87BD.png" xlink:type="simple" xlink:show="embed" xlink:actuate="onLoad" loext:mime-type="image/png"/></draw:frame>Figura <text:sequence text:ref-name="refFigure28" text:name="Figure" text:formula="ooow:Figure+1" style:num-format="1">29</text:sequence>: <text:span text:style-name="T270">Iniciar instalación de la máquina virtual.</text:span></text:p></draw:text-box></draw:frame></text:p>
      <text:p text:style-name="P106"><draw:frame draw:style-name="fr9" draw:name="Marco26" text:anchor-type="as-char" svg:width="12.178cm" draw:z-index="59"><draw:text-box fo:min-height="9.453cm"><text:p text:style-name="_35_._20_Figura_20_Titulo_20_1_20__28_Leyenda_29_"><draw:frame draw:style-name="fr10" draw:name="Imagen11" text:anchor-type="as-char" svg:width="12.178cm" style:rel-width="100%" svg:height="9.453cm" style:rel-height="scale" draw:z-index="60"><draw:image xlink:href="Pictures/10000000000004040000034B2B1544F49FB170AE.png" xlink:type="simple" xlink:show="embed" xlink:actuate="onLoad" loext:mime-type="image/png"/></draw:frame>Figura <text:sequence text:ref-name="refFigure29" text:name="Figure" text:formula="ooow:Figure+1" style:num-format="1">30</text:sequence>: <text:span text:style-name="T270">Iniciar Manjaro.</text:span></text:p></draw:text-box></draw:frame></text:p>
      <text:p text:style-name="P106"><text:soft-page-break/><draw:frame draw:style-name="fr9" draw:name="Marco27" text:anchor-type="as-char" svg:width="12.178cm" draw:z-index="61"><draw:text-box fo:min-height="9.453cm"><text:p text:style-name="_35_._20_Figura_20_Titulo_20_1_20__28_Leyenda_29_"><draw:frame draw:style-name="fr10" draw:name="Imagen13" text:anchor-type="as-char" svg:width="12.178cm" style:rel-width="100%" svg:height="9.453cm" style:rel-height="scale" draw:z-index="62"><draw:image xlink:href="Pictures/1000000000000324000002A65F9AE9C2B7997ED0.png" xlink:type="simple" xlink:show="embed" xlink:actuate="onLoad" loext:mime-type="image/png"/></draw:frame>Figura <text:sequence text:ref-name="refFigure30" text:name="Figure" text:formula="ooow:Figure+1" style:num-format="1">31</text:sequence>: <text:span text:style-name="T270">Iniciar instalador de Manjaro.</text:span></text:p></draw:text-box></draw:frame></text:p>
      <text:p text:style-name="P106"><draw:frame draw:style-name="fr9" draw:name="Marco28" text:anchor-type="as-char" svg:width="12.178cm" draw:z-index="63"><draw:text-box fo:min-height="9.453cm"><text:p text:style-name="_35_._20_Figura_20_Titulo_20_1_20__28_Leyenda_29_"><draw:frame draw:style-name="fr10" draw:name="Imagen14" text:anchor-type="as-char" svg:width="12.178cm" style:rel-width="100%" svg:height="9.453cm" style:rel-height="scale" draw:z-index="64"><draw:image xlink:href="Pictures/1000000000000324000002A39D519CA78AC25D08.png" xlink:type="simple" xlink:show="embed" xlink:actuate="onLoad" loext:mime-type="image/png"/></draw:frame>Figura <text:sequence text:ref-name="refFigure31" text:name="Figure" text:formula="ooow:Figure+1" style:num-format="1">32</text:sequence>: <text:span text:style-name="T270">Seleccionar idioma de la instalación de Manjaro.</text:span></text:p></draw:text-box></draw:frame></text:p>
      <text:p text:style-name="P106"><text:soft-page-break/><draw:frame draw:style-name="fr9" draw:name="Marco29" text:anchor-type="as-char" svg:width="12.178cm" draw:z-index="65"><draw:text-box fo:min-height="9.453cm"><text:p text:style-name="_35_._20_Figura_20_Titulo_20_1_20__28_Leyenda_29_"><draw:frame draw:style-name="fr10" draw:name="Imagen15" text:anchor-type="as-char" svg:width="12.178cm" style:rel-width="100%" svg:height="9.453cm" style:rel-height="scale" draw:z-index="66"><draw:image xlink:href="Pictures/1000000000000324000002A61B80C2CB9108AC22.png" xlink:type="simple" xlink:show="embed" xlink:actuate="onLoad" loext:mime-type="image/png"/></draw:frame>Figura <text:sequence text:ref-name="refFigure32" text:name="Figure" text:formula="ooow:Figure+1" style:num-format="1">33</text:sequence>: <text:span text:style-name="T270">Seleccionar región de la instalación de Manjaro.</text:span></text:p></draw:text-box></draw:frame></text:p>
      <text:p text:style-name="P106"><draw:frame draw:style-name="fr9" draw:name="Marco30" text:anchor-type="as-char" svg:width="12.178cm" draw:z-index="67"><draw:text-box fo:min-height="9.453cm"><text:p text:style-name="_35_._20_Figura_20_Titulo_20_1_20__28_Leyenda_29_"><draw:frame draw:style-name="fr10" draw:name="Imagen16" text:anchor-type="as-char" svg:width="12.178cm" style:rel-width="100%" svg:height="9.453cm" style:rel-height="scale" draw:z-index="68"><draw:image xlink:href="Pictures/1000000000000322000002A51CF7CD2911560DEB.png" xlink:type="simple" xlink:show="embed" xlink:actuate="onLoad" loext:mime-type="image/png"/></draw:frame>Figura <text:sequence text:ref-name="refFigure33" text:name="Figure" text:formula="ooow:Figure+1" style:num-format="1">34</text:sequence>: <text:span text:style-name="T270">Seleccionar idioma de teclado de la instalación de Manjaro.</text:span></text:p></draw:text-box></draw:frame></text:p>
      <text:p text:style-name="P106"><text:soft-page-break/><draw:frame draw:style-name="fr9" draw:name="Marco31" text:anchor-type="as-char" svg:width="12.178cm" draw:z-index="69"><draw:text-box fo:min-height="9.453cm"><text:p text:style-name="_35_._20_Figura_20_Titulo_20_1_20__28_Leyenda_29_"><draw:frame draw:style-name="fr10" draw:name="Imagen17" text:anchor-type="as-char" svg:width="12.178cm" style:rel-width="100%" svg:height="9.453cm" style:rel-height="scale" draw:z-index="70"><draw:image xlink:href="Pictures/1000000000000322000002A5DD76180EB352CE00.png" xlink:type="simple" xlink:show="embed" xlink:actuate="onLoad" loext:mime-type="image/png"/></draw:frame>Figura <text:sequence text:ref-name="refFigure34" text:name="Figure" text:formula="ooow:Figure+1" style:num-format="1">35</text:sequence>: <text:span text:style-name="T270">Configurar particiones de la instalación de Manjaro.</text:span></text:p></draw:text-box></draw:frame></text:p>
      <text:p text:style-name="P106"><draw:frame draw:style-name="fr9" draw:name="Marco32" text:anchor-type="as-char" svg:width="12.178cm" draw:z-index="71"><draw:text-box fo:min-height="9.453cm"><text:p text:style-name="_35_._20_Figura_20_Titulo_20_1_20__28_Leyenda_29_"><draw:frame draw:style-name="fr10" draw:name="Imagen18" text:anchor-type="as-char" svg:width="12.178cm" style:rel-width="100%" svg:height="9.453cm" style:rel-height="scale" draw:z-index="72"><draw:image xlink:href="Pictures/1000000000000322000002A31864A31EB0DCD789.png" xlink:type="simple" xlink:show="embed" xlink:actuate="onLoad" loext:mime-type="image/png"/></draw:frame>Figura <text:sequence text:ref-name="refFigure35" text:name="Figure" text:formula="ooow:Figure+1" style:num-format="1">36</text:sequence>: <text:span text:style-name="T270">Configurar usuarios de la instalación de Manjaro.</text:span></text:p></draw:text-box></draw:frame></text:p>
      <text:p text:style-name="P106"><text:soft-page-break/><draw:frame draw:style-name="fr9" draw:name="Marco33" text:anchor-type="as-char" svg:width="12.178cm" draw:z-index="73"><draw:text-box fo:min-height="9.453cm"><text:p text:style-name="_35_._20_Figura_20_Titulo_20_1_20__28_Leyenda_29_"><draw:frame draw:style-name="fr10" draw:name="Imagen19" text:anchor-type="as-char" svg:width="12.178cm" style:rel-width="100%" svg:height="9.453cm" style:rel-height="scale" draw:z-index="74"><draw:image xlink:href="Pictures/1000000000000327000002A58ADA27225A27D37B.png" xlink:type="simple" xlink:show="embed" xlink:actuate="onLoad" loext:mime-type="image/png"/></draw:frame>Figura <text:sequence text:ref-name="refFigure36" text:name="Figure" text:formula="ooow:Figure+1" style:num-format="1">37</text:sequence>: <text:span text:style-name="T270">Instalar Manjaro.</text:span></text:p></draw:text-box></draw:frame></text:p>
      <text:p text:style-name="P106"><draw:frame draw:style-name="fr9" draw:name="Marco34" text:anchor-type="as-char" svg:width="12.178cm" draw:z-index="75"><draw:text-box fo:min-height="9.453cm"><text:p text:style-name="_35_._20_Figura_20_Titulo_20_1_20__28_Leyenda_29_"><draw:frame draw:style-name="fr10" draw:name="Imagen20" text:anchor-type="as-char" svg:width="12.178cm" style:rel-width="100%" svg:height="9.453cm" style:rel-height="scale" draw:z-index="76"><draw:image xlink:href="Pictures/10000000000002CB0000024CE284AEBB44760D43.png" xlink:type="simple" xlink:show="embed" xlink:actuate="onLoad" loext:mime-type="image/png"/></draw:frame>Figura <text:sequence text:ref-name="refFigure37" text:name="Figure" text:formula="ooow:Figure+1" style:num-format="1">38</text:sequence>: <text:span text:style-name="T270">Remover instalador de Manjaro.</text:span></text:p></draw:text-box></draw:frame></text:p>
      <text:p text:style-name="P106"><text:soft-page-break/></text:p>
      <text:list xml:id="list90220452376103" text:continue-numbering="true" text:style-name="Numeración">
        <text:list-item>
          <text:list>
            <text:list-header>
              <text:p text:style-name="P410"><text:bookmark-start text:name="__RefHeading___Toc132847_1588552113"/><text:reference-mark-start text:name="Anexo C - Instalación del Agente Liri dentro de la distribución Manjaro"/><text:span text:style-name="T679">Anexo C </text:span>- <text:span text:style-name="T100">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130"><text:bookmark text:name="docs-internal-guid-399706bf-7fff-843a-aa92-57f5e03acd7a"/>El entorno de trabajo <text:span text:style-name="T657">para realizar las pruebas del sistema Liri,</text:span> debe configurarse en los siguientes aspectos:</text:p>
      <text:p text:style-name="P130"><text:span text:style-name="T113">Instalación de requerimientos:</text:span> Consiste en instalar los programas que son requeridos para que el script de instalación de <text:span text:style-name="T680">la Aplicaci</text:span><text:span text:style-name="T408">ón Agente</text:span> pueda finalizar exitosamente y el sistema Liri pueda funcionar sin inconvenientes. <text:span text:style-name="T680">El instalador de la Aplicaci</text:span><text:span text:style-name="T408">ón Agente ya se encarga de instalar RVM y Ruby, por este motivo se requiere instalar los programas</text:span>: curl, gcc y make<text:span text:style-name="T408">, los cuales son requisitos para la instalación de RVM y Ruby.</text:span></text:p>
      <text:p text:style-name="P130"><text:span text:style-name="T113">Instalación del sistema:</text:span> Consiste en ejecutar el script de instalación del Agente Liri.</text:p>
      <text:p text:style-name="P130"><text:span text:style-name="T113">Configuración del sistema operativo:</text:span> Consiste en realizar las configuraciones específicas según lo requiera cada distribución para que el sistema Liri funcione sin inconvenientes.</text:p>
      <text:p text:style-name="P114">Pasos:</text:p>
      <text:p text:style-name="P114">1. Actualizar sistema operativo</text:p>
      <text:p text:style-name="P222"><text:span text:style-name="Source_20_Text"><text:span text:style-name="T574">liri@liri-virtualbox:~</text:span></text:span><text:span text:style-name="Source_20_Text"><text:span text:style-name="T576">$</text:span></text:span><text:span text:style-name="Source_20_Text"> </text:span><text:span text:style-name="Source_20_Text"><text:span text:style-name="T51">sudo pacman -Syu</text:span></text:span></text:p>
      <text:p text:style-name="P130"><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131"><text:span text:style-name="T96">2. </text:span><text:span text:style-name="T97">Instalar </text:span><text:span text:style-name="T99">requerimientos</text:span></text:p>
      <text:p text:style-name="P222"><text:span text:style-name="Source_20_Text"><text:span text:style-name="T574">liri@liri-virtualbox:~</text:span></text:span><text:span text:style-name="Source_20_Text"><text:span text:style-name="T576">$</text:span></text:span><text:span text:style-name="Source_20_Text"> </text:span><text:span text:style-name="Source_20_Text"><text:span text:style-name="T51">sudo pacman -S curl gcc make</text:span></text:span></text:p>
      <text:p text:style-name="P116">3. Descargar el instalador de la Aplicación Agente</text:p>
      <text:p text:style-name="P222"><text:span text:style-name="T574">liri@liri-virtualbox</text:span>:<text:span text:style-name="T576">~</text:span><text:span text:style-name="Source_20_Text"><text:span text:style-name="T576">$</text:span></text:span> <text:span text:style-name="T51">wget -O liriagent.zip https://github.com/rofaccess/tfg/blob/master/liriagent.zip?raw=true</text:span></text:p>
      <text:p text:style-name="P116"><text:soft-page-break/>4. Descomprimir el instalador</text:p>
      <text:p text:style-name="P222"><text:span text:style-name="T574">liri@liri-virtualbox</text:span>:<text:span text:style-name="T576">~</text:span><text:span text:style-name="Source_20_Text"><text:span text:style-name="T576">$</text:span></text:span> <text:span text:style-name="T51">unzip liriagent.zip</text:span></text:p>
      <text:p text:style-name="P116">5. Ejecutar el instalador</text:p>
      <text:p text:style-name="P222"><text:span text:style-name="T574">liri@liri-virtualbox</text:span>:<text:span text:style-name="T576">~</text:span><text:span text:style-name="Source_20_Text"><text:span text:style-name="T576">$</text:span></text:span> <text:span text:style-name="T51">cd liriagent/bin</text:span></text:p>
      <text:p text:style-name="P222"><text:span text:style-name="T85">liri@liri-virtualbox</text:span><text:span text:style-name="T51">:</text:span><text:span text:style-name="T87">~/liriagent/bin</text:span><text:span text:style-name="Source_20_Text"><text:span text:style-name="T87">$</text:span></text:span><text:span text:style-name="T51"> ./install.sh</text:span></text:p>
      <text:p text:style-name="P130"><text:bookmark text:name="docs-internal-guid-40ac1d10-7fff-4ba2-b437-f2d5ca672154"/>Para más información lea atentamente las instrucciones mostradas al ejecutar el comando.</text:p>
      <text:p text:style-name="P130">En algunos momentos se puede requerir el ingreso de la contraseña de usuario.</text:p>
      <text:p text:style-name="P149">En la <text:sequence-ref text:reference-format="category-and-value" text:ref-name="refFigure38">Figura 39</text:sequence-ref><text:s/>se muestra un ejemplo de la ejecuci<text:span text:style-name="T282">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mento de ejecutar el instalador. Si el instalador es ejecutado en alguna otra distribución que no sean las listadas anteriormente, se mostrarán instrucciones genéricas. </text:span></text:p>
      <text:p text:style-name="P150"><text:soft-page-break/><draw:frame draw:style-name="fr9" draw:name="Marco39" text:anchor-type="as-char" svg:width="13.554cm" draw:z-index="86"><draw:text-box fo:min-height="9.038cm"><text:p text:style-name="Figure"><draw:frame draw:style-name="fr12" draw:name="Imagen24" text:anchor-type="as-char" svg:width="13.554cm" svg:height="8.396cm" draw:z-index="87"><draw:image xlink:href="Pictures/1000000000000366000001EEB945BA83C4A71A7D.png" xlink:type="simple" xlink:show="embed" xlink:actuate="onLoad" loext:mime-type="image/png"/></draw:frame></text:p><text:p text:style-name="_35_._20_Figura_20_Titulo_20_1_20__28_Leyenda_29_">Figura <text:sequence text:ref-name="refFigure38" text:name="Figure" text:formula="ooow:Figure+1" style:num-format="1">39</text:sequence>:<text:span text:style-name="T270"> </text:span><text:span text:style-name="T279">Instalaci</text:span><text:span text:style-name="T445">ón</text:span><text:span text:style-name="T270"> de la Aplicación Agente.</text:span></text:p></draw:text-box></draw:frame></text:p>
      <text:p text:style-name="P116">6. <text:span text:style-name="T684">C</text:span>omprobar que la Aplicación Agente esté ejecutándose</text:p>
      <text:p text:style-name="P222"><text:span text:style-name="Source_20_Text"><text:span text:style-name="T574">liri@liri-virtualbox:~</text:span></text:span><text:span text:style-name="Source_20_Text"><text:span text:style-name="T87">/liriagent/bin</text:span></text:span><text:span text:style-name="Source_20_Text"><text:span text:style-name="T576">$</text:span></text:span><text:span text:style-name="Source_20_Text"> </text:span><text:span text:style-name="Source_20_Text"><text:span text:style-name="T51">sudo systemctl status liriagent.service</text:span></text:span></text:p>
      <text:p text:style-name="P130">El resultado del comando anterior debe ser similar a lo mostrado en la <text:sequence-ref text:reference-format="category-and-value" text:ref-name="refFigure39">Figura 40</text:sequence-ref>. </text:p>
      <text:p text:style-name="P129"><text:soft-page-break/><draw:frame draw:style-name="fr9" draw:name="Marco35" text:anchor-type="as-char" svg:width="13.554cm" draw:z-index="77"><draw:text-box fo:min-height="9.038cm"><text:p text:style-name="Figure"><draw:frame draw:style-name="fr12" draw:name="Imagen21" text:anchor-type="as-char" svg:width="13.554cm" svg:height="8.396cm" draw:z-index="78"><draw:image xlink:href="Pictures/10000000000002D8000001C38277C4C6E33B7670.png" xlink:type="simple" xlink:show="embed" xlink:actuate="onLoad" loext:mime-type="image/png"/></draw:frame></text:p><text:p text:style-name="_35_._20_Figura_20_Titulo_20_1_20__28_Leyenda_29_">Figura <text:sequence text:ref-name="refFigure39" text:name="Figure" text:formula="ooow:Figure+1" style:num-format="1">40</text:sequence>:<text:span text:style-name="T270"> Estado de la Aplicación Agente.</text:span></text:p></draw:text-box></draw:frame></text:p>
      <text:p text:style-name="P132"><text:span text:style-name="T95">6. </text:span><text:span text:style-name="T98">Configurar el sistema operativo</text:span></text:p>
      <text:p text:style-name="P222"><text:span text:style-name="Source_20_Text"><text:span text:style-name="T574">liri@liri-virtualbox:~</text:span></text:span><text:span text:style-name="Source_20_Text"><text:span text:style-name="T87">/liriagent/bin</text:span></text:span><text:span text:style-name="Source_20_Text"><text:span text:style-name="T576">$</text:span></text:span><text:span text:style-name="Source_20_Text"> </text:span><text:span text:style-name="Source_20_Text"><text:span text:style-name="T51">sudo systemctl </text:span></text:span><text:span text:style-name="Source_20_Text"><text:span text:style-name="T52">enable</text:span></text:span><text:span text:style-name="Source_20_Text"><text:span text:style-name="T51"> </text:span></text:span><text:span text:style-name="Source_20_Text"><text:span text:style-name="T52">sshd.service</text:span></text:span></text:p>
      <text:p text:style-name="P222"><text:span text:style-name="Source_20_Text"><text:span text:style-name="T85">liri@liri-virtualbox:~</text:span></text:span><text:span text:style-name="Source_20_Text"><text:span text:style-name="T87">/liriagent/bin$</text:span></text:span><text:span text:style-name="Source_20_Text"><text:span text:style-name="T51"> sudo systemctl </text:span></text:span><text:span text:style-name="Source_20_Text"><text:span text:style-name="T53">start</text:span></text:span><text:span text:style-name="Source_20_Text"><text:span text:style-name="T51"> </text:span></text:span><text:span text:style-name="Source_20_Text"><text:span text:style-name="T52">sshd.service</text:span></text:span></text:p>
      <text:p text:style-name="P138"><text:span text:style-name="T95">E</text:span><text:span text:style-name="T98">se necesario activar e iniciar el servicio ssh porque es usado por la Aplicación Agente para obtener el código fuente de la aplicación cuyas pruebas se requiere ejecutar.</text:span></text:p>
      <text:list xml:id="list90220770272141" text:continue-numbering="true" text:style-name="Numeración">
        <text:list-item>
          <text:list>
            <text:list-header>
              <text:p text:style-name="P410"><text:bookmark-start text:name="__RefHeading___Toc132845_1588552113"/><text:span text:style-name="T679">Anexo D - </text:span><text:span text:style-name="T101">Configuración del entorno para la gema Discourse</text:span><text:bookmark-end text:name="__RefHeading___Toc132845_1588552113"/></text:p>
              <text:p text:style-name="P411"><text:bookmark-start text:name="__RefHeading___Toc132843_1588552113"/><text:span text:style-name="T672">Anexo </text:span><text:span text:style-name="T673">E</text:span><text:span text:style-name="T671"> - </text:span><text:span text:style-name="T674">Configuración del entorno para la gema Consul</text:span><text:bookmark-end text:name="__RefHeading___Toc132843_1588552113"/></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57</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2DT15H52M34S</meta:editing-duration>
    <meta:editing-cycles>309</meta:editing-cycles>
    <dc:date>2022-04-23T09:02:16.733275239</dc:date>
    <dc:creator>Leslie López</dc:creator>
    <meta:document-statistic meta:table-count="4" meta:image-count="24" meta:object-count="6" meta:page-count="107" meta:paragraph-count="1130" meta:word-count="20429" meta:character-count="132163" meta:non-whitespace-character-count="112556"/>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